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1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style:font-name="Arial" style:font-name-asian="Droid Sans" style:font-name-complex="Lohit Hindi"/>
    </style:style>
  </office:automatic-styles>
  <office:body>
    <office:spreadsheet>
      <table:table table:name="Raw 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Bone lengths</text:p>
          </table:table-cell>
          <table:table-cell table:number-columns-repeated="211"/>
        </table:table-row>
        <table:table-row table:style-name="ro1">
          <table:table-cell office:value-type="string">
            <text:p>head</text:p>
          </table:table-cell>
          <table:table-cell office:value-type="float" office:value="172.4272">
            <text:p>172.4272</text:p>
          </table:table-cell>
          <table:table-cell office:value-type="float" office:value="204.06291">
            <text:p>204.06291</text:p>
          </table:table-cell>
          <table:table-cell office:value-type="float" office:value="239.3218">
            <text:p>239.3218</text:p>
          </table:table-cell>
          <table:table-cell office:value-type="float" office:value="260.31366">
            <text:p>260.31366</text:p>
          </table:table-cell>
          <table:table-cell office:value-type="float" office:value="120.306">
            <text:p>120.306</text:p>
          </table:table-cell>
          <table:table-cell office:value-type="float" office:value="136.81131">
            <text:p>136.81131</text:p>
          </table:table-cell>
          <table:table-cell office:value-type="float" office:value="158.17107">
            <text:p>158.17107</text:p>
          </table:table-cell>
          <table:table-cell office:value-type="float" office:value="160.5152">
            <text:p>160.5152</text:p>
          </table:table-cell>
          <table:table-cell office:value-type="float" office:value="171.2191">
            <text:p>171.2191</text:p>
          </table:table-cell>
          <table:table-cell office:value-type="float" office:value="150.21767">
            <text:p>150.21767</text:p>
          </table:table-cell>
          <table:table-cell office:value-type="float" office:value="148.61226">
            <text:p>148.61226</text:p>
          </table:table-cell>
          <table:table-cell office:value-type="float" office:value="150.78873">
            <text:p>150.78873</text:p>
          </table:table-cell>
          <table:table-cell office:value-type="float" office:value="148.06857">
            <text:p>148.06857</text:p>
          </table:table-cell>
          <table:table-cell office:value-type="float" office:value="139.83054">
            <text:p>139.83054</text:p>
          </table:table-cell>
          <table:table-cell office:value-type="float" office:value="143.00475">
            <text:p>143.00475</text:p>
          </table:table-cell>
          <table:table-cell office:value-type="float" office:value="170.15337">
            <text:p>170.15337</text:p>
          </table:table-cell>
          <table:table-cell office:value-type="float" office:value="238.61418">
            <text:p>238.61418</text:p>
          </table:table-cell>
          <table:table-cell office:value-type="float" office:value="197.49779">
            <text:p>197.49779</text:p>
          </table:table-cell>
          <table:table-cell office:value-type="float" office:value="195.48238">
            <text:p>195.48238</text:p>
          </table:table-cell>
          <table:table-cell office:value-type="float" office:value="204.31935">
            <text:p>204.31935</text:p>
          </table:table-cell>
          <table:table-cell office:value-type="float" office:value="187.89807">
            <text:p>187.89807</text:p>
          </table:table-cell>
          <table:table-cell office:value-type="float" office:value="186.07759">
            <text:p>186.07759</text:p>
          </table:table-cell>
          <table:table-cell office:value-type="float" office:value="184.64146">
            <text:p>184.64146</text:p>
          </table:table-cell>
          <table:table-cell office:value-type="float" office:value="189.8731">
            <text:p>189.8731</text:p>
          </table:table-cell>
          <table:table-cell office:value-type="float" office:value="197.71396">
            <text:p>197.71396</text:p>
          </table:table-cell>
          <table:table-cell office:value-type="float" office:value="196.70488">
            <text:p>196.70488</text:p>
          </table:table-cell>
          <table:table-cell office:value-type="float" office:value="190.23608">
            <text:p>190.23608</text:p>
          </table:table-cell>
          <table:table-cell office:value-type="float" office:value="188.37732">
            <text:p>188.37732</text:p>
          </table:table-cell>
          <table:table-cell office:value-type="float" office:value="187.17682">
            <text:p>187.17682</text:p>
          </table:table-cell>
          <table:table-cell office:value-type="float" office:value="184.77332">
            <text:p>184.77332</text:p>
          </table:table-cell>
          <table:table-cell office:value-type="float" office:value="182.9233">
            <text:p>182.9233</text:p>
          </table:table-cell>
          <table:table-cell office:value-type="float" office:value="169.04561">
            <text:p>169.04561</text:p>
          </table:table-cell>
          <table:table-cell office:value-type="float" office:value="165.12">
            <text:p>165.12</text:p>
          </table:table-cell>
          <table:table-cell office:value-type="float" office:value="163.90254">
            <text:p>163.90254</text:p>
          </table:table-cell>
          <table:table-cell office:value-type="float" office:value="164.21796">
            <text:p>164.21796</text:p>
          </table:table-cell>
          <table:table-cell office:value-type="float" office:value="171.51393">
            <text:p>171.51393</text:p>
          </table:table-cell>
          <table:table-cell office:value-type="float" office:value="177.8643">
            <text:p>177.8643</text:p>
          </table:table-cell>
          <table:table-cell office:value-type="float" office:value="194.74205">
            <text:p>194.74205</text:p>
          </table:table-cell>
          <table:table-cell office:value-type="float" office:value="191.98225">
            <text:p>191.98225</text:p>
          </table:table-cell>
          <table:table-cell office:value-type="float" office:value="188.27666">
            <text:p>188.27666</text:p>
          </table:table-cell>
          <table:table-cell office:value-type="float" office:value="183.63832">
            <text:p>183.63832</text:p>
          </table:table-cell>
          <table:table-cell office:value-type="float" office:value="207.87657">
            <text:p>207.87657</text:p>
          </table:table-cell>
          <table:table-cell office:value-type="float" office:value="202.4588">
            <text:p>202.4588</text:p>
          </table:table-cell>
          <table:table-cell office:value-type="float" office:value="207.79578">
            <text:p>207.79578</text:p>
          </table:table-cell>
          <table:table-cell office:value-type="float" office:value="209.97922">
            <text:p>209.97922</text:p>
          </table:table-cell>
          <table:table-cell office:value-type="float" office:value="221.10489">
            <text:p>221.10489</text:p>
          </table:table-cell>
          <table:table-cell office:value-type="float" office:value="219.15628">
            <text:p>219.15628</text:p>
          </table:table-cell>
          <table:table-cell office:value-type="float" office:value="217.75961">
            <text:p>217.75961</text:p>
          </table:table-cell>
          <table:table-cell office:value-type="float" office:value="232.04918">
            <text:p>232.04918</text:p>
          </table:table-cell>
          <table:table-cell office:value-type="float" office:value="230.34985">
            <text:p>230.34985</text:p>
          </table:table-cell>
          <table:table-cell office:value-type="float" office:value="224.74214">
            <text:p>224.74214</text:p>
          </table:table-cell>
          <table:table-cell office:value-type="float" office:value="222.48027">
            <text:p>222.48027</text:p>
          </table:table-cell>
          <table:table-cell office:value-type="float" office:value="224.91298">
            <text:p>224.91298</text:p>
          </table:table-cell>
          <table:table-cell office:value-type="float" office:value="227.61087">
            <text:p>227.61087</text:p>
          </table:table-cell>
          <table:table-cell office:value-type="float" office:value="234.16876">
            <text:p>234.16876</text:p>
          </table:table-cell>
          <table:table-cell office:value-type="float" office:value="243.03542">
            <text:p>243.03542</text:p>
          </table:table-cell>
          <table:table-cell office:value-type="float" office:value="250.31198">
            <text:p>250.31198</text:p>
          </table:table-cell>
          <table:table-cell office:value-type="float" office:value="230.04489">
            <text:p>230.04489</text:p>
          </table:table-cell>
          <table:table-cell office:value-type="float" office:value="236.85007">
            <text:p>236.85007</text:p>
          </table:table-cell>
          <table:table-cell office:value-type="float" office:value="242.54143">
            <text:p>242.54143</text:p>
          </table:table-cell>
          <table:table-cell office:value-type="float" office:value="231.09608">
            <text:p>231.09608</text:p>
          </table:table-cell>
          <table:table-cell office:value-type="float" office:value="230.75977">
            <text:p>230.75977</text:p>
          </table:table-cell>
          <table:table-cell office:value-type="float" office:value="217.48038">
            <text:p>217.48038</text:p>
          </table:table-cell>
          <table:table-cell office:value-type="float" office:value="217.6542">
            <text:p>217.6542</text:p>
          </table:table-cell>
          <table:table-cell office:value-type="float" office:value="218.7366">
            <text:p>218.7366</text:p>
          </table:table-cell>
          <table:table-cell office:value-type="float" office:value="220.16452">
            <text:p>220.16452</text:p>
          </table:table-cell>
          <table:table-cell office:value-type="float" office:value="216.46324">
            <text:p>216.46324</text:p>
          </table:table-cell>
          <table:table-cell office:value-type="float" office:value="210.85893">
            <text:p>210.85893</text:p>
          </table:table-cell>
          <table:table-cell office:value-type="float" office:value="211.12494">
            <text:p>211.12494</text:p>
          </table:table-cell>
          <table:table-cell office:value-type="float" office:value="214.17429">
            <text:p>214.17429</text:p>
          </table:table-cell>
          <table:table-cell office:value-type="float" office:value="213.77103">
            <text:p>213.77103</text:p>
          </table:table-cell>
          <table:table-cell office:value-type="float" office:value="215.00244">
            <text:p>215.00244</text:p>
          </table:table-cell>
          <table:table-cell office:value-type="float" office:value="215.30359">
            <text:p>215.30359</text:p>
          </table:table-cell>
          <table:table-cell office:value-type="float" office:value="214.83633">
            <text:p>214.83633</text:p>
          </table:table-cell>
          <table:table-cell office:value-type="float" office:value="214.39275">
            <text:p>214.39275</text:p>
          </table:table-cell>
          <table:table-cell office:value-type="float" office:value="214.13551">
            <text:p>214.13551</text:p>
          </table:table-cell>
          <table:table-cell office:value-type="float" office:value="213.30174">
            <text:p>213.30174</text:p>
          </table:table-cell>
          <table:table-cell office:value-type="float" office:value="212.97041">
            <text:p>212.97041</text:p>
          </table:table-cell>
          <table:table-cell office:value-type="float" office:value="213.23328">
            <text:p>213.23328</text:p>
          </table:table-cell>
          <table:table-cell office:value-type="float" office:value="212.69897">
            <text:p>212.69897</text:p>
          </table:table-cell>
          <table:table-cell office:value-type="float" office:value="212.23065">
            <text:p>212.23065</text:p>
          </table:table-cell>
          <table:table-cell office:value-type="float" office:value="219.71928">
            <text:p>219.71928</text:p>
          </table:table-cell>
          <table:table-cell office:value-type="float" office:value="219.7865">
            <text:p>219.7865</text:p>
          </table:table-cell>
          <table:table-cell office:value-type="float" office:value="217.22572">
            <text:p>217.22572</text:p>
          </table:table-cell>
          <table:table-cell office:value-type="float" office:value="218.64833">
            <text:p>218.64833</text:p>
          </table:table-cell>
          <table:table-cell office:value-type="float" office:value="227.88206">
            <text:p>227.88206</text:p>
          </table:table-cell>
          <table:table-cell office:value-type="float" office:value="232.01584">
            <text:p>232.01584</text:p>
          </table:table-cell>
          <table:table-cell office:value-type="float" office:value="230.13652">
            <text:p>230.13652</text:p>
          </table:table-cell>
          <table:table-cell office:value-type="float" office:value="225.83905">
            <text:p>225.83905</text:p>
          </table:table-cell>
          <table:table-cell office:value-type="float" office:value="224.1582">
            <text:p>224.1582</text:p>
          </table:table-cell>
          <table:table-cell office:value-type="float" office:value="219.90407">
            <text:p>219.90407</text:p>
          </table:table-cell>
          <table:table-cell office:value-type="float" office:value="224.75005">
            <text:p>224.75005</text:p>
          </table:table-cell>
          <table:table-cell office:value-type="float" office:value="226.45154">
            <text:p>226.45154</text:p>
          </table:table-cell>
          <table:table-cell office:value-type="float" office:value="225.71574">
            <text:p>225.71574</text:p>
          </table:table-cell>
          <table:table-cell office:value-type="float" office:value="216.84056">
            <text:p>216.84056</text:p>
          </table:table-cell>
          <table:table-cell office:value-type="float" office:value="204.40118">
            <text:p>204.40118</text:p>
          </table:table-cell>
          <table:table-cell office:value-type="float" office:value="200.6422">
            <text:p>200.6422</text:p>
          </table:table-cell>
          <table:table-cell office:value-type="float" office:value="214.28427">
            <text:p>214.28427</text:p>
          </table:table-cell>
          <table:table-cell office:value-type="float" office:value="207.48335">
            <text:p>207.48335</text:p>
          </table:table-cell>
          <table:table-cell office:value-type="float" office:value="202.26921">
            <text:p>202.26921</text:p>
          </table:table-cell>
          <table:table-cell office:value-type="float" office:value="208.74397">
            <text:p>208.74397</text:p>
          </table:table-cell>
          <table:table-cell office:value-type="float" office:value="237.48177">
            <text:p>237.48177</text:p>
          </table:table-cell>
          <table:table-cell office:value-type="float" office:value="227.7811">
            <text:p>227.7811</text:p>
          </table:table-cell>
          <table:table-cell office:value-type="float" office:value="234.37608">
            <text:p>234.37608</text:p>
          </table:table-cell>
          <table:table-cell office:value-type="float" office:value="239.39731">
            <text:p>239.39731</text:p>
          </table:table-cell>
          <table:table-cell office:value-type="float" office:value="238.02086">
            <text:p>238.02086</text:p>
          </table:table-cell>
          <table:table-cell office:value-type="float" office:value="238.17181">
            <text:p>238.17181</text:p>
          </table:table-cell>
          <table:table-cell office:value-type="float" office:value="236.20198">
            <text:p>236.20198</text:p>
          </table:table-cell>
          <table:table-cell office:value-type="float" office:value="243.81581">
            <text:p>243.81581</text:p>
          </table:table-cell>
          <table:table-cell office:value-type="float" office:value="242.96733">
            <text:p>242.96733</text:p>
          </table:table-cell>
          <table:table-cell office:value-type="float" office:value="247.67401">
            <text:p>247.67401</text:p>
          </table:table-cell>
          <table:table-cell office:value-type="float" office:value="246.43506">
            <text:p>246.43506</text:p>
          </table:table-cell>
          <table:table-cell office:value-type="float" office:value="239.37741">
            <text:p>239.37741</text:p>
          </table:table-cell>
          <table:table-cell office:value-type="float" office:value="233.76286">
            <text:p>233.76286</text:p>
          </table:table-cell>
          <table:table-cell office:value-type="float" office:value="234.49448">
            <text:p>234.49448</text:p>
          </table:table-cell>
          <table:table-cell office:value-type="float" office:value="229.4249">
            <text:p>229.4249</text:p>
          </table:table-cell>
          <table:table-cell office:value-type="float" office:value="227.43806">
            <text:p>227.43806</text:p>
          </table:table-cell>
          <table:table-cell office:value-type="float" office:value="218.44583">
            <text:p>218.44583</text:p>
          </table:table-cell>
          <table:table-cell office:value-type="float" office:value="224.4355">
            <text:p>224.4355</text:p>
          </table:table-cell>
          <table:table-cell office:value-type="float" office:value="241.37248">
            <text:p>241.37248</text:p>
          </table:table-cell>
          <table:table-cell office:value-type="float" office:value="223.79573">
            <text:p>223.79573</text:p>
          </table:table-cell>
          <table:table-cell office:value-type="float" office:value="233.94604">
            <text:p>233.94604</text:p>
          </table:table-cell>
          <table:table-cell office:value-type="float" office:value="243.61568">
            <text:p>243.61568</text:p>
          </table:table-cell>
          <table:table-cell office:value-type="float" office:value="249.33315">
            <text:p>249.33315</text:p>
          </table:table-cell>
          <table:table-cell office:value-type="float" office:value="266.49826">
            <text:p>266.49826</text:p>
          </table:table-cell>
          <table:table-cell office:value-type="float" office:value="256.18445">
            <text:p>256.18445</text:p>
          </table:table-cell>
          <table:table-cell office:value-type="float" office:value="251.19579">
            <text:p>251.19579</text:p>
          </table:table-cell>
          <table:table-cell office:value-type="float" office:value="262.34167">
            <text:p>262.34167</text:p>
          </table:table-cell>
          <table:table-cell office:value-type="float" office:value="263.38852">
            <text:p>263.38852</text:p>
          </table:table-cell>
          <table:table-cell office:value-type="float" office:value="277.7655">
            <text:p>277.7655</text:p>
          </table:table-cell>
          <table:table-cell office:value-type="float" office:value="268.4186">
            <text:p>268.4186</text:p>
          </table:table-cell>
          <table:table-cell office:value-type="float" office:value="263.94363">
            <text:p>263.94363</text:p>
          </table:table-cell>
          <table:table-cell office:value-type="float" office:value="254.94104">
            <text:p>254.94104</text:p>
          </table:table-cell>
          <table:table-cell office:value-type="float" office:value="255.5834">
            <text:p>255.5834</text:p>
          </table:table-cell>
          <table:table-cell office:value-type="float" office:value="247.61595">
            <text:p>247.61595</text:p>
          </table:table-cell>
          <table:table-cell office:value-type="float" office:value="251.99863">
            <text:p>251.99863</text:p>
          </table:table-cell>
          <table:table-cell office:value-type="float" office:value="249.85574">
            <text:p>249.85574</text:p>
          </table:table-cell>
          <table:table-cell office:value-type="float" office:value="245.87688">
            <text:p>245.87688</text:p>
          </table:table-cell>
          <table:table-cell office:value-type="float" office:value="273.71088">
            <text:p>273.71088</text:p>
          </table:table-cell>
          <table:table-cell office:value-type="float" office:value="277.0296">
            <text:p>277.0296</text:p>
          </table:table-cell>
          <table:table-cell office:value-type="float" office:value="276.19962">
            <text:p>276.19962</text:p>
          </table:table-cell>
          <table:table-cell office:value-type="float" office:value="230.8578">
            <text:p>230.8578</text:p>
          </table:table-cell>
          <table:table-cell office:value-type="float" office:value="269.84845">
            <text:p>269.84845</text:p>
          </table:table-cell>
          <table:table-cell office:value-type="float" office:value="262.65195">
            <text:p>262.65195</text:p>
          </table:table-cell>
          <table:table-cell office:value-type="float" office:value="242.96582">
            <text:p>242.96582</text:p>
          </table:table-cell>
          <table:table-cell office:value-type="float" office:value="234.23972">
            <text:p>234.23972</text:p>
          </table:table-cell>
          <table:table-cell office:value-type="float" office:value="242.98479">
            <text:p>242.98479</text:p>
          </table:table-cell>
          <table:table-cell office:value-type="float" office:value="237.37508">
            <text:p>237.37508</text:p>
          </table:table-cell>
          <table:table-cell office:value-type="float" office:value="237.74303">
            <text:p>237.74303</text:p>
          </table:table-cell>
          <table:table-cell office:value-type="float" office:value="251.73303">
            <text:p>251.73303</text:p>
          </table:table-cell>
          <table:table-cell office:value-type="float" office:value="249.98642">
            <text:p>249.98642</text:p>
          </table:table-cell>
          <table:table-cell office:value-type="float" office:value="240.42162">
            <text:p>240.42162</text:p>
          </table:table-cell>
          <table:table-cell office:value-type="float" office:value="245.87425">
            <text:p>245.87425</text:p>
          </table:table-cell>
          <table:table-cell office:value-type="float" office:value="255.2518">
            <text:p>255.2518</text:p>
          </table:table-cell>
          <table:table-cell office:value-type="float" office:value="241.4862">
            <text:p>241.4862</text:p>
          </table:table-cell>
          <table:table-cell office:value-type="float" office:value="243.3705">
            <text:p>243.3705</text:p>
          </table:table-cell>
          <table:table-cell office:value-type="float" office:value="240.78539">
            <text:p>240.78539</text:p>
          </table:table-cell>
          <table:table-cell office:value-type="float" office:value="243.50307">
            <text:p>243.50307</text:p>
          </table:table-cell>
          <table:table-cell office:value-type="float" office:value="235.97133">
            <text:p>235.97133</text:p>
          </table:table-cell>
          <table:table-cell office:value-type="float" office:value="234.8366">
            <text:p>234.8366</text:p>
          </table:table-cell>
          <table:table-cell office:value-type="float" office:value="235.89641">
            <text:p>235.89641</text:p>
          </table:table-cell>
          <table:table-cell office:value-type="float" office:value="241.1442">
            <text:p>241.1442</text:p>
          </table:table-cell>
          <table:table-cell office:value-type="float" office:value="241.445">
            <text:p>241.445</text:p>
          </table:table-cell>
          <table:table-cell office:value-type="float" office:value="240.15067">
            <text:p>240.15067</text:p>
          </table:table-cell>
          <table:table-cell office:value-type="float" office:value="245.95976">
            <text:p>245.95976</text:p>
          </table:table-cell>
          <table:table-cell office:value-type="float" office:value="248.8448">
            <text:p>248.8448</text:p>
          </table:table-cell>
          <table:table-cell office:value-type="float" office:value="252.6938">
            <text:p>252.6938</text:p>
          </table:table-cell>
          <table:table-cell office:value-type="float" office:value="250.40462">
            <text:p>250.40462</text:p>
          </table:table-cell>
          <table:table-cell office:value-type="float" office:value="249.79388">
            <text:p>249.79388</text:p>
          </table:table-cell>
          <table:table-cell office:value-type="float" office:value="248.90807">
            <text:p>248.90807</text:p>
          </table:table-cell>
          <table:table-cell office:value-type="float" office:value="230.61871">
            <text:p>230.61871</text:p>
          </table:table-cell>
          <table:table-cell office:value-type="float" office:value="221.51437">
            <text:p>221.51437</text:p>
          </table:table-cell>
          <table:table-cell office:value-type="float" office:value="256.91068">
            <text:p>256.91068</text:p>
          </table:table-cell>
          <table:table-cell office:value-type="float" office:value="235.72209">
            <text:p>235.72209</text:p>
          </table:table-cell>
          <table:table-cell office:value-type="float" office:value="225.20332">
            <text:p>225.20332</text:p>
          </table:table-cell>
          <table:table-cell office:value-type="float" office:value="219.28879">
            <text:p>219.28879</text:p>
          </table:table-cell>
          <table:table-cell office:value-type="float" office:value="218.44188">
            <text:p>218.44188</text:p>
          </table:table-cell>
          <table:table-cell office:value-type="float" office:value="220.20702">
            <text:p>220.20702</text:p>
          </table:table-cell>
          <table:table-cell office:value-type="float" office:value="220.30669">
            <text:p>220.30669</text:p>
          </table:table-cell>
          <table:table-cell office:value-type="float" office:value="216.44687">
            <text:p>216.44687</text:p>
          </table:table-cell>
          <table:table-cell office:value-type="float" office:value="215.73218">
            <text:p>215.73218</text:p>
          </table:table-cell>
          <table:table-cell office:value-type="float" office:value="214.67409">
            <text:p>214.67409</text:p>
          </table:table-cell>
          <table:table-cell office:value-type="float" office:value="214.88919">
            <text:p>214.88919</text:p>
          </table:table-cell>
          <table:table-cell office:value-type="float" office:value="214.41966">
            <text:p>214.41966</text:p>
          </table:table-cell>
          <table:table-cell office:value-type="float" office:value="215.7326">
            <text:p>215.7326</text:p>
          </table:table-cell>
          <table:table-cell office:value-type="float" office:value="216.09468">
            <text:p>216.09468</text:p>
          </table:table-cell>
          <table:table-cell office:value-type="float" office:value="215.96895">
            <text:p>215.96895</text:p>
          </table:table-cell>
          <table:table-cell office:value-type="float" office:value="216.45605">
            <text:p>216.45605</text:p>
          </table:table-cell>
          <table:table-cell office:value-type="float" office:value="216.19289">
            <text:p>216.19289</text:p>
          </table:table-cell>
          <table:table-cell office:value-type="float" office:value="217.29726">
            <text:p>217.29726</text:p>
          </table:table-cell>
          <table:table-cell office:value-type="float" office:value="217.54419">
            <text:p>217.54419</text:p>
          </table:table-cell>
          <table:table-cell office:value-type="float" office:value="218.39438">
            <text:p>218.39438</text:p>
          </table:table-cell>
          <table:table-cell office:value-type="float" office:value="217.27592">
            <text:p>217.27592</text:p>
          </table:table-cell>
          <table:table-cell office:value-type="float" office:value="215.51012">
            <text:p>215.51012</text:p>
          </table:table-cell>
          <table:table-cell office:value-type="float" office:value="215.98499">
            <text:p>215.98499</text:p>
          </table:table-cell>
          <table:table-cell office:value-type="float" office:value="216.3918">
            <text:p>216.3918</text:p>
          </table:table-cell>
          <table:table-cell office:value-type="float" office:value="218.35237">
            <text:p>218.35237</text:p>
          </table:table-cell>
          <table:table-cell office:value-type="float" office:value="218.20317">
            <text:p>218.20317</text:p>
          </table:table-cell>
          <table:table-cell office:value-type="float" office:value="216.55165">
            <text:p>216.55165</text:p>
          </table:table-cell>
          <table:table-cell office:value-type="float" office:value="215.13663">
            <text:p>215.13663</text:p>
          </table:table-cell>
          <table:table-cell office:value-type="float" office:value="215.16037">
            <text:p>215.16037</text:p>
          </table:table-cell>
          <table:table-cell office:value-type="float" office:value="216.19455">
            <text:p>216.19455</text:p>
          </table:table-cell>
          <table:table-cell office:value-type="float" office:value="215.24745">
            <text:p>215.24745</text:p>
          </table:table-cell>
          <table:table-cell office:value-type="float" office:value="215.74619">
            <text:p>215.74619</text:p>
          </table:table-cell>
          <table:table-cell office:value-type="float" office:value="214.8519">
            <text:p>214.8519</text:p>
          </table:table-cell>
          <table:table-cell office:value-type="float" office:value="214.25423">
            <text:p>214.25423</text:p>
          </table:table-cell>
          <table:table-cell office:value-type="float" office:value="215.8769">
            <text:p>215.8769</text:p>
          </table:table-cell>
          <table:table-cell office:value-type="float" office:value="216.86627">
            <text:p>216.86627</text:p>
          </table:table-cell>
          <table:table-cell office:value-type="float" office:value="217.21652">
            <text:p>217.21652</text:p>
          </table:table-cell>
          <table:table-cell office:value-type="float" office:value="216.66899">
            <text:p>216.66899</text:p>
          </table:table-cell>
          <table:table-cell office:value-type="float" office:value="214.92639">
            <text:p>214.92639</text:p>
          </table:table-cell>
        </table:table-row>
        <table:table-row table:style-name="ro2">
          <table:table-cell office:value-type="string">
            <text:p>Lshoulder</text:p>
          </table:table-cell>
          <table:table-cell office:value-type="float" office:value="121.60295">
            <text:p>121.60295</text:p>
          </table:table-cell>
          <table:table-cell office:value-type="float" office:value="118.45815">
            <text:p>118.45815</text:p>
          </table:table-cell>
          <table:table-cell office:value-type="float" office:value="98.61763">
            <text:p>98.61763</text:p>
          </table:table-cell>
          <table:table-cell office:value-type="float" office:value="102.0688">
            <text:p>102.0688</text:p>
          </table:table-cell>
          <table:table-cell office:value-type="float" office:value="103.710815">
            <text:p>103.710815</text:p>
          </table:table-cell>
          <table:table-cell office:value-type="float" office:value="105.010735">
            <text:p>105.010735</text:p>
          </table:table-cell>
          <table:table-cell office:value-type="float" office:value="114.80463">
            <text:p>114.80463</text:p>
          </table:table-cell>
          <table:table-cell office:value-type="float" office:value="118.96594">
            <text:p>118.96594</text:p>
          </table:table-cell>
          <table:table-cell office:value-type="float" office:value="118.25226">
            <text:p>118.25226</text:p>
          </table:table-cell>
          <table:table-cell office:value-type="float" office:value="146.11856">
            <text:p>146.11856</text:p>
          </table:table-cell>
          <table:table-cell office:value-type="float" office:value="140.50029">
            <text:p>140.50029</text:p>
          </table:table-cell>
          <table:table-cell office:value-type="float" office:value="134.24738">
            <text:p>134.24738</text:p>
          </table:table-cell>
          <table:table-cell office:value-type="float" office:value="117.08837">
            <text:p>117.08837</text:p>
          </table:table-cell>
          <table:table-cell office:value-type="float" office:value="112.612404">
            <text:p>112.612404</text:p>
          </table:table-cell>
          <table:table-cell office:value-type="float" office:value="120.542496">
            <text:p>120.542496</text:p>
          </table:table-cell>
          <table:table-cell office:value-type="float" office:value="108.96112">
            <text:p>108.96112</text:p>
          </table:table-cell>
          <table:table-cell office:value-type="float" office:value="88.548485">
            <text:p>88.548485</text:p>
          </table:table-cell>
          <table:table-cell office:value-type="float" office:value="155.6746">
            <text:p>155.6746</text:p>
          </table:table-cell>
          <table:table-cell office:value-type="float" office:value="194.54338">
            <text:p>194.54338</text:p>
          </table:table-cell>
          <table:table-cell office:value-type="float" office:value="137.93611">
            <text:p>137.93611</text:p>
          </table:table-cell>
          <table:table-cell office:value-type="float" office:value="133.23805">
            <text:p>133.23805</text:p>
          </table:table-cell>
          <table:table-cell office:value-type="float" office:value="131.01967">
            <text:p>131.01967</text:p>
          </table:table-cell>
          <table:table-cell office:value-type="float" office:value="131.17809">
            <text:p>131.17809</text:p>
          </table:table-cell>
          <table:table-cell office:value-type="float" office:value="132.59897">
            <text:p>132.59897</text:p>
          </table:table-cell>
          <table:table-cell office:value-type="float" office:value="136.29066">
            <text:p>136.29066</text:p>
          </table:table-cell>
          <table:table-cell office:value-type="float" office:value="139.78868">
            <text:p>139.78868</text:p>
          </table:table-cell>
          <table:table-cell office:value-type="float" office:value="151.6861">
            <text:p>151.6861</text:p>
          </table:table-cell>
          <table:table-cell office:value-type="float" office:value="166.15082">
            <text:p>166.15082</text:p>
          </table:table-cell>
          <table:table-cell office:value-type="float" office:value="177.53583">
            <text:p>177.53583</text:p>
          </table:table-cell>
          <table:table-cell office:value-type="float" office:value="180.48952">
            <text:p>180.48952</text:p>
          </table:table-cell>
          <table:table-cell office:value-type="float" office:value="184.45528">
            <text:p>184.45528</text:p>
          </table:table-cell>
          <table:table-cell office:value-type="float" office:value="182.11914">
            <text:p>182.11914</text:p>
          </table:table-cell>
          <table:table-cell office:value-type="float" office:value="178.8016">
            <text:p>178.8016</text:p>
          </table:table-cell>
          <table:table-cell office:value-type="float" office:value="174.22977">
            <text:p>174.22977</text:p>
          </table:table-cell>
          <table:table-cell office:value-type="float" office:value="170.38228">
            <text:p>170.38228</text:p>
          </table:table-cell>
          <table:table-cell office:value-type="float" office:value="164.61563">
            <text:p>164.61563</text:p>
          </table:table-cell>
          <table:table-cell office:value-type="float" office:value="159.63356">
            <text:p>159.63356</text:p>
          </table:table-cell>
          <table:table-cell office:value-type="float" office:value="143.324">
            <text:p>143.324</text:p>
          </table:table-cell>
          <table:table-cell office:value-type="float" office:value="137.05641">
            <text:p>137.05641</text:p>
          </table:table-cell>
          <table:table-cell office:value-type="float" office:value="139.1193">
            <text:p>139.1193</text:p>
          </table:table-cell>
          <table:table-cell office:value-type="float" office:value="125.90345">
            <text:p>125.90345</text:p>
          </table:table-cell>
          <table:table-cell office:value-type="float" office:value="124.881386">
            <text:p>124.881386</text:p>
          </table:table-cell>
          <table:table-cell office:value-type="float" office:value="137.00055">
            <text:p>137.00055</text:p>
          </table:table-cell>
          <table:table-cell office:value-type="float" office:value="147.82217">
            <text:p>147.82217</text:p>
          </table:table-cell>
          <table:table-cell office:value-type="float" office:value="141.40645">
            <text:p>141.40645</text:p>
          </table:table-cell>
          <table:table-cell office:value-type="float" office:value="146.09111">
            <text:p>146.09111</text:p>
          </table:table-cell>
          <table:table-cell office:value-type="float" office:value="170.3055">
            <text:p>170.3055</text:p>
          </table:table-cell>
          <table:table-cell office:value-type="float" office:value="126.02922">
            <text:p>126.02922</text:p>
          </table:table-cell>
          <table:table-cell office:value-type="float" office:value="139.06139">
            <text:p>139.06139</text:p>
          </table:table-cell>
          <table:table-cell office:value-type="float" office:value="145.30392">
            <text:p>145.30392</text:p>
          </table:table-cell>
          <table:table-cell office:value-type="float" office:value="149.32858">
            <text:p>149.32858</text:p>
          </table:table-cell>
          <table:table-cell office:value-type="float" office:value="149.62083">
            <text:p>149.62083</text:p>
          </table:table-cell>
          <table:table-cell office:value-type="float" office:value="144.75343">
            <text:p>144.75343</text:p>
          </table:table-cell>
          <table:table-cell office:value-type="float" office:value="140.6451">
            <text:p>140.6451</text:p>
          </table:table-cell>
          <table:table-cell office:value-type="float" office:value="147.15598">
            <text:p>147.15598</text:p>
          </table:table-cell>
          <table:table-cell office:value-type="float" office:value="147.29454">
            <text:p>147.29454</text:p>
          </table:table-cell>
          <table:table-cell office:value-type="float" office:value="154.8494">
            <text:p>154.8494</text:p>
          </table:table-cell>
          <table:table-cell office:value-type="float" office:value="143.04492">
            <text:p>143.04492</text:p>
          </table:table-cell>
          <table:table-cell office:value-type="float" office:value="163.68024">
            <text:p>163.68024</text:p>
          </table:table-cell>
          <table:table-cell office:value-type="float" office:value="164.33086">
            <text:p>164.33086</text:p>
          </table:table-cell>
          <table:table-cell office:value-type="float" office:value="173.92317">
            <text:p>173.92317</text:p>
          </table:table-cell>
          <table:table-cell office:value-type="float" office:value="177.14577">
            <text:p>177.14577</text:p>
          </table:table-cell>
          <table:table-cell office:value-type="float" office:value="202.1499">
            <text:p>202.1499</text:p>
          </table:table-cell>
          <table:table-cell office:value-type="float" office:value="183.78273">
            <text:p>183.78273</text:p>
          </table:table-cell>
          <table:table-cell office:value-type="float" office:value="180.70631">
            <text:p>180.70631</text:p>
          </table:table-cell>
          <table:table-cell office:value-type="float" office:value="181.73392">
            <text:p>181.73392</text:p>
          </table:table-cell>
          <table:table-cell office:value-type="float" office:value="184.4847">
            <text:p>184.4847</text:p>
          </table:table-cell>
          <table:table-cell office:value-type="float" office:value="189.55971">
            <text:p>189.55971</text:p>
          </table:table-cell>
          <table:table-cell office:value-type="float" office:value="192.4813">
            <text:p>192.4813</text:p>
          </table:table-cell>
          <table:table-cell office:value-type="float" office:value="190.34824">
            <text:p>190.34824</text:p>
          </table:table-cell>
          <table:table-cell office:value-type="float" office:value="190.95207">
            <text:p>190.95207</text:p>
          </table:table-cell>
          <table:table-cell office:value-type="float" office:value="189.09065">
            <text:p>189.09065</text:p>
          </table:table-cell>
          <table:table-cell office:value-type="float" office:value="187.28476">
            <text:p>187.28476</text:p>
          </table:table-cell>
          <table:table-cell office:value-type="float" office:value="186.01854">
            <text:p>186.01854</text:p>
          </table:table-cell>
          <table:table-cell office:value-type="float" office:value="184.86537">
            <text:p>184.86537</text:p>
          </table:table-cell>
          <table:table-cell office:value-type="float" office:value="184.9571">
            <text:p>184.9571</text:p>
          </table:table-cell>
          <table:table-cell office:value-type="float" office:value="184.93251">
            <text:p>184.93251</text:p>
          </table:table-cell>
          <table:table-cell office:value-type="float" office:value="184.92642">
            <text:p>184.92642</text:p>
          </table:table-cell>
          <table:table-cell office:value-type="float" office:value="184.8062">
            <text:p>184.8062</text:p>
          </table:table-cell>
          <table:table-cell office:value-type="float" office:value="183.7142">
            <text:p>183.7142</text:p>
          </table:table-cell>
          <table:table-cell office:value-type="float" office:value="182.84665">
            <text:p>182.84665</text:p>
          </table:table-cell>
          <table:table-cell office:value-type="float" office:value="193.65561">
            <text:p>193.65561</text:p>
          </table:table-cell>
          <table:table-cell office:value-type="float" office:value="189.72816">
            <text:p>189.72816</text:p>
          </table:table-cell>
          <table:table-cell office:value-type="float" office:value="181.21828">
            <text:p>181.21828</text:p>
          </table:table-cell>
          <table:table-cell office:value-type="float" office:value="175.14337">
            <text:p>175.14337</text:p>
          </table:table-cell>
          <table:table-cell office:value-type="float" office:value="177.28816">
            <text:p>177.28816</text:p>
          </table:table-cell>
          <table:table-cell office:value-type="float" office:value="182.84369">
            <text:p>182.84369</text:p>
          </table:table-cell>
          <table:table-cell office:value-type="float" office:value="174.31439">
            <text:p>174.31439</text:p>
          </table:table-cell>
          <table:table-cell office:value-type="float" office:value="171.60368">
            <text:p>171.60368</text:p>
          </table:table-cell>
          <table:table-cell office:value-type="float" office:value="173.40082">
            <text:p>173.40082</text:p>
          </table:table-cell>
          <table:table-cell office:value-type="float" office:value="169.32663">
            <text:p>169.32663</text:p>
          </table:table-cell>
          <table:table-cell office:value-type="float" office:value="165.54648">
            <text:p>165.54648</text:p>
          </table:table-cell>
          <table:table-cell office:value-type="float" office:value="166.07057">
            <text:p>166.07057</text:p>
          </table:table-cell>
          <table:table-cell office:value-type="float" office:value="158.32874">
            <text:p>158.32874</text:p>
          </table:table-cell>
          <table:table-cell office:value-type="float" office:value="154.76268">
            <text:p>154.76268</text:p>
          </table:table-cell>
          <table:table-cell office:value-type="float" office:value="149.45953">
            <text:p>149.45953</text:p>
          </table:table-cell>
          <table:table-cell office:value-type="float" office:value="149.64937">
            <text:p>149.64937</text:p>
          </table:table-cell>
          <table:table-cell office:value-type="float" office:value="141.25015">
            <text:p>141.25015</text:p>
          </table:table-cell>
          <table:table-cell office:value-type="float" office:value="152.85703">
            <text:p>152.85703</text:p>
          </table:table-cell>
          <table:table-cell office:value-type="float" office:value="154.28015">
            <text:p>154.28015</text:p>
          </table:table-cell>
          <table:table-cell office:value-type="float" office:value="152.73708">
            <text:p>152.73708</text:p>
          </table:table-cell>
          <table:table-cell office:value-type="float" office:value="156.78947">
            <text:p>156.78947</text:p>
          </table:table-cell>
          <table:table-cell office:value-type="float" office:value="151.39348">
            <text:p>151.39348</text:p>
          </table:table-cell>
          <table:table-cell office:value-type="float" office:value="156.2472">
            <text:p>156.2472</text:p>
          </table:table-cell>
          <table:table-cell office:value-type="float" office:value="157.13058">
            <text:p>157.13058</text:p>
          </table:table-cell>
          <table:table-cell office:value-type="float" office:value="154.02144">
            <text:p>154.02144</text:p>
          </table:table-cell>
          <table:table-cell office:value-type="float" office:value="155.8978">
            <text:p>155.8978</text:p>
          </table:table-cell>
          <table:table-cell office:value-type="float" office:value="171.4208">
            <text:p>171.4208</text:p>
          </table:table-cell>
          <table:table-cell office:value-type="float" office:value="176.93172">
            <text:p>176.93172</text:p>
          </table:table-cell>
          <table:table-cell office:value-type="float" office:value="180.37282">
            <text:p>180.37282</text:p>
          </table:table-cell>
          <table:table-cell office:value-type="float" office:value="180.53">
            <text:p>180.53</text:p>
          </table:table-cell>
          <table:table-cell office:value-type="float" office:value="183.80722">
            <text:p>183.80722</text:p>
          </table:table-cell>
          <table:table-cell office:value-type="float" office:value="109.383644">
            <text:p>109.383644</text:p>
          </table:table-cell>
          <table:table-cell office:value-type="float" office:value="117.316">
            <text:p>117.316</text:p>
          </table:table-cell>
          <table:table-cell office:value-type="float" office:value="130.52982">
            <text:p>130.52982</text:p>
          </table:table-cell>
          <table:table-cell office:value-type="float" office:value="136.27042">
            <text:p>136.27042</text:p>
          </table:table-cell>
          <table:table-cell office:value-type="float" office:value="148.90887">
            <text:p>148.90887</text:p>
          </table:table-cell>
          <table:table-cell office:value-type="float" office:value="148.18748">
            <text:p>148.18748</text:p>
          </table:table-cell>
          <table:table-cell office:value-type="float" office:value="150.76355">
            <text:p>150.76355</text:p>
          </table:table-cell>
          <table:table-cell office:value-type="float" office:value="80.09185">
            <text:p>80.09185</text:p>
          </table:table-cell>
          <table:table-cell office:value-type="float" office:value="161.37329">
            <text:p>161.37329</text:p>
          </table:table-cell>
          <table:table-cell office:value-type="float" office:value="165.85712">
            <text:p>165.85712</text:p>
          </table:table-cell>
          <table:table-cell office:value-type="float" office:value="176.8184">
            <text:p>176.8184</text:p>
          </table:table-cell>
          <table:table-cell office:value-type="float" office:value="181.86732">
            <text:p>181.86732</text:p>
          </table:table-cell>
          <table:table-cell office:value-type="float" office:value="176.06255">
            <text:p>176.06255</text:p>
          </table:table-cell>
          <table:table-cell office:value-type="float" office:value="172.09981">
            <text:p>172.09981</text:p>
          </table:table-cell>
          <table:table-cell office:value-type="float" office:value="173.04436">
            <text:p>173.04436</text:p>
          </table:table-cell>
          <table:table-cell office:value-type="float" office:value="169.70393">
            <text:p>169.70393</text:p>
          </table:table-cell>
          <table:table-cell office:value-type="float" office:value="164.79147">
            <text:p>164.79147</text:p>
          </table:table-cell>
          <table:table-cell office:value-type="float" office:value="193.71294">
            <text:p>193.71294</text:p>
          </table:table-cell>
          <table:table-cell office:value-type="float" office:value="179.32715">
            <text:p>179.32715</text:p>
          </table:table-cell>
          <table:table-cell office:value-type="float" office:value="171.69553">
            <text:p>171.69553</text:p>
          </table:table-cell>
          <table:table-cell office:value-type="float" office:value="167.38202">
            <text:p>167.38202</text:p>
          </table:table-cell>
          <table:table-cell office:value-type="float" office:value="151.74411">
            <text:p>151.74411</text:p>
          </table:table-cell>
          <table:table-cell office:value-type="float" office:value="146.93365">
            <text:p>146.93365</text:p>
          </table:table-cell>
          <table:table-cell office:value-type="float" office:value="151.07689">
            <text:p>151.07689</text:p>
          </table:table-cell>
          <table:table-cell office:value-type="float" office:value="158.65637">
            <text:p>158.65637</text:p>
          </table:table-cell>
          <table:table-cell office:value-type="float" office:value="152.69307">
            <text:p>152.69307</text:p>
          </table:table-cell>
          <table:table-cell office:value-type="float" office:value="84.11544">
            <text:p>84.11544</text:p>
          </table:table-cell>
          <table:table-cell office:value-type="float" office:value="84.222664">
            <text:p>84.222664</text:p>
          </table:table-cell>
          <table:table-cell office:value-type="float" office:value="85.42092">
            <text:p>85.42092</text:p>
          </table:table-cell>
          <table:table-cell office:value-type="float" office:value="125.44718">
            <text:p>125.44718</text:p>
          </table:table-cell>
          <table:table-cell office:value-type="float" office:value="134.36447">
            <text:p>134.36447</text:p>
          </table:table-cell>
          <table:table-cell office:value-type="float" office:value="135.54802">
            <text:p>135.54802</text:p>
          </table:table-cell>
          <table:table-cell office:value-type="float" office:value="155.45895">
            <text:p>155.45895</text:p>
          </table:table-cell>
          <table:table-cell office:value-type="float" office:value="155.08669">
            <text:p>155.08669</text:p>
          </table:table-cell>
          <table:table-cell office:value-type="float" office:value="148.29697">
            <text:p>148.29697</text:p>
          </table:table-cell>
          <table:table-cell office:value-type="float" office:value="151.49506">
            <text:p>151.49506</text:p>
          </table:table-cell>
          <table:table-cell office:value-type="float" office:value="155.42592">
            <text:p>155.42592</text:p>
          </table:table-cell>
          <table:table-cell office:value-type="float" office:value="151.78154">
            <text:p>151.78154</text:p>
          </table:table-cell>
          <table:table-cell office:value-type="float" office:value="147.90948">
            <text:p>147.90948</text:p>
          </table:table-cell>
          <table:table-cell office:value-type="float" office:value="152.62541">
            <text:p>152.62541</text:p>
          </table:table-cell>
          <table:table-cell office:value-type="float" office:value="170.61739">
            <text:p>170.61739</text:p>
          </table:table-cell>
          <table:table-cell office:value-type="float" office:value="173.64198">
            <text:p>173.64198</text:p>
          </table:table-cell>
          <table:table-cell office:value-type="float" office:value="174.03882">
            <text:p>174.03882</text:p>
          </table:table-cell>
          <table:table-cell office:value-type="float" office:value="175.7716">
            <text:p>175.7716</text:p>
          </table:table-cell>
          <table:table-cell office:value-type="float" office:value="170.2802">
            <text:p>170.2802</text:p>
          </table:table-cell>
          <table:table-cell office:value-type="float" office:value="172.35207">
            <text:p>172.35207</text:p>
          </table:table-cell>
          <table:table-cell office:value-type="float" office:value="180.4137">
            <text:p>180.4137</text:p>
          </table:table-cell>
          <table:table-cell office:value-type="float" office:value="175.1872">
            <text:p>175.1872</text:p>
          </table:table-cell>
          <table:table-cell office:value-type="float" office:value="173.1417">
            <text:p>173.1417</text:p>
          </table:table-cell>
          <table:table-cell office:value-type="float" office:value="172.19405">
            <text:p>172.19405</text:p>
          </table:table-cell>
          <table:table-cell office:value-type="float" office:value="172.1184">
            <text:p>172.1184</text:p>
          </table:table-cell>
          <table:table-cell office:value-type="float" office:value="171.76312">
            <text:p>171.76312</text:p>
          </table:table-cell>
          <table:table-cell office:value-type="float" office:value="172.87883">
            <text:p>172.87883</text:p>
          </table:table-cell>
          <table:table-cell office:value-type="float" office:value="173.64526">
            <text:p>173.64526</text:p>
          </table:table-cell>
          <table:table-cell office:value-type="float" office:value="177.94978">
            <text:p>177.94978</text:p>
          </table:table-cell>
          <table:table-cell office:value-type="float" office:value="178.02242">
            <text:p>178.02242</text:p>
          </table:table-cell>
          <table:table-cell office:value-type="float" office:value="177.64532">
            <text:p>177.64532</text:p>
          </table:table-cell>
          <table:table-cell office:value-type="float" office:value="177.00217">
            <text:p>177.00217</text:p>
          </table:table-cell>
          <table:table-cell office:value-type="float" office:value="175.8901">
            <text:p>175.8901</text:p>
          </table:table-cell>
          <table:table-cell office:value-type="float" office:value="175.65172">
            <text:p>175.65172</text:p>
          </table:table-cell>
          <table:table-cell office:value-type="float" office:value="175.29997">
            <text:p>175.29997</text:p>
          </table:table-cell>
          <table:table-cell office:value-type="float" office:value="174.76347">
            <text:p>174.76347</text:p>
          </table:table-cell>
          <table:table-cell office:value-type="float" office:value="174.87509">
            <text:p>174.87509</text:p>
          </table:table-cell>
          <table:table-cell office:value-type="float" office:value="175.20692">
            <text:p>175.20692</text:p>
          </table:table-cell>
          <table:table-cell office:value-type="float" office:value="175.36432">
            <text:p>175.36432</text:p>
          </table:table-cell>
          <table:table-cell office:value-type="float" office:value="175.18568">
            <text:p>175.18568</text:p>
          </table:table-cell>
          <table:table-cell office:value-type="float" office:value="174.92159">
            <text:p>174.92159</text:p>
          </table:table-cell>
          <table:table-cell office:value-type="float" office:value="174.17384">
            <text:p>174.17384</text:p>
          </table:table-cell>
          <table:table-cell office:value-type="float" office:value="174.16446">
            <text:p>174.16446</text:p>
          </table:table-cell>
          <table:table-cell office:value-type="float" office:value="174.76244">
            <text:p>174.76244</text:p>
          </table:table-cell>
          <table:table-cell office:value-type="float" office:value="175.07082">
            <text:p>175.07082</text:p>
          </table:table-cell>
          <table:table-cell office:value-type="float" office:value="175.2108">
            <text:p>175.2108</text:p>
          </table:table-cell>
          <table:table-cell office:value-type="float" office:value="175.2757">
            <text:p>175.2757</text:p>
          </table:table-cell>
          <table:table-cell office:value-type="float" office:value="175.29738">
            <text:p>175.29738</text:p>
          </table:table-cell>
          <table:table-cell office:value-type="float" office:value="175.35333">
            <text:p>175.35333</text:p>
          </table:table-cell>
          <table:table-cell office:value-type="float" office:value="175.41328">
            <text:p>175.41328</text:p>
          </table:table-cell>
          <table:table-cell office:value-type="float" office:value="175.15126">
            <text:p>175.15126</text:p>
          </table:table-cell>
          <table:table-cell office:value-type="float" office:value="174.67186">
            <text:p>174.67186</text:p>
          </table:table-cell>
          <table:table-cell office:value-type="float" office:value="174.33366">
            <text:p>174.33366</text:p>
          </table:table-cell>
          <table:table-cell office:value-type="float" office:value="173.85085">
            <text:p>173.85085</text:p>
          </table:table-cell>
          <table:table-cell office:value-type="float" office:value="174.31906">
            <text:p>174.31906</text:p>
          </table:table-cell>
          <table:table-cell office:value-type="float" office:value="174.78952">
            <text:p>174.78952</text:p>
          </table:table-cell>
          <table:table-cell office:value-type="float" office:value="175.08183">
            <text:p>175.08183</text:p>
          </table:table-cell>
          <table:table-cell office:value-type="float" office:value="175.30061">
            <text:p>175.30061</text:p>
          </table:table-cell>
          <table:table-cell office:value-type="float" office:value="175.38083">
            <text:p>175.38083</text:p>
          </table:table-cell>
          <table:table-cell office:value-type="float" office:value="175.42725">
            <text:p>175.42725</text:p>
          </table:table-cell>
          <table:table-cell office:value-type="float" office:value="175.4927">
            <text:p>175.4927</text:p>
          </table:table-cell>
          <table:table-cell office:value-type="float" office:value="175.5059">
            <text:p>175.5059</text:p>
          </table:table-cell>
          <table:table-cell office:value-type="float" office:value="175.24222">
            <text:p>175.24222</text:p>
          </table:table-cell>
          <table:table-cell office:value-type="float" office:value="174.60892">
            <text:p>174.60892</text:p>
          </table:table-cell>
          <table:table-cell office:value-type="float" office:value="173.64624">
            <text:p>173.64624</text:p>
          </table:table-cell>
          <table:table-cell office:value-type="float" office:value="173.77399">
            <text:p>173.77399</text:p>
          </table:table-cell>
          <table:table-cell office:value-type="float" office:value="174.12408">
            <text:p>174.12408</text:p>
          </table:table-cell>
          <table:table-cell office:value-type="float" office:value="174.5016">
            <text:p>174.5016</text:p>
          </table:table-cell>
          <table:table-cell office:value-type="float" office:value="174.72147">
            <text:p>174.72147</text:p>
          </table:table-cell>
          <table:table-cell office:value-type="float" office:value="175.09622">
            <text:p>175.09622</text:p>
          </table:table-cell>
          <table:table-cell office:value-type="float" office:value="175.31367">
            <text:p>175.31367</text:p>
          </table:table-cell>
          <table:table-cell office:value-type="float" office:value="175.42258">
            <text:p>175.42258</text:p>
          </table:table-cell>
          <table:table-cell office:value-type="float" office:value="175.236">
            <text:p>175.236</text:p>
          </table:table-cell>
        </table:table-row>
        <table:table-row table:style-name="ro2">
          <table:table-cell office:value-type="string">
            <text:p>Larm</text:p>
          </table:table-cell>
          <table:table-cell office:value-type="float" office:value="251.04027">
            <text:p>251.04027</text:p>
          </table:table-cell>
          <table:table-cell office:value-type="float" office:value="261.62506">
            <text:p>261.62506</text:p>
          </table:table-cell>
          <table:table-cell office:value-type="float" office:value="268.88104">
            <text:p>268.88104</text:p>
          </table:table-cell>
          <table:table-cell office:value-type="float" office:value="266.0463">
            <text:p>266.0463</text:p>
          </table:table-cell>
          <table:table-cell office:value-type="float" office:value="257.73166">
            <text:p>257.73166</text:p>
          </table:table-cell>
          <table:table-cell office:value-type="float" office:value="256.17456">
            <text:p>256.17456</text:p>
          </table:table-cell>
          <table:table-cell office:value-type="float" office:value="270.3389">
            <text:p>270.3389</text:p>
          </table:table-cell>
          <table:table-cell office:value-type="float" office:value="260.7234">
            <text:p>260.7234</text:p>
          </table:table-cell>
          <table:table-cell office:value-type="float" office:value="259.09616">
            <text:p>259.09616</text:p>
          </table:table-cell>
          <table:table-cell office:value-type="float" office:value="255.69957">
            <text:p>255.69957</text:p>
          </table:table-cell>
          <table:table-cell office:value-type="float" office:value="248.35226">
            <text:p>248.35226</text:p>
          </table:table-cell>
          <table:table-cell office:value-type="float" office:value="242.62988">
            <text:p>242.62988</text:p>
          </table:table-cell>
          <table:table-cell office:value-type="float" office:value="278.03833">
            <text:p>278.03833</text:p>
          </table:table-cell>
          <table:table-cell office:value-type="float" office:value="261.18274">
            <text:p>261.18274</text:p>
          </table:table-cell>
          <table:table-cell office:value-type="float" office:value="241.75801">
            <text:p>241.75801</text:p>
          </table:table-cell>
          <table:table-cell office:value-type="float" office:value="221.17734">
            <text:p>221.17734</text:p>
          </table:table-cell>
          <table:table-cell office:value-type="float" office:value="203.75967">
            <text:p>203.75967</text:p>
          </table:table-cell>
          <table:table-cell office:value-type="float" office:value="204.9192">
            <text:p>204.9192</text:p>
          </table:table-cell>
          <table:table-cell office:value-type="float" office:value="245.40172">
            <text:p>245.40172</text:p>
          </table:table-cell>
          <table:table-cell office:value-type="float" office:value="289.2621">
            <text:p>289.2621</text:p>
          </table:table-cell>
          <table:table-cell office:value-type="float" office:value="269.88416">
            <text:p>269.88416</text:p>
          </table:table-cell>
          <table:table-cell office:value-type="float" office:value="259.62164">
            <text:p>259.62164</text:p>
          </table:table-cell>
          <table:table-cell office:value-type="float" office:value="252.06862">
            <text:p>252.06862</text:p>
          </table:table-cell>
          <table:table-cell office:value-type="float" office:value="244.80507">
            <text:p>244.80507</text:p>
          </table:table-cell>
          <table:table-cell office:value-type="float" office:value="241.01271">
            <text:p>241.01271</text:p>
          </table:table-cell>
          <table:table-cell office:value-type="float" office:value="239.24222">
            <text:p>239.24222</text:p>
          </table:table-cell>
          <table:table-cell office:value-type="float" office:value="238.61823">
            <text:p>238.61823</text:p>
          </table:table-cell>
          <table:table-cell office:value-type="float" office:value="241.91362">
            <text:p>241.91362</text:p>
          </table:table-cell>
          <table:table-cell office:value-type="float" office:value="244.52882">
            <text:p>244.52882</text:p>
          </table:table-cell>
          <table:table-cell office:value-type="float" office:value="267.83603">
            <text:p>267.83603</text:p>
          </table:table-cell>
          <table:table-cell office:value-type="float" office:value="268.3543">
            <text:p>268.3543</text:p>
          </table:table-cell>
          <table:table-cell office:value-type="float" office:value="231.1992">
            <text:p>231.1992</text:p>
          </table:table-cell>
          <table:table-cell office:value-type="float" office:value="234.47194">
            <text:p>234.47194</text:p>
          </table:table-cell>
          <table:table-cell office:value-type="float" office:value="226.67567">
            <text:p>226.67567</text:p>
          </table:table-cell>
          <table:table-cell office:value-type="float" office:value="227.09447">
            <text:p>227.09447</text:p>
          </table:table-cell>
          <table:table-cell office:value-type="float" office:value="229.57356">
            <text:p>229.57356</text:p>
          </table:table-cell>
          <table:table-cell office:value-type="float" office:value="232.77684">
            <text:p>232.77684</text:p>
          </table:table-cell>
          <table:table-cell office:value-type="float" office:value="233.50446">
            <text:p>233.50446</text:p>
          </table:table-cell>
          <table:table-cell office:value-type="float" office:value="237.98553">
            <text:p>237.98553</text:p>
          </table:table-cell>
          <table:table-cell office:value-type="float" office:value="204.30261">
            <text:p>204.30261</text:p>
          </table:table-cell>
          <table:table-cell office:value-type="float" office:value="284.41895">
            <text:p>284.41895</text:p>
          </table:table-cell>
          <table:table-cell office:value-type="float" office:value="269.10773">
            <text:p>269.10773</text:p>
          </table:table-cell>
          <table:table-cell office:value-type="float" office:value="253.28406">
            <text:p>253.28406</text:p>
          </table:table-cell>
          <table:table-cell office:value-type="float" office:value="230.19922">
            <text:p>230.19922</text:p>
          </table:table-cell>
          <table:table-cell office:value-type="float" office:value="237.10487">
            <text:p>237.10487</text:p>
          </table:table-cell>
          <table:table-cell office:value-type="float" office:value="197.19144">
            <text:p>197.19144</text:p>
          </table:table-cell>
          <table:table-cell office:value-type="float" office:value="219.98412">
            <text:p>219.98412</text:p>
          </table:table-cell>
          <table:table-cell office:value-type="float" office:value="248.35405">
            <text:p>248.35405</text:p>
          </table:table-cell>
          <table:table-cell office:value-type="float" office:value="244.64243">
            <text:p>244.64243</text:p>
          </table:table-cell>
          <table:table-cell office:value-type="float" office:value="239.31198">
            <text:p>239.31198</text:p>
          </table:table-cell>
          <table:table-cell office:value-type="float" office:value="234.6096">
            <text:p>234.6096</text:p>
          </table:table-cell>
          <table:table-cell office:value-type="float" office:value="230.74016">
            <text:p>230.74016</text:p>
          </table:table-cell>
          <table:table-cell office:value-type="float" office:value="234.57986">
            <text:p>234.57986</text:p>
          </table:table-cell>
          <table:table-cell office:value-type="float" office:value="290.55606">
            <text:p>290.55606</text:p>
          </table:table-cell>
          <table:table-cell office:value-type="float" office:value="270.67767">
            <text:p>270.67767</text:p>
          </table:table-cell>
          <table:table-cell office:value-type="float" office:value="269.54755">
            <text:p>269.54755</text:p>
          </table:table-cell>
          <table:table-cell office:value-type="float" office:value="251.50986">
            <text:p>251.50986</text:p>
          </table:table-cell>
          <table:table-cell office:value-type="float" office:value="255.54474">
            <text:p>255.54474</text:p>
          </table:table-cell>
          <table:table-cell office:value-type="float" office:value="235.63272">
            <text:p>235.63272</text:p>
          </table:table-cell>
          <table:table-cell office:value-type="float" office:value="263.5595">
            <text:p>263.5595</text:p>
          </table:table-cell>
          <table:table-cell office:value-type="float" office:value="252.51047">
            <text:p>252.51047</text:p>
          </table:table-cell>
          <table:table-cell office:value-type="float" office:value="257.35458">
            <text:p>257.35458</text:p>
          </table:table-cell>
          <table:table-cell office:value-type="float" office:value="263.4324">
            <text:p>263.4324</text:p>
          </table:table-cell>
          <table:table-cell office:value-type="float" office:value="260.952">
            <text:p>260.952</text:p>
          </table:table-cell>
          <table:table-cell office:value-type="float" office:value="265.49503">
            <text:p>265.49503</text:p>
          </table:table-cell>
          <table:table-cell office:value-type="float" office:value="265.2915">
            <text:p>265.2915</text:p>
          </table:table-cell>
          <table:table-cell office:value-type="float" office:value="261.29007">
            <text:p>261.29007</text:p>
          </table:table-cell>
          <table:table-cell office:value-type="float" office:value="261.77396">
            <text:p>261.77396</text:p>
          </table:table-cell>
          <table:table-cell office:value-type="float" office:value="263.63345">
            <text:p>263.63345</text:p>
          </table:table-cell>
          <table:table-cell office:value-type="float" office:value="264.71286">
            <text:p>264.71286</text:p>
          </table:table-cell>
          <table:table-cell office:value-type="float" office:value="261.43808">
            <text:p>261.43808</text:p>
          </table:table-cell>
          <table:table-cell office:value-type="float" office:value="260.8777">
            <text:p>260.8777</text:p>
          </table:table-cell>
          <table:table-cell office:value-type="float" office:value="264.17755">
            <text:p>264.17755</text:p>
          </table:table-cell>
          <table:table-cell office:value-type="float" office:value="262.7255">
            <text:p>262.7255</text:p>
          </table:table-cell>
          <table:table-cell office:value-type="float" office:value="260.4423">
            <text:p>260.4423</text:p>
          </table:table-cell>
          <table:table-cell office:value-type="float" office:value="260.51263">
            <text:p>260.51263</text:p>
          </table:table-cell>
          <table:table-cell office:value-type="float" office:value="263.25198">
            <text:p>263.25198</text:p>
          </table:table-cell>
          <table:table-cell office:value-type="float" office:value="265.99985">
            <text:p>265.99985</text:p>
          </table:table-cell>
          <table:table-cell office:value-type="float" office:value="274.58755">
            <text:p>274.58755</text:p>
          </table:table-cell>
          <table:table-cell office:value-type="float" office:value="279.5709">
            <text:p>279.5709</text:p>
          </table:table-cell>
          <table:table-cell office:value-type="float" office:value="284.596">
            <text:p>284.596</text:p>
          </table:table-cell>
          <table:table-cell office:value-type="float" office:value="275.88248">
            <text:p>275.88248</text:p>
          </table:table-cell>
          <table:table-cell office:value-type="float" office:value="276.06375">
            <text:p>276.06375</text:p>
          </table:table-cell>
          <table:table-cell office:value-type="float" office:value="276.90445">
            <text:p>276.90445</text:p>
          </table:table-cell>
          <table:table-cell office:value-type="float" office:value="274.37973">
            <text:p>274.37973</text:p>
          </table:table-cell>
          <table:table-cell office:value-type="float" office:value="278.39905">
            <text:p>278.39905</text:p>
          </table:table-cell>
          <table:table-cell office:value-type="float" office:value="261.92825">
            <text:p>261.92825</text:p>
          </table:table-cell>
          <table:table-cell office:value-type="float" office:value="281.7168">
            <text:p>281.7168</text:p>
          </table:table-cell>
          <table:table-cell office:value-type="float" office:value="240.0404">
            <text:p>240.0404</text:p>
          </table:table-cell>
          <table:table-cell office:value-type="float" office:value="240.80797">
            <text:p>240.80797</text:p>
          </table:table-cell>
          <table:table-cell office:value-type="float" office:value="230.40431">
            <text:p>230.40431</text:p>
          </table:table-cell>
          <table:table-cell office:value-type="float" office:value="223.60602">
            <text:p>223.60602</text:p>
          </table:table-cell>
          <table:table-cell office:value-type="float" office:value="224.91228">
            <text:p>224.91228</text:p>
          </table:table-cell>
          <table:table-cell office:value-type="float" office:value="211.32623">
            <text:p>211.32623</text:p>
          </table:table-cell>
          <table:table-cell office:value-type="float" office:value="237.71129">
            <text:p>237.71129</text:p>
          </table:table-cell>
          <table:table-cell office:value-type="float" office:value="237.71135">
            <text:p>237.71135</text:p>
          </table:table-cell>
          <table:table-cell office:value-type="float" office:value="235.17847">
            <text:p>235.17847</text:p>
          </table:table-cell>
          <table:table-cell office:value-type="float" office:value="241.1367">
            <text:p>241.1367</text:p>
          </table:table-cell>
          <table:table-cell office:value-type="float" office:value="279.54495">
            <text:p>279.54495</text:p>
          </table:table-cell>
          <table:table-cell office:value-type="float" office:value="275.39877">
            <text:p>275.39877</text:p>
          </table:table-cell>
          <table:table-cell office:value-type="float" office:value="285.22906">
            <text:p>285.22906</text:p>
          </table:table-cell>
          <table:table-cell office:value-type="float" office:value="293.07858">
            <text:p>293.07858</text:p>
          </table:table-cell>
          <table:table-cell office:value-type="float" office:value="280.97452">
            <text:p>280.97452</text:p>
          </table:table-cell>
          <table:table-cell office:value-type="float" office:value="277.59967">
            <text:p>277.59967</text:p>
          </table:table-cell>
          <table:table-cell office:value-type="float" office:value="260.3711">
            <text:p>260.3711</text:p>
          </table:table-cell>
          <table:table-cell office:value-type="float" office:value="259.1503">
            <text:p>259.1503</text:p>
          </table:table-cell>
          <table:table-cell office:value-type="float" office:value="307.06613">
            <text:p>307.06613</text:p>
          </table:table-cell>
          <table:table-cell office:value-type="float" office:value="269.0198">
            <text:p>269.0198</text:p>
          </table:table-cell>
          <table:table-cell office:value-type="float" office:value="263.18628">
            <text:p>263.18628</text:p>
          </table:table-cell>
          <table:table-cell office:value-type="float" office:value="272.1313">
            <text:p>272.1313</text:p>
          </table:table-cell>
          <table:table-cell office:value-type="float" office:value="290.049">
            <text:p>290.049</text:p>
          </table:table-cell>
          <table:table-cell office:value-type="float" office:value="281.22787">
            <text:p>281.22787</text:p>
          </table:table-cell>
          <table:table-cell office:value-type="float" office:value="316.8553">
            <text:p>316.8553</text:p>
          </table:table-cell>
          <table:table-cell office:value-type="float" office:value="303.03717">
            <text:p>303.03717</text:p>
          </table:table-cell>
          <table:table-cell office:value-type="float" office:value="284.29834">
            <text:p>284.29834</text:p>
          </table:table-cell>
          <table:table-cell office:value-type="float" office:value="252.64822">
            <text:p>252.64822</text:p>
          </table:table-cell>
          <table:table-cell office:value-type="float" office:value="248.83076">
            <text:p>248.83076</text:p>
          </table:table-cell>
          <table:table-cell office:value-type="float" office:value="263.60934">
            <text:p>263.60934</text:p>
          </table:table-cell>
          <table:table-cell office:value-type="float" office:value="240.77841">
            <text:p>240.77841</text:p>
          </table:table-cell>
          <table:table-cell office:value-type="float" office:value="232.48468">
            <text:p>232.48468</text:p>
          </table:table-cell>
          <table:table-cell office:value-type="float" office:value="228.21991">
            <text:p>228.21991</text:p>
          </table:table-cell>
          <table:table-cell office:value-type="float" office:value="230.62637">
            <text:p>230.62637</text:p>
          </table:table-cell>
          <table:table-cell office:value-type="float" office:value="245.29704">
            <text:p>245.29704</text:p>
          </table:table-cell>
          <table:table-cell office:value-type="float" office:value="269.9756">
            <text:p>269.9756</text:p>
          </table:table-cell>
          <table:table-cell office:value-type="float" office:value="284.29462">
            <text:p>284.29462</text:p>
          </table:table-cell>
          <table:table-cell office:value-type="float" office:value="287.66315">
            <text:p>287.66315</text:p>
          </table:table-cell>
          <table:table-cell office:value-type="float" office:value="276.11353">
            <text:p>276.11353</text:p>
          </table:table-cell>
          <table:table-cell office:value-type="float" office:value="266.1112">
            <text:p>266.1112</text:p>
          </table:table-cell>
          <table:table-cell office:value-type="float" office:value="257.6837">
            <text:p>257.6837</text:p>
          </table:table-cell>
          <table:table-cell office:value-type="float" office:value="257.19156">
            <text:p>257.19156</text:p>
          </table:table-cell>
          <table:table-cell office:value-type="float" office:value="267.57654">
            <text:p>267.57654</text:p>
          </table:table-cell>
          <table:table-cell office:value-type="float" office:value="247.01627">
            <text:p>247.01627</text:p>
          </table:table-cell>
          <table:table-cell office:value-type="float" office:value="240.07768">
            <text:p>240.07768</text:p>
          </table:table-cell>
          <table:table-cell office:value-type="float" office:value="238.88435">
            <text:p>238.88435</text:p>
          </table:table-cell>
          <table:table-cell office:value-type="float" office:value="263.1194">
            <text:p>263.1194</text:p>
          </table:table-cell>
          <table:table-cell office:value-type="float" office:value="267.2065">
            <text:p>267.2065</text:p>
          </table:table-cell>
          <table:table-cell office:value-type="float" office:value="251.54968">
            <text:p>251.54968</text:p>
          </table:table-cell>
          <table:table-cell office:value-type="float" office:value="243.48297">
            <text:p>243.48297</text:p>
          </table:table-cell>
          <table:table-cell office:value-type="float" office:value="235.28284">
            <text:p>235.28284</text:p>
          </table:table-cell>
          <table:table-cell office:value-type="float" office:value="232.41643">
            <text:p>232.41643</text:p>
          </table:table-cell>
          <table:table-cell office:value-type="float" office:value="232.6689">
            <text:p>232.6689</text:p>
          </table:table-cell>
          <table:table-cell office:value-type="float" office:value="346.70706">
            <text:p>346.70706</text:p>
          </table:table-cell>
          <table:table-cell office:value-type="float" office:value="346.64676">
            <text:p>346.64676</text:p>
          </table:table-cell>
          <table:table-cell office:value-type="float" office:value="329.93387">
            <text:p>329.93387</text:p>
          </table:table-cell>
          <table:table-cell office:value-type="float" office:value="285.04846">
            <text:p>285.04846</text:p>
          </table:table-cell>
          <table:table-cell office:value-type="float" office:value="266.85654">
            <text:p>266.85654</text:p>
          </table:table-cell>
          <table:table-cell office:value-type="float" office:value="276.15234">
            <text:p>276.15234</text:p>
          </table:table-cell>
          <table:table-cell office:value-type="float" office:value="265.44632">
            <text:p>265.44632</text:p>
          </table:table-cell>
          <table:table-cell office:value-type="float" office:value="262.52353">
            <text:p>262.52353</text:p>
          </table:table-cell>
          <table:table-cell office:value-type="float" office:value="236.59622">
            <text:p>236.59622</text:p>
          </table:table-cell>
          <table:table-cell office:value-type="float" office:value="246.51591">
            <text:p>246.51591</text:p>
          </table:table-cell>
          <table:table-cell office:value-type="float" office:value="254.42822">
            <text:p>254.42822</text:p>
          </table:table-cell>
          <table:table-cell office:value-type="float" office:value="230.38196">
            <text:p>230.38196</text:p>
          </table:table-cell>
          <table:table-cell office:value-type="float" office:value="279.90787">
            <text:p>279.90787</text:p>
          </table:table-cell>
          <table:table-cell office:value-type="float" office:value="241.78345">
            <text:p>241.78345</text:p>
          </table:table-cell>
          <table:table-cell office:value-type="float" office:value="226.0827">
            <text:p>226.0827</text:p>
          </table:table-cell>
          <table:table-cell office:value-type="float" office:value="224.0815">
            <text:p>224.0815</text:p>
          </table:table-cell>
          <table:table-cell office:value-type="float" office:value="238.5509">
            <text:p>238.5509</text:p>
          </table:table-cell>
          <table:table-cell office:value-type="float" office:value="247.64568">
            <text:p>247.64568</text:p>
          </table:table-cell>
          <table:table-cell office:value-type="float" office:value="255.56476">
            <text:p>255.56476</text:p>
          </table:table-cell>
          <table:table-cell office:value-type="float" office:value="242.02364">
            <text:p>242.02364</text:p>
          </table:table-cell>
          <table:table-cell office:value-type="float" office:value="235.74466">
            <text:p>235.74466</text:p>
          </table:table-cell>
          <table:table-cell office:value-type="float" office:value="243.27036">
            <text:p>243.27036</text:p>
          </table:table-cell>
          <table:table-cell office:value-type="float" office:value="285.5793">
            <text:p>285.5793</text:p>
          </table:table-cell>
          <table:table-cell office:value-type="float" office:value="259.26492">
            <text:p>259.26492</text:p>
          </table:table-cell>
          <table:table-cell office:value-type="float" office:value="232.88678">
            <text:p>232.88678</text:p>
          </table:table-cell>
          <table:table-cell office:value-type="float" office:value="228.83217">
            <text:p>228.83217</text:p>
          </table:table-cell>
          <table:table-cell office:value-type="float" office:value="230.60484">
            <text:p>230.60484</text:p>
          </table:table-cell>
          <table:table-cell office:value-type="float" office:value="238.90479">
            <text:p>238.90479</text:p>
          </table:table-cell>
          <table:table-cell office:value-type="float" office:value="247.87534">
            <text:p>247.87534</text:p>
          </table:table-cell>
          <table:table-cell office:value-type="float" office:value="391.22363">
            <text:p>391.22363</text:p>
          </table:table-cell>
          <table:table-cell office:value-type="float" office:value="288.4721">
            <text:p>288.4721</text:p>
          </table:table-cell>
          <table:table-cell office:value-type="float" office:value="326.79498">
            <text:p>326.79498</text:p>
          </table:table-cell>
          <table:table-cell office:value-type="float" office:value="306.783">
            <text:p>306.783</text:p>
          </table:table-cell>
          <table:table-cell office:value-type="float" office:value="298.05624">
            <text:p>298.05624</text:p>
          </table:table-cell>
          <table:table-cell office:value-type="float" office:value="299.01642">
            <text:p>299.01642</text:p>
          </table:table-cell>
          <table:table-cell office:value-type="float" office:value="297.8744">
            <text:p>297.8744</text:p>
          </table:table-cell>
          <table:table-cell office:value-type="float" office:value="295.5666">
            <text:p>295.5666</text:p>
          </table:table-cell>
          <table:table-cell office:value-type="float" office:value="291.72946">
            <text:p>291.72946</text:p>
          </table:table-cell>
          <table:table-cell office:value-type="float" office:value="278.80164">
            <text:p>278.80164</text:p>
          </table:table-cell>
          <table:table-cell office:value-type="float" office:value="278.1915">
            <text:p>278.1915</text:p>
          </table:table-cell>
          <table:table-cell office:value-type="float" office:value="284.42282">
            <text:p>284.42282</text:p>
          </table:table-cell>
          <table:table-cell office:value-type="float" office:value="291.09348">
            <text:p>291.09348</text:p>
          </table:table-cell>
          <table:table-cell office:value-type="float" office:value="297.13138">
            <text:p>297.13138</text:p>
          </table:table-cell>
          <table:table-cell office:value-type="float" office:value="303.60995">
            <text:p>303.60995</text:p>
          </table:table-cell>
          <table:table-cell office:value-type="float" office:value="310.9963">
            <text:p>310.9963</text:p>
          </table:table-cell>
          <table:table-cell office:value-type="float" office:value="324.19208">
            <text:p>324.19208</text:p>
          </table:table-cell>
          <table:table-cell office:value-type="float" office:value="328.52444">
            <text:p>328.52444</text:p>
          </table:table-cell>
          <table:table-cell office:value-type="float" office:value="317.7195">
            <text:p>317.7195</text:p>
          </table:table-cell>
          <table:table-cell office:value-type="float" office:value="318.95346">
            <text:p>318.95346</text:p>
          </table:table-cell>
          <table:table-cell office:value-type="float" office:value="312.51718">
            <text:p>312.51718</text:p>
          </table:table-cell>
          <table:table-cell office:value-type="float" office:value="315.85907">
            <text:p>315.85907</text:p>
          </table:table-cell>
          <table:table-cell office:value-type="float" office:value="323.96756">
            <text:p>323.96756</text:p>
          </table:table-cell>
          <table:table-cell office:value-type="float" office:value="323.98346">
            <text:p>323.98346</text:p>
          </table:table-cell>
          <table:table-cell office:value-type="float" office:value="328.10843">
            <text:p>328.10843</text:p>
          </table:table-cell>
          <table:table-cell office:value-type="float" office:value="330.6023">
            <text:p>330.6023</text:p>
          </table:table-cell>
          <table:table-cell office:value-type="float" office:value="349.08887">
            <text:p>349.08887</text:p>
          </table:table-cell>
          <table:table-cell office:value-type="float" office:value="361.845">
            <text:p>361.845</text:p>
          </table:table-cell>
          <table:table-cell office:value-type="float" office:value="358.1884">
            <text:p>358.1884</text:p>
          </table:table-cell>
          <table:table-cell office:value-type="float" office:value="358.03452">
            <text:p>358.03452</text:p>
          </table:table-cell>
          <table:table-cell office:value-type="float" office:value="361.11157">
            <text:p>361.11157</text:p>
          </table:table-cell>
          <table:table-cell office:value-type="float" office:value="362.60776">
            <text:p>362.60776</text:p>
          </table:table-cell>
          <table:table-cell office:value-type="float" office:value="362.93866">
            <text:p>362.93866</text:p>
          </table:table-cell>
          <table:table-cell office:value-type="float" office:value="366.81274">
            <text:p>366.81274</text:p>
          </table:table-cell>
          <table:table-cell office:value-type="float" office:value="369.3936">
            <text:p>369.3936</text:p>
          </table:table-cell>
          <table:table-cell office:value-type="float" office:value="356.46262">
            <text:p>356.46262</text:p>
          </table:table-cell>
          <table:table-cell office:value-type="float" office:value="357.91605">
            <text:p>357.91605</text:p>
          </table:table-cell>
          <table:table-cell office:value-type="float" office:value="346.11438">
            <text:p>346.11438</text:p>
          </table:table-cell>
          <table:table-cell office:value-type="float" office:value="345.9212">
            <text:p>345.9212</text:p>
          </table:table-cell>
          <table:table-cell office:value-type="float" office:value="343.25797">
            <text:p>343.25797</text:p>
          </table:table-cell>
          <table:table-cell office:value-type="float" office:value="345.49655">
            <text:p>345.49655</text:p>
          </table:table-cell>
        </table:table-row>
        <table:table-row table:style-name="ro2">
          <table:table-cell office:value-type="string">
            <text:p>Lforearm</text:p>
          </table:table-cell>
          <table:table-cell office:value-type="float" office:value="251.04025">
            <text:p>251.04025</text:p>
          </table:table-cell>
          <table:table-cell office:value-type="float" office:value="268.7977">
            <text:p>268.7977</text:p>
          </table:table-cell>
          <table:table-cell office:value-type="float" office:value="264.29514">
            <text:p>264.29514</text:p>
          </table:table-cell>
          <table:table-cell office:value-type="float" office:value="267.4538">
            <text:p>267.4538</text:p>
          </table:table-cell>
          <table:table-cell office:value-type="float" office:value="322.21756">
            <text:p>322.21756</text:p>
          </table:table-cell>
          <table:table-cell office:value-type="float" office:value="355.25613">
            <text:p>355.25613</text:p>
          </table:table-cell>
          <table:table-cell office:value-type="float" office:value="404.6744">
            <text:p>404.6744</text:p>
          </table:table-cell>
          <table:table-cell office:value-type="float" office:value="398.38412">
            <text:p>398.38412</text:p>
          </table:table-cell>
          <table:table-cell office:value-type="float" office:value="399.12906">
            <text:p>399.12906</text:p>
          </table:table-cell>
          <table:table-cell office:value-type="float" office:value="465.06445">
            <text:p>465.06445</text:p>
          </table:table-cell>
          <table:table-cell office:value-type="float" office:value="325.06195">
            <text:p>325.06195</text:p>
          </table:table-cell>
          <table:table-cell office:value-type="float" office:value="260.3507">
            <text:p>260.3507</text:p>
          </table:table-cell>
          <table:table-cell office:value-type="float" office:value="231.42123">
            <text:p>231.42123</text:p>
          </table:table-cell>
          <table:table-cell office:value-type="float" office:value="203.11537">
            <text:p>203.11537</text:p>
          </table:table-cell>
          <table:table-cell office:value-type="float" office:value="192.0111">
            <text:p>192.0111</text:p>
          </table:table-cell>
          <table:table-cell office:value-type="float" office:value="177.96751">
            <text:p>177.96751</text:p>
          </table:table-cell>
          <table:table-cell office:value-type="float" office:value="201.2996">
            <text:p>201.2996</text:p>
          </table:table-cell>
          <table:table-cell office:value-type="float" office:value="211.48094">
            <text:p>211.48094</text:p>
          </table:table-cell>
          <table:table-cell office:value-type="float" office:value="233.52803">
            <text:p>233.52803</text:p>
          </table:table-cell>
          <table:table-cell office:value-type="float" office:value="222.48077">
            <text:p>222.48077</text:p>
          </table:table-cell>
          <table:table-cell office:value-type="float" office:value="229.83951">
            <text:p>229.83951</text:p>
          </table:table-cell>
          <table:table-cell office:value-type="float" office:value="239.46327">
            <text:p>239.46327</text:p>
          </table:table-cell>
          <table:table-cell office:value-type="float" office:value="252.35793">
            <text:p>252.35793</text:p>
          </table:table-cell>
          <table:table-cell office:value-type="float" office:value="261.1017">
            <text:p>261.1017</text:p>
          </table:table-cell>
          <table:table-cell office:value-type="float" office:value="268.5222">
            <text:p>268.5222</text:p>
          </table:table-cell>
          <table:table-cell office:value-type="float" office:value="275.98398">
            <text:p>275.98398</text:p>
          </table:table-cell>
          <table:table-cell office:value-type="float" office:value="283.56464">
            <text:p>283.56464</text:p>
          </table:table-cell>
          <table:table-cell office:value-type="float" office:value="281.80334">
            <text:p>281.80334</text:p>
          </table:table-cell>
          <table:table-cell office:value-type="float" office:value="280.93607">
            <text:p>280.93607</text:p>
          </table:table-cell>
          <table:table-cell office:value-type="float" office:value="276.1789">
            <text:p>276.1789</text:p>
          </table:table-cell>
          <table:table-cell office:value-type="float" office:value="270.18423">
            <text:p>270.18423</text:p>
          </table:table-cell>
          <table:table-cell office:value-type="float" office:value="228.26498">
            <text:p>228.26498</text:p>
          </table:table-cell>
          <table:table-cell office:value-type="float" office:value="237.46747">
            <text:p>237.46747</text:p>
          </table:table-cell>
          <table:table-cell office:value-type="float" office:value="257.94446">
            <text:p>257.94446</text:p>
          </table:table-cell>
          <table:table-cell office:value-type="float" office:value="238.16808">
            <text:p>238.16808</text:p>
          </table:table-cell>
          <table:table-cell office:value-type="float" office:value="228.21056">
            <text:p>228.21056</text:p>
          </table:table-cell>
          <table:table-cell office:value-type="float" office:value="235.21461">
            <text:p>235.21461</text:p>
          </table:table-cell>
          <table:table-cell office:value-type="float" office:value="239.32074">
            <text:p>239.32074</text:p>
          </table:table-cell>
          <table:table-cell office:value-type="float" office:value="248.29665">
            <text:p>248.29665</text:p>
          </table:table-cell>
          <table:table-cell office:value-type="float" office:value="192.70575">
            <text:p>192.70575</text:p>
          </table:table-cell>
          <table:table-cell office:value-type="float" office:value="135.81898">
            <text:p>135.81898</text:p>
          </table:table-cell>
          <table:table-cell office:value-type="float" office:value="177.23528">
            <text:p>177.23528</text:p>
          </table:table-cell>
          <table:table-cell office:value-type="float" office:value="292.94565">
            <text:p>292.94565</text:p>
          </table:table-cell>
          <table:table-cell office:value-type="float" office:value="329.9136">
            <text:p>329.9136</text:p>
          </table:table-cell>
          <table:table-cell office:value-type="float" office:value="366.41708">
            <text:p>366.41708</text:p>
          </table:table-cell>
          <table:table-cell office:value-type="float" office:value="265.68195">
            <text:p>265.68195</text:p>
          </table:table-cell>
          <table:table-cell office:value-type="float" office:value="310.78735">
            <text:p>310.78735</text:p>
          </table:table-cell>
          <table:table-cell office:value-type="float" office:value="309.24066">
            <text:p>309.24066</text:p>
          </table:table-cell>
          <table:table-cell office:value-type="float" office:value="322.8492">
            <text:p>322.8492</text:p>
          </table:table-cell>
          <table:table-cell office:value-type="float" office:value="340.45807">
            <text:p>340.45807</text:p>
          </table:table-cell>
          <table:table-cell office:value-type="float" office:value="319.52603">
            <text:p>319.52603</text:p>
          </table:table-cell>
          <table:table-cell office:value-type="float" office:value="317.88876">
            <text:p>317.88876</text:p>
          </table:table-cell>
          <table:table-cell office:value-type="float" office:value="314.0176">
            <text:p>314.0176</text:p>
          </table:table-cell>
          <table:table-cell office:value-type="float" office:value="308.751">
            <text:p>308.751</text:p>
          </table:table-cell>
          <table:table-cell office:value-type="float" office:value="313.70615">
            <text:p>313.70615</text:p>
          </table:table-cell>
          <table:table-cell office:value-type="float" office:value="309.49686">
            <text:p>309.49686</text:p>
          </table:table-cell>
          <table:table-cell office:value-type="float" office:value="301.53833">
            <text:p>301.53833</text:p>
          </table:table-cell>
          <table:table-cell office:value-type="float" office:value="279.06595">
            <text:p>279.06595</text:p>
          </table:table-cell>
          <table:table-cell office:value-type="float" office:value="338.73816">
            <text:p>338.73816</text:p>
          </table:table-cell>
          <table:table-cell office:value-type="float" office:value="370.15204">
            <text:p>370.15204</text:p>
          </table:table-cell>
          <table:table-cell office:value-type="float" office:value="362.94693">
            <text:p>362.94693</text:p>
          </table:table-cell>
          <table:table-cell office:value-type="float" office:value="337.82605">
            <text:p>337.82605</text:p>
          </table:table-cell>
          <table:table-cell office:value-type="float" office:value="302.7428">
            <text:p>302.7428</text:p>
          </table:table-cell>
          <table:table-cell office:value-type="float" office:value="318.95724">
            <text:p>318.95724</text:p>
          </table:table-cell>
          <table:table-cell office:value-type="float" office:value="311.06326">
            <text:p>311.06326</text:p>
          </table:table-cell>
          <table:table-cell office:value-type="float" office:value="313.06247">
            <text:p>313.06247</text:p>
          </table:table-cell>
          <table:table-cell office:value-type="float" office:value="311.63574">
            <text:p>311.63574</text:p>
          </table:table-cell>
          <table:table-cell office:value-type="float" office:value="312.42834">
            <text:p>312.42834</text:p>
          </table:table-cell>
          <table:table-cell office:value-type="float" office:value="304.17285">
            <text:p>304.17285</text:p>
          </table:table-cell>
          <table:table-cell office:value-type="float" office:value="303.48163">
            <text:p>303.48163</text:p>
          </table:table-cell>
          <table:table-cell office:value-type="float" office:value="296.0175">
            <text:p>296.0175</text:p>
          </table:table-cell>
          <table:table-cell office:value-type="float" office:value="301.79907">
            <text:p>301.79907</text:p>
          </table:table-cell>
          <table:table-cell office:value-type="float" office:value="315.54593">
            <text:p>315.54593</text:p>
          </table:table-cell>
          <table:table-cell office:value-type="float" office:value="297.16684">
            <text:p>297.16684</text:p>
          </table:table-cell>
          <table:table-cell office:value-type="float" office:value="302.2997">
            <text:p>302.2997</text:p>
          </table:table-cell>
          <table:table-cell office:value-type="float" office:value="313.012">
            <text:p>313.012</text:p>
          </table:table-cell>
          <table:table-cell office:value-type="float" office:value="316.56265">
            <text:p>316.56265</text:p>
          </table:table-cell>
          <table:table-cell office:value-type="float" office:value="316.54132">
            <text:p>316.54132</text:p>
          </table:table-cell>
          <table:table-cell office:value-type="float" office:value="302.3664">
            <text:p>302.3664</text:p>
          </table:table-cell>
          <table:table-cell office:value-type="float" office:value="306.0971">
            <text:p>306.0971</text:p>
          </table:table-cell>
          <table:table-cell office:value-type="float" office:value="329.3765">
            <text:p>329.3765</text:p>
          </table:table-cell>
          <table:table-cell office:value-type="float" office:value="302.611">
            <text:p>302.611</text:p>
          </table:table-cell>
          <table:table-cell office:value-type="float" office:value="334.55286">
            <text:p>334.55286</text:p>
          </table:table-cell>
          <table:table-cell office:value-type="float" office:value="347.1675">
            <text:p>347.1675</text:p>
          </table:table-cell>
          <table:table-cell office:value-type="float" office:value="257.71">
            <text:p>257.71</text:p>
          </table:table-cell>
          <table:table-cell office:value-type="float" office:value="323.80362">
            <text:p>323.80362</text:p>
          </table:table-cell>
          <table:table-cell office:value-type="float" office:value="253.88684">
            <text:p>253.88684</text:p>
          </table:table-cell>
          <table:table-cell office:value-type="float" office:value="301.3086">
            <text:p>301.3086</text:p>
          </table:table-cell>
          <table:table-cell office:value-type="float" office:value="341.64795">
            <text:p>341.64795</text:p>
          </table:table-cell>
          <table:table-cell office:value-type="float" office:value="341.33154">
            <text:p>341.33154</text:p>
          </table:table-cell>
          <table:table-cell office:value-type="float" office:value="340.4924">
            <text:p>340.4924</text:p>
          </table:table-cell>
          <table:table-cell office:value-type="float" office:value="265.48492">
            <text:p>265.48492</text:p>
          </table:table-cell>
          <table:table-cell office:value-type="float" office:value="339.17908">
            <text:p>339.17908</text:p>
          </table:table-cell>
          <table:table-cell office:value-type="float" office:value="379.00632">
            <text:p>379.00632</text:p>
          </table:table-cell>
          <table:table-cell office:value-type="float" office:value="353.72333">
            <text:p>353.72333</text:p>
          </table:table-cell>
          <table:table-cell office:value-type="float" office:value="289.5161">
            <text:p>289.5161</text:p>
          </table:table-cell>
          <table:table-cell office:value-type="float" office:value="459.2434">
            <text:p>459.2434</text:p>
          </table:table-cell>
          <table:table-cell office:value-type="float" office:value="373.78156">
            <text:p>373.78156</text:p>
          </table:table-cell>
          <table:table-cell office:value-type="float" office:value="317.85284">
            <text:p>317.85284</text:p>
          </table:table-cell>
          <table:table-cell office:value-type="float" office:value="404.75995">
            <text:p>404.75995</text:p>
          </table:table-cell>
          <table:table-cell office:value-type="float" office:value="381.38885">
            <text:p>381.38885</text:p>
          </table:table-cell>
          <table:table-cell office:value-type="float" office:value="379.03598">
            <text:p>379.03598</text:p>
          </table:table-cell>
          <table:table-cell office:value-type="float" office:value="369.64792">
            <text:p>369.64792</text:p>
          </table:table-cell>
          <table:table-cell office:value-type="float" office:value="357.8154">
            <text:p>357.8154</text:p>
          </table:table-cell>
          <table:table-cell office:value-type="float" office:value="376.95914">
            <text:p>376.95914</text:p>
          </table:table-cell>
          <table:table-cell office:value-type="float" office:value="409.26788">
            <text:p>409.26788</text:p>
          </table:table-cell>
          <table:table-cell office:value-type="float" office:value="283.66385">
            <text:p>283.66385</text:p>
          </table:table-cell>
          <table:table-cell office:value-type="float" office:value="344.77008">
            <text:p>344.77008</text:p>
          </table:table-cell>
          <table:table-cell office:value-type="float" office:value="321.37317">
            <text:p>321.37317</text:p>
          </table:table-cell>
          <table:table-cell office:value-type="float" office:value="361.61078">
            <text:p>361.61078</text:p>
          </table:table-cell>
          <table:table-cell office:value-type="float" office:value="376.12262">
            <text:p>376.12262</text:p>
          </table:table-cell>
          <table:table-cell office:value-type="float" office:value="339.90186">
            <text:p>339.90186</text:p>
          </table:table-cell>
          <table:table-cell office:value-type="float" office:value="379.96265">
            <text:p>379.96265</text:p>
          </table:table-cell>
          <table:table-cell office:value-type="float" office:value="385.22015">
            <text:p>385.22015</text:p>
          </table:table-cell>
          <table:table-cell office:value-type="float" office:value="375.79037">
            <text:p>375.79037</text:p>
          </table:table-cell>
          <table:table-cell office:value-type="float" office:value="283.492">
            <text:p>283.492</text:p>
          </table:table-cell>
          <table:table-cell office:value-type="float" office:value="279.38318">
            <text:p>279.38318</text:p>
          </table:table-cell>
          <table:table-cell office:value-type="float" office:value="426.80313">
            <text:p>426.80313</text:p>
          </table:table-cell>
          <table:table-cell office:value-type="float" office:value="358.89725">
            <text:p>358.89725</text:p>
          </table:table-cell>
          <table:table-cell office:value-type="float" office:value="321.96692">
            <text:p>321.96692</text:p>
          </table:table-cell>
          <table:table-cell office:value-type="float" office:value="382.7551">
            <text:p>382.7551</text:p>
          </table:table-cell>
          <table:table-cell office:value-type="float" office:value="408.7203">
            <text:p>408.7203</text:p>
          </table:table-cell>
          <table:table-cell office:value-type="float" office:value="375.79733">
            <text:p>375.79733</text:p>
          </table:table-cell>
          <table:table-cell office:value-type="float" office:value="350.4035">
            <text:p>350.4035</text:p>
          </table:table-cell>
          <table:table-cell office:value-type="float" office:value="273.55075">
            <text:p>273.55075</text:p>
          </table:table-cell>
          <table:table-cell office:value-type="float" office:value="294.27875">
            <text:p>294.27875</text:p>
          </table:table-cell>
          <table:table-cell office:value-type="float" office:value="336.65173">
            <text:p>336.65173</text:p>
          </table:table-cell>
          <table:table-cell office:value-type="float" office:value="282.12054">
            <text:p>282.12054</text:p>
          </table:table-cell>
          <table:table-cell office:value-type="float" office:value="279.14597">
            <text:p>279.14597</text:p>
          </table:table-cell>
          <table:table-cell office:value-type="float" office:value="306.3559">
            <text:p>306.3559</text:p>
          </table:table-cell>
          <table:table-cell office:value-type="float" office:value="311.24344">
            <text:p>311.24344</text:p>
          </table:table-cell>
          <table:table-cell office:value-type="float" office:value="314.47736">
            <text:p>314.47736</text:p>
          </table:table-cell>
          <table:table-cell office:value-type="float" office:value="313.0583">
            <text:p>313.0583</text:p>
          </table:table-cell>
          <table:table-cell office:value-type="float" office:value="315.25482">
            <text:p>315.25482</text:p>
          </table:table-cell>
          <table:table-cell office:value-type="float" office:value="305.61865">
            <text:p>305.61865</text:p>
          </table:table-cell>
          <table:table-cell office:value-type="float" office:value="281.4771">
            <text:p>281.4771</text:p>
          </table:table-cell>
          <table:table-cell office:value-type="float" office:value="286.0197">
            <text:p>286.0197</text:p>
          </table:table-cell>
          <table:table-cell office:value-type="float" office:value="280.79797">
            <text:p>280.79797</text:p>
          </table:table-cell>
          <table:table-cell office:value-type="float" office:value="275.3661">
            <text:p>275.3661</text:p>
          </table:table-cell>
          <table:table-cell office:value-type="float" office:value="308.14157">
            <text:p>308.14157</text:p>
          </table:table-cell>
          <table:table-cell office:value-type="float" office:value="276.27365">
            <text:p>276.27365</text:p>
          </table:table-cell>
          <table:table-cell office:value-type="float" office:value="344.80002">
            <text:p>344.80002</text:p>
          </table:table-cell>
          <table:table-cell office:value-type="float" office:value="319.57632">
            <text:p>319.57632</text:p>
          </table:table-cell>
          <table:table-cell office:value-type="float" office:value="293.1272">
            <text:p>293.1272</text:p>
          </table:table-cell>
          <table:table-cell office:value-type="float" office:value="468.55597">
            <text:p>468.55597</text:p>
          </table:table-cell>
          <table:table-cell office:value-type="float" office:value="545.11346">
            <text:p>545.11346</text:p>
          </table:table-cell>
          <table:table-cell office:value-type="float" office:value="370.05362">
            <text:p>370.05362</text:p>
          </table:table-cell>
          <table:table-cell office:value-type="float" office:value="287.88293">
            <text:p>287.88293</text:p>
          </table:table-cell>
          <table:table-cell office:value-type="float" office:value="368.52698">
            <text:p>368.52698</text:p>
          </table:table-cell>
          <table:table-cell office:value-type="float" office:value="307.40274">
            <text:p>307.40274</text:p>
          </table:table-cell>
          <table:table-cell office:value-type="float" office:value="361.1177">
            <text:p>361.1177</text:p>
          </table:table-cell>
          <table:table-cell office:value-type="float" office:value="351.86917">
            <text:p>351.86917</text:p>
          </table:table-cell>
          <table:table-cell office:value-type="float" office:value="370.14322">
            <text:p>370.14322</text:p>
          </table:table-cell>
          <table:table-cell office:value-type="float" office:value="226.50157">
            <text:p>226.50157</text:p>
          </table:table-cell>
          <table:table-cell office:value-type="float" office:value="358.55057">
            <text:p>358.55057</text:p>
          </table:table-cell>
          <table:table-cell office:value-type="float" office:value="329.30902">
            <text:p>329.30902</text:p>
          </table:table-cell>
          <table:table-cell office:value-type="float" office:value="356.71152">
            <text:p>356.71152</text:p>
          </table:table-cell>
          <table:table-cell office:value-type="float" office:value="357.40732">
            <text:p>357.40732</text:p>
          </table:table-cell>
          <table:table-cell office:value-type="float" office:value="305.57318">
            <text:p>305.57318</text:p>
          </table:table-cell>
          <table:table-cell office:value-type="float" office:value="290.21167">
            <text:p>290.21167</text:p>
          </table:table-cell>
          <table:table-cell office:value-type="float" office:value="297.44666">
            <text:p>297.44666</text:p>
          </table:table-cell>
          <table:table-cell office:value-type="float" office:value="301.44223">
            <text:p>301.44223</text:p>
          </table:table-cell>
          <table:table-cell office:value-type="float" office:value="312.16788">
            <text:p>312.16788</text:p>
          </table:table-cell>
          <table:table-cell office:value-type="float" office:value="305.94693">
            <text:p>305.94693</text:p>
          </table:table-cell>
          <table:table-cell office:value-type="float" office:value="319.7499">
            <text:p>319.7499</text:p>
          </table:table-cell>
          <table:table-cell office:value-type="float" office:value="381.43988">
            <text:p>381.43988</text:p>
          </table:table-cell>
          <table:table-cell office:value-type="float" office:value="352.53137">
            <text:p>352.53137</text:p>
          </table:table-cell>
          <table:table-cell office:value-type="float" office:value="354.24103">
            <text:p>354.24103</text:p>
          </table:table-cell>
          <table:table-cell office:value-type="float" office:value="345.06183">
            <text:p>345.06183</text:p>
          </table:table-cell>
          <table:table-cell office:value-type="float" office:value="320.46555">
            <text:p>320.46555</text:p>
          </table:table-cell>
          <table:table-cell office:value-type="float" office:value="160.23285">
            <text:p>160.23285</text:p>
          </table:table-cell>
          <table:table-cell office:value-type="float" office:value="288.47202">
            <text:p>288.47202</text:p>
          </table:table-cell>
          <table:table-cell office:value-type="float" office:value="235.19925">
            <text:p>235.19925</text:p>
          </table:table-cell>
          <table:table-cell office:value-type="float" office:value="250.40883">
            <text:p>250.40883</text:p>
          </table:table-cell>
          <table:table-cell office:value-type="float" office:value="259.7198">
            <text:p>259.7198</text:p>
          </table:table-cell>
          <table:table-cell office:value-type="float" office:value="274.65698">
            <text:p>274.65698</text:p>
          </table:table-cell>
          <table:table-cell office:value-type="float" office:value="285.31995">
            <text:p>285.31995</text:p>
          </table:table-cell>
          <table:table-cell office:value-type="float" office:value="298.7167">
            <text:p>298.7167</text:p>
          </table:table-cell>
          <table:table-cell office:value-type="float" office:value="305.9652">
            <text:p>305.9652</text:p>
          </table:table-cell>
          <table:table-cell office:value-type="float" office:value="313.37863">
            <text:p>313.37863</text:p>
          </table:table-cell>
          <table:table-cell office:value-type="float" office:value="310.37262">
            <text:p>310.37262</text:p>
          </table:table-cell>
          <table:table-cell office:value-type="float" office:value="313.37732">
            <text:p>313.37732</text:p>
          </table:table-cell>
          <table:table-cell office:value-type="float" office:value="314.41995">
            <text:p>314.41995</text:p>
          </table:table-cell>
          <table:table-cell office:value-type="float" office:value="309.94037">
            <text:p>309.94037</text:p>
          </table:table-cell>
          <table:table-cell office:value-type="float" office:value="301.73853">
            <text:p>301.73853</text:p>
          </table:table-cell>
          <table:table-cell office:value-type="float" office:value="295.57867">
            <text:p>295.57867</text:p>
          </table:table-cell>
          <table:table-cell office:value-type="float" office:value="288.39972">
            <text:p>288.39972</text:p>
          </table:table-cell>
          <table:table-cell office:value-type="float" office:value="291.33356">
            <text:p>291.33356</text:p>
          </table:table-cell>
          <table:table-cell office:value-type="float" office:value="296.89496">
            <text:p>296.89496</text:p>
          </table:table-cell>
          <table:table-cell office:value-type="float" office:value="304.3558">
            <text:p>304.3558</text:p>
          </table:table-cell>
          <table:table-cell office:value-type="float" office:value="309.22818">
            <text:p>309.22818</text:p>
          </table:table-cell>
          <table:table-cell office:value-type="float" office:value="305.56616">
            <text:p>305.56616</text:p>
          </table:table-cell>
          <table:table-cell office:value-type="float" office:value="302.09622">
            <text:p>302.09622</text:p>
          </table:table-cell>
          <table:table-cell office:value-type="float" office:value="302.0582">
            <text:p>302.0582</text:p>
          </table:table-cell>
          <table:table-cell office:value-type="float" office:value="301.3543">
            <text:p>301.3543</text:p>
          </table:table-cell>
          <table:table-cell office:value-type="float" office:value="298.07776">
            <text:p>298.07776</text:p>
          </table:table-cell>
          <table:table-cell office:value-type="float" office:value="287.38446">
            <text:p>287.38446</text:p>
          </table:table-cell>
          <table:table-cell office:value-type="float" office:value="283.9113">
            <text:p>283.9113</text:p>
          </table:table-cell>
          <table:table-cell office:value-type="float" office:value="284.28543">
            <text:p>284.28543</text:p>
          </table:table-cell>
          <table:table-cell office:value-type="float" office:value="283.67188">
            <text:p>283.67188</text:p>
          </table:table-cell>
          <table:table-cell office:value-type="float" office:value="286.3914">
            <text:p>286.3914</text:p>
          </table:table-cell>
          <table:table-cell office:value-type="float" office:value="287.04578">
            <text:p>287.04578</text:p>
          </table:table-cell>
          <table:table-cell office:value-type="float" office:value="286.76196">
            <text:p>286.76196</text:p>
          </table:table-cell>
          <table:table-cell office:value-type="float" office:value="288.23343">
            <text:p>288.23343</text:p>
          </table:table-cell>
          <table:table-cell office:value-type="float" office:value="288.82947">
            <text:p>288.82947</text:p>
          </table:table-cell>
          <table:table-cell office:value-type="float" office:value="286.16605">
            <text:p>286.16605</text:p>
          </table:table-cell>
          <table:table-cell office:value-type="float" office:value="287.05338">
            <text:p>287.05338</text:p>
          </table:table-cell>
          <table:table-cell office:value-type="float" office:value="285.39575">
            <text:p>285.39575</text:p>
          </table:table-cell>
          <table:table-cell office:value-type="float" office:value="282.77698">
            <text:p>282.77698</text:p>
          </table:table-cell>
          <table:table-cell office:value-type="float" office:value="282.09396">
            <text:p>282.09396</text:p>
          </table:table-cell>
          <table:table-cell office:value-type="float" office:value="282.60947">
            <text:p>282.60947</text:p>
          </table:table-cell>
        </table:table-row>
        <table:table-row table:style-name="ro2">
          <table:table-cell office:value-type="string">
            <text:p>Rshoulder</text:p>
          </table:table-cell>
          <table:table-cell office:value-type="float" office:value="121.60297">
            <text:p>121.60297</text:p>
          </table:table-cell>
          <table:table-cell office:value-type="float" office:value="118.45816">
            <text:p>118.45816</text:p>
          </table:table-cell>
          <table:table-cell office:value-type="float" office:value="98.61763">
            <text:p>98.61763</text:p>
          </table:table-cell>
          <table:table-cell office:value-type="float" office:value="102.06882">
            <text:p>102.06882</text:p>
          </table:table-cell>
          <table:table-cell office:value-type="float" office:value="103.71082">
            <text:p>103.71082</text:p>
          </table:table-cell>
          <table:table-cell office:value-type="float" office:value="105.01074">
            <text:p>105.01074</text:p>
          </table:table-cell>
          <table:table-cell office:value-type="float" office:value="114.80461">
            <text:p>114.80461</text:p>
          </table:table-cell>
          <table:table-cell office:value-type="float" office:value="118.96596">
            <text:p>118.96596</text:p>
          </table:table-cell>
          <table:table-cell office:value-type="float" office:value="118.25225">
            <text:p>118.25225</text:p>
          </table:table-cell>
          <table:table-cell office:value-type="float" office:value="146.11858">
            <text:p>146.11858</text:p>
          </table:table-cell>
          <table:table-cell office:value-type="float" office:value="140.50029">
            <text:p>140.50029</text:p>
          </table:table-cell>
          <table:table-cell office:value-type="float" office:value="134.24738">
            <text:p>134.24738</text:p>
          </table:table-cell>
          <table:table-cell office:value-type="float" office:value="117.08837">
            <text:p>117.08837</text:p>
          </table:table-cell>
          <table:table-cell office:value-type="float" office:value="112.612404">
            <text:p>112.612404</text:p>
          </table:table-cell>
          <table:table-cell office:value-type="float" office:value="120.5425">
            <text:p>120.5425</text:p>
          </table:table-cell>
          <table:table-cell office:value-type="float" office:value="108.96112">
            <text:p>108.96112</text:p>
          </table:table-cell>
          <table:table-cell office:value-type="float" office:value="88.548485">
            <text:p>88.548485</text:p>
          </table:table-cell>
          <table:table-cell office:value-type="float" office:value="155.67462">
            <text:p>155.67462</text:p>
          </table:table-cell>
          <table:table-cell office:value-type="float" office:value="194.54329">
            <text:p>194.54329</text:p>
          </table:table-cell>
          <table:table-cell office:value-type="float" office:value="137.93636">
            <text:p>137.93636</text:p>
          </table:table-cell>
          <table:table-cell office:value-type="float" office:value="133.23805">
            <text:p>133.23805</text:p>
          </table:table-cell>
          <table:table-cell office:value-type="float" office:value="131.02003">
            <text:p>131.02003</text:p>
          </table:table-cell>
          <table:table-cell office:value-type="float" office:value="131.17796">
            <text:p>131.17796</text:p>
          </table:table-cell>
          <table:table-cell office:value-type="float" office:value="132.59897">
            <text:p>132.59897</text:p>
          </table:table-cell>
          <table:table-cell office:value-type="float" office:value="136.29068">
            <text:p>136.29068</text:p>
          </table:table-cell>
          <table:table-cell office:value-type="float" office:value="139.78868">
            <text:p>139.78868</text:p>
          </table:table-cell>
          <table:table-cell office:value-type="float" office:value="151.6861">
            <text:p>151.6861</text:p>
          </table:table-cell>
          <table:table-cell office:value-type="float" office:value="166.15082">
            <text:p>166.15082</text:p>
          </table:table-cell>
          <table:table-cell office:value-type="float" office:value="177.53583">
            <text:p>177.53583</text:p>
          </table:table-cell>
          <table:table-cell office:value-type="float" office:value="180.48964">
            <text:p>180.48964</text:p>
          </table:table-cell>
          <table:table-cell office:value-type="float" office:value="184.4554">
            <text:p>184.4554</text:p>
          </table:table-cell>
          <table:table-cell office:value-type="float" office:value="182.11925">
            <text:p>182.11925</text:p>
          </table:table-cell>
          <table:table-cell office:value-type="float" office:value="178.8016">
            <text:p>178.8016</text:p>
          </table:table-cell>
          <table:table-cell office:value-type="float" office:value="174.22977">
            <text:p>174.22977</text:p>
          </table:table-cell>
          <table:table-cell office:value-type="float" office:value="170.38242">
            <text:p>170.38242</text:p>
          </table:table-cell>
          <table:table-cell office:value-type="float" office:value="164.61563">
            <text:p>164.61563</text:p>
          </table:table-cell>
          <table:table-cell office:value-type="float" office:value="159.63344">
            <text:p>159.63344</text:p>
          </table:table-cell>
          <table:table-cell office:value-type="float" office:value="143.324">
            <text:p>143.324</text:p>
          </table:table-cell>
          <table:table-cell office:value-type="float" office:value="137.05641">
            <text:p>137.05641</text:p>
          </table:table-cell>
          <table:table-cell office:value-type="float" office:value="139.11952">
            <text:p>139.11952</text:p>
          </table:table-cell>
          <table:table-cell office:value-type="float" office:value="125.903366">
            <text:p>125.903366</text:p>
          </table:table-cell>
          <table:table-cell office:value-type="float" office:value="124.881386">
            <text:p>124.881386</text:p>
          </table:table-cell>
          <table:table-cell office:value-type="float" office:value="137.00052">
            <text:p>137.00052</text:p>
          </table:table-cell>
          <table:table-cell office:value-type="float" office:value="147.82219">
            <text:p>147.82219</text:p>
          </table:table-cell>
          <table:table-cell office:value-type="float" office:value="141.40643">
            <text:p>141.40643</text:p>
          </table:table-cell>
          <table:table-cell office:value-type="float" office:value="146.09111">
            <text:p>146.09111</text:p>
          </table:table-cell>
          <table:table-cell office:value-type="float" office:value="170.3055">
            <text:p>170.3055</text:p>
          </table:table-cell>
          <table:table-cell office:value-type="float" office:value="126.029236">
            <text:p>126.029236</text:p>
          </table:table-cell>
          <table:table-cell office:value-type="float" office:value="139.06139">
            <text:p>139.06139</text:p>
          </table:table-cell>
          <table:table-cell office:value-type="float" office:value="145.30392">
            <text:p>145.30392</text:p>
          </table:table-cell>
          <table:table-cell office:value-type="float" office:value="149.32858">
            <text:p>149.32858</text:p>
          </table:table-cell>
          <table:table-cell office:value-type="float" office:value="149.6208">
            <text:p>149.6208</text:p>
          </table:table-cell>
          <table:table-cell office:value-type="float" office:value="144.75343">
            <text:p>144.75343</text:p>
          </table:table-cell>
          <table:table-cell office:value-type="float" office:value="140.6451">
            <text:p>140.6451</text:p>
          </table:table-cell>
          <table:table-cell office:value-type="float" office:value="147.15593">
            <text:p>147.15593</text:p>
          </table:table-cell>
          <table:table-cell office:value-type="float" office:value="147.29456">
            <text:p>147.29456</text:p>
          </table:table-cell>
          <table:table-cell office:value-type="float" office:value="154.8494">
            <text:p>154.8494</text:p>
          </table:table-cell>
          <table:table-cell office:value-type="float" office:value="143.0449">
            <text:p>143.0449</text:p>
          </table:table-cell>
          <table:table-cell office:value-type="float" office:value="163.68022">
            <text:p>163.68022</text:p>
          </table:table-cell>
          <table:table-cell office:value-type="float" office:value="164.33086">
            <text:p>164.33086</text:p>
          </table:table-cell>
          <table:table-cell office:value-type="float" office:value="173.92316">
            <text:p>173.92316</text:p>
          </table:table-cell>
          <table:table-cell office:value-type="float" office:value="177.14578">
            <text:p>177.14578</text:p>
          </table:table-cell>
          <table:table-cell office:value-type="float" office:value="202.14989">
            <text:p>202.14989</text:p>
          </table:table-cell>
          <table:table-cell office:value-type="float" office:value="183.78273">
            <text:p>183.78273</text:p>
          </table:table-cell>
          <table:table-cell office:value-type="float" office:value="180.70631">
            <text:p>180.70631</text:p>
          </table:table-cell>
          <table:table-cell office:value-type="float" office:value="181.73392">
            <text:p>181.73392</text:p>
          </table:table-cell>
          <table:table-cell office:value-type="float" office:value="184.4847">
            <text:p>184.4847</text:p>
          </table:table-cell>
          <table:table-cell office:value-type="float" office:value="189.5597">
            <text:p>189.5597</text:p>
          </table:table-cell>
          <table:table-cell office:value-type="float" office:value="192.48128">
            <text:p>192.48128</text:p>
          </table:table-cell>
          <table:table-cell office:value-type="float" office:value="190.34827">
            <text:p>190.34827</text:p>
          </table:table-cell>
          <table:table-cell office:value-type="float" office:value="190.9521">
            <text:p>190.9521</text:p>
          </table:table-cell>
          <table:table-cell office:value-type="float" office:value="189.09062">
            <text:p>189.09062</text:p>
          </table:table-cell>
          <table:table-cell office:value-type="float" office:value="187.28479">
            <text:p>187.28479</text:p>
          </table:table-cell>
          <table:table-cell office:value-type="float" office:value="186.01852">
            <text:p>186.01852</text:p>
          </table:table-cell>
          <table:table-cell office:value-type="float" office:value="184.86537">
            <text:p>184.86537</text:p>
          </table:table-cell>
          <table:table-cell office:value-type="float" office:value="184.9571">
            <text:p>184.9571</text:p>
          </table:table-cell>
          <table:table-cell office:value-type="float" office:value="184.93248">
            <text:p>184.93248</text:p>
          </table:table-cell>
          <table:table-cell office:value-type="float" office:value="184.92642">
            <text:p>184.92642</text:p>
          </table:table-cell>
          <table:table-cell office:value-type="float" office:value="184.80621">
            <text:p>184.80621</text:p>
          </table:table-cell>
          <table:table-cell office:value-type="float" office:value="183.7142">
            <text:p>183.7142</text:p>
          </table:table-cell>
          <table:table-cell office:value-type="float" office:value="182.84665">
            <text:p>182.84665</text:p>
          </table:table-cell>
          <table:table-cell office:value-type="float" office:value="193.65561">
            <text:p>193.65561</text:p>
          </table:table-cell>
          <table:table-cell office:value-type="float" office:value="189.72818">
            <text:p>189.72818</text:p>
          </table:table-cell>
          <table:table-cell office:value-type="float" office:value="181.21832">
            <text:p>181.21832</text:p>
          </table:table-cell>
          <table:table-cell office:value-type="float" office:value="175.14337">
            <text:p>175.14337</text:p>
          </table:table-cell>
          <table:table-cell office:value-type="float" office:value="177.28816">
            <text:p>177.28816</text:p>
          </table:table-cell>
          <table:table-cell office:value-type="float" office:value="182.84369">
            <text:p>182.84369</text:p>
          </table:table-cell>
          <table:table-cell office:value-type="float" office:value="174.31442">
            <text:p>174.31442</text:p>
          </table:table-cell>
          <table:table-cell office:value-type="float" office:value="171.60368">
            <text:p>171.60368</text:p>
          </table:table-cell>
          <table:table-cell office:value-type="float" office:value="173.40082">
            <text:p>173.40082</text:p>
          </table:table-cell>
          <table:table-cell office:value-type="float" office:value="169.32663">
            <text:p>169.32663</text:p>
          </table:table-cell>
          <table:table-cell office:value-type="float" office:value="165.54645">
            <text:p>165.54645</text:p>
          </table:table-cell>
          <table:table-cell office:value-type="float" office:value="166.07057">
            <text:p>166.07057</text:p>
          </table:table-cell>
          <table:table-cell office:value-type="float" office:value="158.3287">
            <text:p>158.3287</text:p>
          </table:table-cell>
          <table:table-cell office:value-type="float" office:value="154.76268">
            <text:p>154.76268</text:p>
          </table:table-cell>
          <table:table-cell office:value-type="float" office:value="149.45953">
            <text:p>149.45953</text:p>
          </table:table-cell>
          <table:table-cell office:value-type="float" office:value="149.64937">
            <text:p>149.64937</text:p>
          </table:table-cell>
          <table:table-cell office:value-type="float" office:value="141.25017">
            <text:p>141.25017</text:p>
          </table:table-cell>
          <table:table-cell office:value-type="float" office:value="152.85703">
            <text:p>152.85703</text:p>
          </table:table-cell>
          <table:table-cell office:value-type="float" office:value="154.28015">
            <text:p>154.28015</text:p>
          </table:table-cell>
          <table:table-cell office:value-type="float" office:value="152.73708">
            <text:p>152.73708</text:p>
          </table:table-cell>
          <table:table-cell office:value-type="float" office:value="156.78947">
            <text:p>156.78947</text:p>
          </table:table-cell>
          <table:table-cell office:value-type="float" office:value="151.3935">
            <text:p>151.3935</text:p>
          </table:table-cell>
          <table:table-cell office:value-type="float" office:value="156.2472">
            <text:p>156.2472</text:p>
          </table:table-cell>
          <table:table-cell office:value-type="float" office:value="157.13058">
            <text:p>157.13058</text:p>
          </table:table-cell>
          <table:table-cell office:value-type="float" office:value="154.02144">
            <text:p>154.02144</text:p>
          </table:table-cell>
          <table:table-cell office:value-type="float" office:value="155.8978">
            <text:p>155.8978</text:p>
          </table:table-cell>
          <table:table-cell office:value-type="float" office:value="171.4208">
            <text:p>171.4208</text:p>
          </table:table-cell>
          <table:table-cell office:value-type="float" office:value="176.93172">
            <text:p>176.93172</text:p>
          </table:table-cell>
          <table:table-cell office:value-type="float" office:value="180.37282">
            <text:p>180.37282</text:p>
          </table:table-cell>
          <table:table-cell office:value-type="float" office:value="180.53">
            <text:p>180.53</text:p>
          </table:table-cell>
          <table:table-cell office:value-type="float" office:value="183.80722">
            <text:p>183.80722</text:p>
          </table:table-cell>
          <table:table-cell office:value-type="float" office:value="109.383644">
            <text:p>109.383644</text:p>
          </table:table-cell>
          <table:table-cell office:value-type="float" office:value="117.315994">
            <text:p>117.315994</text:p>
          </table:table-cell>
          <table:table-cell office:value-type="float" office:value="130.52982">
            <text:p>130.52982</text:p>
          </table:table-cell>
          <table:table-cell office:value-type="float" office:value="136.27042">
            <text:p>136.27042</text:p>
          </table:table-cell>
          <table:table-cell office:value-type="float" office:value="148.90887">
            <text:p>148.90887</text:p>
          </table:table-cell>
          <table:table-cell office:value-type="float" office:value="148.18748">
            <text:p>148.18748</text:p>
          </table:table-cell>
          <table:table-cell office:value-type="float" office:value="150.76355">
            <text:p>150.76355</text:p>
          </table:table-cell>
          <table:table-cell office:value-type="float" office:value="80.09183">
            <text:p>80.09183</text:p>
          </table:table-cell>
          <table:table-cell office:value-type="float" office:value="161.37329">
            <text:p>161.37329</text:p>
          </table:table-cell>
          <table:table-cell office:value-type="float" office:value="165.8571">
            <text:p>165.8571</text:p>
          </table:table-cell>
          <table:table-cell office:value-type="float" office:value="176.8184">
            <text:p>176.8184</text:p>
          </table:table-cell>
          <table:table-cell office:value-type="float" office:value="181.8673">
            <text:p>181.8673</text:p>
          </table:table-cell>
          <table:table-cell office:value-type="float" office:value="176.06255">
            <text:p>176.06255</text:p>
          </table:table-cell>
          <table:table-cell office:value-type="float" office:value="172.09981">
            <text:p>172.09981</text:p>
          </table:table-cell>
          <table:table-cell office:value-type="float" office:value="173.04436">
            <text:p>173.04436</text:p>
          </table:table-cell>
          <table:table-cell office:value-type="float" office:value="169.70393">
            <text:p>169.70393</text:p>
          </table:table-cell>
          <table:table-cell office:value-type="float" office:value="164.79147">
            <text:p>164.79147</text:p>
          </table:table-cell>
          <table:table-cell office:value-type="float" office:value="193.7129">
            <text:p>193.7129</text:p>
          </table:table-cell>
          <table:table-cell office:value-type="float" office:value="179.32715">
            <text:p>179.32715</text:p>
          </table:table-cell>
          <table:table-cell office:value-type="float" office:value="171.69553">
            <text:p>171.69553</text:p>
          </table:table-cell>
          <table:table-cell office:value-type="float" office:value="167.38202">
            <text:p>167.38202</text:p>
          </table:table-cell>
          <table:table-cell office:value-type="float" office:value="151.74411">
            <text:p>151.74411</text:p>
          </table:table-cell>
          <table:table-cell office:value-type="float" office:value="146.93369">
            <text:p>146.93369</text:p>
          </table:table-cell>
          <table:table-cell office:value-type="float" office:value="151.0769">
            <text:p>151.0769</text:p>
          </table:table-cell>
          <table:table-cell office:value-type="float" office:value="158.65637">
            <text:p>158.65637</text:p>
          </table:table-cell>
          <table:table-cell office:value-type="float" office:value="152.69308">
            <text:p>152.69308</text:p>
          </table:table-cell>
          <table:table-cell office:value-type="float" office:value="84.11545">
            <text:p>84.11545</text:p>
          </table:table-cell>
          <table:table-cell office:value-type="float" office:value="84.222664">
            <text:p>84.222664</text:p>
          </table:table-cell>
          <table:table-cell office:value-type="float" office:value="85.42094">
            <text:p>85.42094</text:p>
          </table:table-cell>
          <table:table-cell office:value-type="float" office:value="125.44718">
            <text:p>125.44718</text:p>
          </table:table-cell>
          <table:table-cell office:value-type="float" office:value="134.36447">
            <text:p>134.36447</text:p>
          </table:table-cell>
          <table:table-cell office:value-type="float" office:value="135.54802">
            <text:p>135.54802</text:p>
          </table:table-cell>
          <table:table-cell office:value-type="float" office:value="155.45897">
            <text:p>155.45897</text:p>
          </table:table-cell>
          <table:table-cell office:value-type="float" office:value="155.08669">
            <text:p>155.08669</text:p>
          </table:table-cell>
          <table:table-cell office:value-type="float" office:value="148.29697">
            <text:p>148.29697</text:p>
          </table:table-cell>
          <table:table-cell office:value-type="float" office:value="151.49506">
            <text:p>151.49506</text:p>
          </table:table-cell>
          <table:table-cell office:value-type="float" office:value="155.42592">
            <text:p>155.42592</text:p>
          </table:table-cell>
          <table:table-cell office:value-type="float" office:value="151.78154">
            <text:p>151.78154</text:p>
          </table:table-cell>
          <table:table-cell office:value-type="float" office:value="147.90948">
            <text:p>147.90948</text:p>
          </table:table-cell>
          <table:table-cell office:value-type="float" office:value="152.62543">
            <text:p>152.62543</text:p>
          </table:table-cell>
          <table:table-cell office:value-type="float" office:value="170.61737">
            <text:p>170.61737</text:p>
          </table:table-cell>
          <table:table-cell office:value-type="float" office:value="173.64197">
            <text:p>173.64197</text:p>
          </table:table-cell>
          <table:table-cell office:value-type="float" office:value="174.03882">
            <text:p>174.03882</text:p>
          </table:table-cell>
          <table:table-cell office:value-type="float" office:value="175.7716">
            <text:p>175.7716</text:p>
          </table:table-cell>
          <table:table-cell office:value-type="float" office:value="170.28018">
            <text:p>170.28018</text:p>
          </table:table-cell>
          <table:table-cell office:value-type="float" office:value="172.35208">
            <text:p>172.35208</text:p>
          </table:table-cell>
          <table:table-cell office:value-type="float" office:value="180.41371">
            <text:p>180.41371</text:p>
          </table:table-cell>
          <table:table-cell office:value-type="float" office:value="175.1872">
            <text:p>175.1872</text:p>
          </table:table-cell>
          <table:table-cell office:value-type="float" office:value="173.1417">
            <text:p>173.1417</text:p>
          </table:table-cell>
          <table:table-cell office:value-type="float" office:value="172.19403">
            <text:p>172.19403</text:p>
          </table:table-cell>
          <table:table-cell office:value-type="float" office:value="172.11841">
            <text:p>172.11841</text:p>
          </table:table-cell>
          <table:table-cell office:value-type="float" office:value="171.76314">
            <text:p>171.76314</text:p>
          </table:table-cell>
          <table:table-cell office:value-type="float" office:value="172.87883">
            <text:p>172.87883</text:p>
          </table:table-cell>
          <table:table-cell office:value-type="float" office:value="173.64526">
            <text:p>173.64526</text:p>
          </table:table-cell>
          <table:table-cell office:value-type="float" office:value="177.94975">
            <text:p>177.94975</text:p>
          </table:table-cell>
          <table:table-cell office:value-type="float" office:value="178.02242">
            <text:p>178.02242</text:p>
          </table:table-cell>
          <table:table-cell office:value-type="float" office:value="177.64532">
            <text:p>177.64532</text:p>
          </table:table-cell>
          <table:table-cell office:value-type="float" office:value="177.00214">
            <text:p>177.00214</text:p>
          </table:table-cell>
          <table:table-cell office:value-type="float" office:value="175.8901">
            <text:p>175.8901</text:p>
          </table:table-cell>
          <table:table-cell office:value-type="float" office:value="175.65172">
            <text:p>175.65172</text:p>
          </table:table-cell>
          <table:table-cell office:value-type="float" office:value="175.29997">
            <text:p>175.29997</text:p>
          </table:table-cell>
          <table:table-cell office:value-type="float" office:value="174.76347">
            <text:p>174.76347</text:p>
          </table:table-cell>
          <table:table-cell office:value-type="float" office:value="174.8751">
            <text:p>174.8751</text:p>
          </table:table-cell>
          <table:table-cell office:value-type="float" office:value="175.20691">
            <text:p>175.20691</text:p>
          </table:table-cell>
          <table:table-cell office:value-type="float" office:value="175.36429">
            <text:p>175.36429</text:p>
          </table:table-cell>
          <table:table-cell office:value-type="float" office:value="175.18568">
            <text:p>175.18568</text:p>
          </table:table-cell>
          <table:table-cell office:value-type="float" office:value="174.92155">
            <text:p>174.92155</text:p>
          </table:table-cell>
          <table:table-cell office:value-type="float" office:value="174.17384">
            <text:p>174.17384</text:p>
          </table:table-cell>
          <table:table-cell office:value-type="float" office:value="174.16449">
            <text:p>174.16449</text:p>
          </table:table-cell>
          <table:table-cell office:value-type="float" office:value="174.76244">
            <text:p>174.76244</text:p>
          </table:table-cell>
          <table:table-cell office:value-type="float" office:value="175.07083">
            <text:p>175.07083</text:p>
          </table:table-cell>
          <table:table-cell office:value-type="float" office:value="175.2108">
            <text:p>175.2108</text:p>
          </table:table-cell>
          <table:table-cell office:value-type="float" office:value="175.2757">
            <text:p>175.2757</text:p>
          </table:table-cell>
          <table:table-cell office:value-type="float" office:value="175.29738">
            <text:p>175.29738</text:p>
          </table:table-cell>
          <table:table-cell office:value-type="float" office:value="175.35333">
            <text:p>175.35333</text:p>
          </table:table-cell>
          <table:table-cell office:value-type="float" office:value="175.41327">
            <text:p>175.41327</text:p>
          </table:table-cell>
          <table:table-cell office:value-type="float" office:value="175.15126">
            <text:p>175.15126</text:p>
          </table:table-cell>
          <table:table-cell office:value-type="float" office:value="174.67186">
            <text:p>174.67186</text:p>
          </table:table-cell>
          <table:table-cell office:value-type="float" office:value="174.33366">
            <text:p>174.33366</text:p>
          </table:table-cell>
          <table:table-cell office:value-type="float" office:value="173.85085">
            <text:p>173.85085</text:p>
          </table:table-cell>
          <table:table-cell office:value-type="float" office:value="174.31906">
            <text:p>174.31906</text:p>
          </table:table-cell>
          <table:table-cell office:value-type="float" office:value="174.78952">
            <text:p>174.78952</text:p>
          </table:table-cell>
          <table:table-cell office:value-type="float" office:value="175.0818">
            <text:p>175.0818</text:p>
          </table:table-cell>
          <table:table-cell office:value-type="float" office:value="175.30061">
            <text:p>175.30061</text:p>
          </table:table-cell>
          <table:table-cell office:value-type="float" office:value="175.38083">
            <text:p>175.38083</text:p>
          </table:table-cell>
          <table:table-cell office:value-type="float" office:value="175.42725">
            <text:p>175.42725</text:p>
          </table:table-cell>
          <table:table-cell office:value-type="float" office:value="175.49272">
            <text:p>175.49272</text:p>
          </table:table-cell>
          <table:table-cell office:value-type="float" office:value="175.5059">
            <text:p>175.5059</text:p>
          </table:table-cell>
          <table:table-cell office:value-type="float" office:value="175.24222">
            <text:p>175.24222</text:p>
          </table:table-cell>
          <table:table-cell office:value-type="float" office:value="174.6089">
            <text:p>174.6089</text:p>
          </table:table-cell>
          <table:table-cell office:value-type="float" office:value="173.64624">
            <text:p>173.64624</text:p>
          </table:table-cell>
          <table:table-cell office:value-type="float" office:value="173.77399">
            <text:p>173.77399</text:p>
          </table:table-cell>
          <table:table-cell office:value-type="float" office:value="174.12408">
            <text:p>174.12408</text:p>
          </table:table-cell>
          <table:table-cell office:value-type="float" office:value="174.5016">
            <text:p>174.5016</text:p>
          </table:table-cell>
          <table:table-cell office:value-type="float" office:value="174.72147">
            <text:p>174.72147</text:p>
          </table:table-cell>
          <table:table-cell office:value-type="float" office:value="175.09622">
            <text:p>175.09622</text:p>
          </table:table-cell>
          <table:table-cell office:value-type="float" office:value="175.31367">
            <text:p>175.31367</text:p>
          </table:table-cell>
          <table:table-cell office:value-type="float" office:value="175.42256">
            <text:p>175.42256</text:p>
          </table:table-cell>
          <table:table-cell office:value-type="float" office:value="175.236">
            <text:p>175.236</text:p>
          </table:table-cell>
        </table:table-row>
        <table:table-row table:style-name="ro2">
          <table:table-cell office:value-type="string">
            <text:p>Rarm</text:p>
          </table:table-cell>
          <table:table-cell office:value-type="float" office:value="251.04028">
            <text:p>251.04028</text:p>
          </table:table-cell>
          <table:table-cell office:value-type="float" office:value="252.91898">
            <text:p>252.91898</text:p>
          </table:table-cell>
          <table:table-cell office:value-type="float" office:value="253.32828">
            <text:p>253.32828</text:p>
          </table:table-cell>
          <table:table-cell office:value-type="float" office:value="255.40038">
            <text:p>255.40038</text:p>
          </table:table-cell>
          <table:table-cell office:value-type="float" office:value="255.40039">
            <text:p>255.40039</text:p>
          </table:table-cell>
          <table:table-cell office:value-type="float" office:value="255.56432">
            <text:p>255.56432</text:p>
          </table:table-cell>
          <table:table-cell office:value-type="float" office:value="254.39342">
            <text:p>254.39342</text:p>
          </table:table-cell>
          <table:table-cell office:value-type="float" office:value="251.64716">
            <text:p>251.64716</text:p>
          </table:table-cell>
          <table:table-cell office:value-type="float" office:value="250.42215">
            <text:p>250.42215</text:p>
          </table:table-cell>
          <table:table-cell office:value-type="float" office:value="248.20738">
            <text:p>248.20738</text:p>
          </table:table-cell>
          <table:table-cell office:value-type="float" office:value="248.19131">
            <text:p>248.19131</text:p>
          </table:table-cell>
          <table:table-cell office:value-type="float" office:value="190.08896">
            <text:p>190.08896</text:p>
          </table:table-cell>
          <table:table-cell office:value-type="float" office:value="202.06407">
            <text:p>202.06407</text:p>
          </table:table-cell>
          <table:table-cell office:value-type="float" office:value="214.23268">
            <text:p>214.23268</text:p>
          </table:table-cell>
          <table:table-cell office:value-type="float" office:value="211.63928">
            <text:p>211.63928</text:p>
          </table:table-cell>
          <table:table-cell office:value-type="float" office:value="213.59805">
            <text:p>213.59805</text:p>
          </table:table-cell>
          <table:table-cell office:value-type="float" office:value="207.47124">
            <text:p>207.47124</text:p>
          </table:table-cell>
          <table:table-cell office:value-type="float" office:value="215.30327">
            <text:p>215.30327</text:p>
          </table:table-cell>
          <table:table-cell office:value-type="float" office:value="212.80463">
            <text:p>212.80463</text:p>
          </table:table-cell>
          <table:table-cell office:value-type="float" office:value="165.21283">
            <text:p>165.21283</text:p>
          </table:table-cell>
          <table:table-cell office:value-type="float" office:value="230.88861">
            <text:p>230.88861</text:p>
          </table:table-cell>
          <table:table-cell office:value-type="float" office:value="252.64635">
            <text:p>252.64635</text:p>
          </table:table-cell>
          <table:table-cell office:value-type="float" office:value="257.8378">
            <text:p>257.8378</text:p>
          </table:table-cell>
          <table:table-cell office:value-type="float" office:value="239.6948">
            <text:p>239.6948</text:p>
          </table:table-cell>
          <table:table-cell office:value-type="float" office:value="241.21634">
            <text:p>241.21634</text:p>
          </table:table-cell>
          <table:table-cell office:value-type="float" office:value="253.20746">
            <text:p>253.20746</text:p>
          </table:table-cell>
          <table:table-cell office:value-type="float" office:value="264.84116">
            <text:p>264.84116</text:p>
          </table:table-cell>
          <table:table-cell office:value-type="float" office:value="275.6552">
            <text:p>275.6552</text:p>
          </table:table-cell>
          <table:table-cell office:value-type="float" office:value="311.1782">
            <text:p>311.1782</text:p>
          </table:table-cell>
          <table:table-cell office:value-type="float" office:value="307.4004">
            <text:p>307.4004</text:p>
          </table:table-cell>
          <table:table-cell office:value-type="float" office:value="323.82275">
            <text:p>323.82275</text:p>
          </table:table-cell>
          <table:table-cell office:value-type="float" office:value="297.99536">
            <text:p>297.99536</text:p>
          </table:table-cell>
          <table:table-cell office:value-type="float" office:value="274.3683">
            <text:p>274.3683</text:p>
          </table:table-cell>
          <table:table-cell office:value-type="float" office:value="284.30725">
            <text:p>284.30725</text:p>
          </table:table-cell>
          <table:table-cell office:value-type="float" office:value="292.58038">
            <text:p>292.58038</text:p>
          </table:table-cell>
          <table:table-cell office:value-type="float" office:value="289.04556">
            <text:p>289.04556</text:p>
          </table:table-cell>
          <table:table-cell office:value-type="float" office:value="287.74213">
            <text:p>287.74213</text:p>
          </table:table-cell>
          <table:table-cell office:value-type="float" office:value="273.4316">
            <text:p>273.4316</text:p>
          </table:table-cell>
          <table:table-cell office:value-type="float" office:value="261.285">
            <text:p>261.285</text:p>
          </table:table-cell>
          <table:table-cell office:value-type="float" office:value="184.18217">
            <text:p>184.18217</text:p>
          </table:table-cell>
          <table:table-cell office:value-type="float" office:value="212.35814">
            <text:p>212.35814</text:p>
          </table:table-cell>
          <table:table-cell office:value-type="float" office:value="221.10196">
            <text:p>221.10196</text:p>
          </table:table-cell>
          <table:table-cell office:value-type="float" office:value="249.18571">
            <text:p>249.18571</text:p>
          </table:table-cell>
          <table:table-cell office:value-type="float" office:value="239.12926">
            <text:p>239.12926</text:p>
          </table:table-cell>
          <table:table-cell office:value-type="float" office:value="246.90741">
            <text:p>246.90741</text:p>
          </table:table-cell>
          <table:table-cell office:value-type="float" office:value="271.1956">
            <text:p>271.1956</text:p>
          </table:table-cell>
          <table:table-cell office:value-type="float" office:value="235.34952">
            <text:p>235.34952</text:p>
          </table:table-cell>
          <table:table-cell office:value-type="float" office:value="240.85599">
            <text:p>240.85599</text:p>
          </table:table-cell>
          <table:table-cell office:value-type="float" office:value="272.77512">
            <text:p>272.77512</text:p>
          </table:table-cell>
          <table:table-cell office:value-type="float" office:value="260.18573">
            <text:p>260.18573</text:p>
          </table:table-cell>
          <table:table-cell office:value-type="float" office:value="247.96625">
            <text:p>247.96625</text:p>
          </table:table-cell>
          <table:table-cell office:value-type="float" office:value="251.29402">
            <text:p>251.29402</text:p>
          </table:table-cell>
          <table:table-cell office:value-type="float" office:value="257.52405">
            <text:p>257.52405</text:p>
          </table:table-cell>
          <table:table-cell office:value-type="float" office:value="249.62163">
            <text:p>249.62163</text:p>
          </table:table-cell>
          <table:table-cell office:value-type="float" office:value="254.29468">
            <text:p>254.29468</text:p>
          </table:table-cell>
          <table:table-cell office:value-type="float" office:value="247.59622">
            <text:p>247.59622</text:p>
          </table:table-cell>
          <table:table-cell office:value-type="float" office:value="267.2093">
            <text:p>267.2093</text:p>
          </table:table-cell>
          <table:table-cell office:value-type="float" office:value="291.08838">
            <text:p>291.08838</text:p>
          </table:table-cell>
          <table:table-cell office:value-type="float" office:value="263.9726">
            <text:p>263.9726</text:p>
          </table:table-cell>
          <table:table-cell office:value-type="float" office:value="276.14874">
            <text:p>276.14874</text:p>
          </table:table-cell>
          <table:table-cell office:value-type="float" office:value="283.65552">
            <text:p>283.65552</text:p>
          </table:table-cell>
          <table:table-cell office:value-type="float" office:value="285.51154">
            <text:p>285.51154</text:p>
          </table:table-cell>
          <table:table-cell office:value-type="float" office:value="295.3623">
            <text:p>295.3623</text:p>
          </table:table-cell>
          <table:table-cell office:value-type="float" office:value="253.96758">
            <text:p>253.96758</text:p>
          </table:table-cell>
          <table:table-cell office:value-type="float" office:value="273.4741">
            <text:p>273.4741</text:p>
          </table:table-cell>
          <table:table-cell office:value-type="float" office:value="279.5039">
            <text:p>279.5039</text:p>
          </table:table-cell>
          <table:table-cell office:value-type="float" office:value="281.0512">
            <text:p>281.0512</text:p>
          </table:table-cell>
          <table:table-cell office:value-type="float" office:value="273.4299">
            <text:p>273.4299</text:p>
          </table:table-cell>
          <table:table-cell office:value-type="float" office:value="260.23993">
            <text:p>260.23993</text:p>
          </table:table-cell>
          <table:table-cell office:value-type="float" office:value="256.7149">
            <text:p>256.7149</text:p>
          </table:table-cell>
          <table:table-cell office:value-type="float" office:value="260.2258">
            <text:p>260.2258</text:p>
          </table:table-cell>
          <table:table-cell office:value-type="float" office:value="261.5936">
            <text:p>261.5936</text:p>
          </table:table-cell>
          <table:table-cell office:value-type="float" office:value="262.48163">
            <text:p>262.48163</text:p>
          </table:table-cell>
          <table:table-cell office:value-type="float" office:value="263.76276">
            <text:p>263.76276</text:p>
          </table:table-cell>
          <table:table-cell office:value-type="float" office:value="267.5464">
            <text:p>267.5464</text:p>
          </table:table-cell>
          <table:table-cell office:value-type="float" office:value="270.13556">
            <text:p>270.13556</text:p>
          </table:table-cell>
          <table:table-cell office:value-type="float" office:value="270.05624">
            <text:p>270.05624</text:p>
          </table:table-cell>
          <table:table-cell office:value-type="float" office:value="271.87622">
            <text:p>271.87622</text:p>
          </table:table-cell>
          <table:table-cell office:value-type="float" office:value="272.77005">
            <text:p>272.77005</text:p>
          </table:table-cell>
          <table:table-cell office:value-type="float" office:value="273.36093">
            <text:p>273.36093</text:p>
          </table:table-cell>
          <table:table-cell office:value-type="float" office:value="268.9702">
            <text:p>268.9702</text:p>
          </table:table-cell>
          <table:table-cell office:value-type="float" office:value="274.20645">
            <text:p>274.20645</text:p>
          </table:table-cell>
          <table:table-cell office:value-type="float" office:value="253.5803">
            <text:p>253.5803</text:p>
          </table:table-cell>
          <table:table-cell office:value-type="float" office:value="261.58136">
            <text:p>261.58136</text:p>
          </table:table-cell>
          <table:table-cell office:value-type="float" office:value="272.89215">
            <text:p>272.89215</text:p>
          </table:table-cell>
          <table:table-cell office:value-type="float" office:value="273.74826">
            <text:p>273.74826</text:p>
          </table:table-cell>
          <table:table-cell office:value-type="float" office:value="279.75107">
            <text:p>279.75107</text:p>
          </table:table-cell>
          <table:table-cell office:value-type="float" office:value="273.45395">
            <text:p>273.45395</text:p>
          </table:table-cell>
          <table:table-cell office:value-type="float" office:value="265.7803">
            <text:p>265.7803</text:p>
          </table:table-cell>
          <table:table-cell office:value-type="float" office:value="269.09616">
            <text:p>269.09616</text:p>
          </table:table-cell>
          <table:table-cell office:value-type="float" office:value="273.98056">
            <text:p>273.98056</text:p>
          </table:table-cell>
          <table:table-cell office:value-type="float" office:value="270.37823">
            <text:p>270.37823</text:p>
          </table:table-cell>
          <table:table-cell office:value-type="float" office:value="265.49704">
            <text:p>265.49704</text:p>
          </table:table-cell>
          <table:table-cell office:value-type="float" office:value="246.892">
            <text:p>246.892</text:p>
          </table:table-cell>
          <table:table-cell office:value-type="float" office:value="226.63548">
            <text:p>226.63548</text:p>
          </table:table-cell>
          <table:table-cell office:value-type="float" office:value="236.73412">
            <text:p>236.73412</text:p>
          </table:table-cell>
          <table:table-cell office:value-type="float" office:value="250.01865">
            <text:p>250.01865</text:p>
          </table:table-cell>
          <table:table-cell office:value-type="float" office:value="241.78166">
            <text:p>241.78166</text:p>
          </table:table-cell>
          <table:table-cell office:value-type="float" office:value="185.03725">
            <text:p>185.03725</text:p>
          </table:table-cell>
          <table:table-cell office:value-type="float" office:value="203.49931">
            <text:p>203.49931</text:p>
          </table:table-cell>
          <table:table-cell office:value-type="float" office:value="171.6704">
            <text:p>171.6704</text:p>
          </table:table-cell>
          <table:table-cell office:value-type="float" office:value="155.54251">
            <text:p>155.54251</text:p>
          </table:table-cell>
          <table:table-cell office:value-type="float" office:value="148.39365">
            <text:p>148.39365</text:p>
          </table:table-cell>
          <table:table-cell office:value-type="float" office:value="148.61215">
            <text:p>148.61215</text:p>
          </table:table-cell>
          <table:table-cell office:value-type="float" office:value="100.65259">
            <text:p>100.65259</text:p>
          </table:table-cell>
          <table:table-cell office:value-type="float" office:value="113.16481">
            <text:p>113.16481</text:p>
          </table:table-cell>
          <table:table-cell office:value-type="float" office:value="131.75826">
            <text:p>131.75826</text:p>
          </table:table-cell>
          <table:table-cell office:value-type="float" office:value="151.39355">
            <text:p>151.39355</text:p>
          </table:table-cell>
          <table:table-cell office:value-type="float" office:value="170.02411">
            <text:p>170.02411</text:p>
          </table:table-cell>
          <table:table-cell office:value-type="float" office:value="161.30835">
            <text:p>161.30835</text:p>
          </table:table-cell>
          <table:table-cell office:value-type="float" office:value="173.07002">
            <text:p>173.07002</text:p>
          </table:table-cell>
          <table:table-cell office:value-type="float" office:value="112.27655">
            <text:p>112.27655</text:p>
          </table:table-cell>
          <table:table-cell office:value-type="float" office:value="125.04285">
            <text:p>125.04285</text:p>
          </table:table-cell>
          <table:table-cell office:value-type="float" office:value="298.8692">
            <text:p>298.8692</text:p>
          </table:table-cell>
          <table:table-cell office:value-type="float" office:value="294.46832">
            <text:p>294.46832</text:p>
          </table:table-cell>
          <table:table-cell office:value-type="float" office:value="294.80112">
            <text:p>294.80112</text:p>
          </table:table-cell>
          <table:table-cell office:value-type="float" office:value="289.40442">
            <text:p>289.40442</text:p>
          </table:table-cell>
          <table:table-cell office:value-type="float" office:value="284.5371">
            <text:p>284.5371</text:p>
          </table:table-cell>
          <table:table-cell office:value-type="float" office:value="284.53717">
            <text:p>284.53717</text:p>
          </table:table-cell>
          <table:table-cell office:value-type="float" office:value="284.5371">
            <text:p>284.5371</text:p>
          </table:table-cell>
          <table:table-cell office:value-type="float" office:value="253.108">
            <text:p>253.108</text:p>
          </table:table-cell>
          <table:table-cell office:value-type="float" office:value="255.85469">
            <text:p>255.85469</text:p>
          </table:table-cell>
          <table:table-cell office:value-type="float" office:value="257.85168">
            <text:p>257.85168</text:p>
          </table:table-cell>
          <table:table-cell office:value-type="float" office:value="270.22925">
            <text:p>270.22925</text:p>
          </table:table-cell>
          <table:table-cell office:value-type="float" office:value="274.96118">
            <text:p>274.96118</text:p>
          </table:table-cell>
          <table:table-cell office:value-type="float" office:value="282.40118">
            <text:p>282.40118</text:p>
          </table:table-cell>
          <table:table-cell office:value-type="float" office:value="248.33034">
            <text:p>248.33034</text:p>
          </table:table-cell>
          <table:table-cell office:value-type="float" office:value="256.40332">
            <text:p>256.40332</text:p>
          </table:table-cell>
          <table:table-cell office:value-type="float" office:value="233.97299">
            <text:p>233.97299</text:p>
          </table:table-cell>
          <table:table-cell office:value-type="float" office:value="123.30213">
            <text:p>123.30213</text:p>
          </table:table-cell>
          <table:table-cell office:value-type="float" office:value="115.91104">
            <text:p>115.91104</text:p>
          </table:table-cell>
          <table:table-cell office:value-type="float" office:value="123.5656">
            <text:p>123.5656</text:p>
          </table:table-cell>
          <table:table-cell office:value-type="float" office:value="285.10294">
            <text:p>285.10294</text:p>
          </table:table-cell>
          <table:table-cell office:value-type="float" office:value="198.38681">
            <text:p>198.38681</text:p>
          </table:table-cell>
          <table:table-cell office:value-type="float" office:value="218.21446">
            <text:p>218.21446</text:p>
          </table:table-cell>
          <table:table-cell office:value-type="float" office:value="229.24504">
            <text:p>229.24504</text:p>
          </table:table-cell>
          <table:table-cell office:value-type="float" office:value="224.81853">
            <text:p>224.81853</text:p>
          </table:table-cell>
          <table:table-cell office:value-type="float" office:value="240.23943">
            <text:p>240.23943</text:p>
          </table:table-cell>
          <table:table-cell office:value-type="float" office:value="235.38647">
            <text:p>235.38647</text:p>
          </table:table-cell>
          <table:table-cell office:value-type="float" office:value="319.35226">
            <text:p>319.35226</text:p>
          </table:table-cell>
          <table:table-cell office:value-type="float" office:value="334.07095">
            <text:p>334.07095</text:p>
          </table:table-cell>
          <table:table-cell office:value-type="float" office:value="334.2478">
            <text:p>334.2478</text:p>
          </table:table-cell>
          <table:table-cell office:value-type="float" office:value="287.76022">
            <text:p>287.76022</text:p>
          </table:table-cell>
          <table:table-cell office:value-type="float" office:value="254.12735">
            <text:p>254.12735</text:p>
          </table:table-cell>
          <table:table-cell office:value-type="float" office:value="278.74893">
            <text:p>278.74893</text:p>
          </table:table-cell>
          <table:table-cell office:value-type="float" office:value="263.12732">
            <text:p>263.12732</text:p>
          </table:table-cell>
          <table:table-cell office:value-type="float" office:value="277.9205">
            <text:p>277.9205</text:p>
          </table:table-cell>
          <table:table-cell office:value-type="float" office:value="269.9174">
            <text:p>269.9174</text:p>
          </table:table-cell>
          <table:table-cell office:value-type="float" office:value="250.61676">
            <text:p>250.61676</text:p>
          </table:table-cell>
          <table:table-cell office:value-type="float" office:value="211.17622">
            <text:p>211.17622</text:p>
          </table:table-cell>
          <table:table-cell office:value-type="float" office:value="231.05156">
            <text:p>231.05156</text:p>
          </table:table-cell>
          <table:table-cell office:value-type="float" office:value="249.80118">
            <text:p>249.80118</text:p>
          </table:table-cell>
          <table:table-cell office:value-type="float" office:value="255.46935">
            <text:p>255.46935</text:p>
          </table:table-cell>
          <table:table-cell office:value-type="float" office:value="254.60913">
            <text:p>254.60913</text:p>
          </table:table-cell>
          <table:table-cell office:value-type="float" office:value="254.0709">
            <text:p>254.0709</text:p>
          </table:table-cell>
          <table:table-cell office:value-type="float" office:value="208.06853">
            <text:p>208.06853</text:p>
          </table:table-cell>
          <table:table-cell office:value-type="float" office:value="227.79839">
            <text:p>227.79839</text:p>
          </table:table-cell>
          <table:table-cell office:value-type="float" office:value="242.18004">
            <text:p>242.18004</text:p>
          </table:table-cell>
          <table:table-cell office:value-type="float" office:value="235.78906">
            <text:p>235.78906</text:p>
          </table:table-cell>
          <table:table-cell office:value-type="float" office:value="229.61926">
            <text:p>229.61926</text:p>
          </table:table-cell>
          <table:table-cell office:value-type="float" office:value="236.76767">
            <text:p>236.76767</text:p>
          </table:table-cell>
          <table:table-cell office:value-type="float" office:value="233.24486">
            <text:p>233.24486</text:p>
          </table:table-cell>
          <table:table-cell office:value-type="float" office:value="232.86964">
            <text:p>232.86964</text:p>
          </table:table-cell>
          <table:table-cell office:value-type="float" office:value="234.9442">
            <text:p>234.9442</text:p>
          </table:table-cell>
          <table:table-cell office:value-type="float" office:value="247.65141">
            <text:p>247.65141</text:p>
          </table:table-cell>
          <table:table-cell office:value-type="float" office:value="218.12689">
            <text:p>218.12689</text:p>
          </table:table-cell>
          <table:table-cell office:value-type="float" office:value="253.60463">
            <text:p>253.60463</text:p>
          </table:table-cell>
          <table:table-cell office:value-type="float" office:value="251.30363">
            <text:p>251.30363</text:p>
          </table:table-cell>
          <table:table-cell office:value-type="float" office:value="252.979">
            <text:p>252.979</text:p>
          </table:table-cell>
          <table:table-cell office:value-type="float" office:value="258.66718">
            <text:p>258.66718</text:p>
          </table:table-cell>
          <table:table-cell office:value-type="float" office:value="416.55432">
            <text:p>416.55432</text:p>
          </table:table-cell>
          <table:table-cell office:value-type="float" office:value="288.47208">
            <text:p>288.47208</text:p>
          </table:table-cell>
          <table:table-cell office:value-type="float" office:value="338.77396">
            <text:p>338.77396</text:p>
          </table:table-cell>
          <table:table-cell office:value-type="float" office:value="341.59354">
            <text:p>341.59354</text:p>
          </table:table-cell>
          <table:table-cell office:value-type="float" office:value="341.1047">
            <text:p>341.1047</text:p>
          </table:table-cell>
          <table:table-cell office:value-type="float" office:value="344.0399">
            <text:p>344.0399</text:p>
          </table:table-cell>
          <table:table-cell office:value-type="float" office:value="342.81683">
            <text:p>342.81683</text:p>
          </table:table-cell>
          <table:table-cell office:value-type="float" office:value="345.02548">
            <text:p>345.02548</text:p>
          </table:table-cell>
          <table:table-cell office:value-type="float" office:value="349.88614">
            <text:p>349.88614</text:p>
          </table:table-cell>
          <table:table-cell office:value-type="float" office:value="321.4278">
            <text:p>321.4278</text:p>
          </table:table-cell>
          <table:table-cell office:value-type="float" office:value="319.71506">
            <text:p>319.71506</text:p>
          </table:table-cell>
          <table:table-cell office:value-type="float" office:value="315.9319">
            <text:p>315.9319</text:p>
          </table:table-cell>
          <table:table-cell office:value-type="float" office:value="305.6753">
            <text:p>305.6753</text:p>
          </table:table-cell>
          <table:table-cell office:value-type="float" office:value="301.82687">
            <text:p>301.82687</text:p>
          </table:table-cell>
          <table:table-cell office:value-type="float" office:value="299.18997">
            <text:p>299.18997</text:p>
          </table:table-cell>
          <table:table-cell office:value-type="float" office:value="305.2589">
            <text:p>305.2589</text:p>
          </table:table-cell>
          <table:table-cell office:value-type="float" office:value="311.73877">
            <text:p>311.73877</text:p>
          </table:table-cell>
          <table:table-cell office:value-type="float" office:value="320.18796">
            <text:p>320.18796</text:p>
          </table:table-cell>
          <table:table-cell office:value-type="float" office:value="317.75644">
            <text:p>317.75644</text:p>
          </table:table-cell>
          <table:table-cell office:value-type="float" office:value="319.44824">
            <text:p>319.44824</text:p>
          </table:table-cell>
          <table:table-cell office:value-type="float" office:value="315.33505">
            <text:p>315.33505</text:p>
          </table:table-cell>
          <table:table-cell office:value-type="float" office:value="308.2076">
            <text:p>308.2076</text:p>
          </table:table-cell>
          <table:table-cell office:value-type="float" office:value="317.03745">
            <text:p>317.03745</text:p>
          </table:table-cell>
          <table:table-cell office:value-type="float" office:value="323.31155">
            <text:p>323.31155</text:p>
          </table:table-cell>
          <table:table-cell office:value-type="float" office:value="333.64105">
            <text:p>333.64105</text:p>
          </table:table-cell>
          <table:table-cell office:value-type="float" office:value="329.13406">
            <text:p>329.13406</text:p>
          </table:table-cell>
          <table:table-cell office:value-type="float" office:value="322.32327">
            <text:p>322.32327</text:p>
          </table:table-cell>
          <table:table-cell office:value-type="float" office:value="310.95026">
            <text:p>310.95026</text:p>
          </table:table-cell>
          <table:table-cell office:value-type="float" office:value="308.42584">
            <text:p>308.42584</text:p>
          </table:table-cell>
          <table:table-cell office:value-type="float" office:value="303.31705">
            <text:p>303.31705</text:p>
          </table:table-cell>
          <table:table-cell office:value-type="float" office:value="300.68265">
            <text:p>300.68265</text:p>
          </table:table-cell>
          <table:table-cell office:value-type="float" office:value="315.26147">
            <text:p>315.26147</text:p>
          </table:table-cell>
          <table:table-cell office:value-type="float" office:value="318.0818">
            <text:p>318.0818</text:p>
          </table:table-cell>
          <table:table-cell office:value-type="float" office:value="317.0043">
            <text:p>317.0043</text:p>
          </table:table-cell>
          <table:table-cell office:value-type="float" office:value="332.48587">
            <text:p>332.48587</text:p>
          </table:table-cell>
          <table:table-cell office:value-type="float" office:value="335.2847">
            <text:p>335.2847</text:p>
          </table:table-cell>
          <table:table-cell office:value-type="float" office:value="341.64603">
            <text:p>341.64603</text:p>
          </table:table-cell>
          <table:table-cell office:value-type="float" office:value="334.53015">
            <text:p>334.53015</text:p>
          </table:table-cell>
          <table:table-cell office:value-type="float" office:value="328.97168">
            <text:p>328.97168</text:p>
          </table:table-cell>
          <table:table-cell office:value-type="float" office:value="313.5246">
            <text:p>313.5246</text:p>
          </table:table-cell>
          <table:table-cell office:value-type="float" office:value="303.81702">
            <text:p>303.81702</text:p>
          </table:table-cell>
        </table:table-row>
        <table:table-row table:style-name="ro2">
          <table:table-cell office:value-type="string">
            <text:p>Rforearm</text:p>
          </table:table-cell>
          <table:table-cell office:value-type="float" office:value="251.04027">
            <text:p>251.04027</text:p>
          </table:table-cell>
          <table:table-cell office:value-type="float" office:value="252.91902">
            <text:p>252.91902</text:p>
          </table:table-cell>
          <table:table-cell office:value-type="float" office:value="253.3283">
            <text:p>253.3283</text:p>
          </table:table-cell>
          <table:table-cell office:value-type="float" office:value="255.40042">
            <text:p>255.40042</text:p>
          </table:table-cell>
          <table:table-cell office:value-type="float" office:value="255.40038">
            <text:p>255.40038</text:p>
          </table:table-cell>
          <table:table-cell office:value-type="float" office:value="255.56429">
            <text:p>255.56429</text:p>
          </table:table-cell>
          <table:table-cell office:value-type="float" office:value="254.3934">
            <text:p>254.3934</text:p>
          </table:table-cell>
          <table:table-cell office:value-type="float" office:value="251.64719">
            <text:p>251.64719</text:p>
          </table:table-cell>
          <table:table-cell office:value-type="float" office:value="250.42221">
            <text:p>250.42221</text:p>
          </table:table-cell>
          <table:table-cell office:value-type="float" office:value="248.20741">
            <text:p>248.20741</text:p>
          </table:table-cell>
          <table:table-cell office:value-type="float" office:value="248.19138">
            <text:p>248.19138</text:p>
          </table:table-cell>
          <table:table-cell office:value-type="float" office:value="229.37267">
            <text:p>229.37267</text:p>
          </table:table-cell>
          <table:table-cell office:value-type="float" office:value="221.94218">
            <text:p>221.94218</text:p>
          </table:table-cell>
          <table:table-cell office:value-type="float" office:value="222.73123">
            <text:p>222.73123</text:p>
          </table:table-cell>
          <table:table-cell office:value-type="float" office:value="227.51053">
            <text:p>227.51053</text:p>
          </table:table-cell>
          <table:table-cell office:value-type="float" office:value="209.78218">
            <text:p>209.78218</text:p>
          </table:table-cell>
          <table:table-cell office:value-type="float" office:value="207.02678">
            <text:p>207.02678</text:p>
          </table:table-cell>
          <table:table-cell office:value-type="float" office:value="197.47888">
            <text:p>197.47888</text:p>
          </table:table-cell>
          <table:table-cell office:value-type="float" office:value="193.27484">
            <text:p>193.27484</text:p>
          </table:table-cell>
          <table:table-cell office:value-type="float" office:value="172.41756">
            <text:p>172.41756</text:p>
          </table:table-cell>
          <table:table-cell office:value-type="float" office:value="150.54768">
            <text:p>150.54768</text:p>
          </table:table-cell>
          <table:table-cell office:value-type="float" office:value="157.12402">
            <text:p>157.12402</text:p>
          </table:table-cell>
          <table:table-cell office:value-type="float" office:value="217.4212">
            <text:p>217.4212</text:p>
          </table:table-cell>
          <table:table-cell office:value-type="float" office:value="206.70428">
            <text:p>206.70428</text:p>
          </table:table-cell>
          <table:table-cell office:value-type="float" office:value="216.27934">
            <text:p>216.27934</text:p>
          </table:table-cell>
          <table:table-cell office:value-type="float" office:value="223.80315">
            <text:p>223.80315</text:p>
          </table:table-cell>
          <table:table-cell office:value-type="float" office:value="281.5893">
            <text:p>281.5893</text:p>
          </table:table-cell>
          <table:table-cell office:value-type="float" office:value="258.6498">
            <text:p>258.6498</text:p>
          </table:table-cell>
          <table:table-cell office:value-type="float" office:value="337.56094">
            <text:p>337.56094</text:p>
          </table:table-cell>
          <table:table-cell office:value-type="float" office:value="320.48035">
            <text:p>320.48035</text:p>
          </table:table-cell>
          <table:table-cell office:value-type="float" office:value="291.83267">
            <text:p>291.83267</text:p>
          </table:table-cell>
          <table:table-cell office:value-type="float" office:value="186.5429">
            <text:p>186.5429</text:p>
          </table:table-cell>
          <table:table-cell office:value-type="float" office:value="188.42838">
            <text:p>188.42838</text:p>
          </table:table-cell>
          <table:table-cell office:value-type="float" office:value="178.54243">
            <text:p>178.54243</text:p>
          </table:table-cell>
          <table:table-cell office:value-type="float" office:value="160.41957">
            <text:p>160.41957</text:p>
          </table:table-cell>
          <table:table-cell office:value-type="float" office:value="161.91519">
            <text:p>161.91519</text:p>
          </table:table-cell>
          <table:table-cell office:value-type="float" office:value="179.14638">
            <text:p>179.14638</text:p>
          </table:table-cell>
          <table:table-cell office:value-type="float" office:value="190.73503">
            <text:p>190.73503</text:p>
          </table:table-cell>
          <table:table-cell office:value-type="float" office:value="255.63687">
            <text:p>255.63687</text:p>
          </table:table-cell>
          <table:table-cell office:value-type="float" office:value="297.3329">
            <text:p>297.3329</text:p>
          </table:table-cell>
          <table:table-cell office:value-type="float" office:value="295.1467">
            <text:p>295.1467</text:p>
          </table:table-cell>
          <table:table-cell office:value-type="float" office:value="617.54047">
            <text:p>617.54047</text:p>
          </table:table-cell>
          <table:table-cell office:value-type="float" office:value="184.82005">
            <text:p>184.82005</text:p>
          </table:table-cell>
          <table:table-cell office:value-type="float" office:value="301.7207">
            <text:p>301.7207</text:p>
          </table:table-cell>
          <table:table-cell office:value-type="float" office:value="298.26514">
            <text:p>298.26514</text:p>
          </table:table-cell>
          <table:table-cell office:value-type="float" office:value="288.0136">
            <text:p>288.0136</text:p>
          </table:table-cell>
          <table:table-cell office:value-type="float" office:value="320.3542">
            <text:p>320.3542</text:p>
          </table:table-cell>
          <table:table-cell office:value-type="float" office:value="356.41278">
            <text:p>356.41278</text:p>
          </table:table-cell>
          <table:table-cell office:value-type="float" office:value="293.3782">
            <text:p>293.3782</text:p>
          </table:table-cell>
          <table:table-cell office:value-type="float" office:value="349.79846">
            <text:p>349.79846</text:p>
          </table:table-cell>
          <table:table-cell office:value-type="float" office:value="350.9438">
            <text:p>350.9438</text:p>
          </table:table-cell>
          <table:table-cell office:value-type="float" office:value="329.5894">
            <text:p>329.5894</text:p>
          </table:table-cell>
          <table:table-cell office:value-type="float" office:value="292.67004">
            <text:p>292.67004</text:p>
          </table:table-cell>
          <table:table-cell office:value-type="float" office:value="255.85083">
            <text:p>255.85083</text:p>
          </table:table-cell>
          <table:table-cell office:value-type="float" office:value="271.23407">
            <text:p>271.23407</text:p>
          </table:table-cell>
          <table:table-cell office:value-type="float" office:value="254.64583">
            <text:p>254.64583</text:p>
          </table:table-cell>
          <table:table-cell office:value-type="float" office:value="269.13263">
            <text:p>269.13263</text:p>
          </table:table-cell>
          <table:table-cell office:value-type="float" office:value="286.64877">
            <text:p>286.64877</text:p>
          </table:table-cell>
          <table:table-cell office:value-type="float" office:value="322.43695">
            <text:p>322.43695</text:p>
          </table:table-cell>
          <table:table-cell office:value-type="float" office:value="345.55008">
            <text:p>345.55008</text:p>
          </table:table-cell>
          <table:table-cell office:value-type="float" office:value="337.78824">
            <text:p>337.78824</text:p>
          </table:table-cell>
          <table:table-cell office:value-type="float" office:value="307.86697">
            <text:p>307.86697</text:p>
          </table:table-cell>
          <table:table-cell office:value-type="float" office:value="312.91046">
            <text:p>312.91046</text:p>
          </table:table-cell>
          <table:table-cell office:value-type="float" office:value="335.40567">
            <text:p>335.40567</text:p>
          </table:table-cell>
          <table:table-cell office:value-type="float" office:value="315.98325">
            <text:p>315.98325</text:p>
          </table:table-cell>
          <table:table-cell office:value-type="float" office:value="317.33328">
            <text:p>317.33328</text:p>
          </table:table-cell>
          <table:table-cell office:value-type="float" office:value="342.94742">
            <text:p>342.94742</text:p>
          </table:table-cell>
          <table:table-cell office:value-type="float" office:value="323.49017">
            <text:p>323.49017</text:p>
          </table:table-cell>
          <table:table-cell office:value-type="float" office:value="341.28775">
            <text:p>341.28775</text:p>
          </table:table-cell>
          <table:table-cell office:value-type="float" office:value="348.35916">
            <text:p>348.35916</text:p>
          </table:table-cell>
          <table:table-cell office:value-type="float" office:value="339.42804">
            <text:p>339.42804</text:p>
          </table:table-cell>
          <table:table-cell office:value-type="float" office:value="342.24597">
            <text:p>342.24597</text:p>
          </table:table-cell>
          <table:table-cell office:value-type="float" office:value="335.52982">
            <text:p>335.52982</text:p>
          </table:table-cell>
          <table:table-cell office:value-type="float" office:value="344.61246">
            <text:p>344.61246</text:p>
          </table:table-cell>
          <table:table-cell office:value-type="float" office:value="333.2108">
            <text:p>333.2108</text:p>
          </table:table-cell>
          <table:table-cell office:value-type="float" office:value="343.13657">
            <text:p>343.13657</text:p>
          </table:table-cell>
          <table:table-cell office:value-type="float" office:value="351.84213">
            <text:p>351.84213</text:p>
          </table:table-cell>
          <table:table-cell office:value-type="float" office:value="348.5227">
            <text:p>348.5227</text:p>
          </table:table-cell>
          <table:table-cell office:value-type="float" office:value="335.11642">
            <text:p>335.11642</text:p>
          </table:table-cell>
          <table:table-cell office:value-type="float" office:value="335.65756">
            <text:p>335.65756</text:p>
          </table:table-cell>
          <table:table-cell office:value-type="float" office:value="332.0979">
            <text:p>332.0979</text:p>
          </table:table-cell>
          <table:table-cell office:value-type="float" office:value="312.9252">
            <text:p>312.9252</text:p>
          </table:table-cell>
          <table:table-cell office:value-type="float" office:value="310.49936">
            <text:p>310.49936</text:p>
          </table:table-cell>
          <table:table-cell office:value-type="float" office:value="313.83887">
            <text:p>313.83887</text:p>
          </table:table-cell>
          <table:table-cell office:value-type="float" office:value="320.46536">
            <text:p>320.46536</text:p>
          </table:table-cell>
          <table:table-cell office:value-type="float" office:value="329.9963">
            <text:p>329.9963</text:p>
          </table:table-cell>
          <table:table-cell office:value-type="float" office:value="336.90985">
            <text:p>336.90985</text:p>
          </table:table-cell>
          <table:table-cell office:value-type="float" office:value="343.8002">
            <text:p>343.8002</text:p>
          </table:table-cell>
          <table:table-cell office:value-type="float" office:value="352.13266">
            <text:p>352.13266</text:p>
          </table:table-cell>
          <table:table-cell office:value-type="float" office:value="358.31476">
            <text:p>358.31476</text:p>
          </table:table-cell>
          <table:table-cell office:value-type="float" office:value="348.2249">
            <text:p>348.2249</text:p>
          </table:table-cell>
          <table:table-cell office:value-type="float" office:value="329.83633">
            <text:p>329.83633</text:p>
          </table:table-cell>
          <table:table-cell office:value-type="float" office:value="338.62045">
            <text:p>338.62045</text:p>
          </table:table-cell>
          <table:table-cell office:value-type="float" office:value="363.7631">
            <text:p>363.7631</text:p>
          </table:table-cell>
          <table:table-cell office:value-type="float" office:value="367.24097">
            <text:p>367.24097</text:p>
          </table:table-cell>
          <table:table-cell office:value-type="float" office:value="382.17343">
            <text:p>382.17343</text:p>
          </table:table-cell>
          <table:table-cell office:value-type="float" office:value="369.9711">
            <text:p>369.9711</text:p>
          </table:table-cell>
          <table:table-cell office:value-type="float" office:value="349.19934">
            <text:p>349.19934</text:p>
          </table:table-cell>
          <table:table-cell office:value-type="float" office:value="424.54898">
            <text:p>424.54898</text:p>
          </table:table-cell>
          <table:table-cell office:value-type="float" office:value="421.16986">
            <text:p>421.16986</text:p>
          </table:table-cell>
          <table:table-cell office:value-type="float" office:value="497.90433">
            <text:p>497.90433</text:p>
          </table:table-cell>
          <table:table-cell office:value-type="float" office:value="499.08572">
            <text:p>499.08572</text:p>
          </table:table-cell>
          <table:table-cell office:value-type="float" office:value="435.02753">
            <text:p>435.02753</text:p>
          </table:table-cell>
          <table:table-cell office:value-type="float" office:value="440.09222">
            <text:p>440.09222</text:p>
          </table:table-cell>
          <table:table-cell office:value-type="float" office:value="556.0867">
            <text:p>556.0867</text:p>
          </table:table-cell>
          <table:table-cell office:value-type="float" office:value="462.88718">
            <text:p>462.88718</text:p>
          </table:table-cell>
          <table:table-cell office:value-type="float" office:value="381.02365">
            <text:p>381.02365</text:p>
          </table:table-cell>
          <table:table-cell office:value-type="float" office:value="293.26956">
            <text:p>293.26956</text:p>
          </table:table-cell>
          <table:table-cell office:value-type="float" office:value="222.11195">
            <text:p>222.11195</text:p>
          </table:table-cell>
          <table:table-cell office:value-type="float" office:value="168.72217">
            <text:p>168.72217</text:p>
          </table:table-cell>
          <table:table-cell office:value-type="float" office:value="139.78038">
            <text:p>139.78038</text:p>
          </table:table-cell>
          <table:table-cell office:value-type="float" office:value="177.06174">
            <text:p>177.06174</text:p>
          </table:table-cell>
          <table:table-cell office:value-type="float" office:value="141.79901">
            <text:p>141.79901</text:p>
          </table:table-cell>
          <table:table-cell office:value-type="float" office:value="329.86414">
            <text:p>329.86414</text:p>
          </table:table-cell>
          <table:table-cell office:value-type="float" office:value="270.0328">
            <text:p>270.0328</text:p>
          </table:table-cell>
          <table:table-cell office:value-type="float" office:value="239.2818">
            <text:p>239.2818</text:p>
          </table:table-cell>
          <table:table-cell office:value-type="float" office:value="210.96974">
            <text:p>210.96974</text:p>
          </table:table-cell>
          <table:table-cell table:number-columns-repeated="2" office:value-type="float" office:value="284.5371">
            <text:p>284.5371</text:p>
          </table:table-cell>
          <table:table-cell office:value-type="float" office:value="284.53714">
            <text:p>284.53714</text:p>
          </table:table-cell>
          <table:table-cell office:value-type="float" office:value="336.56824">
            <text:p>336.56824</text:p>
          </table:table-cell>
          <table:table-cell office:value-type="float" office:value="350.93295">
            <text:p>350.93295</text:p>
          </table:table-cell>
          <table:table-cell office:value-type="float" office:value="340.85184">
            <text:p>340.85184</text:p>
          </table:table-cell>
          <table:table-cell office:value-type="float" office:value="321.62338">
            <text:p>321.62338</text:p>
          </table:table-cell>
          <table:table-cell office:value-type="float" office:value="278.13562">
            <text:p>278.13562</text:p>
          </table:table-cell>
          <table:table-cell office:value-type="float" office:value="307.04178">
            <text:p>307.04178</text:p>
          </table:table-cell>
          <table:table-cell office:value-type="float" office:value="344.62933">
            <text:p>344.62933</text:p>
          </table:table-cell>
          <table:table-cell office:value-type="float" office:value="361.8448">
            <text:p>361.8448</text:p>
          </table:table-cell>
          <table:table-cell office:value-type="float" office:value="321.08737">
            <text:p>321.08737</text:p>
          </table:table-cell>
          <table:table-cell office:value-type="float" office:value="273.09897">
            <text:p>273.09897</text:p>
          </table:table-cell>
          <table:table-cell office:value-type="float" office:value="291.70746">
            <text:p>291.70746</text:p>
          </table:table-cell>
          <table:table-cell office:value-type="float" office:value="292.42703">
            <text:p>292.42703</text:p>
          </table:table-cell>
          <table:table-cell office:value-type="float" office:value="204.49472">
            <text:p>204.49472</text:p>
          </table:table-cell>
          <table:table-cell office:value-type="float" office:value="321.6921">
            <text:p>321.6921</text:p>
          </table:table-cell>
          <table:table-cell office:value-type="float" office:value="340.47916">
            <text:p>340.47916</text:p>
          </table:table-cell>
          <table:table-cell office:value-type="float" office:value="317.55878">
            <text:p>317.55878</text:p>
          </table:table-cell>
          <table:table-cell office:value-type="float" office:value="138.97443">
            <text:p>138.97443</text:p>
          </table:table-cell>
          <table:table-cell office:value-type="float" office:value="252.1429">
            <text:p>252.1429</text:p>
          </table:table-cell>
          <table:table-cell office:value-type="float" office:value="208.91794">
            <text:p>208.91794</text:p>
          </table:table-cell>
          <table:table-cell office:value-type="float" office:value="317.22543">
            <text:p>317.22543</text:p>
          </table:table-cell>
          <table:table-cell office:value-type="float" office:value="328.1695">
            <text:p>328.1695</text:p>
          </table:table-cell>
          <table:table-cell office:value-type="float" office:value="315.41595">
            <text:p>315.41595</text:p>
          </table:table-cell>
          <table:table-cell office:value-type="float" office:value="352.97946">
            <text:p>352.97946</text:p>
          </table:table-cell>
          <table:table-cell office:value-type="float" office:value="325.39258">
            <text:p>325.39258</text:p>
          </table:table-cell>
          <table:table-cell office:value-type="float" office:value="312.76257">
            <text:p>312.76257</text:p>
          </table:table-cell>
          <table:table-cell office:value-type="float" office:value="358.37698">
            <text:p>358.37698</text:p>
          </table:table-cell>
          <table:table-cell office:value-type="float" office:value="351.26053">
            <text:p>351.26053</text:p>
          </table:table-cell>
          <table:table-cell office:value-type="float" office:value="311.12668">
            <text:p>311.12668</text:p>
          </table:table-cell>
          <table:table-cell office:value-type="float" office:value="294.58594">
            <text:p>294.58594</text:p>
          </table:table-cell>
          <table:table-cell office:value-type="float" office:value="194.26204">
            <text:p>194.26204</text:p>
          </table:table-cell>
          <table:table-cell office:value-type="float" office:value="251.44136">
            <text:p>251.44136</text:p>
          </table:table-cell>
          <table:table-cell office:value-type="float" office:value="426.29608">
            <text:p>426.29608</text:p>
          </table:table-cell>
          <table:table-cell office:value-type="float" office:value="384.29388">
            <text:p>384.29388</text:p>
          </table:table-cell>
          <table:table-cell office:value-type="float" office:value="320.31934">
            <text:p>320.31934</text:p>
          </table:table-cell>
          <table:table-cell office:value-type="float" office:value="298.67868">
            <text:p>298.67868</text:p>
          </table:table-cell>
          <table:table-cell office:value-type="float" office:value="367.33664">
            <text:p>367.33664</text:p>
          </table:table-cell>
          <table:table-cell office:value-type="float" office:value="354.40332">
            <text:p>354.40332</text:p>
          </table:table-cell>
          <table:table-cell office:value-type="float" office:value="344.24323">
            <text:p>344.24323</text:p>
          </table:table-cell>
          <table:table-cell office:value-type="float" office:value="356.16382">
            <text:p>356.16382</text:p>
          </table:table-cell>
          <table:table-cell office:value-type="float" office:value="319.82156">
            <text:p>319.82156</text:p>
          </table:table-cell>
          <table:table-cell office:value-type="float" office:value="364.51617">
            <text:p>364.51617</text:p>
          </table:table-cell>
          <table:table-cell office:value-type="float" office:value="267.5741">
            <text:p>267.5741</text:p>
          </table:table-cell>
          <table:table-cell office:value-type="float" office:value="258.16055">
            <text:p>258.16055</text:p>
          </table:table-cell>
          <table:table-cell office:value-type="float" office:value="323.84317">
            <text:p>323.84317</text:p>
          </table:table-cell>
          <table:table-cell office:value-type="float" office:value="304.49774">
            <text:p>304.49774</text:p>
          </table:table-cell>
          <table:table-cell office:value-type="float" office:value="301.98676">
            <text:p>301.98676</text:p>
          </table:table-cell>
          <table:table-cell office:value-type="float" office:value="295.37628">
            <text:p>295.37628</text:p>
          </table:table-cell>
          <table:table-cell office:value-type="float" office:value="293.23636">
            <text:p>293.23636</text:p>
          </table:table-cell>
          <table:table-cell office:value-type="float" office:value="295.82297">
            <text:p>295.82297</text:p>
          </table:table-cell>
          <table:table-cell office:value-type="float" office:value="297.2599">
            <text:p>297.2599</text:p>
          </table:table-cell>
          <table:table-cell office:value-type="float" office:value="148.63">
            <text:p>148.63</text:p>
          </table:table-cell>
          <table:table-cell office:value-type="float" office:value="288.47208">
            <text:p>288.47208</text:p>
          </table:table-cell>
          <table:table-cell office:value-type="float" office:value="249.75412">
            <text:p>249.75412</text:p>
          </table:table-cell>
          <table:table-cell office:value-type="float" office:value="275.1255">
            <text:p>275.1255</text:p>
          </table:table-cell>
          <table:table-cell office:value-type="float" office:value="290.4473">
            <text:p>290.4473</text:p>
          </table:table-cell>
          <table:table-cell office:value-type="float" office:value="302.08353">
            <text:p>302.08353</text:p>
          </table:table-cell>
          <table:table-cell office:value-type="float" office:value="307.42426">
            <text:p>307.42426</text:p>
          </table:table-cell>
          <table:table-cell office:value-type="float" office:value="312.07385">
            <text:p>312.07385</text:p>
          </table:table-cell>
          <table:table-cell office:value-type="float" office:value="316.56885">
            <text:p>316.56885</text:p>
          </table:table-cell>
          <table:table-cell office:value-type="float" office:value="306.99673">
            <text:p>306.99673</text:p>
          </table:table-cell>
          <table:table-cell office:value-type="float" office:value="306.31177">
            <text:p>306.31177</text:p>
          </table:table-cell>
          <table:table-cell office:value-type="float" office:value="309.8959">
            <text:p>309.8959</text:p>
          </table:table-cell>
          <table:table-cell office:value-type="float" office:value="315.08984">
            <text:p>315.08984</text:p>
          </table:table-cell>
          <table:table-cell office:value-type="float" office:value="326.2713">
            <text:p>326.2713</text:p>
          </table:table-cell>
          <table:table-cell office:value-type="float" office:value="328.82172">
            <text:p>328.82172</text:p>
          </table:table-cell>
          <table:table-cell office:value-type="float" office:value="326.37274">
            <text:p>326.37274</text:p>
          </table:table-cell>
          <table:table-cell office:value-type="float" office:value="322.30438">
            <text:p>322.30438</text:p>
          </table:table-cell>
          <table:table-cell office:value-type="float" office:value="321.16562">
            <text:p>321.16562</text:p>
          </table:table-cell>
          <table:table-cell office:value-type="float" office:value="315.07898">
            <text:p>315.07898</text:p>
          </table:table-cell>
          <table:table-cell office:value-type="float" office:value="304.4056">
            <text:p>304.4056</text:p>
          </table:table-cell>
          <table:table-cell office:value-type="float" office:value="300.46622">
            <text:p>300.46622</text:p>
          </table:table-cell>
          <table:table-cell office:value-type="float" office:value="301.95526">
            <text:p>301.95526</text:p>
          </table:table-cell>
          <table:table-cell office:value-type="float" office:value="301.75842">
            <text:p>301.75842</text:p>
          </table:table-cell>
          <table:table-cell office:value-type="float" office:value="306.1658">
            <text:p>306.1658</text:p>
          </table:table-cell>
          <table:table-cell office:value-type="float" office:value="314.24966">
            <text:p>314.24966</text:p>
          </table:table-cell>
          <table:table-cell office:value-type="float" office:value="321.5193">
            <text:p>321.5193</text:p>
          </table:table-cell>
          <table:table-cell office:value-type="float" office:value="324.61322">
            <text:p>324.61322</text:p>
          </table:table-cell>
          <table:table-cell office:value-type="float" office:value="324.5121">
            <text:p>324.5121</text:p>
          </table:table-cell>
          <table:table-cell office:value-type="float" office:value="323.0842">
            <text:p>323.0842</text:p>
          </table:table-cell>
          <table:table-cell office:value-type="float" office:value="317.93155">
            <text:p>317.93155</text:p>
          </table:table-cell>
          <table:table-cell office:value-type="float" office:value="312.15048">
            <text:p>312.15048</text:p>
          </table:table-cell>
          <table:table-cell office:value-type="float" office:value="309.62958">
            <text:p>309.62958</text:p>
          </table:table-cell>
          <table:table-cell office:value-type="float" office:value="304.90594">
            <text:p>304.90594</text:p>
          </table:table-cell>
          <table:table-cell office:value-type="float" office:value="307.80872">
            <text:p>307.80872</text:p>
          </table:table-cell>
          <table:table-cell office:value-type="float" office:value="309.04834">
            <text:p>309.04834</text:p>
          </table:table-cell>
          <table:table-cell office:value-type="float" office:value="333.30972">
            <text:p>333.30972</text:p>
          </table:table-cell>
          <table:table-cell office:value-type="float" office:value="330.4248">
            <text:p>330.4248</text:p>
          </table:table-cell>
          <table:table-cell office:value-type="float" office:value="331.2698">
            <text:p>331.2698</text:p>
          </table:table-cell>
          <table:table-cell office:value-type="float" office:value="324.03058">
            <text:p>324.03058</text:p>
          </table:table-cell>
          <table:table-cell office:value-type="float" office:value="321.44458">
            <text:p>321.44458</text:p>
          </table:table-cell>
          <table:table-cell office:value-type="float" office:value="323.70578">
            <text:p>323.70578</text:p>
          </table:table-cell>
        </table:table-row>
        <table:table-row table:style-name="ro1">
          <table:table-cell office:value-type="string">
            <text:p>torso</text:p>
          </table:table-cell>
          <table:table-cell office:value-type="float" office:value="234.74747">
            <text:p>234.74747</text:p>
          </table:table-cell>
          <table:table-cell office:value-type="float" office:value="226.88617">
            <text:p>226.88617</text:p>
          </table:table-cell>
          <table:table-cell office:value-type="float" office:value="215.47371">
            <text:p>215.47371</text:p>
          </table:table-cell>
          <table:table-cell office:value-type="float" office:value="212.49483">
            <text:p>212.49483</text:p>
          </table:table-cell>
          <table:table-cell office:value-type="float" office:value="258.5173">
            <text:p>258.5173</text:p>
          </table:table-cell>
          <table:table-cell office:value-type="float" office:value="251.31552">
            <text:p>251.31552</text:p>
          </table:table-cell>
          <table:table-cell office:value-type="float" office:value="249.4062">
            <text:p>249.4062</text:p>
          </table:table-cell>
          <table:table-cell office:value-type="float" office:value="239.1268">
            <text:p>239.1268</text:p>
          </table:table-cell>
          <table:table-cell office:value-type="float" office:value="235.69911">
            <text:p>235.69911</text:p>
          </table:table-cell>
          <table:table-cell office:value-type="float" office:value="233.21494">
            <text:p>233.21494</text:p>
          </table:table-cell>
          <table:table-cell office:value-type="float" office:value="200.94637">
            <text:p>200.94637</text:p>
          </table:table-cell>
          <table:table-cell office:value-type="float" office:value="194.2267">
            <text:p>194.2267</text:p>
          </table:table-cell>
          <table:table-cell office:value-type="float" office:value="195.74123">
            <text:p>195.74123</text:p>
          </table:table-cell>
          <table:table-cell office:value-type="float" office:value="196.96558">
            <text:p>196.96558</text:p>
          </table:table-cell>
          <table:table-cell office:value-type="float" office:value="195.53731">
            <text:p>195.53731</text:p>
          </table:table-cell>
          <table:table-cell office:value-type="float" office:value="194.94019">
            <text:p>194.94019</text:p>
          </table:table-cell>
          <table:table-cell office:value-type="float" office:value="202.63318">
            <text:p>202.63318</text:p>
          </table:table-cell>
          <table:table-cell office:value-type="float" office:value="213.74702">
            <text:p>213.74702</text:p>
          </table:table-cell>
          <table:table-cell office:value-type="float" office:value="211.63388">
            <text:p>211.63388</text:p>
          </table:table-cell>
          <table:table-cell office:value-type="float" office:value="210.12616">
            <text:p>210.12616</text:p>
          </table:table-cell>
          <table:table-cell office:value-type="float" office:value="205.25168">
            <text:p>205.25168</text:p>
          </table:table-cell>
          <table:table-cell office:value-type="float" office:value="205.2191">
            <text:p>205.2191</text:p>
          </table:table-cell>
          <table:table-cell office:value-type="float" office:value="215.59964">
            <text:p>215.59964</text:p>
          </table:table-cell>
          <table:table-cell office:value-type="float" office:value="217.00041">
            <text:p>217.00041</text:p>
          </table:table-cell>
          <table:table-cell office:value-type="float" office:value="218.70203">
            <text:p>218.70203</text:p>
          </table:table-cell>
          <table:table-cell office:value-type="float" office:value="221.51474">
            <text:p>221.51474</text:p>
          </table:table-cell>
          <table:table-cell office:value-type="float" office:value="225.69199">
            <text:p>225.69199</text:p>
          </table:table-cell>
          <table:table-cell office:value-type="float" office:value="229.04066">
            <text:p>229.04066</text:p>
          </table:table-cell>
          <table:table-cell office:value-type="float" office:value="226.0115">
            <text:p>226.0115</text:p>
          </table:table-cell>
          <table:table-cell office:value-type="float" office:value="226.36543">
            <text:p>226.36543</text:p>
          </table:table-cell>
          <table:table-cell office:value-type="float" office:value="226.92693">
            <text:p>226.92693</text:p>
          </table:table-cell>
          <table:table-cell office:value-type="float" office:value="227.04411">
            <text:p>227.04411</text:p>
          </table:table-cell>
          <table:table-cell office:value-type="float" office:value="223.40579">
            <text:p>223.40579</text:p>
          </table:table-cell>
          <table:table-cell office:value-type="float" office:value="224.27701">
            <text:p>224.27701</text:p>
          </table:table-cell>
          <table:table-cell office:value-type="float" office:value="222.74393">
            <text:p>222.74393</text:p>
          </table:table-cell>
          <table:table-cell office:value-type="float" office:value="222.18256">
            <text:p>222.18256</text:p>
          </table:table-cell>
          <table:table-cell office:value-type="float" office:value="221.93318">
            <text:p>221.93318</text:p>
          </table:table-cell>
          <table:table-cell office:value-type="float" office:value="220.69589">
            <text:p>220.69589</text:p>
          </table:table-cell>
          <table:table-cell office:value-type="float" office:value="219.97896">
            <text:p>219.97896</text:p>
          </table:table-cell>
          <table:table-cell office:value-type="float" office:value="218.73404">
            <text:p>218.73404</text:p>
          </table:table-cell>
          <table:table-cell office:value-type="float" office:value="226.8506">
            <text:p>226.8506</text:p>
          </table:table-cell>
          <table:table-cell office:value-type="float" office:value="223.89044">
            <text:p>223.89044</text:p>
          </table:table-cell>
          <table:table-cell office:value-type="float" office:value="222.79494">
            <text:p>222.79494</text:p>
          </table:table-cell>
          <table:table-cell office:value-type="float" office:value="221.42664">
            <text:p>221.42664</text:p>
          </table:table-cell>
          <table:table-cell office:value-type="float" office:value="218.7614">
            <text:p>218.7614</text:p>
          </table:table-cell>
          <table:table-cell office:value-type="float" office:value="216.98994">
            <text:p>216.98994</text:p>
          </table:table-cell>
          <table:table-cell office:value-type="float" office:value="216.56596">
            <text:p>216.56596</text:p>
          </table:table-cell>
          <table:table-cell office:value-type="float" office:value="215.2158">
            <text:p>215.2158</text:p>
          </table:table-cell>
          <table:table-cell office:value-type="float" office:value="209.81802">
            <text:p>209.81802</text:p>
          </table:table-cell>
          <table:table-cell office:value-type="float" office:value="209.12434">
            <text:p>209.12434</text:p>
          </table:table-cell>
          <table:table-cell office:value-type="float" office:value="210.86153">
            <text:p>210.86153</text:p>
          </table:table-cell>
          <table:table-cell office:value-type="float" office:value="212.00677">
            <text:p>212.00677</text:p>
          </table:table-cell>
          <table:table-cell office:value-type="float" office:value="211.77487">
            <text:p>211.77487</text:p>
          </table:table-cell>
          <table:table-cell office:value-type="float" office:value="210.30824">
            <text:p>210.30824</text:p>
          </table:table-cell>
          <table:table-cell office:value-type="float" office:value="208.48058">
            <text:p>208.48058</text:p>
          </table:table-cell>
          <table:table-cell office:value-type="float" office:value="206.6866">
            <text:p>206.6866</text:p>
          </table:table-cell>
          <table:table-cell office:value-type="float" office:value="206.07788">
            <text:p>206.07788</text:p>
          </table:table-cell>
          <table:table-cell office:value-type="float" office:value="216.60904">
            <text:p>216.60904</text:p>
          </table:table-cell>
          <table:table-cell office:value-type="float" office:value="215.10321">
            <text:p>215.10321</text:p>
          </table:table-cell>
          <table:table-cell office:value-type="float" office:value="217.43727">
            <text:p>217.43727</text:p>
          </table:table-cell>
          <table:table-cell office:value-type="float" office:value="227.74155">
            <text:p>227.74155</text:p>
          </table:table-cell>
          <table:table-cell office:value-type="float" office:value="231.07538">
            <text:p>231.07538</text:p>
          </table:table-cell>
          <table:table-cell office:value-type="float" office:value="230.15315">
            <text:p>230.15315</text:p>
          </table:table-cell>
          <table:table-cell office:value-type="float" office:value="228.10014">
            <text:p>228.10014</text:p>
          </table:table-cell>
          <table:table-cell office:value-type="float" office:value="225.31055">
            <text:p>225.31055</text:p>
          </table:table-cell>
          <table:table-cell office:value-type="float" office:value="226.831">
            <text:p>226.831</text:p>
          </table:table-cell>
          <table:table-cell office:value-type="float" office:value="229.98407">
            <text:p>229.98407</text:p>
          </table:table-cell>
          <table:table-cell office:value-type="float" office:value="231.22815">
            <text:p>231.22815</text:p>
          </table:table-cell>
          <table:table-cell office:value-type="float" office:value="233.41391">
            <text:p>233.41391</text:p>
          </table:table-cell>
          <table:table-cell office:value-type="float" office:value="233.60187">
            <text:p>233.60187</text:p>
          </table:table-cell>
          <table:table-cell office:value-type="float" office:value="232.14915">
            <text:p>232.14915</text:p>
          </table:table-cell>
          <table:table-cell office:value-type="float" office:value="231.60411">
            <text:p>231.60411</text:p>
          </table:table-cell>
          <table:table-cell office:value-type="float" office:value="231.81554">
            <text:p>231.81554</text:p>
          </table:table-cell>
          <table:table-cell office:value-type="float" office:value="232.18245">
            <text:p>232.18245</text:p>
          </table:table-cell>
          <table:table-cell office:value-type="float" office:value="231.61328">
            <text:p>231.61328</text:p>
          </table:table-cell>
          <table:table-cell office:value-type="float" office:value="231.20464">
            <text:p>231.20464</text:p>
          </table:table-cell>
          <table:table-cell office:value-type="float" office:value="229.27943">
            <text:p>229.27943</text:p>
          </table:table-cell>
          <table:table-cell office:value-type="float" office:value="228.82892">
            <text:p>228.82892</text:p>
          </table:table-cell>
          <table:table-cell office:value-type="float" office:value="228.51633">
            <text:p>228.51633</text:p>
          </table:table-cell>
          <table:table-cell office:value-type="float" office:value="228.30133">
            <text:p>228.30133</text:p>
          </table:table-cell>
          <table:table-cell office:value-type="float" office:value="228.04149">
            <text:p>228.04149</text:p>
          </table:table-cell>
          <table:table-cell office:value-type="float" office:value="226.00496">
            <text:p>226.00496</text:p>
          </table:table-cell>
          <table:table-cell office:value-type="float" office:value="227.76756">
            <text:p>227.76756</text:p>
          </table:table-cell>
          <table:table-cell office:value-type="float" office:value="225.32878">
            <text:p>225.32878</text:p>
          </table:table-cell>
          <table:table-cell office:value-type="float" office:value="225.16685">
            <text:p>225.16685</text:p>
          </table:table-cell>
          <table:table-cell office:value-type="float" office:value="227.54694">
            <text:p>227.54694</text:p>
          </table:table-cell>
          <table:table-cell office:value-type="float" office:value="228.08395">
            <text:p>228.08395</text:p>
          </table:table-cell>
          <table:table-cell office:value-type="float" office:value="222.37688">
            <text:p>222.37688</text:p>
          </table:table-cell>
          <table:table-cell office:value-type="float" office:value="222.9211">
            <text:p>222.9211</text:p>
          </table:table-cell>
          <table:table-cell office:value-type="float" office:value="220.783">
            <text:p>220.783</text:p>
          </table:table-cell>
          <table:table-cell office:value-type="float" office:value="218.76085">
            <text:p>218.76085</text:p>
          </table:table-cell>
          <table:table-cell office:value-type="float" office:value="217.5938">
            <text:p>217.5938</text:p>
          </table:table-cell>
          <table:table-cell office:value-type="float" office:value="219.63106">
            <text:p>219.63106</text:p>
          </table:table-cell>
          <table:table-cell office:value-type="float" office:value="222.46475">
            <text:p>222.46475</text:p>
          </table:table-cell>
          <table:table-cell office:value-type="float" office:value="219.75966">
            <text:p>219.75966</text:p>
          </table:table-cell>
          <table:table-cell office:value-type="float" office:value="228.62479">
            <text:p>228.62479</text:p>
          </table:table-cell>
          <table:table-cell office:value-type="float" office:value="233.32074">
            <text:p>233.32074</text:p>
          </table:table-cell>
          <table:table-cell office:value-type="float" office:value="233.11635">
            <text:p>233.11635</text:p>
          </table:table-cell>
          <table:table-cell office:value-type="float" office:value="230.85968">
            <text:p>230.85968</text:p>
          </table:table-cell>
          <table:table-cell office:value-type="float" office:value="232.65944">
            <text:p>232.65944</text:p>
          </table:table-cell>
          <table:table-cell office:value-type="float" office:value="235.10454">
            <text:p>235.10454</text:p>
          </table:table-cell>
          <table:table-cell office:value-type="float" office:value="224.86693">
            <text:p>224.86693</text:p>
          </table:table-cell>
          <table:table-cell office:value-type="float" office:value="230.74678">
            <text:p>230.74678</text:p>
          </table:table-cell>
          <table:table-cell office:value-type="float" office:value="228.93996">
            <text:p>228.93996</text:p>
          </table:table-cell>
          <table:table-cell office:value-type="float" office:value="229.14752">
            <text:p>229.14752</text:p>
          </table:table-cell>
          <table:table-cell office:value-type="float" office:value="228.91399">
            <text:p>228.91399</text:p>
          </table:table-cell>
          <table:table-cell office:value-type="float" office:value="228.81786">
            <text:p>228.81786</text:p>
          </table:table-cell>
          <table:table-cell office:value-type="float" office:value="227.49367">
            <text:p>227.49367</text:p>
          </table:table-cell>
          <table:table-cell office:value-type="float" office:value="224.64825">
            <text:p>224.64825</text:p>
          </table:table-cell>
          <table:table-cell office:value-type="float" office:value="222.1666">
            <text:p>222.1666</text:p>
          </table:table-cell>
          <table:table-cell office:value-type="float" office:value="222.706">
            <text:p>222.706</text:p>
          </table:table-cell>
          <table:table-cell office:value-type="float" office:value="223.1529">
            <text:p>223.1529</text:p>
          </table:table-cell>
          <table:table-cell office:value-type="float" office:value="227.27365">
            <text:p>227.27365</text:p>
          </table:table-cell>
          <table:table-cell office:value-type="float" office:value="228.13036">
            <text:p>228.13036</text:p>
          </table:table-cell>
          <table:table-cell office:value-type="float" office:value="223.36176">
            <text:p>223.36176</text:p>
          </table:table-cell>
          <table:table-cell office:value-type="float" office:value="219.85632">
            <text:p>219.85632</text:p>
          </table:table-cell>
          <table:table-cell office:value-type="float" office:value="212.62103">
            <text:p>212.62103</text:p>
          </table:table-cell>
          <table:table-cell office:value-type="float" office:value="213.76854">
            <text:p>213.76854</text:p>
          </table:table-cell>
          <table:table-cell office:value-type="float" office:value="214.52133">
            <text:p>214.52133</text:p>
          </table:table-cell>
          <table:table-cell office:value-type="float" office:value="220.77066">
            <text:p>220.77066</text:p>
          </table:table-cell>
          <table:table-cell office:value-type="float" office:value="219.89432">
            <text:p>219.89432</text:p>
          </table:table-cell>
          <table:table-cell office:value-type="float" office:value="217.23196">
            <text:p>217.23196</text:p>
          </table:table-cell>
          <table:table-cell office:value-type="float" office:value="222.43045">
            <text:p>222.43045</text:p>
          </table:table-cell>
          <table:table-cell office:value-type="float" office:value="229.89513">
            <text:p>229.89513</text:p>
          </table:table-cell>
          <table:table-cell office:value-type="float" office:value="228.78784">
            <text:p>228.78784</text:p>
          </table:table-cell>
          <table:table-cell office:value-type="float" office:value="229.08568">
            <text:p>229.08568</text:p>
          </table:table-cell>
          <table:table-cell office:value-type="float" office:value="224.66875">
            <text:p>224.66875</text:p>
          </table:table-cell>
          <table:table-cell office:value-type="float" office:value="220.37737">
            <text:p>220.37737</text:p>
          </table:table-cell>
          <table:table-cell office:value-type="float" office:value="225.66718">
            <text:p>225.66718</text:p>
          </table:table-cell>
          <table:table-cell office:value-type="float" office:value="211.64496">
            <text:p>211.64496</text:p>
          </table:table-cell>
          <table:table-cell office:value-type="float" office:value="211.92467">
            <text:p>211.92467</text:p>
          </table:table-cell>
          <table:table-cell office:value-type="float" office:value="218.05875">
            <text:p>218.05875</text:p>
          </table:table-cell>
          <table:table-cell office:value-type="float" office:value="221.71304">
            <text:p>221.71304</text:p>
          </table:table-cell>
          <table:table-cell office:value-type="float" office:value="227.28212">
            <text:p>227.28212</text:p>
          </table:table-cell>
          <table:table-cell office:value-type="float" office:value="226.98817">
            <text:p>226.98817</text:p>
          </table:table-cell>
          <table:table-cell office:value-type="float" office:value="218.71146">
            <text:p>218.71146</text:p>
          </table:table-cell>
          <table:table-cell office:value-type="float" office:value="218.88602">
            <text:p>218.88602</text:p>
          </table:table-cell>
          <table:table-cell office:value-type="float" office:value="221.45024">
            <text:p>221.45024</text:p>
          </table:table-cell>
          <table:table-cell office:value-type="float" office:value="213.45694">
            <text:p>213.45694</text:p>
          </table:table-cell>
          <table:table-cell office:value-type="float" office:value="213.1765">
            <text:p>213.1765</text:p>
          </table:table-cell>
          <table:table-cell office:value-type="float" office:value="214.94337">
            <text:p>214.94337</text:p>
          </table:table-cell>
          <table:table-cell office:value-type="float" office:value="214.23257">
            <text:p>214.23257</text:p>
          </table:table-cell>
          <table:table-cell office:value-type="float" office:value="215.84465">
            <text:p>215.84465</text:p>
          </table:table-cell>
          <table:table-cell office:value-type="float" office:value="217.72664">
            <text:p>217.72664</text:p>
          </table:table-cell>
          <table:table-cell office:value-type="float" office:value="220.90814">
            <text:p>220.90814</text:p>
          </table:table-cell>
          <table:table-cell office:value-type="float" office:value="224.1826">
            <text:p>224.1826</text:p>
          </table:table-cell>
          <table:table-cell office:value-type="float" office:value="220.25835">
            <text:p>220.25835</text:p>
          </table:table-cell>
          <table:table-cell office:value-type="float" office:value="219.1248">
            <text:p>219.1248</text:p>
          </table:table-cell>
          <table:table-cell office:value-type="float" office:value="220.67793">
            <text:p>220.67793</text:p>
          </table:table-cell>
          <table:table-cell office:value-type="float" office:value="215.3743">
            <text:p>215.3743</text:p>
          </table:table-cell>
          <table:table-cell office:value-type="float" office:value="221.24995">
            <text:p>221.24995</text:p>
          </table:table-cell>
          <table:table-cell office:value-type="float" office:value="224.8811">
            <text:p>224.8811</text:p>
          </table:table-cell>
          <table:table-cell office:value-type="float" office:value="230.7362">
            <text:p>230.7362</text:p>
          </table:table-cell>
          <table:table-cell office:value-type="float" office:value="226.38745">
            <text:p>226.38745</text:p>
          </table:table-cell>
          <table:table-cell office:value-type="float" office:value="226.56577">
            <text:p>226.56577</text:p>
          </table:table-cell>
          <table:table-cell office:value-type="float" office:value="218.06863">
            <text:p>218.06863</text:p>
          </table:table-cell>
          <table:table-cell office:value-type="float" office:value="214.97083">
            <text:p>214.97083</text:p>
          </table:table-cell>
          <table:table-cell office:value-type="float" office:value="211.70338">
            <text:p>211.70338</text:p>
          </table:table-cell>
          <table:table-cell office:value-type="float" office:value="211.45143">
            <text:p>211.45143</text:p>
          </table:table-cell>
          <table:table-cell office:value-type="float" office:value="209.79366">
            <text:p>209.79366</text:p>
          </table:table-cell>
          <table:table-cell office:value-type="float" office:value="209.5396">
            <text:p>209.5396</text:p>
          </table:table-cell>
          <table:table-cell office:value-type="float" office:value="207.98195">
            <text:p>207.98195</text:p>
          </table:table-cell>
          <table:table-cell office:value-type="float" office:value="207.74934">
            <text:p>207.74934</text:p>
          </table:table-cell>
          <table:table-cell office:value-type="float" office:value="208.71642">
            <text:p>208.71642</text:p>
          </table:table-cell>
          <table:table-cell office:value-type="float" office:value="210.96138">
            <text:p>210.96138</text:p>
          </table:table-cell>
          <table:table-cell office:value-type="float" office:value="213.48744">
            <text:p>213.48744</text:p>
          </table:table-cell>
          <table:table-cell office:value-type="float" office:value="211.56143">
            <text:p>211.56143</text:p>
          </table:table-cell>
          <table:table-cell office:value-type="float" office:value="214.63794">
            <text:p>214.63794</text:p>
          </table:table-cell>
          <table:table-cell office:value-type="float" office:value="217.8762">
            <text:p>217.8762</text:p>
          </table:table-cell>
          <table:table-cell office:value-type="float" office:value="217.29497">
            <text:p>217.29497</text:p>
          </table:table-cell>
          <table:table-cell office:value-type="float" office:value="218.93668">
            <text:p>218.93668</text:p>
          </table:table-cell>
          <table:table-cell office:value-type="float" office:value="219.74287">
            <text:p>219.74287</text:p>
          </table:table-cell>
          <table:table-cell office:value-type="float" office:value="220.1528">
            <text:p>220.1528</text:p>
          </table:table-cell>
          <table:table-cell office:value-type="float" office:value="219.96745">
            <text:p>219.96745</text:p>
          </table:table-cell>
          <table:table-cell office:value-type="float" office:value="220.16673">
            <text:p>220.16673</text:p>
          </table:table-cell>
          <table:table-cell office:value-type="float" office:value="220.33273">
            <text:p>220.33273</text:p>
          </table:table-cell>
          <table:table-cell office:value-type="float" office:value="220.41406">
            <text:p>220.41406</text:p>
          </table:table-cell>
          <table:table-cell office:value-type="float" office:value="220.42697">
            <text:p>220.42697</text:p>
          </table:table-cell>
          <table:table-cell office:value-type="float" office:value="220.44148">
            <text:p>220.44148</text:p>
          </table:table-cell>
          <table:table-cell office:value-type="float" office:value="220.4849">
            <text:p>220.4849</text:p>
          </table:table-cell>
          <table:table-cell office:value-type="float" office:value="220.45619">
            <text:p>220.45619</text:p>
          </table:table-cell>
          <table:table-cell office:value-type="float" office:value="220.5161">
            <text:p>220.5161</text:p>
          </table:table-cell>
          <table:table-cell office:value-type="float" office:value="220.4477">
            <text:p>220.4477</text:p>
          </table:table-cell>
          <table:table-cell office:value-type="float" office:value="220.38731">
            <text:p>220.38731</text:p>
          </table:table-cell>
          <table:table-cell office:value-type="float" office:value="220.43855">
            <text:p>220.43855</text:p>
          </table:table-cell>
          <table:table-cell office:value-type="float" office:value="220.45229">
            <text:p>220.45229</text:p>
          </table:table-cell>
          <table:table-cell office:value-type="float" office:value="220.48555">
            <text:p>220.48555</text:p>
          </table:table-cell>
          <table:table-cell office:value-type="float" office:value="220.53502">
            <text:p>220.53502</text:p>
          </table:table-cell>
          <table:table-cell office:value-type="float" office:value="220.23497">
            <text:p>220.23497</text:p>
          </table:table-cell>
          <table:table-cell office:value-type="float" office:value="220.36726">
            <text:p>220.36726</text:p>
          </table:table-cell>
          <table:table-cell office:value-type="float" office:value="220.41393">
            <text:p>220.41393</text:p>
          </table:table-cell>
          <table:table-cell office:value-type="float" office:value="220.40553">
            <text:p>220.40553</text:p>
          </table:table-cell>
          <table:table-cell office:value-type="float" office:value="220.4379">
            <text:p>220.4379</text:p>
          </table:table-cell>
          <table:table-cell office:value-type="float" office:value="220.46854">
            <text:p>220.46854</text:p>
          </table:table-cell>
          <table:table-cell office:value-type="float" office:value="220.48781">
            <text:p>220.48781</text:p>
          </table:table-cell>
          <table:table-cell office:value-type="float" office:value="220.50989">
            <text:p>220.50989</text:p>
          </table:table-cell>
          <table:table-cell office:value-type="float" office:value="220.49197">
            <text:p>220.49197</text:p>
          </table:table-cell>
          <table:table-cell office:value-type="float" office:value="220.50029">
            <text:p>220.50029</text:p>
          </table:table-cell>
          <table:table-cell office:value-type="float" office:value="220.54457">
            <text:p>220.54457</text:p>
          </table:table-cell>
          <table:table-cell office:value-type="float" office:value="220.56">
            <text:p>220.56</text:p>
          </table:table-cell>
          <table:table-cell office:value-type="float" office:value="220.51567">
            <text:p>220.51567</text:p>
          </table:table-cell>
          <table:table-cell office:value-type="float" office:value="220.55003">
            <text:p>220.55003</text:p>
          </table:table-cell>
          <table:table-cell office:value-type="float" office:value="220.51599">
            <text:p>220.51599</text:p>
          </table:table-cell>
          <table:table-cell office:value-type="float" office:value="220.50578">
            <text:p>220.50578</text:p>
          </table:table-cell>
          <table:table-cell office:value-type="float" office:value="220.49667">
            <text:p>220.49667</text:p>
          </table:table-cell>
          <table:table-cell office:value-type="float" office:value="220.50511">
            <text:p>220.50511</text:p>
          </table:table-cell>
          <table:table-cell office:value-type="float" office:value="220.51147">
            <text:p>220.51147</text:p>
          </table:table-cell>
          <table:table-cell office:value-type="float" office:value="220.51735">
            <text:p>220.51735</text:p>
          </table:table-cell>
          <table:table-cell office:value-type="float" office:value="220.55472">
            <text:p>220.55472</text:p>
          </table:table-cell>
          <table:table-cell office:value-type="float" office:value="220.57144">
            <text:p>220.57144</text:p>
          </table:table-cell>
          <table:table-cell office:value-type="float" office:value="220.53406">
            <text:p>220.53406</text:p>
          </table:table-cell>
        </table:table-row>
        <table:table-row table:style-name="ro2">
          <table:table-cell office:value-type="string">
            <text:p>Lhip</text:p>
          </table:table-cell>
          <table:table-cell office:value-type="float" office:value="264.5209">
            <text:p>264.5209</text:p>
          </table:table-cell>
          <table:table-cell office:value-type="float" office:value="252.60791">
            <text:p>252.60791</text:p>
          </table:table-cell>
          <table:table-cell office:value-type="float" office:value="239.37015">
            <text:p>239.37015</text:p>
          </table:table-cell>
          <table:table-cell office:value-type="float" office:value="230.08879">
            <text:p>230.08879</text:p>
          </table:table-cell>
          <table:table-cell office:value-type="float" office:value="278.79996">
            <text:p>278.79996</text:p>
          </table:table-cell>
          <table:table-cell office:value-type="float" office:value="272.18054">
            <text:p>272.18054</text:p>
          </table:table-cell>
          <table:table-cell office:value-type="float" office:value="269.9896">
            <text:p>269.9896</text:p>
          </table:table-cell>
          <table:table-cell office:value-type="float" office:value="260.14023">
            <text:p>260.14023</text:p>
          </table:table-cell>
          <table:table-cell office:value-type="float" office:value="256.27386">
            <text:p>256.27386</text:p>
          </table:table-cell>
          <table:table-cell office:value-type="float" office:value="251.81563">
            <text:p>251.81563</text:p>
          </table:table-cell>
          <table:table-cell office:value-type="float" office:value="227.55678">
            <text:p>227.55678</text:p>
          </table:table-cell>
          <table:table-cell office:value-type="float" office:value="221.55888">
            <text:p>221.55888</text:p>
          </table:table-cell>
          <table:table-cell office:value-type="float" office:value="222.56369">
            <text:p>222.56369</text:p>
          </table:table-cell>
          <table:table-cell office:value-type="float" office:value="220.73482">
            <text:p>220.73482</text:p>
          </table:table-cell>
          <table:table-cell office:value-type="float" office:value="211.83508">
            <text:p>211.83508</text:p>
          </table:table-cell>
          <table:table-cell office:value-type="float" office:value="202.01639">
            <text:p>202.01639</text:p>
          </table:table-cell>
          <table:table-cell office:value-type="float" office:value="206.57372">
            <text:p>206.57372</text:p>
          </table:table-cell>
          <table:table-cell office:value-type="float" office:value="220.82181">
            <text:p>220.82181</text:p>
          </table:table-cell>
          <table:table-cell office:value-type="float" office:value="218.43643">
            <text:p>218.43643</text:p>
          </table:table-cell>
          <table:table-cell office:value-type="float" office:value="213.87021">
            <text:p>213.87021</text:p>
          </table:table-cell>
          <table:table-cell office:value-type="float" office:value="206.90512">
            <text:p>206.90512</text:p>
          </table:table-cell>
          <table:table-cell office:value-type="float" office:value="206.86572">
            <text:p>206.86572</text:p>
          </table:table-cell>
          <table:table-cell office:value-type="float" office:value="226.655">
            <text:p>226.655</text:p>
          </table:table-cell>
          <table:table-cell office:value-type="float" office:value="228.55602">
            <text:p>228.55602</text:p>
          </table:table-cell>
          <table:table-cell office:value-type="float" office:value="230.92952">
            <text:p>230.92952</text:p>
          </table:table-cell>
          <table:table-cell office:value-type="float" office:value="238.17003">
            <text:p>238.17003</text:p>
          </table:table-cell>
          <table:table-cell office:value-type="float" office:value="249.9914">
            <text:p>249.9914</text:p>
          </table:table-cell>
          <table:table-cell office:value-type="float" office:value="273.49936">
            <text:p>273.49936</text:p>
          </table:table-cell>
          <table:table-cell office:value-type="float" office:value="271.59415">
            <text:p>271.59415</text:p>
          </table:table-cell>
          <table:table-cell office:value-type="float" office:value="270.43994">
            <text:p>270.43994</text:p>
          </table:table-cell>
          <table:table-cell office:value-type="float" office:value="274.37796">
            <text:p>274.37796</text:p>
          </table:table-cell>
          <table:table-cell office:value-type="float" office:value="272.45346">
            <text:p>272.45346</text:p>
          </table:table-cell>
          <table:table-cell office:value-type="float" office:value="262.256">
            <text:p>262.256</text:p>
          </table:table-cell>
          <table:table-cell office:value-type="float" office:value="259.27942">
            <text:p>259.27942</text:p>
          </table:table-cell>
          <table:table-cell office:value-type="float" office:value="255.36086">
            <text:p>255.36086</text:p>
          </table:table-cell>
          <table:table-cell office:value-type="float" office:value="251.91457">
            <text:p>251.91457</text:p>
          </table:table-cell>
          <table:table-cell office:value-type="float" office:value="249.14102">
            <text:p>249.14102</text:p>
          </table:table-cell>
          <table:table-cell office:value-type="float" office:value="244.25125">
            <text:p>244.25125</text:p>
          </table:table-cell>
          <table:table-cell office:value-type="float" office:value="235.88774">
            <text:p>235.88774</text:p>
          </table:table-cell>
          <table:table-cell office:value-type="float" office:value="231.04736">
            <text:p>231.04736</text:p>
          </table:table-cell>
          <table:table-cell office:value-type="float" office:value="240.17714">
            <text:p>240.17714</text:p>
          </table:table-cell>
          <table:table-cell office:value-type="float" office:value="239.41629">
            <text:p>239.41629</text:p>
          </table:table-cell>
          <table:table-cell office:value-type="float" office:value="241.24335">
            <text:p>241.24335</text:p>
          </table:table-cell>
          <table:table-cell office:value-type="float" office:value="239.93648">
            <text:p>239.93648</text:p>
          </table:table-cell>
          <table:table-cell office:value-type="float" office:value="238.83315">
            <text:p>238.83315</text:p>
          </table:table-cell>
          <table:table-cell office:value-type="float" office:value="239.0049">
            <text:p>239.0049</text:p>
          </table:table-cell>
          <table:table-cell office:value-type="float" office:value="238.02122">
            <text:p>238.02122</text:p>
          </table:table-cell>
          <table:table-cell office:value-type="float" office:value="234.2212">
            <text:p>234.2212</text:p>
          </table:table-cell>
          <table:table-cell office:value-type="float" office:value="228.49559">
            <text:p>228.49559</text:p>
          </table:table-cell>
          <table:table-cell office:value-type="float" office:value="227.28706">
            <text:p>227.28706</text:p>
          </table:table-cell>
          <table:table-cell office:value-type="float" office:value="229.03246">
            <text:p>229.03246</text:p>
          </table:table-cell>
          <table:table-cell office:value-type="float" office:value="230.2048">
            <text:p>230.2048</text:p>
          </table:table-cell>
          <table:table-cell office:value-type="float" office:value="230.04811">
            <text:p>230.04811</text:p>
          </table:table-cell>
          <table:table-cell office:value-type="float" office:value="227.52847">
            <text:p>227.52847</text:p>
          </table:table-cell>
          <table:table-cell office:value-type="float" office:value="225.12306">
            <text:p>225.12306</text:p>
          </table:table-cell>
          <table:table-cell office:value-type="float" office:value="225.1746">
            <text:p>225.1746</text:p>
          </table:table-cell>
          <table:table-cell office:value-type="float" office:value="225.2468">
            <text:p>225.2468</text:p>
          </table:table-cell>
          <table:table-cell office:value-type="float" office:value="236.7889">
            <text:p>236.7889</text:p>
          </table:table-cell>
          <table:table-cell office:value-type="float" office:value="235.76846">
            <text:p>235.76846</text:p>
          </table:table-cell>
          <table:table-cell office:value-type="float" office:value="239.479">
            <text:p>239.479</text:p>
          </table:table-cell>
          <table:table-cell office:value-type="float" office:value="252.50668">
            <text:p>252.50668</text:p>
          </table:table-cell>
          <table:table-cell office:value-type="float" office:value="249.14618">
            <text:p>249.14618</text:p>
          </table:table-cell>
          <table:table-cell office:value-type="float" office:value="251.68178">
            <text:p>251.68178</text:p>
          </table:table-cell>
          <table:table-cell office:value-type="float" office:value="248.66824">
            <text:p>248.66824</text:p>
          </table:table-cell>
          <table:table-cell office:value-type="float" office:value="247.2393">
            <text:p>247.2393</text:p>
          </table:table-cell>
          <table:table-cell office:value-type="float" office:value="250.58952">
            <text:p>250.58952</text:p>
          </table:table-cell>
          <table:table-cell office:value-type="float" office:value="255.51987">
            <text:p>255.51987</text:p>
          </table:table-cell>
          <table:table-cell office:value-type="float" office:value="254.52509">
            <text:p>254.52509</text:p>
          </table:table-cell>
          <table:table-cell office:value-type="float" office:value="255.39075">
            <text:p>255.39075</text:p>
          </table:table-cell>
          <table:table-cell office:value-type="float" office:value="255.21082">
            <text:p>255.21082</text:p>
          </table:table-cell>
          <table:table-cell office:value-type="float" office:value="253.32928">
            <text:p>253.32928</text:p>
          </table:table-cell>
          <table:table-cell office:value-type="float" office:value="253.554">
            <text:p>253.554</text:p>
          </table:table-cell>
          <table:table-cell office:value-type="float" office:value="254.4243">
            <text:p>254.4243</text:p>
          </table:table-cell>
          <table:table-cell office:value-type="float" office:value="255.16818">
            <text:p>255.16818</text:p>
          </table:table-cell>
          <table:table-cell office:value-type="float" office:value="254.96405">
            <text:p>254.96405</text:p>
          </table:table-cell>
          <table:table-cell office:value-type="float" office:value="254.54507">
            <text:p>254.54507</text:p>
          </table:table-cell>
          <table:table-cell office:value-type="float" office:value="253.28275">
            <text:p>253.28275</text:p>
          </table:table-cell>
          <table:table-cell office:value-type="float" office:value="252.79556">
            <text:p>252.79556</text:p>
          </table:table-cell>
          <table:table-cell office:value-type="float" office:value="251.82971">
            <text:p>251.82971</text:p>
          </table:table-cell>
          <table:table-cell office:value-type="float" office:value="251.7627">
            <text:p>251.7627</text:p>
          </table:table-cell>
          <table:table-cell office:value-type="float" office:value="252.57874">
            <text:p>252.57874</text:p>
          </table:table-cell>
          <table:table-cell office:value-type="float" office:value="250.93956">
            <text:p>250.93956</text:p>
          </table:table-cell>
          <table:table-cell office:value-type="float" office:value="249.46288">
            <text:p>249.46288</text:p>
          </table:table-cell>
          <table:table-cell office:value-type="float" office:value="248.8398">
            <text:p>248.8398</text:p>
          </table:table-cell>
          <table:table-cell office:value-type="float" office:value="249.52013">
            <text:p>249.52013</text:p>
          </table:table-cell>
          <table:table-cell office:value-type="float" office:value="249.99178">
            <text:p>249.99178</text:p>
          </table:table-cell>
          <table:table-cell office:value-type="float" office:value="250.6539">
            <text:p>250.6539</text:p>
          </table:table-cell>
          <table:table-cell office:value-type="float" office:value="247.09795">
            <text:p>247.09795</text:p>
          </table:table-cell>
          <table:table-cell office:value-type="float" office:value="243.64171">
            <text:p>243.64171</text:p>
          </table:table-cell>
          <table:table-cell office:value-type="float" office:value="241.84015">
            <text:p>241.84015</text:p>
          </table:table-cell>
          <table:table-cell office:value-type="float" office:value="238.65413">
            <text:p>238.65413</text:p>
          </table:table-cell>
          <table:table-cell office:value-type="float" office:value="236.65125">
            <text:p>236.65125</text:p>
          </table:table-cell>
          <table:table-cell office:value-type="float" office:value="239.1923">
            <text:p>239.1923</text:p>
          </table:table-cell>
          <table:table-cell office:value-type="float" office:value="240.10938">
            <text:p>240.10938</text:p>
          </table:table-cell>
          <table:table-cell office:value-type="float" office:value="235.49286">
            <text:p>235.49286</text:p>
          </table:table-cell>
          <table:table-cell office:value-type="float" office:value="241.25517">
            <text:p>241.25517</text:p>
          </table:table-cell>
          <table:table-cell office:value-type="float" office:value="244.83118">
            <text:p>244.83118</text:p>
          </table:table-cell>
          <table:table-cell office:value-type="float" office:value="246.23215">
            <text:p>246.23215</text:p>
          </table:table-cell>
          <table:table-cell office:value-type="float" office:value="246.02643">
            <text:p>246.02643</text:p>
          </table:table-cell>
          <table:table-cell office:value-type="float" office:value="251.19592">
            <text:p>251.19592</text:p>
          </table:table-cell>
          <table:table-cell office:value-type="float" office:value="254.03311">
            <text:p>254.03311</text:p>
          </table:table-cell>
          <table:table-cell office:value-type="float" office:value="243.27254">
            <text:p>243.27254</text:p>
          </table:table-cell>
          <table:table-cell office:value-type="float" office:value="240.01584">
            <text:p>240.01584</text:p>
          </table:table-cell>
          <table:table-cell office:value-type="float" office:value="236.4991">
            <text:p>236.4991</text:p>
          </table:table-cell>
          <table:table-cell office:value-type="float" office:value="236.6603">
            <text:p>236.6603</text:p>
          </table:table-cell>
          <table:table-cell office:value-type="float" office:value="237.03105">
            <text:p>237.03105</text:p>
          </table:table-cell>
          <table:table-cell office:value-type="float" office:value="238.50452">
            <text:p>238.50452</text:p>
          </table:table-cell>
          <table:table-cell office:value-type="float" office:value="244.01306">
            <text:p>244.01306</text:p>
          </table:table-cell>
          <table:table-cell office:value-type="float" office:value="246.85455">
            <text:p>246.85455</text:p>
          </table:table-cell>
          <table:table-cell office:value-type="float" office:value="246.78937">
            <text:p>246.78937</text:p>
          </table:table-cell>
          <table:table-cell office:value-type="float" office:value="246.30644">
            <text:p>246.30644</text:p>
          </table:table-cell>
          <table:table-cell office:value-type="float" office:value="245.65753">
            <text:p>245.65753</text:p>
          </table:table-cell>
          <table:table-cell office:value-type="float" office:value="243.47485">
            <text:p>243.47485</text:p>
          </table:table-cell>
          <table:table-cell office:value-type="float" office:value="241.80746">
            <text:p>241.80746</text:p>
          </table:table-cell>
          <table:table-cell office:value-type="float" office:value="235.19286">
            <text:p>235.19286</text:p>
          </table:table-cell>
          <table:table-cell office:value-type="float" office:value="226.0048">
            <text:p>226.0048</text:p>
          </table:table-cell>
          <table:table-cell office:value-type="float" office:value="218.81915">
            <text:p>218.81915</text:p>
          </table:table-cell>
          <table:table-cell office:value-type="float" office:value="222.47975">
            <text:p>222.47975</text:p>
          </table:table-cell>
          <table:table-cell office:value-type="float" office:value="214.64587">
            <text:p>214.64587</text:p>
          </table:table-cell>
          <table:table-cell office:value-type="float" office:value="234.76549">
            <text:p>234.76549</text:p>
          </table:table-cell>
          <table:table-cell office:value-type="float" office:value="236.74179">
            <text:p>236.74179</text:p>
          </table:table-cell>
          <table:table-cell office:value-type="float" office:value="237.91791">
            <text:p>237.91791</text:p>
          </table:table-cell>
          <table:table-cell office:value-type="float" office:value="247.45477">
            <text:p>247.45477</text:p>
          </table:table-cell>
          <table:table-cell office:value-type="float" office:value="251.47946">
            <text:p>251.47946</text:p>
          </table:table-cell>
          <table:table-cell office:value-type="float" office:value="253.36502">
            <text:p>253.36502</text:p>
          </table:table-cell>
          <table:table-cell office:value-type="float" office:value="253.30524">
            <text:p>253.30524</text:p>
          </table:table-cell>
          <table:table-cell office:value-type="float" office:value="248.25488">
            <text:p>248.25488</text:p>
          </table:table-cell>
          <table:table-cell office:value-type="float" office:value="246.14774">
            <text:p>246.14774</text:p>
          </table:table-cell>
          <table:table-cell office:value-type="float" office:value="247.39384">
            <text:p>247.39384</text:p>
          </table:table-cell>
          <table:table-cell office:value-type="float" office:value="234.11272">
            <text:p>234.11272</text:p>
          </table:table-cell>
          <table:table-cell office:value-type="float" office:value="231.941">
            <text:p>231.941</text:p>
          </table:table-cell>
          <table:table-cell office:value-type="float" office:value="239.27342">
            <text:p>239.27342</text:p>
          </table:table-cell>
          <table:table-cell office:value-type="float" office:value="239.7813">
            <text:p>239.7813</text:p>
          </table:table-cell>
          <table:table-cell office:value-type="float" office:value="243.06685">
            <text:p>243.06685</text:p>
          </table:table-cell>
          <table:table-cell office:value-type="float" office:value="240.9861">
            <text:p>240.9861</text:p>
          </table:table-cell>
          <table:table-cell office:value-type="float" office:value="233.26416">
            <text:p>233.26416</text:p>
          </table:table-cell>
          <table:table-cell office:value-type="float" office:value="233.91429">
            <text:p>233.91429</text:p>
          </table:table-cell>
          <table:table-cell office:value-type="float" office:value="234.42726">
            <text:p>234.42726</text:p>
          </table:table-cell>
          <table:table-cell office:value-type="float" office:value="221.62666">
            <text:p>221.62666</text:p>
          </table:table-cell>
          <table:table-cell office:value-type="float" office:value="219.49358">
            <text:p>219.49358</text:p>
          </table:table-cell>
          <table:table-cell office:value-type="float" office:value="219.77127">
            <text:p>219.77127</text:p>
          </table:table-cell>
          <table:table-cell office:value-type="float" office:value="216.65727">
            <text:p>216.65727</text:p>
          </table:table-cell>
          <table:table-cell office:value-type="float" office:value="220.61299">
            <text:p>220.61299</text:p>
          </table:table-cell>
          <table:table-cell office:value-type="float" office:value="221.71031">
            <text:p>221.71031</text:p>
          </table:table-cell>
          <table:table-cell office:value-type="float" office:value="227.18474">
            <text:p>227.18474</text:p>
          </table:table-cell>
          <table:table-cell office:value-type="float" office:value="232.50784">
            <text:p>232.50784</text:p>
          </table:table-cell>
          <table:table-cell office:value-type="float" office:value="233.13496">
            <text:p>233.13496</text:p>
          </table:table-cell>
          <table:table-cell office:value-type="float" office:value="234.15768">
            <text:p>234.15768</text:p>
          </table:table-cell>
          <table:table-cell office:value-type="float" office:value="233.66849">
            <text:p>233.66849</text:p>
          </table:table-cell>
          <table:table-cell office:value-type="float" office:value="229.59685">
            <text:p>229.59685</text:p>
          </table:table-cell>
          <table:table-cell office:value-type="float" office:value="234.29106">
            <text:p>234.29106</text:p>
          </table:table-cell>
          <table:table-cell office:value-type="float" office:value="244.31136">
            <text:p>244.31136</text:p>
          </table:table-cell>
          <table:table-cell office:value-type="float" office:value="250.56311">
            <text:p>250.56311</text:p>
          </table:table-cell>
          <table:table-cell office:value-type="float" office:value="250.5684">
            <text:p>250.5684</text:p>
          </table:table-cell>
          <table:table-cell office:value-type="float" office:value="250.20192">
            <text:p>250.20192</text:p>
          </table:table-cell>
          <table:table-cell office:value-type="float" office:value="242.99422">
            <text:p>242.99422</text:p>
          </table:table-cell>
          <table:table-cell office:value-type="float" office:value="240.51431">
            <text:p>240.51431</text:p>
          </table:table-cell>
          <table:table-cell office:value-type="float" office:value="237.49774">
            <text:p>237.49774</text:p>
          </table:table-cell>
          <table:table-cell office:value-type="float" office:value="234.8952">
            <text:p>234.8952</text:p>
          </table:table-cell>
          <table:table-cell office:value-type="float" office:value="232.2017">
            <text:p>232.2017</text:p>
          </table:table-cell>
          <table:table-cell office:value-type="float" office:value="231.23352">
            <text:p>231.23352</text:p>
          </table:table-cell>
          <table:table-cell office:value-type="float" office:value="227.15958">
            <text:p>227.15958</text:p>
          </table:table-cell>
          <table:table-cell office:value-type="float" office:value="226.85086">
            <text:p>226.85086</text:p>
          </table:table-cell>
          <table:table-cell office:value-type="float" office:value="226.24573">
            <text:p>226.24573</text:p>
          </table:table-cell>
          <table:table-cell office:value-type="float" office:value="232.47173">
            <text:p>232.47173</text:p>
          </table:table-cell>
          <table:table-cell office:value-type="float" office:value="236.1711">
            <text:p>236.1711</text:p>
          </table:table-cell>
          <table:table-cell office:value-type="float" office:value="234.4586">
            <text:p>234.4586</text:p>
          </table:table-cell>
          <table:table-cell office:value-type="float" office:value="239.2459">
            <text:p>239.2459</text:p>
          </table:table-cell>
          <table:table-cell office:value-type="float" office:value="241.14809">
            <text:p>241.14809</text:p>
          </table:table-cell>
          <table:table-cell office:value-type="float" office:value="239.75142">
            <text:p>239.75142</text:p>
          </table:table-cell>
          <table:table-cell office:value-type="float" office:value="241.0643">
            <text:p>241.0643</text:p>
          </table:table-cell>
          <table:table-cell office:value-type="float" office:value="241.74377">
            <text:p>241.74377</text:p>
          </table:table-cell>
          <table:table-cell office:value-type="float" office:value="242.30655">
            <text:p>242.30655</text:p>
          </table:table-cell>
          <table:table-cell office:value-type="float" office:value="242.0956">
            <text:p>242.0956</text:p>
          </table:table-cell>
          <table:table-cell office:value-type="float" office:value="242.32141">
            <text:p>242.32141</text:p>
          </table:table-cell>
          <table:table-cell office:value-type="float" office:value="242.54321">
            <text:p>242.54321</text:p>
          </table:table-cell>
          <table:table-cell office:value-type="float" office:value="242.70111">
            <text:p>242.70111</text:p>
          </table:table-cell>
          <table:table-cell office:value-type="float" office:value="242.74812">
            <text:p>242.74812</text:p>
          </table:table-cell>
          <table:table-cell office:value-type="float" office:value="242.71573">
            <text:p>242.71573</text:p>
          </table:table-cell>
          <table:table-cell office:value-type="float" office:value="242.6911">
            <text:p>242.6911</text:p>
          </table:table-cell>
          <table:table-cell office:value-type="float" office:value="242.48494">
            <text:p>242.48494</text:p>
          </table:table-cell>
          <table:table-cell office:value-type="float" office:value="242.53813">
            <text:p>242.53813</text:p>
          </table:table-cell>
          <table:table-cell office:value-type="float" office:value="242.62152">
            <text:p>242.62152</text:p>
          </table:table-cell>
          <table:table-cell office:value-type="float" office:value="242.64197">
            <text:p>242.64197</text:p>
          </table:table-cell>
          <table:table-cell office:value-type="float" office:value="242.7228">
            <text:p>242.7228</text:p>
          </table:table-cell>
          <table:table-cell office:value-type="float" office:value="242.75111">
            <text:p>242.75111</text:p>
          </table:table-cell>
          <table:table-cell office:value-type="float" office:value="242.78667">
            <text:p>242.78667</text:p>
          </table:table-cell>
          <table:table-cell office:value-type="float" office:value="242.84518">
            <text:p>242.84518</text:p>
          </table:table-cell>
          <table:table-cell office:value-type="float" office:value="242.58731">
            <text:p>242.58731</text:p>
          </table:table-cell>
          <table:table-cell office:value-type="float" office:value="242.8837">
            <text:p>242.8837</text:p>
          </table:table-cell>
          <table:table-cell office:value-type="float" office:value="242.69566">
            <text:p>242.69566</text:p>
          </table:table-cell>
          <table:table-cell office:value-type="float" office:value="242.54604">
            <text:p>242.54604</text:p>
          </table:table-cell>
          <table:table-cell office:value-type="float" office:value="242.42722">
            <text:p>242.42722</text:p>
          </table:table-cell>
          <table:table-cell office:value-type="float" office:value="242.5515">
            <text:p>242.5515</text:p>
          </table:table-cell>
          <table:table-cell office:value-type="float" office:value="242.67432">
            <text:p>242.67432</text:p>
          </table:table-cell>
          <table:table-cell office:value-type="float" office:value="242.7609">
            <text:p>242.7609</text:p>
          </table:table-cell>
          <table:table-cell office:value-type="float" office:value="242.85179">
            <text:p>242.85179</text:p>
          </table:table-cell>
          <table:table-cell office:value-type="float" office:value="242.84991">
            <text:p>242.84991</text:p>
          </table:table-cell>
          <table:table-cell office:value-type="float" office:value="242.88675">
            <text:p>242.88675</text:p>
          </table:table-cell>
          <table:table-cell office:value-type="float" office:value="242.90924">
            <text:p>242.90924</text:p>
          </table:table-cell>
          <table:table-cell office:value-type="float" office:value="243.60036">
            <text:p>243.60036</text:p>
          </table:table-cell>
          <table:table-cell office:value-type="float" office:value="243.22118">
            <text:p>243.22118</text:p>
          </table:table-cell>
          <table:table-cell office:value-type="float" office:value="242.81168">
            <text:p>242.81168</text:p>
          </table:table-cell>
          <table:table-cell office:value-type="float" office:value="242.5616">
            <text:p>242.5616</text:p>
          </table:table-cell>
          <table:table-cell office:value-type="float" office:value="242.53456">
            <text:p>242.53456</text:p>
          </table:table-cell>
          <table:table-cell office:value-type="float" office:value="242.58496">
            <text:p>242.58496</text:p>
          </table:table-cell>
          <table:table-cell office:value-type="float" office:value="242.65413">
            <text:p>242.65413</text:p>
          </table:table-cell>
          <table:table-cell office:value-type="float" office:value="242.69632">
            <text:p>242.69632</text:p>
          </table:table-cell>
          <table:table-cell office:value-type="float" office:value="242.8113">
            <text:p>242.8113</text:p>
          </table:table-cell>
          <table:table-cell office:value-type="float" office:value="242.87375">
            <text:p>242.87375</text:p>
          </table:table-cell>
          <table:table-cell office:value-type="float" office:value="242.86359">
            <text:p>242.86359</text:p>
          </table:table-cell>
        </table:table-row>
        <table:table-row table:style-name="ro2">
          <table:table-cell office:value-type="string">
            <text:p>Lthigh</text:p>
          </table:table-cell>
          <table:table-cell office:value-type="float" office:value="383.9439">
            <text:p>383.9439</text:p>
          </table:table-cell>
          <table:table-cell office:value-type="float" office:value="509.77454">
            <text:p>509.77454</text:p>
          </table:table-cell>
          <table:table-cell office:value-type="float" office:value="495.05234">
            <text:p>495.05234</text:p>
          </table:table-cell>
          <table:table-cell office:value-type="float" office:value="467.96484">
            <text:p>467.96484</text:p>
          </table:table-cell>
          <table:table-cell office:value-type="float" office:value="415.472">
            <text:p>415.472</text:p>
          </table:table-cell>
          <table:table-cell office:value-type="float" office:value="405.93256">
            <text:p>405.93256</text:p>
          </table:table-cell>
          <table:table-cell office:value-type="float" office:value="397.7591">
            <text:p>397.7591</text:p>
          </table:table-cell>
          <table:table-cell office:value-type="float" office:value="370.5004">
            <text:p>370.5004</text:p>
          </table:table-cell>
          <table:table-cell office:value-type="float" office:value="372.5813">
            <text:p>372.5813</text:p>
          </table:table-cell>
          <table:table-cell office:value-type="float" office:value="373.65">
            <text:p>373.65</text:p>
          </table:table-cell>
          <table:table-cell office:value-type="float" office:value="373.5871">
            <text:p>373.5871</text:p>
          </table:table-cell>
          <table:table-cell office:value-type="float" office:value="372.4548">
            <text:p>372.4548</text:p>
          </table:table-cell>
          <table:table-cell office:value-type="float" office:value="371.11078">
            <text:p>371.11078</text:p>
          </table:table-cell>
          <table:table-cell office:value-type="float" office:value="368.99936">
            <text:p>368.99936</text:p>
          </table:table-cell>
          <table:table-cell office:value-type="float" office:value="368.236">
            <text:p>368.236</text:p>
          </table:table-cell>
          <table:table-cell office:value-type="float" office:value="342.97232">
            <text:p>342.97232</text:p>
          </table:table-cell>
          <table:table-cell office:value-type="float" office:value="319.11307">
            <text:p>319.11307</text:p>
          </table:table-cell>
          <table:table-cell office:value-type="float" office:value="394.82336">
            <text:p>394.82336</text:p>
          </table:table-cell>
          <table:table-cell office:value-type="float" office:value="401.99124">
            <text:p>401.99124</text:p>
          </table:table-cell>
          <table:table-cell office:value-type="float" office:value="404.14523">
            <text:p>404.14523</text:p>
          </table:table-cell>
          <table:table-cell office:value-type="float" office:value="404.45502">
            <text:p>404.45502</text:p>
          </table:table-cell>
          <table:table-cell office:value-type="float" office:value="432.7376">
            <text:p>432.7376</text:p>
          </table:table-cell>
          <table:table-cell office:value-type="float" office:value="386.78452">
            <text:p>386.78452</text:p>
          </table:table-cell>
          <table:table-cell office:value-type="float" office:value="386.31223">
            <text:p>386.31223</text:p>
          </table:table-cell>
          <table:table-cell office:value-type="float" office:value="383.27548">
            <text:p>383.27548</text:p>
          </table:table-cell>
          <table:table-cell office:value-type="float" office:value="397.01123">
            <text:p>397.01123</text:p>
          </table:table-cell>
          <table:table-cell office:value-type="float" office:value="404.2318">
            <text:p>404.2318</text:p>
          </table:table-cell>
          <table:table-cell office:value-type="float" office:value="413.88287">
            <text:p>413.88287</text:p>
          </table:table-cell>
          <table:table-cell office:value-type="float" office:value="420.27783">
            <text:p>420.27783</text:p>
          </table:table-cell>
          <table:table-cell office:value-type="float" office:value="417.18262">
            <text:p>417.18262</text:p>
          </table:table-cell>
          <table:table-cell office:value-type="float" office:value="415.739">
            <text:p>415.739</text:p>
          </table:table-cell>
          <table:table-cell office:value-type="float" office:value="416.58197">
            <text:p>416.58197</text:p>
          </table:table-cell>
          <table:table-cell office:value-type="float" office:value="415.8163">
            <text:p>415.8163</text:p>
          </table:table-cell>
          <table:table-cell office:value-type="float" office:value="414.72073">
            <text:p>414.72073</text:p>
          </table:table-cell>
          <table:table-cell office:value-type="float" office:value="425.87988">
            <text:p>425.87988</text:p>
          </table:table-cell>
          <table:table-cell office:value-type="float" office:value="431.09924">
            <text:p>431.09924</text:p>
          </table:table-cell>
          <table:table-cell office:value-type="float" office:value="443.01694">
            <text:p>443.01694</text:p>
          </table:table-cell>
          <table:table-cell office:value-type="float" office:value="437.64966">
            <text:p>437.64966</text:p>
          </table:table-cell>
          <table:table-cell office:value-type="float" office:value="425.1695">
            <text:p>425.1695</text:p>
          </table:table-cell>
          <table:table-cell office:value-type="float" office:value="414.6111">
            <text:p>414.6111</text:p>
          </table:table-cell>
          <table:table-cell office:value-type="float" office:value="409.25082">
            <text:p>409.25082</text:p>
          </table:table-cell>
          <table:table-cell office:value-type="float" office:value="409.14188">
            <text:p>409.14188</text:p>
          </table:table-cell>
          <table:table-cell office:value-type="float" office:value="403.4384">
            <text:p>403.4384</text:p>
          </table:table-cell>
          <table:table-cell office:value-type="float" office:value="416.4318">
            <text:p>416.4318</text:p>
          </table:table-cell>
          <table:table-cell office:value-type="float" office:value="420.66003">
            <text:p>420.66003</text:p>
          </table:table-cell>
          <table:table-cell office:value-type="float" office:value="407.85776">
            <text:p>407.85776</text:p>
          </table:table-cell>
          <table:table-cell office:value-type="float" office:value="417.61792">
            <text:p>417.61792</text:p>
          </table:table-cell>
          <table:table-cell office:value-type="float" office:value="409.28903">
            <text:p>409.28903</text:p>
          </table:table-cell>
          <table:table-cell office:value-type="float" office:value="410.6138">
            <text:p>410.6138</text:p>
          </table:table-cell>
          <table:table-cell office:value-type="float" office:value="409.11133">
            <text:p>409.11133</text:p>
          </table:table-cell>
          <table:table-cell office:value-type="float" office:value="412.3389">
            <text:p>412.3389</text:p>
          </table:table-cell>
          <table:table-cell office:value-type="float" office:value="413.1374">
            <text:p>413.1374</text:p>
          </table:table-cell>
          <table:table-cell office:value-type="float" office:value="413.03656">
            <text:p>413.03656</text:p>
          </table:table-cell>
          <table:table-cell office:value-type="float" office:value="415.24503">
            <text:p>415.24503</text:p>
          </table:table-cell>
          <table:table-cell office:value-type="float" office:value="409.25937">
            <text:p>409.25937</text:p>
          </table:table-cell>
          <table:table-cell office:value-type="float" office:value="418.2505">
            <text:p>418.2505</text:p>
          </table:table-cell>
          <table:table-cell office:value-type="float" office:value="422.49133">
            <text:p>422.49133</text:p>
          </table:table-cell>
          <table:table-cell office:value-type="float" office:value="418.63394">
            <text:p>418.63394</text:p>
          </table:table-cell>
          <table:table-cell office:value-type="float" office:value="425.83942">
            <text:p>425.83942</text:p>
          </table:table-cell>
          <table:table-cell office:value-type="float" office:value="406.6606">
            <text:p>406.6606</text:p>
          </table:table-cell>
          <table:table-cell office:value-type="float" office:value="423.6151">
            <text:p>423.6151</text:p>
          </table:table-cell>
          <table:table-cell office:value-type="float" office:value="433.41168">
            <text:p>433.41168</text:p>
          </table:table-cell>
          <table:table-cell office:value-type="float" office:value="431.98022">
            <text:p>431.98022</text:p>
          </table:table-cell>
          <table:table-cell office:value-type="float" office:value="449.46527">
            <text:p>449.46527</text:p>
          </table:table-cell>
          <table:table-cell office:value-type="float" office:value="444.2616">
            <text:p>444.2616</text:p>
          </table:table-cell>
          <table:table-cell office:value-type="float" office:value="440.6973">
            <text:p>440.6973</text:p>
          </table:table-cell>
          <table:table-cell office:value-type="float" office:value="439.38223">
            <text:p>439.38223</text:p>
          </table:table-cell>
          <table:table-cell office:value-type="float" office:value="446.83694">
            <text:p>446.83694</text:p>
          </table:table-cell>
          <table:table-cell office:value-type="float" office:value="447.71">
            <text:p>447.71</text:p>
          </table:table-cell>
          <table:table-cell office:value-type="float" office:value="444.45883">
            <text:p>444.45883</text:p>
          </table:table-cell>
          <table:table-cell office:value-type="float" office:value="443.0082">
            <text:p>443.0082</text:p>
          </table:table-cell>
          <table:table-cell office:value-type="float" office:value="444.07776">
            <text:p>444.07776</text:p>
          </table:table-cell>
          <table:table-cell office:value-type="float" office:value="441.41025">
            <text:p>441.41025</text:p>
          </table:table-cell>
          <table:table-cell office:value-type="float" office:value="441.5734">
            <text:p>441.5734</text:p>
          </table:table-cell>
          <table:table-cell office:value-type="float" office:value="440.20935">
            <text:p>440.20935</text:p>
          </table:table-cell>
          <table:table-cell office:value-type="float" office:value="442.3937">
            <text:p>442.3937</text:p>
          </table:table-cell>
          <table:table-cell office:value-type="float" office:value="447.05515">
            <text:p>447.05515</text:p>
          </table:table-cell>
          <table:table-cell office:value-type="float" office:value="445.87625">
            <text:p>445.87625</text:p>
          </table:table-cell>
          <table:table-cell office:value-type="float" office:value="445.7301">
            <text:p>445.7301</text:p>
          </table:table-cell>
          <table:table-cell office:value-type="float" office:value="448.92422">
            <text:p>448.92422</text:p>
          </table:table-cell>
          <table:table-cell office:value-type="float" office:value="463.07983">
            <text:p>463.07983</text:p>
          </table:table-cell>
          <table:table-cell office:value-type="float" office:value="467.42075">
            <text:p>467.42075</text:p>
          </table:table-cell>
          <table:table-cell office:value-type="float" office:value="456.82108">
            <text:p>456.82108</text:p>
          </table:table-cell>
          <table:table-cell office:value-type="float" office:value="457.226">
            <text:p>457.226</text:p>
          </table:table-cell>
          <table:table-cell office:value-type="float" office:value="451.88403">
            <text:p>451.88403</text:p>
          </table:table-cell>
          <table:table-cell office:value-type="float" office:value="449.732">
            <text:p>449.732</text:p>
          </table:table-cell>
          <table:table-cell office:value-type="float" office:value="444.83484">
            <text:p>444.83484</text:p>
          </table:table-cell>
          <table:table-cell office:value-type="float" office:value="445.8238">
            <text:p>445.8238</text:p>
          </table:table-cell>
          <table:table-cell office:value-type="float" office:value="443.21982">
            <text:p>443.21982</text:p>
          </table:table-cell>
          <table:table-cell office:value-type="float" office:value="435.2976">
            <text:p>435.2976</text:p>
          </table:table-cell>
          <table:table-cell office:value-type="float" office:value="452.8466">
            <text:p>452.8466</text:p>
          </table:table-cell>
          <table:table-cell office:value-type="float" office:value="451.28818">
            <text:p>451.28818</text:p>
          </table:table-cell>
          <table:table-cell office:value-type="float" office:value="442.8033">
            <text:p>442.8033</text:p>
          </table:table-cell>
          <table:table-cell office:value-type="float" office:value="440.67047">
            <text:p>440.67047</text:p>
          </table:table-cell>
          <table:table-cell office:value-type="float" office:value="439.4834">
            <text:p>439.4834</text:p>
          </table:table-cell>
          <table:table-cell office:value-type="float" office:value="433.6796">
            <text:p>433.6796</text:p>
          </table:table-cell>
          <table:table-cell office:value-type="float" office:value="435.50235">
            <text:p>435.50235</text:p>
          </table:table-cell>
          <table:table-cell office:value-type="float" office:value="451.54242">
            <text:p>451.54242</text:p>
          </table:table-cell>
          <table:table-cell office:value-type="float" office:value="464.15375">
            <text:p>464.15375</text:p>
          </table:table-cell>
          <table:table-cell office:value-type="float" office:value="461.84555">
            <text:p>461.84555</text:p>
          </table:table-cell>
          <table:table-cell office:value-type="float" office:value="442.24042">
            <text:p>442.24042</text:p>
          </table:table-cell>
          <table:table-cell office:value-type="float" office:value="432.29813">
            <text:p>432.29813</text:p>
          </table:table-cell>
          <table:table-cell office:value-type="float" office:value="448.8028">
            <text:p>448.8028</text:p>
          </table:table-cell>
          <table:table-cell office:value-type="float" office:value="451.52945">
            <text:p>451.52945</text:p>
          </table:table-cell>
          <table:table-cell office:value-type="float" office:value="444.92175">
            <text:p>444.92175</text:p>
          </table:table-cell>
          <table:table-cell office:value-type="float" office:value="443.19363">
            <text:p>443.19363</text:p>
          </table:table-cell>
          <table:table-cell office:value-type="float" office:value="452.82965">
            <text:p>452.82965</text:p>
          </table:table-cell>
          <table:table-cell office:value-type="float" office:value="448.544">
            <text:p>448.544</text:p>
          </table:table-cell>
          <table:table-cell office:value-type="float" office:value="454.17697">
            <text:p>454.17697</text:p>
          </table:table-cell>
          <table:table-cell office:value-type="float" office:value="457.55676">
            <text:p>457.55676</text:p>
          </table:table-cell>
          <table:table-cell office:value-type="float" office:value="454.10846">
            <text:p>454.10846</text:p>
          </table:table-cell>
          <table:table-cell office:value-type="float" office:value="453.60486">
            <text:p>453.60486</text:p>
          </table:table-cell>
          <table:table-cell office:value-type="float" office:value="449.7907">
            <text:p>449.7907</text:p>
          </table:table-cell>
          <table:table-cell office:value-type="float" office:value="452.0893">
            <text:p>452.0893</text:p>
          </table:table-cell>
          <table:table-cell office:value-type="float" office:value="452.94302">
            <text:p>452.94302</text:p>
          </table:table-cell>
          <table:table-cell office:value-type="float" office:value="490.35135">
            <text:p>490.35135</text:p>
          </table:table-cell>
          <table:table-cell office:value-type="float" office:value="494.34323">
            <text:p>494.34323</text:p>
          </table:table-cell>
          <table:table-cell office:value-type="float" office:value="496.70596">
            <text:p>496.70596</text:p>
          </table:table-cell>
          <table:table-cell office:value-type="float" office:value="482.49255">
            <text:p>482.49255</text:p>
          </table:table-cell>
          <table:table-cell office:value-type="float" office:value="470.717">
            <text:p>470.717</text:p>
          </table:table-cell>
          <table:table-cell office:value-type="float" office:value="461.5454">
            <text:p>461.5454</text:p>
          </table:table-cell>
          <table:table-cell office:value-type="float" office:value="464.87857">
            <text:p>464.87857</text:p>
          </table:table-cell>
          <table:table-cell office:value-type="float" office:value="472.53302">
            <text:p>472.53302</text:p>
          </table:table-cell>
          <table:table-cell office:value-type="float" office:value="452.84796">
            <text:p>452.84796</text:p>
          </table:table-cell>
          <table:table-cell office:value-type="float" office:value="431.59717">
            <text:p>431.59717</text:p>
          </table:table-cell>
          <table:table-cell office:value-type="float" office:value="435.14832">
            <text:p>435.14832</text:p>
          </table:table-cell>
          <table:table-cell office:value-type="float" office:value="458.35822">
            <text:p>458.35822</text:p>
          </table:table-cell>
          <table:table-cell office:value-type="float" office:value="452.7304">
            <text:p>452.7304</text:p>
          </table:table-cell>
          <table:table-cell office:value-type="float" office:value="443.00565">
            <text:p>443.00565</text:p>
          </table:table-cell>
          <table:table-cell office:value-type="float" office:value="458.01776">
            <text:p>458.01776</text:p>
          </table:table-cell>
          <table:table-cell office:value-type="float" office:value="467.0878">
            <text:p>467.0878</text:p>
          </table:table-cell>
          <table:table-cell office:value-type="float" office:value="465.64114">
            <text:p>465.64114</text:p>
          </table:table-cell>
          <table:table-cell office:value-type="float" office:value="464.24536">
            <text:p>464.24536</text:p>
          </table:table-cell>
          <table:table-cell office:value-type="float" office:value="467.15195">
            <text:p>467.15195</text:p>
          </table:table-cell>
          <table:table-cell office:value-type="float" office:value="477.57812">
            <text:p>477.57812</text:p>
          </table:table-cell>
          <table:table-cell office:value-type="float" office:value="475.9878">
            <text:p>475.9878</text:p>
          </table:table-cell>
          <table:table-cell office:value-type="float" office:value="465.91183">
            <text:p>465.91183</text:p>
          </table:table-cell>
          <table:table-cell office:value-type="float" office:value="459.81516">
            <text:p>459.81516</text:p>
          </table:table-cell>
          <table:table-cell office:value-type="float" office:value="451.14825">
            <text:p>451.14825</text:p>
          </table:table-cell>
          <table:table-cell office:value-type="float" office:value="452.40536">
            <text:p>452.40536</text:p>
          </table:table-cell>
          <table:table-cell office:value-type="float" office:value="452.39188">
            <text:p>452.39188</text:p>
          </table:table-cell>
          <table:table-cell office:value-type="float" office:value="451.35007">
            <text:p>451.35007</text:p>
          </table:table-cell>
          <table:table-cell office:value-type="float" office:value="400.00183">
            <text:p>400.00183</text:p>
          </table:table-cell>
          <table:table-cell office:value-type="float" office:value="405.9007">
            <text:p>405.9007</text:p>
          </table:table-cell>
          <table:table-cell office:value-type="float" office:value="412.28574">
            <text:p>412.28574</text:p>
          </table:table-cell>
          <table:table-cell office:value-type="float" office:value="416.76407">
            <text:p>416.76407</text:p>
          </table:table-cell>
          <table:table-cell office:value-type="float" office:value="437.83926">
            <text:p>437.83926</text:p>
          </table:table-cell>
          <table:table-cell office:value-type="float" office:value="446.4608">
            <text:p>446.4608</text:p>
          </table:table-cell>
          <table:table-cell office:value-type="float" office:value="454.0335">
            <text:p>454.0335</text:p>
          </table:table-cell>
          <table:table-cell office:value-type="float" office:value="462.20242">
            <text:p>462.20242</text:p>
          </table:table-cell>
          <table:table-cell office:value-type="float" office:value="477.4353">
            <text:p>477.4353</text:p>
          </table:table-cell>
          <table:table-cell office:value-type="float" office:value="465.59067">
            <text:p>465.59067</text:p>
          </table:table-cell>
          <table:table-cell office:value-type="float" office:value="462.0516">
            <text:p>462.0516</text:p>
          </table:table-cell>
          <table:table-cell office:value-type="float" office:value="461.40057">
            <text:p>461.40057</text:p>
          </table:table-cell>
          <table:table-cell office:value-type="float" office:value="461.04816">
            <text:p>461.04816</text:p>
          </table:table-cell>
          <table:table-cell office:value-type="float" office:value="463.975">
            <text:p>463.975</text:p>
          </table:table-cell>
          <table:table-cell office:value-type="float" office:value="470.69806">
            <text:p>470.69806</text:p>
          </table:table-cell>
          <table:table-cell office:value-type="float" office:value="472.2552">
            <text:p>472.2552</text:p>
          </table:table-cell>
          <table:table-cell office:value-type="float" office:value="465.4606">
            <text:p>465.4606</text:p>
          </table:table-cell>
          <table:table-cell office:value-type="float" office:value="466.09967">
            <text:p>466.09967</text:p>
          </table:table-cell>
          <table:table-cell office:value-type="float" office:value="454.37698">
            <text:p>454.37698</text:p>
          </table:table-cell>
          <table:table-cell office:value-type="float" office:value="450.10355">
            <text:p>450.10355</text:p>
          </table:table-cell>
          <table:table-cell office:value-type="float" office:value="456.71967">
            <text:p>456.71967</text:p>
          </table:table-cell>
          <table:table-cell office:value-type="float" office:value="445.55835">
            <text:p>445.55835</text:p>
          </table:table-cell>
          <table:table-cell office:value-type="float" office:value="442.71844">
            <text:p>442.71844</text:p>
          </table:table-cell>
          <table:table-cell office:value-type="float" office:value="439.374">
            <text:p>439.374</text:p>
          </table:table-cell>
          <table:table-cell office:value-type="float" office:value="441.49527">
            <text:p>441.49527</text:p>
          </table:table-cell>
          <table:table-cell office:value-type="float" office:value="448.83606">
            <text:p>448.83606</text:p>
          </table:table-cell>
          <table:table-cell office:value-type="float" office:value="441.40457">
            <text:p>441.40457</text:p>
          </table:table-cell>
          <table:table-cell office:value-type="float" office:value="445.8603">
            <text:p>445.8603</text:p>
          </table:table-cell>
          <table:table-cell office:value-type="float" office:value="440.47888">
            <text:p>440.47888</text:p>
          </table:table-cell>
          <table:table-cell office:value-type="float" office:value="434.47205">
            <text:p>434.47205</text:p>
          </table:table-cell>
          <table:table-cell office:value-type="float" office:value="437.33215">
            <text:p>437.33215</text:p>
          </table:table-cell>
          <table:table-cell office:value-type="float" office:value="452.07773">
            <text:p>452.07773</text:p>
          </table:table-cell>
          <table:table-cell office:value-type="float" office:value="446.4147">
            <text:p>446.4147</text:p>
          </table:table-cell>
          <table:table-cell office:value-type="float" office:value="443.3062">
            <text:p>443.3062</text:p>
          </table:table-cell>
          <table:table-cell office:value-type="float" office:value="441.7069">
            <text:p>441.7069</text:p>
          </table:table-cell>
          <table:table-cell office:value-type="float" office:value="440.9809">
            <text:p>440.9809</text:p>
          </table:table-cell>
          <table:table-cell office:value-type="float" office:value="440.9047">
            <text:p>440.9047</text:p>
          </table:table-cell>
          <table:table-cell office:value-type="float" office:value="440.7114">
            <text:p>440.7114</text:p>
          </table:table-cell>
          <table:table-cell office:value-type="float" office:value="440.46686">
            <text:p>440.46686</text:p>
          </table:table-cell>
          <table:table-cell office:value-type="float" office:value="440.5548">
            <text:p>440.5548</text:p>
          </table:table-cell>
          <table:table-cell office:value-type="float" office:value="440.49768">
            <text:p>440.49768</text:p>
          </table:table-cell>
          <table:table-cell office:value-type="float" office:value="440.46844">
            <text:p>440.46844</text:p>
          </table:table-cell>
          <table:table-cell office:value-type="float" office:value="439.939">
            <text:p>439.939</text:p>
          </table:table-cell>
          <table:table-cell office:value-type="float" office:value="438.31384">
            <text:p>438.31384</text:p>
          </table:table-cell>
          <table:table-cell office:value-type="float" office:value="439.13846">
            <text:p>439.13846</text:p>
          </table:table-cell>
          <table:table-cell office:value-type="float" office:value="438.34174">
            <text:p>438.34174</text:p>
          </table:table-cell>
          <table:table-cell office:value-type="float" office:value="439.22144">
            <text:p>439.22144</text:p>
          </table:table-cell>
          <table:table-cell office:value-type="float" office:value="439.5851">
            <text:p>439.5851</text:p>
          </table:table-cell>
          <table:table-cell office:value-type="float" office:value="440.22897">
            <text:p>440.22897</text:p>
          </table:table-cell>
          <table:table-cell office:value-type="float" office:value="440.27115">
            <text:p>440.27115</text:p>
          </table:table-cell>
          <table:table-cell office:value-type="float" office:value="440.55817">
            <text:p>440.55817</text:p>
          </table:table-cell>
          <table:table-cell office:value-type="float" office:value="440.35236">
            <text:p>440.35236</text:p>
          </table:table-cell>
          <table:table-cell office:value-type="float" office:value="440.3117">
            <text:p>440.3117</text:p>
          </table:table-cell>
          <table:table-cell office:value-type="float" office:value="440.3109">
            <text:p>440.3109</text:p>
          </table:table-cell>
          <table:table-cell office:value-type="float" office:value="440.28387">
            <text:p>440.28387</text:p>
          </table:table-cell>
          <table:table-cell office:value-type="float" office:value="439.74878">
            <text:p>439.74878</text:p>
          </table:table-cell>
          <table:table-cell office:value-type="float" office:value="439.6974">
            <text:p>439.6974</text:p>
          </table:table-cell>
          <table:table-cell office:value-type="float" office:value="439.5043">
            <text:p>439.5043</text:p>
          </table:table-cell>
          <table:table-cell office:value-type="float" office:value="438.0249">
            <text:p>438.0249</text:p>
          </table:table-cell>
          <table:table-cell office:value-type="float" office:value="439.5921">
            <text:p>439.5921</text:p>
          </table:table-cell>
          <table:table-cell office:value-type="float" office:value="440.04382">
            <text:p>440.04382</text:p>
          </table:table-cell>
          <table:table-cell office:value-type="float" office:value="439.69492">
            <text:p>439.69492</text:p>
          </table:table-cell>
          <table:table-cell office:value-type="float" office:value="439.2076">
            <text:p>439.2076</text:p>
          </table:table-cell>
          <table:table-cell office:value-type="float" office:value="439.59534">
            <text:p>439.59534</text:p>
          </table:table-cell>
          <table:table-cell office:value-type="float" office:value="439.17767">
            <text:p>439.17767</text:p>
          </table:table-cell>
          <table:table-cell office:value-type="float" office:value="440.06818">
            <text:p>440.06818</text:p>
          </table:table-cell>
          <table:table-cell office:value-type="float" office:value="440.57956">
            <text:p>440.57956</text:p>
          </table:table-cell>
          <table:table-cell office:value-type="float" office:value="440.32806">
            <text:p>440.32806</text:p>
          </table:table-cell>
          <table:table-cell office:value-type="float" office:value="440.37418">
            <text:p>440.37418</text:p>
          </table:table-cell>
        </table:table-row>
        <table:table-row table:style-name="ro2">
          <table:table-cell office:value-type="string">
            <text:p>Lleg</text:p>
          </table:table-cell>
          <table:table-cell office:value-type="float" office:value="369.17688">
            <text:p>369.17688</text:p>
          </table:table-cell>
          <table:table-cell office:value-type="float" office:value="304.63574">
            <text:p>304.63574</text:p>
          </table:table-cell>
          <table:table-cell office:value-type="float" office:value="320.54953">
            <text:p>320.54953</text:p>
          </table:table-cell>
          <table:table-cell office:value-type="float" office:value="320.6368">
            <text:p>320.6368</text:p>
          </table:table-cell>
          <table:table-cell office:value-type="float" office:value="317.3968">
            <text:p>317.3968</text:p>
          </table:table-cell>
          <table:table-cell office:value-type="float" office:value="314.69144">
            <text:p>314.69144</text:p>
          </table:table-cell>
          <table:table-cell office:value-type="float" office:value="313.2189">
            <text:p>313.2189</text:p>
          </table:table-cell>
          <table:table-cell office:value-type="float" office:value="368.08978">
            <text:p>368.08978</text:p>
          </table:table-cell>
          <table:table-cell office:value-type="float" office:value="371.269">
            <text:p>371.269</text:p>
          </table:table-cell>
          <table:table-cell office:value-type="float" office:value="323.92035">
            <text:p>323.92035</text:p>
          </table:table-cell>
          <table:table-cell office:value-type="float" office:value="321.7895">
            <text:p>321.7895</text:p>
          </table:table-cell>
          <table:table-cell office:value-type="float" office:value="321.414">
            <text:p>321.414</text:p>
          </table:table-cell>
          <table:table-cell office:value-type="float" office:value="322.39774">
            <text:p>322.39774</text:p>
          </table:table-cell>
          <table:table-cell office:value-type="float" office:value="305.60025">
            <text:p>305.60025</text:p>
          </table:table-cell>
          <table:table-cell office:value-type="float" office:value="297.7307">
            <text:p>297.7307</text:p>
          </table:table-cell>
          <table:table-cell office:value-type="float" office:value="298.28253">
            <text:p>298.28253</text:p>
          </table:table-cell>
          <table:table-cell office:value-type="float" office:value="421.4278">
            <text:p>421.4278</text:p>
          </table:table-cell>
          <table:table-cell office:value-type="float" office:value="296.5508">
            <text:p>296.5508</text:p>
          </table:table-cell>
          <table:table-cell office:value-type="float" office:value="303.66293">
            <text:p>303.66293</text:p>
          </table:table-cell>
          <table:table-cell office:value-type="float" office:value="367.77756">
            <text:p>367.77756</text:p>
          </table:table-cell>
          <table:table-cell office:value-type="float" office:value="395.01492">
            <text:p>395.01492</text:p>
          </table:table-cell>
          <table:table-cell office:value-type="float" office:value="382.74448">
            <text:p>382.74448</text:p>
          </table:table-cell>
          <table:table-cell office:value-type="float" office:value="373.4588">
            <text:p>373.4588</text:p>
          </table:table-cell>
          <table:table-cell office:value-type="float" office:value="380.53528">
            <text:p>380.53528</text:p>
          </table:table-cell>
          <table:table-cell office:value-type="float" office:value="398.55008">
            <text:p>398.55008</text:p>
          </table:table-cell>
          <table:table-cell office:value-type="float" office:value="387.57047">
            <text:p>387.57047</text:p>
          </table:table-cell>
          <table:table-cell office:value-type="float" office:value="391.5688">
            <text:p>391.5688</text:p>
          </table:table-cell>
          <table:table-cell office:value-type="float" office:value="398.17722">
            <text:p>398.17722</text:p>
          </table:table-cell>
          <table:table-cell office:value-type="float" office:value="401.70914">
            <text:p>401.70914</text:p>
          </table:table-cell>
          <table:table-cell office:value-type="float" office:value="403.0215">
            <text:p>403.0215</text:p>
          </table:table-cell>
          <table:table-cell office:value-type="float" office:value="367.3711">
            <text:p>367.3711</text:p>
          </table:table-cell>
          <table:table-cell office:value-type="float" office:value="365.85107">
            <text:p>365.85107</text:p>
          </table:table-cell>
          <table:table-cell office:value-type="float" office:value="365.64655">
            <text:p>365.64655</text:p>
          </table:table-cell>
          <table:table-cell office:value-type="float" office:value="372.22174">
            <text:p>372.22174</text:p>
          </table:table-cell>
          <table:table-cell office:value-type="float" office:value="374.81448">
            <text:p>374.81448</text:p>
          </table:table-cell>
          <table:table-cell office:value-type="float" office:value="378.0334">
            <text:p>378.0334</text:p>
          </table:table-cell>
          <table:table-cell office:value-type="float" office:value="374.53146">
            <text:p>374.53146</text:p>
          </table:table-cell>
          <table:table-cell office:value-type="float" office:value="401.54962">
            <text:p>401.54962</text:p>
          </table:table-cell>
          <table:table-cell office:value-type="float" office:value="407.87827">
            <text:p>407.87827</text:p>
          </table:table-cell>
          <table:table-cell office:value-type="float" office:value="398.62537">
            <text:p>398.62537</text:p>
          </table:table-cell>
          <table:table-cell office:value-type="float" office:value="391.91714">
            <text:p>391.91714</text:p>
          </table:table-cell>
          <table:table-cell office:value-type="float" office:value="398.41745">
            <text:p>398.41745</text:p>
          </table:table-cell>
          <table:table-cell office:value-type="float" office:value="407.71368">
            <text:p>407.71368</text:p>
          </table:table-cell>
          <table:table-cell office:value-type="float" office:value="398.79434">
            <text:p>398.79434</text:p>
          </table:table-cell>
          <table:table-cell office:value-type="float" office:value="396.8514">
            <text:p>396.8514</text:p>
          </table:table-cell>
          <table:table-cell office:value-type="float" office:value="407.7226">
            <text:p>407.7226</text:p>
          </table:table-cell>
          <table:table-cell office:value-type="float" office:value="409.02704">
            <text:p>409.02704</text:p>
          </table:table-cell>
          <table:table-cell office:value-type="float" office:value="429.48502">
            <text:p>429.48502</text:p>
          </table:table-cell>
          <table:table-cell office:value-type="float" office:value="420.3827">
            <text:p>420.3827</text:p>
          </table:table-cell>
          <table:table-cell office:value-type="float" office:value="411.5147">
            <text:p>411.5147</text:p>
          </table:table-cell>
          <table:table-cell office:value-type="float" office:value="409.0587">
            <text:p>409.0587</text:p>
          </table:table-cell>
          <table:table-cell office:value-type="float" office:value="404.03613">
            <text:p>404.03613</text:p>
          </table:table-cell>
          <table:table-cell office:value-type="float" office:value="401.91306">
            <text:p>401.91306</text:p>
          </table:table-cell>
          <table:table-cell office:value-type="float" office:value="395.7973">
            <text:p>395.7973</text:p>
          </table:table-cell>
          <table:table-cell office:value-type="float" office:value="392.8666">
            <text:p>392.8666</text:p>
          </table:table-cell>
          <table:table-cell office:value-type="float" office:value="375.82947">
            <text:p>375.82947</text:p>
          </table:table-cell>
          <table:table-cell office:value-type="float" office:value="372.06412">
            <text:p>372.06412</text:p>
          </table:table-cell>
          <table:table-cell office:value-type="float" office:value="384.22018">
            <text:p>384.22018</text:p>
          </table:table-cell>
          <table:table-cell office:value-type="float" office:value="386.50235">
            <text:p>386.50235</text:p>
          </table:table-cell>
          <table:table-cell office:value-type="float" office:value="448.07025">
            <text:p>448.07025</text:p>
          </table:table-cell>
          <table:table-cell office:value-type="float" office:value="431.64963">
            <text:p>431.64963</text:p>
          </table:table-cell>
          <table:table-cell office:value-type="float" office:value="440.4159">
            <text:p>440.4159</text:p>
          </table:table-cell>
          <table:table-cell office:value-type="float" office:value="420.79037">
            <text:p>420.79037</text:p>
          </table:table-cell>
          <table:table-cell office:value-type="float" office:value="419.09393">
            <text:p>419.09393</text:p>
          </table:table-cell>
          <table:table-cell office:value-type="float" office:value="416.99667">
            <text:p>416.99667</text:p>
          </table:table-cell>
          <table:table-cell office:value-type="float" office:value="419.55832">
            <text:p>419.55832</text:p>
          </table:table-cell>
          <table:table-cell office:value-type="float" office:value="436.27194">
            <text:p>436.27194</text:p>
          </table:table-cell>
          <table:table-cell office:value-type="float" office:value="423.93634">
            <text:p>423.93634</text:p>
          </table:table-cell>
          <table:table-cell office:value-type="float" office:value="399.99734">
            <text:p>399.99734</text:p>
          </table:table-cell>
          <table:table-cell office:value-type="float" office:value="409.49384">
            <text:p>409.49384</text:p>
          </table:table-cell>
          <table:table-cell office:value-type="float" office:value="415.30447">
            <text:p>415.30447</text:p>
          </table:table-cell>
          <table:table-cell office:value-type="float" office:value="406.75607">
            <text:p>406.75607</text:p>
          </table:table-cell>
          <table:table-cell office:value-type="float" office:value="402.2576">
            <text:p>402.2576</text:p>
          </table:table-cell>
          <table:table-cell office:value-type="float" office:value="429.80667">
            <text:p>429.80667</text:p>
          </table:table-cell>
          <table:table-cell office:value-type="float" office:value="445.44577">
            <text:p>445.44577</text:p>
          </table:table-cell>
          <table:table-cell office:value-type="float" office:value="432.80426">
            <text:p>432.80426</text:p>
          </table:table-cell>
          <table:table-cell office:value-type="float" office:value="433.1793">
            <text:p>433.1793</text:p>
          </table:table-cell>
          <table:table-cell office:value-type="float" office:value="442.143">
            <text:p>442.143</text:p>
          </table:table-cell>
          <table:table-cell office:value-type="float" office:value="448.42764">
            <text:p>448.42764</text:p>
          </table:table-cell>
          <table:table-cell office:value-type="float" office:value="444.36047">
            <text:p>444.36047</text:p>
          </table:table-cell>
          <table:table-cell office:value-type="float" office:value="433.557">
            <text:p>433.557</text:p>
          </table:table-cell>
          <table:table-cell office:value-type="float" office:value="424.25128">
            <text:p>424.25128</text:p>
          </table:table-cell>
          <table:table-cell office:value-type="float" office:value="425.15924">
            <text:p>425.15924</text:p>
          </table:table-cell>
          <table:table-cell office:value-type="float" office:value="425.5697">
            <text:p>425.5697</text:p>
          </table:table-cell>
          <table:table-cell office:value-type="float" office:value="425.62622">
            <text:p>425.62622</text:p>
          </table:table-cell>
          <table:table-cell office:value-type="float" office:value="425.16193">
            <text:p>425.16193</text:p>
          </table:table-cell>
          <table:table-cell office:value-type="float" office:value="423.66034">
            <text:p>423.66034</text:p>
          </table:table-cell>
          <table:table-cell office:value-type="float" office:value="425.36304">
            <text:p>425.36304</text:p>
          </table:table-cell>
          <table:table-cell office:value-type="float" office:value="430.23053">
            <text:p>430.23053</text:p>
          </table:table-cell>
          <table:table-cell office:value-type="float" office:value="444.1414">
            <text:p>444.1414</text:p>
          </table:table-cell>
          <table:table-cell office:value-type="float" office:value="444.72116">
            <text:p>444.72116</text:p>
          </table:table-cell>
          <table:table-cell office:value-type="float" office:value="449.1023">
            <text:p>449.1023</text:p>
          </table:table-cell>
          <table:table-cell office:value-type="float" office:value="434.59708">
            <text:p>434.59708</text:p>
          </table:table-cell>
          <table:table-cell office:value-type="float" office:value="438.51782">
            <text:p>438.51782</text:p>
          </table:table-cell>
          <table:table-cell office:value-type="float" office:value="447.0613">
            <text:p>447.0613</text:p>
          </table:table-cell>
          <table:table-cell office:value-type="float" office:value="451.55807">
            <text:p>451.55807</text:p>
          </table:table-cell>
          <table:table-cell office:value-type="float" office:value="452.67804">
            <text:p>452.67804</text:p>
          </table:table-cell>
          <table:table-cell office:value-type="float" office:value="453.36688">
            <text:p>453.36688</text:p>
          </table:table-cell>
          <table:table-cell office:value-type="float" office:value="456.86624">
            <text:p>456.86624</text:p>
          </table:table-cell>
          <table:table-cell office:value-type="float" office:value="457.71307">
            <text:p>457.71307</text:p>
          </table:table-cell>
          <table:table-cell office:value-type="float" office:value="448.5107">
            <text:p>448.5107</text:p>
          </table:table-cell>
          <table:table-cell office:value-type="float" office:value="416.38126">
            <text:p>416.38126</text:p>
          </table:table-cell>
          <table:table-cell office:value-type="float" office:value="384.71863">
            <text:p>384.71863</text:p>
          </table:table-cell>
          <table:table-cell office:value-type="float" office:value="377.22058">
            <text:p>377.22058</text:p>
          </table:table-cell>
          <table:table-cell office:value-type="float" office:value="381.56296">
            <text:p>381.56296</text:p>
          </table:table-cell>
          <table:table-cell office:value-type="float" office:value="391.96738">
            <text:p>391.96738</text:p>
          </table:table-cell>
          <table:table-cell office:value-type="float" office:value="420.23358">
            <text:p>420.23358</text:p>
          </table:table-cell>
          <table:table-cell office:value-type="float" office:value="418.46225">
            <text:p>418.46225</text:p>
          </table:table-cell>
          <table:table-cell office:value-type="float" office:value="411.3134">
            <text:p>411.3134</text:p>
          </table:table-cell>
          <table:table-cell office:value-type="float" office:value="400.47482">
            <text:p>400.47482</text:p>
          </table:table-cell>
          <table:table-cell office:value-type="float" office:value="414.4328">
            <text:p>414.4328</text:p>
          </table:table-cell>
          <table:table-cell office:value-type="float" office:value="410.08157">
            <text:p>410.08157</text:p>
          </table:table-cell>
          <table:table-cell office:value-type="float" office:value="417.07596">
            <text:p>417.07596</text:p>
          </table:table-cell>
          <table:table-cell office:value-type="float" office:value="420.85446">
            <text:p>420.85446</text:p>
          </table:table-cell>
          <table:table-cell office:value-type="float" office:value="448.28806">
            <text:p>448.28806</text:p>
          </table:table-cell>
          <table:table-cell office:value-type="float" office:value="452.97827">
            <text:p>452.97827</text:p>
          </table:table-cell>
          <table:table-cell office:value-type="float" office:value="475.0643">
            <text:p>475.0643</text:p>
          </table:table-cell>
          <table:table-cell office:value-type="float" office:value="452.8981">
            <text:p>452.8981</text:p>
          </table:table-cell>
          <table:table-cell office:value-type="float" office:value="386.03516">
            <text:p>386.03516</text:p>
          </table:table-cell>
          <table:table-cell office:value-type="float" office:value="387.67096">
            <text:p>387.67096</text:p>
          </table:table-cell>
          <table:table-cell office:value-type="float" office:value="413.1902">
            <text:p>413.1902</text:p>
          </table:table-cell>
          <table:table-cell office:value-type="float" office:value="405.1438">
            <text:p>405.1438</text:p>
          </table:table-cell>
          <table:table-cell office:value-type="float" office:value="418.2311">
            <text:p>418.2311</text:p>
          </table:table-cell>
          <table:table-cell office:value-type="float" office:value="415.07706">
            <text:p>415.07706</text:p>
          </table:table-cell>
          <table:table-cell office:value-type="float" office:value="397.62396">
            <text:p>397.62396</text:p>
          </table:table-cell>
          <table:table-cell office:value-type="float" office:value="408.57224">
            <text:p>408.57224</text:p>
          </table:table-cell>
          <table:table-cell office:value-type="float" office:value="445.25174">
            <text:p>445.25174</text:p>
          </table:table-cell>
          <table:table-cell office:value-type="float" office:value="445.69424">
            <text:p>445.69424</text:p>
          </table:table-cell>
          <table:table-cell office:value-type="float" office:value="367.07233">
            <text:p>367.07233</text:p>
          </table:table-cell>
          <table:table-cell office:value-type="float" office:value="465.24738">
            <text:p>465.24738</text:p>
          </table:table-cell>
          <table:table-cell office:value-type="float" office:value="476.81403">
            <text:p>476.81403</text:p>
          </table:table-cell>
          <table:table-cell office:value-type="float" office:value="478.03226">
            <text:p>478.03226</text:p>
          </table:table-cell>
          <table:table-cell office:value-type="float" office:value="479.9374">
            <text:p>479.9374</text:p>
          </table:table-cell>
          <table:table-cell office:value-type="float" office:value="481.6012">
            <text:p>481.6012</text:p>
          </table:table-cell>
          <table:table-cell office:value-type="float" office:value="488.081">
            <text:p>488.081</text:p>
          </table:table-cell>
          <table:table-cell office:value-type="float" office:value="484.4956">
            <text:p>484.4956</text:p>
          </table:table-cell>
          <table:table-cell office:value-type="float" office:value="481.9674">
            <text:p>481.9674</text:p>
          </table:table-cell>
          <table:table-cell office:value-type="float" office:value="501.62024">
            <text:p>501.62024</text:p>
          </table:table-cell>
          <table:table-cell office:value-type="float" office:value="437.2551">
            <text:p>437.2551</text:p>
          </table:table-cell>
          <table:table-cell office:value-type="float" office:value="434.72394">
            <text:p>434.72394</text:p>
          </table:table-cell>
          <table:table-cell office:value-type="float" office:value="435.34985">
            <text:p>435.34985</text:p>
          </table:table-cell>
          <table:table-cell office:value-type="float" office:value="436.90363">
            <text:p>436.90363</text:p>
          </table:table-cell>
          <table:table-cell office:value-type="float" office:value="437.27313">
            <text:p>437.27313</text:p>
          </table:table-cell>
          <table:table-cell office:value-type="float" office:value="433.87433">
            <text:p>433.87433</text:p>
          </table:table-cell>
          <table:table-cell office:value-type="float" office:value="431.05826">
            <text:p>431.05826</text:p>
          </table:table-cell>
          <table:table-cell office:value-type="float" office:value="417.75336">
            <text:p>417.75336</text:p>
          </table:table-cell>
          <table:table-cell office:value-type="float" office:value="413.5031">
            <text:p>413.5031</text:p>
          </table:table-cell>
          <table:table-cell office:value-type="float" office:value="414.08823">
            <text:p>414.08823</text:p>
          </table:table-cell>
          <table:table-cell office:value-type="float" office:value="421.116">
            <text:p>421.116</text:p>
          </table:table-cell>
          <table:table-cell office:value-type="float" office:value="430.24564">
            <text:p>430.24564</text:p>
          </table:table-cell>
          <table:table-cell office:value-type="float" office:value="493.98825">
            <text:p>493.98825</text:p>
          </table:table-cell>
          <table:table-cell office:value-type="float" office:value="428.66046">
            <text:p>428.66046</text:p>
          </table:table-cell>
          <table:table-cell office:value-type="float" office:value="428.03586">
            <text:p>428.03586</text:p>
          </table:table-cell>
          <table:table-cell office:value-type="float" office:value="425.0004">
            <text:p>425.0004</text:p>
          </table:table-cell>
          <table:table-cell office:value-type="float" office:value="420.98682">
            <text:p>420.98682</text:p>
          </table:table-cell>
          <table:table-cell office:value-type="float" office:value="424.9217">
            <text:p>424.9217</text:p>
          </table:table-cell>
          <table:table-cell office:value-type="float" office:value="446.85968">
            <text:p>446.85968</text:p>
          </table:table-cell>
          <table:table-cell office:value-type="float" office:value="447.71054">
            <text:p>447.71054</text:p>
          </table:table-cell>
          <table:table-cell office:value-type="float" office:value="446.8807">
            <text:p>446.8807</text:p>
          </table:table-cell>
          <table:table-cell office:value-type="float" office:value="443.31995">
            <text:p>443.31995</text:p>
          </table:table-cell>
          <table:table-cell office:value-type="float" office:value="441.5079">
            <text:p>441.5079</text:p>
          </table:table-cell>
          <table:table-cell office:value-type="float" office:value="427.44006">
            <text:p>427.44006</text:p>
          </table:table-cell>
          <table:table-cell office:value-type="float" office:value="422.22293">
            <text:p>422.22293</text:p>
          </table:table-cell>
          <table:table-cell office:value-type="float" office:value="445.7759">
            <text:p>445.7759</text:p>
          </table:table-cell>
          <table:table-cell office:value-type="float" office:value="436.262">
            <text:p>436.262</text:p>
          </table:table-cell>
          <table:table-cell office:value-type="float" office:value="439.90067">
            <text:p>439.90067</text:p>
          </table:table-cell>
          <table:table-cell office:value-type="float" office:value="431.592">
            <text:p>431.592</text:p>
          </table:table-cell>
          <table:table-cell office:value-type="float" office:value="420.2593">
            <text:p>420.2593</text:p>
          </table:table-cell>
          <table:table-cell office:value-type="float" office:value="424.33514">
            <text:p>424.33514</text:p>
          </table:table-cell>
          <table:table-cell office:value-type="float" office:value="426.2322">
            <text:p>426.2322</text:p>
          </table:table-cell>
          <table:table-cell office:value-type="float" office:value="405.4671">
            <text:p>405.4671</text:p>
          </table:table-cell>
          <table:table-cell office:value-type="float" office:value="385.89447">
            <text:p>385.89447</text:p>
          </table:table-cell>
          <table:table-cell office:value-type="float" office:value="365.29593">
            <text:p>365.29593</text:p>
          </table:table-cell>
          <table:table-cell office:value-type="float" office:value="368.9934">
            <text:p>368.9934</text:p>
          </table:table-cell>
          <table:table-cell office:value-type="float" office:value="411.92996">
            <text:p>411.92996</text:p>
          </table:table-cell>
          <table:table-cell office:value-type="float" office:value="426.76575">
            <text:p>426.76575</text:p>
          </table:table-cell>
          <table:table-cell office:value-type="float" office:value="447.0892">
            <text:p>447.0892</text:p>
          </table:table-cell>
          <table:table-cell office:value-type="float" office:value="452.855">
            <text:p>452.855</text:p>
          </table:table-cell>
          <table:table-cell office:value-type="float" office:value="444.87878">
            <text:p>444.87878</text:p>
          </table:table-cell>
          <table:table-cell office:value-type="float" office:value="442.10483">
            <text:p>442.10483</text:p>
          </table:table-cell>
          <table:table-cell office:value-type="float" office:value="448.79605">
            <text:p>448.79605</text:p>
          </table:table-cell>
          <table:table-cell office:value-type="float" office:value="444.1656">
            <text:p>444.1656</text:p>
          </table:table-cell>
          <table:table-cell office:value-type="float" office:value="445.18808">
            <text:p>445.18808</text:p>
          </table:table-cell>
          <table:table-cell office:value-type="float" office:value="444.16544">
            <text:p>444.16544</text:p>
          </table:table-cell>
          <table:table-cell office:value-type="float" office:value="432.58646">
            <text:p>432.58646</text:p>
          </table:table-cell>
          <table:table-cell office:value-type="float" office:value="415.5422">
            <text:p>415.5422</text:p>
          </table:table-cell>
          <table:table-cell office:value-type="float" office:value="420.5198">
            <text:p>420.5198</text:p>
          </table:table-cell>
          <table:table-cell office:value-type="float" office:value="421.39584">
            <text:p>421.39584</text:p>
          </table:table-cell>
          <table:table-cell office:value-type="float" office:value="422.1373">
            <text:p>422.1373</text:p>
          </table:table-cell>
          <table:table-cell office:value-type="float" office:value="422.8273">
            <text:p>422.8273</text:p>
          </table:table-cell>
          <table:table-cell office:value-type="float" office:value="423.12427">
            <text:p>423.12427</text:p>
          </table:table-cell>
          <table:table-cell office:value-type="float" office:value="423.46887">
            <text:p>423.46887</text:p>
          </table:table-cell>
          <table:table-cell office:value-type="float" office:value="423.4697">
            <text:p>423.4697</text:p>
          </table:table-cell>
          <table:table-cell office:value-type="float" office:value="423.55862">
            <text:p>423.55862</text:p>
          </table:table-cell>
          <table:table-cell office:value-type="float" office:value="423.55844">
            <text:p>423.55844</text:p>
          </table:table-cell>
          <table:table-cell office:value-type="float" office:value="423.00012">
            <text:p>423.00012</text:p>
          </table:table-cell>
          <table:table-cell office:value-type="float" office:value="423.1671">
            <text:p>423.1671</text:p>
          </table:table-cell>
          <table:table-cell office:value-type="float" office:value="423.4369">
            <text:p>423.4369</text:p>
          </table:table-cell>
          <table:table-cell office:value-type="float" office:value="422.1692">
            <text:p>422.1692</text:p>
          </table:table-cell>
          <table:table-cell office:value-type="float" office:value="421.09256">
            <text:p>421.09256</text:p>
          </table:table-cell>
          <table:table-cell office:value-type="float" office:value="422.4005">
            <text:p>422.4005</text:p>
          </table:table-cell>
          <table:table-cell office:value-type="float" office:value="422.10043">
            <text:p>422.10043</text:p>
          </table:table-cell>
          <table:table-cell office:value-type="float" office:value="422.39734">
            <text:p>422.39734</text:p>
          </table:table-cell>
          <table:table-cell office:value-type="float" office:value="423.1076">
            <text:p>423.1076</text:p>
          </table:table-cell>
          <table:table-cell office:value-type="float" office:value="423.6643">
            <text:p>423.6643</text:p>
          </table:table-cell>
          <table:table-cell office:value-type="float" office:value="423.92865">
            <text:p>423.92865</text:p>
          </table:table-cell>
          <table:table-cell office:value-type="float" office:value="423.07574">
            <text:p>423.07574</text:p>
          </table:table-cell>
          <table:table-cell office:value-type="float" office:value="422.67255">
            <text:p>422.67255</text:p>
          </table:table-cell>
          <table:table-cell office:value-type="float" office:value="422.78113">
            <text:p>422.78113</text:p>
          </table:table-cell>
          <table:table-cell office:value-type="float" office:value="423.21817">
            <text:p>423.21817</text:p>
          </table:table-cell>
          <table:table-cell office:value-type="float" office:value="423.70047">
            <text:p>423.70047</text:p>
          </table:table-cell>
        </table:table-row>
        <table:table-row table:style-name="ro2">
          <table:table-cell office:value-type="string">
            <text:p>Rhip</text:p>
          </table:table-cell>
          <table:table-cell office:value-type="float" office:value="264.5209">
            <text:p>264.5209</text:p>
          </table:table-cell>
          <table:table-cell office:value-type="float" office:value="252.60794">
            <text:p>252.60794</text:p>
          </table:table-cell>
          <table:table-cell office:value-type="float" office:value="239.37015">
            <text:p>239.37015</text:p>
          </table:table-cell>
          <table:table-cell office:value-type="float" office:value="230.08876">
            <text:p>230.08876</text:p>
          </table:table-cell>
          <table:table-cell office:value-type="float" office:value="278.79996">
            <text:p>278.79996</text:p>
          </table:table-cell>
          <table:table-cell office:value-type="float" office:value="272.18057">
            <text:p>272.18057</text:p>
          </table:table-cell>
          <table:table-cell office:value-type="float" office:value="269.9896">
            <text:p>269.9896</text:p>
          </table:table-cell>
          <table:table-cell office:value-type="float" office:value="260.14023">
            <text:p>260.14023</text:p>
          </table:table-cell>
          <table:table-cell office:value-type="float" office:value="256.27386">
            <text:p>256.27386</text:p>
          </table:table-cell>
          <table:table-cell office:value-type="float" office:value="251.8156">
            <text:p>251.8156</text:p>
          </table:table-cell>
          <table:table-cell office:value-type="float" office:value="227.55681">
            <text:p>227.55681</text:p>
          </table:table-cell>
          <table:table-cell office:value-type="float" office:value="221.5589">
            <text:p>221.5589</text:p>
          </table:table-cell>
          <table:table-cell office:value-type="float" office:value="222.56374">
            <text:p>222.56374</text:p>
          </table:table-cell>
          <table:table-cell office:value-type="float" office:value="220.7348">
            <text:p>220.7348</text:p>
          </table:table-cell>
          <table:table-cell office:value-type="float" office:value="211.83513">
            <text:p>211.83513</text:p>
          </table:table-cell>
          <table:table-cell office:value-type="float" office:value="202.01639">
            <text:p>202.01639</text:p>
          </table:table-cell>
          <table:table-cell office:value-type="float" office:value="206.57373">
            <text:p>206.57373</text:p>
          </table:table-cell>
          <table:table-cell office:value-type="float" office:value="220.82184">
            <text:p>220.82184</text:p>
          </table:table-cell>
          <table:table-cell office:value-type="float" office:value="218.43643">
            <text:p>218.43643</text:p>
          </table:table-cell>
          <table:table-cell office:value-type="float" office:value="213.87024">
            <text:p>213.87024</text:p>
          </table:table-cell>
          <table:table-cell office:value-type="float" office:value="206.9051">
            <text:p>206.9051</text:p>
          </table:table-cell>
          <table:table-cell office:value-type="float" office:value="206.86572">
            <text:p>206.86572</text:p>
          </table:table-cell>
          <table:table-cell office:value-type="float" office:value="226.65497">
            <text:p>226.65497</text:p>
          </table:table-cell>
          <table:table-cell office:value-type="float" office:value="228.55598">
            <text:p>228.55598</text:p>
          </table:table-cell>
          <table:table-cell office:value-type="float" office:value="230.92953">
            <text:p>230.92953</text:p>
          </table:table-cell>
          <table:table-cell office:value-type="float" office:value="238.17006">
            <text:p>238.17006</text:p>
          </table:table-cell>
          <table:table-cell office:value-type="float" office:value="249.99147">
            <text:p>249.99147</text:p>
          </table:table-cell>
          <table:table-cell office:value-type="float" office:value="273.49942">
            <text:p>273.49942</text:p>
          </table:table-cell>
          <table:table-cell office:value-type="float" office:value="271.5942">
            <text:p>271.5942</text:p>
          </table:table-cell>
          <table:table-cell office:value-type="float" office:value="270.43988">
            <text:p>270.43988</text:p>
          </table:table-cell>
          <table:table-cell office:value-type="float" office:value="274.37796">
            <text:p>274.37796</text:p>
          </table:table-cell>
          <table:table-cell office:value-type="float" office:value="272.4534">
            <text:p>272.4534</text:p>
          </table:table-cell>
          <table:table-cell office:value-type="float" office:value="262.256">
            <text:p>262.256</text:p>
          </table:table-cell>
          <table:table-cell office:value-type="float" office:value="259.27945">
            <text:p>259.27945</text:p>
          </table:table-cell>
          <table:table-cell office:value-type="float" office:value="255.36086">
            <text:p>255.36086</text:p>
          </table:table-cell>
          <table:table-cell office:value-type="float" office:value="251.91454">
            <text:p>251.91454</text:p>
          </table:table-cell>
          <table:table-cell office:value-type="float" office:value="249.14099">
            <text:p>249.14099</text:p>
          </table:table-cell>
          <table:table-cell office:value-type="float" office:value="244.25125">
            <text:p>244.25125</text:p>
          </table:table-cell>
          <table:table-cell office:value-type="float" office:value="235.88776">
            <text:p>235.88776</text:p>
          </table:table-cell>
          <table:table-cell office:value-type="float" office:value="231.04735">
            <text:p>231.04735</text:p>
          </table:table-cell>
          <table:table-cell office:value-type="float" office:value="240.17711">
            <text:p>240.17711</text:p>
          </table:table-cell>
          <table:table-cell office:value-type="float" office:value="239.41628">
            <text:p>239.41628</text:p>
          </table:table-cell>
          <table:table-cell office:value-type="float" office:value="241.24336">
            <text:p>241.24336</text:p>
          </table:table-cell>
          <table:table-cell office:value-type="float" office:value="239.93645">
            <text:p>239.93645</text:p>
          </table:table-cell>
          <table:table-cell office:value-type="float" office:value="238.83319">
            <text:p>238.83319</text:p>
          </table:table-cell>
          <table:table-cell office:value-type="float" office:value="239.0049">
            <text:p>239.0049</text:p>
          </table:table-cell>
          <table:table-cell office:value-type="float" office:value="238.02121">
            <text:p>238.02121</text:p>
          </table:table-cell>
          <table:table-cell office:value-type="float" office:value="234.22122">
            <text:p>234.22122</text:p>
          </table:table-cell>
          <table:table-cell office:value-type="float" office:value="228.4956">
            <text:p>228.4956</text:p>
          </table:table-cell>
          <table:table-cell office:value-type="float" office:value="227.28708">
            <text:p>227.28708</text:p>
          </table:table-cell>
          <table:table-cell office:value-type="float" office:value="229.03246">
            <text:p>229.03246</text:p>
          </table:table-cell>
          <table:table-cell office:value-type="float" office:value="230.20482">
            <text:p>230.20482</text:p>
          </table:table-cell>
          <table:table-cell office:value-type="float" office:value="230.04811">
            <text:p>230.04811</text:p>
          </table:table-cell>
          <table:table-cell office:value-type="float" office:value="227.52849">
            <text:p>227.52849</text:p>
          </table:table-cell>
          <table:table-cell office:value-type="float" office:value="225.1231">
            <text:p>225.1231</text:p>
          </table:table-cell>
          <table:table-cell office:value-type="float" office:value="225.1746">
            <text:p>225.1746</text:p>
          </table:table-cell>
          <table:table-cell office:value-type="float" office:value="225.2468">
            <text:p>225.2468</text:p>
          </table:table-cell>
          <table:table-cell office:value-type="float" office:value="236.78891">
            <text:p>236.78891</text:p>
          </table:table-cell>
          <table:table-cell office:value-type="float" office:value="235.76846">
            <text:p>235.76846</text:p>
          </table:table-cell>
          <table:table-cell office:value-type="float" office:value="239.479">
            <text:p>239.479</text:p>
          </table:table-cell>
          <table:table-cell office:value-type="float" office:value="252.50667">
            <text:p>252.50667</text:p>
          </table:table-cell>
          <table:table-cell office:value-type="float" office:value="249.14618">
            <text:p>249.14618</text:p>
          </table:table-cell>
          <table:table-cell office:value-type="float" office:value="251.68182">
            <text:p>251.68182</text:p>
          </table:table-cell>
          <table:table-cell office:value-type="float" office:value="248.66826">
            <text:p>248.66826</text:p>
          </table:table-cell>
          <table:table-cell office:value-type="float" office:value="247.23932">
            <text:p>247.23932</text:p>
          </table:table-cell>
          <table:table-cell office:value-type="float" office:value="250.58954">
            <text:p>250.58954</text:p>
          </table:table-cell>
          <table:table-cell office:value-type="float" office:value="255.51988">
            <text:p>255.51988</text:p>
          </table:table-cell>
          <table:table-cell office:value-type="float" office:value="254.52509">
            <text:p>254.52509</text:p>
          </table:table-cell>
          <table:table-cell office:value-type="float" office:value="255.39076">
            <text:p>255.39076</text:p>
          </table:table-cell>
          <table:table-cell office:value-type="float" office:value="255.21082">
            <text:p>255.21082</text:p>
          </table:table-cell>
          <table:table-cell office:value-type="float" office:value="253.32928">
            <text:p>253.32928</text:p>
          </table:table-cell>
          <table:table-cell office:value-type="float" office:value="253.554">
            <text:p>253.554</text:p>
          </table:table-cell>
          <table:table-cell office:value-type="float" office:value="254.4243">
            <text:p>254.4243</text:p>
          </table:table-cell>
          <table:table-cell office:value-type="float" office:value="255.16821">
            <text:p>255.16821</text:p>
          </table:table-cell>
          <table:table-cell office:value-type="float" office:value="254.96405">
            <text:p>254.96405</text:p>
          </table:table-cell>
          <table:table-cell office:value-type="float" office:value="254.54506">
            <text:p>254.54506</text:p>
          </table:table-cell>
          <table:table-cell office:value-type="float" office:value="253.28275">
            <text:p>253.28275</text:p>
          </table:table-cell>
          <table:table-cell office:value-type="float" office:value="252.79555">
            <text:p>252.79555</text:p>
          </table:table-cell>
          <table:table-cell office:value-type="float" office:value="251.82968">
            <text:p>251.82968</text:p>
          </table:table-cell>
          <table:table-cell office:value-type="float" office:value="251.76271">
            <text:p>251.76271</text:p>
          </table:table-cell>
          <table:table-cell office:value-type="float" office:value="252.57874">
            <text:p>252.57874</text:p>
          </table:table-cell>
          <table:table-cell office:value-type="float" office:value="250.93958">
            <text:p>250.93958</text:p>
          </table:table-cell>
          <table:table-cell office:value-type="float" office:value="249.46288">
            <text:p>249.46288</text:p>
          </table:table-cell>
          <table:table-cell office:value-type="float" office:value="248.83981">
            <text:p>248.83981</text:p>
          </table:table-cell>
          <table:table-cell office:value-type="float" office:value="249.52016">
            <text:p>249.52016</text:p>
          </table:table-cell>
          <table:table-cell office:value-type="float" office:value="249.99179">
            <text:p>249.99179</text:p>
          </table:table-cell>
          <table:table-cell office:value-type="float" office:value="250.6539">
            <text:p>250.6539</text:p>
          </table:table-cell>
          <table:table-cell office:value-type="float" office:value="247.09796">
            <text:p>247.09796</text:p>
          </table:table-cell>
          <table:table-cell office:value-type="float" office:value="243.64171">
            <text:p>243.64171</text:p>
          </table:table-cell>
          <table:table-cell office:value-type="float" office:value="241.84016">
            <text:p>241.84016</text:p>
          </table:table-cell>
          <table:table-cell office:value-type="float" office:value="238.65416">
            <text:p>238.65416</text:p>
          </table:table-cell>
          <table:table-cell office:value-type="float" office:value="236.65125">
            <text:p>236.65125</text:p>
          </table:table-cell>
          <table:table-cell office:value-type="float" office:value="239.19234">
            <text:p>239.19234</text:p>
          </table:table-cell>
          <table:table-cell office:value-type="float" office:value="240.10936">
            <text:p>240.10936</text:p>
          </table:table-cell>
          <table:table-cell office:value-type="float" office:value="235.49283">
            <text:p>235.49283</text:p>
          </table:table-cell>
          <table:table-cell office:value-type="float" office:value="241.25513">
            <text:p>241.25513</text:p>
          </table:table-cell>
          <table:table-cell office:value-type="float" office:value="244.83119">
            <text:p>244.83119</text:p>
          </table:table-cell>
          <table:table-cell office:value-type="float" office:value="246.23215">
            <text:p>246.23215</text:p>
          </table:table-cell>
          <table:table-cell office:value-type="float" office:value="246.02638">
            <text:p>246.02638</text:p>
          </table:table-cell>
          <table:table-cell office:value-type="float" office:value="251.19588">
            <text:p>251.19588</text:p>
          </table:table-cell>
          <table:table-cell office:value-type="float" office:value="254.03314">
            <text:p>254.03314</text:p>
          </table:table-cell>
          <table:table-cell office:value-type="float" office:value="243.27249">
            <text:p>243.27249</text:p>
          </table:table-cell>
          <table:table-cell office:value-type="float" office:value="240.01582">
            <text:p>240.01582</text:p>
          </table:table-cell>
          <table:table-cell office:value-type="float" office:value="236.49913">
            <text:p>236.49913</text:p>
          </table:table-cell>
          <table:table-cell office:value-type="float" office:value="236.66035">
            <text:p>236.66035</text:p>
          </table:table-cell>
          <table:table-cell office:value-type="float" office:value="237.03104">
            <text:p>237.03104</text:p>
          </table:table-cell>
          <table:table-cell office:value-type="float" office:value="238.50455">
            <text:p>238.50455</text:p>
          </table:table-cell>
          <table:table-cell office:value-type="float" office:value="244.01297">
            <text:p>244.01297</text:p>
          </table:table-cell>
          <table:table-cell office:value-type="float" office:value="246.85463">
            <text:p>246.85463</text:p>
          </table:table-cell>
          <table:table-cell office:value-type="float" office:value="246.78923">
            <text:p>246.78923</text:p>
          </table:table-cell>
          <table:table-cell office:value-type="float" office:value="246.30635">
            <text:p>246.30635</text:p>
          </table:table-cell>
          <table:table-cell office:value-type="float" office:value="245.65747">
            <text:p>245.65747</text:p>
          </table:table-cell>
          <table:table-cell office:value-type="float" office:value="243.4747">
            <text:p>243.4747</text:p>
          </table:table-cell>
          <table:table-cell office:value-type="float" office:value="241.80734">
            <text:p>241.80734</text:p>
          </table:table-cell>
          <table:table-cell office:value-type="float" office:value="235.19276">
            <text:p>235.19276</text:p>
          </table:table-cell>
          <table:table-cell office:value-type="float" office:value="226.00479">
            <text:p>226.00479</text:p>
          </table:table-cell>
          <table:table-cell office:value-type="float" office:value="218.81918">
            <text:p>218.81918</text:p>
          </table:table-cell>
          <table:table-cell office:value-type="float" office:value="222.47974">
            <text:p>222.47974</text:p>
          </table:table-cell>
          <table:table-cell office:value-type="float" office:value="214.64589">
            <text:p>214.64589</text:p>
          </table:table-cell>
          <table:table-cell office:value-type="float" office:value="234.76549">
            <text:p>234.76549</text:p>
          </table:table-cell>
          <table:table-cell office:value-type="float" office:value="236.74185">
            <text:p>236.74185</text:p>
          </table:table-cell>
          <table:table-cell office:value-type="float" office:value="237.91795">
            <text:p>237.91795</text:p>
          </table:table-cell>
          <table:table-cell office:value-type="float" office:value="247.4548">
            <text:p>247.4548</text:p>
          </table:table-cell>
          <table:table-cell office:value-type="float" office:value="251.4795">
            <text:p>251.4795</text:p>
          </table:table-cell>
          <table:table-cell office:value-type="float" office:value="253.36502">
            <text:p>253.36502</text:p>
          </table:table-cell>
          <table:table-cell office:value-type="float" office:value="253.30525">
            <text:p>253.30525</text:p>
          </table:table-cell>
          <table:table-cell office:value-type="float" office:value="248.2549">
            <text:p>248.2549</text:p>
          </table:table-cell>
          <table:table-cell office:value-type="float" office:value="246.14778">
            <text:p>246.14778</text:p>
          </table:table-cell>
          <table:table-cell office:value-type="float" office:value="247.39386">
            <text:p>247.39386</text:p>
          </table:table-cell>
          <table:table-cell office:value-type="float" office:value="234.11272">
            <text:p>234.11272</text:p>
          </table:table-cell>
          <table:table-cell office:value-type="float" office:value="231.941">
            <text:p>231.941</text:p>
          </table:table-cell>
          <table:table-cell office:value-type="float" office:value="239.27342">
            <text:p>239.27342</text:p>
          </table:table-cell>
          <table:table-cell office:value-type="float" office:value="239.7813">
            <text:p>239.7813</text:p>
          </table:table-cell>
          <table:table-cell office:value-type="float" office:value="243.06686">
            <text:p>243.06686</text:p>
          </table:table-cell>
          <table:table-cell office:value-type="float" office:value="240.98608">
            <text:p>240.98608</text:p>
          </table:table-cell>
          <table:table-cell office:value-type="float" office:value="233.26419">
            <text:p>233.26419</text:p>
          </table:table-cell>
          <table:table-cell office:value-type="float" office:value="233.9143">
            <text:p>233.9143</text:p>
          </table:table-cell>
          <table:table-cell office:value-type="float" office:value="234.42729">
            <text:p>234.42729</text:p>
          </table:table-cell>
          <table:table-cell office:value-type="float" office:value="221.62675">
            <text:p>221.62675</text:p>
          </table:table-cell>
          <table:table-cell office:value-type="float" office:value="219.49356">
            <text:p>219.49356</text:p>
          </table:table-cell>
          <table:table-cell office:value-type="float" office:value="219.77132">
            <text:p>219.77132</text:p>
          </table:table-cell>
          <table:table-cell office:value-type="float" office:value="216.65732">
            <text:p>216.65732</text:p>
          </table:table-cell>
          <table:table-cell office:value-type="float" office:value="220.613">
            <text:p>220.613</text:p>
          </table:table-cell>
          <table:table-cell office:value-type="float" office:value="221.71036">
            <text:p>221.71036</text:p>
          </table:table-cell>
          <table:table-cell office:value-type="float" office:value="227.1848">
            <text:p>227.1848</text:p>
          </table:table-cell>
          <table:table-cell office:value-type="float" office:value="232.50784">
            <text:p>232.50784</text:p>
          </table:table-cell>
          <table:table-cell office:value-type="float" office:value="233.13501">
            <text:p>233.13501</text:p>
          </table:table-cell>
          <table:table-cell office:value-type="float" office:value="234.15776">
            <text:p>234.15776</text:p>
          </table:table-cell>
          <table:table-cell office:value-type="float" office:value="233.66862">
            <text:p>233.66862</text:p>
          </table:table-cell>
          <table:table-cell office:value-type="float" office:value="229.59691">
            <text:p>229.59691</text:p>
          </table:table-cell>
          <table:table-cell office:value-type="float" office:value="234.29106">
            <text:p>234.29106</text:p>
          </table:table-cell>
          <table:table-cell office:value-type="float" office:value="244.31136">
            <text:p>244.31136</text:p>
          </table:table-cell>
          <table:table-cell office:value-type="float" office:value="250.5631">
            <text:p>250.5631</text:p>
          </table:table-cell>
          <table:table-cell office:value-type="float" office:value="250.5685">
            <text:p>250.5685</text:p>
          </table:table-cell>
          <table:table-cell office:value-type="float" office:value="250.20197">
            <text:p>250.20197</text:p>
          </table:table-cell>
          <table:table-cell office:value-type="float" office:value="242.9943">
            <text:p>242.9943</text:p>
          </table:table-cell>
          <table:table-cell office:value-type="float" office:value="240.51433">
            <text:p>240.51433</text:p>
          </table:table-cell>
          <table:table-cell office:value-type="float" office:value="237.49777">
            <text:p>237.49777</text:p>
          </table:table-cell>
          <table:table-cell office:value-type="float" office:value="234.89525">
            <text:p>234.89525</text:p>
          </table:table-cell>
          <table:table-cell office:value-type="float" office:value="232.20175">
            <text:p>232.20175</text:p>
          </table:table-cell>
          <table:table-cell office:value-type="float" office:value="231.23354">
            <text:p>231.23354</text:p>
          </table:table-cell>
          <table:table-cell office:value-type="float" office:value="227.15958">
            <text:p>227.15958</text:p>
          </table:table-cell>
          <table:table-cell office:value-type="float" office:value="226.85085">
            <text:p>226.85085</text:p>
          </table:table-cell>
          <table:table-cell office:value-type="float" office:value="226.24571">
            <text:p>226.24571</text:p>
          </table:table-cell>
          <table:table-cell office:value-type="float" office:value="232.4717">
            <text:p>232.4717</text:p>
          </table:table-cell>
          <table:table-cell office:value-type="float" office:value="236.17108">
            <text:p>236.17108</text:p>
          </table:table-cell>
          <table:table-cell office:value-type="float" office:value="234.45862">
            <text:p>234.45862</text:p>
          </table:table-cell>
          <table:table-cell office:value-type="float" office:value="239.2459">
            <text:p>239.2459</text:p>
          </table:table-cell>
          <table:table-cell office:value-type="float" office:value="241.14807">
            <text:p>241.14807</text:p>
          </table:table-cell>
          <table:table-cell office:value-type="float" office:value="239.75143">
            <text:p>239.75143</text:p>
          </table:table-cell>
          <table:table-cell office:value-type="float" office:value="241.0643">
            <text:p>241.0643</text:p>
          </table:table-cell>
          <table:table-cell office:value-type="float" office:value="241.74377">
            <text:p>241.74377</text:p>
          </table:table-cell>
          <table:table-cell office:value-type="float" office:value="242.30658">
            <text:p>242.30658</text:p>
          </table:table-cell>
          <table:table-cell office:value-type="float" office:value="242.0956">
            <text:p>242.0956</text:p>
          </table:table-cell>
          <table:table-cell office:value-type="float" office:value="242.32141">
            <text:p>242.32141</text:p>
          </table:table-cell>
          <table:table-cell office:value-type="float" office:value="242.54323">
            <text:p>242.54323</text:p>
          </table:table-cell>
          <table:table-cell office:value-type="float" office:value="242.70114">
            <text:p>242.70114</text:p>
          </table:table-cell>
          <table:table-cell office:value-type="float" office:value="242.74817">
            <text:p>242.74817</text:p>
          </table:table-cell>
          <table:table-cell office:value-type="float" office:value="242.71573">
            <text:p>242.71573</text:p>
          </table:table-cell>
          <table:table-cell office:value-type="float" office:value="242.69112">
            <text:p>242.69112</text:p>
          </table:table-cell>
          <table:table-cell office:value-type="float" office:value="242.48492">
            <text:p>242.48492</text:p>
          </table:table-cell>
          <table:table-cell office:value-type="float" office:value="242.53818">
            <text:p>242.53818</text:p>
          </table:table-cell>
          <table:table-cell office:value-type="float" office:value="242.6215">
            <text:p>242.6215</text:p>
          </table:table-cell>
          <table:table-cell office:value-type="float" office:value="242.64197">
            <text:p>242.64197</text:p>
          </table:table-cell>
          <table:table-cell office:value-type="float" office:value="242.72275">
            <text:p>242.72275</text:p>
          </table:table-cell>
          <table:table-cell office:value-type="float" office:value="242.75111">
            <text:p>242.75111</text:p>
          </table:table-cell>
          <table:table-cell office:value-type="float" office:value="242.78662">
            <text:p>242.78662</text:p>
          </table:table-cell>
          <table:table-cell office:value-type="float" office:value="242.84515">
            <text:p>242.84515</text:p>
          </table:table-cell>
          <table:table-cell office:value-type="float" office:value="242.58728">
            <text:p>242.58728</text:p>
          </table:table-cell>
          <table:table-cell office:value-type="float" office:value="242.88367">
            <text:p>242.88367</text:p>
          </table:table-cell>
          <table:table-cell office:value-type="float" office:value="242.69566">
            <text:p>242.69566</text:p>
          </table:table-cell>
          <table:table-cell office:value-type="float" office:value="242.546">
            <text:p>242.546</text:p>
          </table:table-cell>
          <table:table-cell office:value-type="float" office:value="242.4272">
            <text:p>242.4272</text:p>
          </table:table-cell>
          <table:table-cell office:value-type="float" office:value="242.55148">
            <text:p>242.55148</text:p>
          </table:table-cell>
          <table:table-cell office:value-type="float" office:value="242.67429">
            <text:p>242.67429</text:p>
          </table:table-cell>
          <table:table-cell office:value-type="float" office:value="242.76093">
            <text:p>242.76093</text:p>
          </table:table-cell>
          <table:table-cell office:value-type="float" office:value="242.85176">
            <text:p>242.85176</text:p>
          </table:table-cell>
          <table:table-cell office:value-type="float" office:value="242.84988">
            <text:p>242.84988</text:p>
          </table:table-cell>
          <table:table-cell office:value-type="float" office:value="242.8867">
            <text:p>242.8867</text:p>
          </table:table-cell>
          <table:table-cell office:value-type="float" office:value="242.90915">
            <text:p>242.90915</text:p>
          </table:table-cell>
          <table:table-cell office:value-type="float" office:value="243.60028">
            <text:p>243.60028</text:p>
          </table:table-cell>
          <table:table-cell office:value-type="float" office:value="243.22112">
            <text:p>243.22112</text:p>
          </table:table-cell>
          <table:table-cell office:value-type="float" office:value="242.81157">
            <text:p>242.81157</text:p>
          </table:table-cell>
          <table:table-cell office:value-type="float" office:value="242.56158">
            <text:p>242.56158</text:p>
          </table:table-cell>
          <table:table-cell office:value-type="float" office:value="242.53442">
            <text:p>242.53442</text:p>
          </table:table-cell>
          <table:table-cell office:value-type="float" office:value="242.58478">
            <text:p>242.58478</text:p>
          </table:table-cell>
          <table:table-cell office:value-type="float" office:value="242.65408">
            <text:p>242.65408</text:p>
          </table:table-cell>
          <table:table-cell office:value-type="float" office:value="242.69621">
            <text:p>242.69621</text:p>
          </table:table-cell>
          <table:table-cell office:value-type="float" office:value="242.81122">
            <text:p>242.81122</text:p>
          </table:table-cell>
          <table:table-cell office:value-type="float" office:value="242.87372">
            <text:p>242.87372</text:p>
          </table:table-cell>
          <table:table-cell office:value-type="float" office:value="242.86357">
            <text:p>242.86357</text:p>
          </table:table-cell>
        </table:table-row>
        <table:table-row table:style-name="ro2">
          <table:table-cell office:value-type="string">
            <text:p>Rthigh</text:p>
          </table:table-cell>
          <table:table-cell office:value-type="float" office:value="383.9439">
            <text:p>383.9439</text:p>
          </table:table-cell>
          <table:table-cell office:value-type="float" office:value="268.7367">
            <text:p>268.7367</text:p>
          </table:table-cell>
          <table:table-cell office:value-type="float" office:value="282.21033">
            <text:p>282.21033</text:p>
          </table:table-cell>
          <table:table-cell office:value-type="float" office:value="295.90936">
            <text:p>295.90936</text:p>
          </table:table-cell>
          <table:table-cell office:value-type="float" office:value="147.67673">
            <text:p>147.67673</text:p>
          </table:table-cell>
          <table:table-cell office:value-type="float" office:value="163.4446">
            <text:p>163.4446</text:p>
          </table:table-cell>
          <table:table-cell office:value-type="float" office:value="341.18945">
            <text:p>341.18945</text:p>
          </table:table-cell>
          <table:table-cell office:value-type="float" office:value="343.46918">
            <text:p>343.46918</text:p>
          </table:table-cell>
          <table:table-cell office:value-type="float" office:value="331.87372">
            <text:p>331.87372</text:p>
          </table:table-cell>
          <table:table-cell office:value-type="float" office:value="416.32242">
            <text:p>416.32242</text:p>
          </table:table-cell>
          <table:table-cell office:value-type="float" office:value="360.7168">
            <text:p>360.7168</text:p>
          </table:table-cell>
          <table:table-cell office:value-type="float" office:value="346.16333">
            <text:p>346.16333</text:p>
          </table:table-cell>
          <table:table-cell office:value-type="float" office:value="352.3968">
            <text:p>352.3968</text:p>
          </table:table-cell>
          <table:table-cell office:value-type="float" office:value="347.98257">
            <text:p>347.98257</text:p>
          </table:table-cell>
          <table:table-cell office:value-type="float" office:value="353.0627">
            <text:p>353.0627</text:p>
          </table:table-cell>
          <table:table-cell office:value-type="float" office:value="355.39975">
            <text:p>355.39975</text:p>
          </table:table-cell>
          <table:table-cell office:value-type="float" office:value="347.45596">
            <text:p>347.45596</text:p>
          </table:table-cell>
          <table:table-cell office:value-type="float" office:value="411.56308">
            <text:p>411.56308</text:p>
          </table:table-cell>
          <table:table-cell office:value-type="float" office:value="391.28302">
            <text:p>391.28302</text:p>
          </table:table-cell>
          <table:table-cell office:value-type="float" office:value="392.10934">
            <text:p>392.10934</text:p>
          </table:table-cell>
          <table:table-cell office:value-type="float" office:value="405.39368">
            <text:p>405.39368</text:p>
          </table:table-cell>
          <table:table-cell office:value-type="float" office:value="417.66263">
            <text:p>417.66263</text:p>
          </table:table-cell>
          <table:table-cell office:value-type="float" office:value="412.1732">
            <text:p>412.1732</text:p>
          </table:table-cell>
          <table:table-cell office:value-type="float" office:value="412.2246">
            <text:p>412.2246</text:p>
          </table:table-cell>
          <table:table-cell office:value-type="float" office:value="410.80966">
            <text:p>410.80966</text:p>
          </table:table-cell>
          <table:table-cell office:value-type="float" office:value="405.27594">
            <text:p>405.27594</text:p>
          </table:table-cell>
          <table:table-cell office:value-type="float" office:value="410.8026">
            <text:p>410.8026</text:p>
          </table:table-cell>
          <table:table-cell office:value-type="float" office:value="400.4165">
            <text:p>400.4165</text:p>
          </table:table-cell>
          <table:table-cell office:value-type="float" office:value="410.2752">
            <text:p>410.2752</text:p>
          </table:table-cell>
          <table:table-cell office:value-type="float" office:value="410.7905">
            <text:p>410.7905</text:p>
          </table:table-cell>
          <table:table-cell office:value-type="float" office:value="408.57388">
            <text:p>408.57388</text:p>
          </table:table-cell>
          <table:table-cell office:value-type="float" office:value="410.7434">
            <text:p>410.7434</text:p>
          </table:table-cell>
          <table:table-cell office:value-type="float" office:value="422.63748">
            <text:p>422.63748</text:p>
          </table:table-cell>
          <table:table-cell office:value-type="float" office:value="407.0303">
            <text:p>407.0303</text:p>
          </table:table-cell>
          <table:table-cell office:value-type="float" office:value="404.90417">
            <text:p>404.90417</text:p>
          </table:table-cell>
          <table:table-cell office:value-type="float" office:value="404.4364">
            <text:p>404.4364</text:p>
          </table:table-cell>
          <table:table-cell office:value-type="float" office:value="405.37128">
            <text:p>405.37128</text:p>
          </table:table-cell>
          <table:table-cell office:value-type="float" office:value="402.85693">
            <text:p>402.85693</text:p>
          </table:table-cell>
          <table:table-cell office:value-type="float" office:value="390.69284">
            <text:p>390.69284</text:p>
          </table:table-cell>
          <table:table-cell office:value-type="float" office:value="398.45413">
            <text:p>398.45413</text:p>
          </table:table-cell>
          <table:table-cell office:value-type="float" office:value="404.16025">
            <text:p>404.16025</text:p>
          </table:table-cell>
          <table:table-cell office:value-type="float" office:value="410.988">
            <text:p>410.988</text:p>
          </table:table-cell>
          <table:table-cell office:value-type="float" office:value="420.49518">
            <text:p>420.49518</text:p>
          </table:table-cell>
          <table:table-cell office:value-type="float" office:value="406.66226">
            <text:p>406.66226</text:p>
          </table:table-cell>
          <table:table-cell office:value-type="float" office:value="399.72604">
            <text:p>399.72604</text:p>
          </table:table-cell>
          <table:table-cell office:value-type="float" office:value="393.7904">
            <text:p>393.7904</text:p>
          </table:table-cell>
          <table:table-cell office:value-type="float" office:value="401.77405">
            <text:p>401.77405</text:p>
          </table:table-cell>
          <table:table-cell office:value-type="float" office:value="384.90646">
            <text:p>384.90646</text:p>
          </table:table-cell>
          <table:table-cell office:value-type="float" office:value="390.4717">
            <text:p>390.4717</text:p>
          </table:table-cell>
          <table:table-cell office:value-type="float" office:value="392.10333">
            <text:p>392.10333</text:p>
          </table:table-cell>
          <table:table-cell office:value-type="float" office:value="396.8598">
            <text:p>396.8598</text:p>
          </table:table-cell>
          <table:table-cell office:value-type="float" office:value="398.8271">
            <text:p>398.8271</text:p>
          </table:table-cell>
          <table:table-cell office:value-type="float" office:value="400.23077">
            <text:p>400.23077</text:p>
          </table:table-cell>
          <table:table-cell office:value-type="float" office:value="403.91373">
            <text:p>403.91373</text:p>
          </table:table-cell>
          <table:table-cell office:value-type="float" office:value="412.35654">
            <text:p>412.35654</text:p>
          </table:table-cell>
          <table:table-cell office:value-type="float" office:value="417.04697">
            <text:p>417.04697</text:p>
          </table:table-cell>
          <table:table-cell office:value-type="float" office:value="421.0564">
            <text:p>421.0564</text:p>
          </table:table-cell>
          <table:table-cell office:value-type="float" office:value="394.01282">
            <text:p>394.01282</text:p>
          </table:table-cell>
          <table:table-cell office:value-type="float" office:value="411.2575">
            <text:p>411.2575</text:p>
          </table:table-cell>
          <table:table-cell office:value-type="float" office:value="413.0818">
            <text:p>413.0818</text:p>
          </table:table-cell>
          <table:table-cell office:value-type="float" office:value="434.64093">
            <text:p>434.64093</text:p>
          </table:table-cell>
          <table:table-cell office:value-type="float" office:value="441.54688">
            <text:p>441.54688</text:p>
          </table:table-cell>
          <table:table-cell office:value-type="float" office:value="453.8697">
            <text:p>453.8697</text:p>
          </table:table-cell>
          <table:table-cell office:value-type="float" office:value="436.52347">
            <text:p>436.52347</text:p>
          </table:table-cell>
          <table:table-cell office:value-type="float" office:value="451.90976">
            <text:p>451.90976</text:p>
          </table:table-cell>
          <table:table-cell office:value-type="float" office:value="449.57928">
            <text:p>449.57928</text:p>
          </table:table-cell>
          <table:table-cell office:value-type="float" office:value="446.6401">
            <text:p>446.6401</text:p>
          </table:table-cell>
          <table:table-cell office:value-type="float" office:value="447.75983">
            <text:p>447.75983</text:p>
          </table:table-cell>
          <table:table-cell office:value-type="float" office:value="445.81393">
            <text:p>445.81393</text:p>
          </table:table-cell>
          <table:table-cell office:value-type="float" office:value="445.88608">
            <text:p>445.88608</text:p>
          </table:table-cell>
          <table:table-cell office:value-type="float" office:value="445.9051">
            <text:p>445.9051</text:p>
          </table:table-cell>
          <table:table-cell office:value-type="float" office:value="447.175">
            <text:p>447.175</text:p>
          </table:table-cell>
          <table:table-cell office:value-type="float" office:value="448.7848">
            <text:p>448.7848</text:p>
          </table:table-cell>
          <table:table-cell office:value-type="float" office:value="447.33163">
            <text:p>447.33163</text:p>
          </table:table-cell>
          <table:table-cell office:value-type="float" office:value="448.96875">
            <text:p>448.96875</text:p>
          </table:table-cell>
          <table:table-cell office:value-type="float" office:value="450.21503">
            <text:p>450.21503</text:p>
          </table:table-cell>
          <table:table-cell office:value-type="float" office:value="451.8297">
            <text:p>451.8297</text:p>
          </table:table-cell>
          <table:table-cell office:value-type="float" office:value="450.9288">
            <text:p>450.9288</text:p>
          </table:table-cell>
          <table:table-cell office:value-type="float" office:value="449.7492">
            <text:p>449.7492</text:p>
          </table:table-cell>
          <table:table-cell office:value-type="float" office:value="450.1352">
            <text:p>450.1352</text:p>
          </table:table-cell>
          <table:table-cell office:value-type="float" office:value="460.12064">
            <text:p>460.12064</text:p>
          </table:table-cell>
          <table:table-cell office:value-type="float" office:value="455.8883">
            <text:p>455.8883</text:p>
          </table:table-cell>
          <table:table-cell office:value-type="float" office:value="456.10822">
            <text:p>456.10822</text:p>
          </table:table-cell>
          <table:table-cell office:value-type="float" office:value="451.81827">
            <text:p>451.81827</text:p>
          </table:table-cell>
          <table:table-cell office:value-type="float" office:value="445.76425">
            <text:p>445.76425</text:p>
          </table:table-cell>
          <table:table-cell office:value-type="float" office:value="441.05304">
            <text:p>441.05304</text:p>
          </table:table-cell>
          <table:table-cell office:value-type="float" office:value="443.19473">
            <text:p>443.19473</text:p>
          </table:table-cell>
          <table:table-cell office:value-type="float" office:value="450.93747">
            <text:p>450.93747</text:p>
          </table:table-cell>
          <table:table-cell office:value-type="float" office:value="454.16812">
            <text:p>454.16812</text:p>
          </table:table-cell>
          <table:table-cell office:value-type="float" office:value="462.5524">
            <text:p>462.5524</text:p>
          </table:table-cell>
          <table:table-cell office:value-type="float" office:value="469.00693">
            <text:p>469.00693</text:p>
          </table:table-cell>
          <table:table-cell office:value-type="float" office:value="469.95544">
            <text:p>469.95544</text:p>
          </table:table-cell>
          <table:table-cell office:value-type="float" office:value="466.73367">
            <text:p>466.73367</text:p>
          </table:table-cell>
          <table:table-cell office:value-type="float" office:value="462.1849">
            <text:p>462.1849</text:p>
          </table:table-cell>
          <table:table-cell office:value-type="float" office:value="471.77103">
            <text:p>471.77103</text:p>
          </table:table-cell>
          <table:table-cell office:value-type="float" office:value="455.52817">
            <text:p>455.52817</text:p>
          </table:table-cell>
          <table:table-cell office:value-type="float" office:value="464.33707">
            <text:p>464.33707</text:p>
          </table:table-cell>
          <table:table-cell office:value-type="float" office:value="467.69797">
            <text:p>467.69797</text:p>
          </table:table-cell>
          <table:table-cell office:value-type="float" office:value="455.99466">
            <text:p>455.99466</text:p>
          </table:table-cell>
          <table:table-cell office:value-type="float" office:value="454.68756">
            <text:p>454.68756</text:p>
          </table:table-cell>
          <table:table-cell office:value-type="float" office:value="447.2199">
            <text:p>447.2199</text:p>
          </table:table-cell>
          <table:table-cell office:value-type="float" office:value="457.20654">
            <text:p>457.20654</text:p>
          </table:table-cell>
          <table:table-cell office:value-type="float" office:value="481.97827">
            <text:p>481.97827</text:p>
          </table:table-cell>
          <table:table-cell office:value-type="float" office:value="494.5793">
            <text:p>494.5793</text:p>
          </table:table-cell>
          <table:table-cell office:value-type="float" office:value="498.43997">
            <text:p>498.43997</text:p>
          </table:table-cell>
          <table:table-cell office:value-type="float" office:value="491.66916">
            <text:p>491.66916</text:p>
          </table:table-cell>
          <table:table-cell office:value-type="float" office:value="487.05954">
            <text:p>487.05954</text:p>
          </table:table-cell>
          <table:table-cell office:value-type="float" office:value="491.6612">
            <text:p>491.6612</text:p>
          </table:table-cell>
          <table:table-cell office:value-type="float" office:value="491.45758">
            <text:p>491.45758</text:p>
          </table:table-cell>
          <table:table-cell office:value-type="float" office:value="485.4349">
            <text:p>485.4349</text:p>
          </table:table-cell>
          <table:table-cell office:value-type="float" office:value="482.29837">
            <text:p>482.29837</text:p>
          </table:table-cell>
          <table:table-cell office:value-type="float" office:value="441.52423">
            <text:p>441.52423</text:p>
          </table:table-cell>
          <table:table-cell office:value-type="float" office:value="445.20395">
            <text:p>445.20395</text:p>
          </table:table-cell>
          <table:table-cell office:value-type="float" office:value="445.5191">
            <text:p>445.5191</text:p>
          </table:table-cell>
          <table:table-cell office:value-type="float" office:value="489.0953">
            <text:p>489.0953</text:p>
          </table:table-cell>
          <table:table-cell office:value-type="float" office:value="498.71954">
            <text:p>498.71954</text:p>
          </table:table-cell>
          <table:table-cell office:value-type="float" office:value="488.27835">
            <text:p>488.27835</text:p>
          </table:table-cell>
          <table:table-cell office:value-type="float" office:value="492.97067">
            <text:p>492.97067</text:p>
          </table:table-cell>
          <table:table-cell office:value-type="float" office:value="488.87527">
            <text:p>488.87527</text:p>
          </table:table-cell>
          <table:table-cell office:value-type="float" office:value="472.2658">
            <text:p>472.2658</text:p>
          </table:table-cell>
          <table:table-cell office:value-type="float" office:value="457.45963">
            <text:p>457.45963</text:p>
          </table:table-cell>
          <table:table-cell office:value-type="float" office:value="456.17615">
            <text:p>456.17615</text:p>
          </table:table-cell>
          <table:table-cell office:value-type="float" office:value="451.4635">
            <text:p>451.4635</text:p>
          </table:table-cell>
          <table:table-cell office:value-type="float" office:value="437.56277">
            <text:p>437.56277</text:p>
          </table:table-cell>
          <table:table-cell office:value-type="float" office:value="439.44534">
            <text:p>439.44534</text:p>
          </table:table-cell>
          <table:table-cell office:value-type="float" office:value="433.06207">
            <text:p>433.06207</text:p>
          </table:table-cell>
          <table:table-cell office:value-type="float" office:value="441.1116">
            <text:p>441.1116</text:p>
          </table:table-cell>
          <table:table-cell office:value-type="float" office:value="445.05957">
            <text:p>445.05957</text:p>
          </table:table-cell>
          <table:table-cell office:value-type="float" office:value="448.37863">
            <text:p>448.37863</text:p>
          </table:table-cell>
          <table:table-cell office:value-type="float" office:value="461.42236">
            <text:p>461.42236</text:p>
          </table:table-cell>
          <table:table-cell office:value-type="float" office:value="458.86142">
            <text:p>458.86142</text:p>
          </table:table-cell>
          <table:table-cell office:value-type="float" office:value="438.0922">
            <text:p>438.0922</text:p>
          </table:table-cell>
          <table:table-cell office:value-type="float" office:value="440.5456">
            <text:p>440.5456</text:p>
          </table:table-cell>
          <table:table-cell office:value-type="float" office:value="441.6213">
            <text:p>441.6213</text:p>
          </table:table-cell>
          <table:table-cell office:value-type="float" office:value="441.52975">
            <text:p>441.52975</text:p>
          </table:table-cell>
          <table:table-cell office:value-type="float" office:value="443.91025">
            <text:p>443.91025</text:p>
          </table:table-cell>
          <table:table-cell office:value-type="float" office:value="442.08328">
            <text:p>442.08328</text:p>
          </table:table-cell>
          <table:table-cell office:value-type="float" office:value="469.8286">
            <text:p>469.8286</text:p>
          </table:table-cell>
          <table:table-cell office:value-type="float" office:value="469.51767">
            <text:p>469.51767</text:p>
          </table:table-cell>
          <table:table-cell office:value-type="float" office:value="464.44934">
            <text:p>464.44934</text:p>
          </table:table-cell>
          <table:table-cell office:value-type="float" office:value="457.56396">
            <text:p>457.56396</text:p>
          </table:table-cell>
          <table:table-cell office:value-type="float" office:value="449.68198">
            <text:p>449.68198</text:p>
          </table:table-cell>
          <table:table-cell office:value-type="float" office:value="450.30463">
            <text:p>450.30463</text:p>
          </table:table-cell>
          <table:table-cell office:value-type="float" office:value="455.31857">
            <text:p>455.31857</text:p>
          </table:table-cell>
          <table:table-cell office:value-type="float" office:value="452.98114">
            <text:p>452.98114</text:p>
          </table:table-cell>
          <table:table-cell office:value-type="float" office:value="453.04388">
            <text:p>453.04388</text:p>
          </table:table-cell>
          <table:table-cell office:value-type="float" office:value="450.86346">
            <text:p>450.86346</text:p>
          </table:table-cell>
          <table:table-cell office:value-type="float" office:value="448.77762">
            <text:p>448.77762</text:p>
          </table:table-cell>
          <table:table-cell office:value-type="float" office:value="464.63486">
            <text:p>464.63486</text:p>
          </table:table-cell>
          <table:table-cell office:value-type="float" office:value="469.61942">
            <text:p>469.61942</text:p>
          </table:table-cell>
          <table:table-cell office:value-type="float" office:value="451.3822">
            <text:p>451.3822</text:p>
          </table:table-cell>
          <table:table-cell office:value-type="float" office:value="452.39618">
            <text:p>452.39618</text:p>
          </table:table-cell>
          <table:table-cell office:value-type="float" office:value="459.52402">
            <text:p>459.52402</text:p>
          </table:table-cell>
          <table:table-cell office:value-type="float" office:value="456.88443">
            <text:p>456.88443</text:p>
          </table:table-cell>
          <table:table-cell office:value-type="float" office:value="448.9583">
            <text:p>448.9583</text:p>
          </table:table-cell>
          <table:table-cell office:value-type="float" office:value="449.7848">
            <text:p>449.7848</text:p>
          </table:table-cell>
          <table:table-cell office:value-type="float" office:value="455.8582">
            <text:p>455.8582</text:p>
          </table:table-cell>
          <table:table-cell office:value-type="float" office:value="461.58948">
            <text:p>461.58948</text:p>
          </table:table-cell>
          <table:table-cell office:value-type="float" office:value="461.31693">
            <text:p>461.31693</text:p>
          </table:table-cell>
          <table:table-cell office:value-type="float" office:value="458.8171">
            <text:p>458.8171</text:p>
          </table:table-cell>
          <table:table-cell office:value-type="float" office:value="458.11554">
            <text:p>458.11554</text:p>
          </table:table-cell>
          <table:table-cell office:value-type="float" office:value="457.62207">
            <text:p>457.62207</text:p>
          </table:table-cell>
          <table:table-cell office:value-type="float" office:value="458.85806">
            <text:p>458.85806</text:p>
          </table:table-cell>
          <table:table-cell office:value-type="float" office:value="447.90967">
            <text:p>447.90967</text:p>
          </table:table-cell>
          <table:table-cell office:value-type="float" office:value="448.45987">
            <text:p>448.45987</text:p>
          </table:table-cell>
          <table:table-cell office:value-type="float" office:value="457.85132">
            <text:p>457.85132</text:p>
          </table:table-cell>
          <table:table-cell office:value-type="float" office:value="463.5096">
            <text:p>463.5096</text:p>
          </table:table-cell>
          <table:table-cell office:value-type="float" office:value="464.2298">
            <text:p>464.2298</text:p>
          </table:table-cell>
          <table:table-cell office:value-type="float" office:value="465.73978">
            <text:p>465.73978</text:p>
          </table:table-cell>
          <table:table-cell office:value-type="float" office:value="464.10202">
            <text:p>464.10202</text:p>
          </table:table-cell>
          <table:table-cell office:value-type="float" office:value="450.3646">
            <text:p>450.3646</text:p>
          </table:table-cell>
          <table:table-cell office:value-type="float" office:value="437.6425">
            <text:p>437.6425</text:p>
          </table:table-cell>
          <table:table-cell office:value-type="float" office:value="438.5983">
            <text:p>438.5983</text:p>
          </table:table-cell>
          <table:table-cell office:value-type="float" office:value="446.1882">
            <text:p>446.1882</text:p>
          </table:table-cell>
          <table:table-cell office:value-type="float" office:value="442.93835">
            <text:p>442.93835</text:p>
          </table:table-cell>
          <table:table-cell office:value-type="float" office:value="441.82645">
            <text:p>441.82645</text:p>
          </table:table-cell>
          <table:table-cell office:value-type="float" office:value="441.17993">
            <text:p>441.17993</text:p>
          </table:table-cell>
          <table:table-cell office:value-type="float" office:value="440.81052">
            <text:p>440.81052</text:p>
          </table:table-cell>
          <table:table-cell office:value-type="float" office:value="439.86478">
            <text:p>439.86478</text:p>
          </table:table-cell>
          <table:table-cell office:value-type="float" office:value="439.829">
            <text:p>439.829</text:p>
          </table:table-cell>
          <table:table-cell office:value-type="float" office:value="439.95627">
            <text:p>439.95627</text:p>
          </table:table-cell>
          <table:table-cell office:value-type="float" office:value="439.99503">
            <text:p>439.99503</text:p>
          </table:table-cell>
          <table:table-cell office:value-type="float" office:value="440.53156">
            <text:p>440.53156</text:p>
          </table:table-cell>
          <table:table-cell office:value-type="float" office:value="440.60175">
            <text:p>440.60175</text:p>
          </table:table-cell>
          <table:table-cell office:value-type="float" office:value="440.81937">
            <text:p>440.81937</text:p>
          </table:table-cell>
          <table:table-cell office:value-type="float" office:value="440.02213">
            <text:p>440.02213</text:p>
          </table:table-cell>
          <table:table-cell office:value-type="float" office:value="439.93268">
            <text:p>439.93268</text:p>
          </table:table-cell>
          <table:table-cell office:value-type="float" office:value="439.91797">
            <text:p>439.91797</text:p>
          </table:table-cell>
          <table:table-cell office:value-type="float" office:value="440.12973">
            <text:p>440.12973</text:p>
          </table:table-cell>
          <table:table-cell office:value-type="float" office:value="439.82947">
            <text:p>439.82947</text:p>
          </table:table-cell>
          <table:table-cell office:value-type="float" office:value="440.33948">
            <text:p>440.33948</text:p>
          </table:table-cell>
          <table:table-cell office:value-type="float" office:value="440.22452">
            <text:p>440.22452</text:p>
          </table:table-cell>
          <table:table-cell office:value-type="float" office:value="440.34488">
            <text:p>440.34488</text:p>
          </table:table-cell>
          <table:table-cell office:value-type="float" office:value="440.14755">
            <text:p>440.14755</text:p>
          </table:table-cell>
          <table:table-cell office:value-type="float" office:value="440.48526">
            <text:p>440.48526</text:p>
          </table:table-cell>
          <table:table-cell office:value-type="float" office:value="440.63004">
            <text:p>440.63004</text:p>
          </table:table-cell>
          <table:table-cell office:value-type="float" office:value="440.7789">
            <text:p>440.7789</text:p>
          </table:table-cell>
          <table:table-cell office:value-type="float" office:value="439.65298">
            <text:p>439.65298</text:p>
          </table:table-cell>
          <table:table-cell office:value-type="float" office:value="439.44125">
            <text:p>439.44125</text:p>
          </table:table-cell>
          <table:table-cell office:value-type="float" office:value="439.737">
            <text:p>439.737</text:p>
          </table:table-cell>
          <table:table-cell office:value-type="float" office:value="439.0664">
            <text:p>439.0664</text:p>
          </table:table-cell>
          <table:table-cell office:value-type="float" office:value="439.87006">
            <text:p>439.87006</text:p>
          </table:table-cell>
          <table:table-cell office:value-type="float" office:value="440.64786">
            <text:p>440.64786</text:p>
          </table:table-cell>
          <table:table-cell office:value-type="float" office:value="440.54092">
            <text:p>440.54092</text:p>
          </table:table-cell>
          <table:table-cell office:value-type="float" office:value="440.22754">
            <text:p>440.22754</text:p>
          </table:table-cell>
          <table:table-cell office:value-type="float" office:value="440.1964">
            <text:p>440.1964</text:p>
          </table:table-cell>
          <table:table-cell office:value-type="float" office:value="440.56873">
            <text:p>440.56873</text:p>
          </table:table-cell>
          <table:table-cell office:value-type="float" office:value="438.4072">
            <text:p>438.4072</text:p>
          </table:table-cell>
          <table:table-cell office:value-type="float" office:value="439.74796">
            <text:p>439.74796</text:p>
          </table:table-cell>
          <table:table-cell office:value-type="float" office:value="439.87244">
            <text:p>439.87244</text:p>
          </table:table-cell>
          <table:table-cell office:value-type="float" office:value="439.2487">
            <text:p>439.2487</text:p>
          </table:table-cell>
        </table:table-row>
        <table:table-row table:style-name="ro2">
          <table:table-cell office:value-type="string">
            <text:p>Rleg</text:p>
          </table:table-cell>
          <table:table-cell office:value-type="float" office:value="369.17688">
            <text:p>369.17688</text:p>
          </table:table-cell>
          <table:table-cell office:value-type="float" office:value="340.76923">
            <text:p>340.76923</text:p>
          </table:table-cell>
          <table:table-cell office:value-type="float" office:value="327.9397">
            <text:p>327.9397</text:p>
          </table:table-cell>
          <table:table-cell office:value-type="float" office:value="315.25244">
            <text:p>315.25244</text:p>
          </table:table-cell>
          <table:table-cell office:value-type="float" office:value="281.9118">
            <text:p>281.9118</text:p>
          </table:table-cell>
          <table:table-cell office:value-type="float" office:value="409.30826">
            <text:p>409.30826</text:p>
          </table:table-cell>
          <table:table-cell office:value-type="float" office:value="309.10596">
            <text:p>309.10596</text:p>
          </table:table-cell>
          <table:table-cell office:value-type="float" office:value="292.22266">
            <text:p>292.22266</text:p>
          </table:table-cell>
          <table:table-cell office:value-type="float" office:value="209.77554">
            <text:p>209.77554</text:p>
          </table:table-cell>
          <table:table-cell office:value-type="float" office:value="308.2847">
            <text:p>308.2847</text:p>
          </table:table-cell>
          <table:table-cell office:value-type="float" office:value="315.82782">
            <text:p>315.82782</text:p>
          </table:table-cell>
          <table:table-cell office:value-type="float" office:value="327.5007">
            <text:p>327.5007</text:p>
          </table:table-cell>
          <table:table-cell office:value-type="float" office:value="339.2732">
            <text:p>339.2732</text:p>
          </table:table-cell>
          <table:table-cell office:value-type="float" office:value="296.1317">
            <text:p>296.1317</text:p>
          </table:table-cell>
          <table:table-cell office:value-type="float" office:value="305.4473">
            <text:p>305.4473</text:p>
          </table:table-cell>
          <table:table-cell office:value-type="float" office:value="331.96198">
            <text:p>331.96198</text:p>
          </table:table-cell>
          <table:table-cell office:value-type="float" office:value="317.50882">
            <text:p>317.50882</text:p>
          </table:table-cell>
          <table:table-cell office:value-type="float" office:value="312.189">
            <text:p>312.189</text:p>
          </table:table-cell>
          <table:table-cell office:value-type="float" office:value="339.17682">
            <text:p>339.17682</text:p>
          </table:table-cell>
          <table:table-cell office:value-type="float" office:value="361.03793">
            <text:p>361.03793</text:p>
          </table:table-cell>
          <table:table-cell office:value-type="float" office:value="388.48895">
            <text:p>388.48895</text:p>
          </table:table-cell>
          <table:table-cell office:value-type="float" office:value="394.02618">
            <text:p>394.02618</text:p>
          </table:table-cell>
          <table:table-cell office:value-type="float" office:value="385.44193">
            <text:p>385.44193</text:p>
          </table:table-cell>
          <table:table-cell office:value-type="float" office:value="371.03064">
            <text:p>371.03064</text:p>
          </table:table-cell>
          <table:table-cell office:value-type="float" office:value="384.7778">
            <text:p>384.7778</text:p>
          </table:table-cell>
          <table:table-cell office:value-type="float" office:value="384.1512">
            <text:p>384.1512</text:p>
          </table:table-cell>
          <table:table-cell office:value-type="float" office:value="374.8302">
            <text:p>374.8302</text:p>
          </table:table-cell>
          <table:table-cell office:value-type="float" office:value="402.04913">
            <text:p>402.04913</text:p>
          </table:table-cell>
          <table:table-cell office:value-type="float" office:value="387.65173">
            <text:p>387.65173</text:p>
          </table:table-cell>
          <table:table-cell office:value-type="float" office:value="387.41147">
            <text:p>387.41147</text:p>
          </table:table-cell>
          <table:table-cell office:value-type="float" office:value="397.14075">
            <text:p>397.14075</text:p>
          </table:table-cell>
          <table:table-cell office:value-type="float" office:value="404.88742">
            <text:p>404.88742</text:p>
          </table:table-cell>
          <table:table-cell office:value-type="float" office:value="408.73236">
            <text:p>408.73236</text:p>
          </table:table-cell>
          <table:table-cell office:value-type="float" office:value="416.99286">
            <text:p>416.99286</text:p>
          </table:table-cell>
          <table:table-cell office:value-type="float" office:value="419.94315">
            <text:p>419.94315</text:p>
          </table:table-cell>
          <table:table-cell office:value-type="float" office:value="419.30563">
            <text:p>419.30563</text:p>
          </table:table-cell>
          <table:table-cell office:value-type="float" office:value="418.81317">
            <text:p>418.81317</text:p>
          </table:table-cell>
          <table:table-cell office:value-type="float" office:value="414.28043">
            <text:p>414.28043</text:p>
          </table:table-cell>
          <table:table-cell office:value-type="float" office:value="410.46594">
            <text:p>410.46594</text:p>
          </table:table-cell>
          <table:table-cell office:value-type="float" office:value="406.82452">
            <text:p>406.82452</text:p>
          </table:table-cell>
          <table:table-cell office:value-type="float" office:value="406.21674">
            <text:p>406.21674</text:p>
          </table:table-cell>
          <table:table-cell office:value-type="float" office:value="409.36276">
            <text:p>409.36276</text:p>
          </table:table-cell>
          <table:table-cell office:value-type="float" office:value="423.0234">
            <text:p>423.0234</text:p>
          </table:table-cell>
          <table:table-cell office:value-type="float" office:value="454.2693">
            <text:p>454.2693</text:p>
          </table:table-cell>
          <table:table-cell office:value-type="float" office:value="386.6481">
            <text:p>386.6481</text:p>
          </table:table-cell>
          <table:table-cell office:value-type="float" office:value="368.73306">
            <text:p>368.73306</text:p>
          </table:table-cell>
          <table:table-cell office:value-type="float" office:value="401.40295">
            <text:p>401.40295</text:p>
          </table:table-cell>
          <table:table-cell office:value-type="float" office:value="389.19473">
            <text:p>389.19473</text:p>
          </table:table-cell>
          <table:table-cell office:value-type="float" office:value="388.12802">
            <text:p>388.12802</text:p>
          </table:table-cell>
          <table:table-cell office:value-type="float" office:value="391.5257">
            <text:p>391.5257</text:p>
          </table:table-cell>
          <table:table-cell office:value-type="float" office:value="390.38818">
            <text:p>390.38818</text:p>
          </table:table-cell>
          <table:table-cell office:value-type="float" office:value="392.35898">
            <text:p>392.35898</text:p>
          </table:table-cell>
          <table:table-cell office:value-type="float" office:value="391.99905">
            <text:p>391.99905</text:p>
          </table:table-cell>
          <table:table-cell office:value-type="float" office:value="385.76956">
            <text:p>385.76956</text:p>
          </table:table-cell>
          <table:table-cell office:value-type="float" office:value="384.13144">
            <text:p>384.13144</text:p>
          </table:table-cell>
          <table:table-cell office:value-type="float" office:value="428.17996">
            <text:p>428.17996</text:p>
          </table:table-cell>
          <table:table-cell office:value-type="float" office:value="416.8979">
            <text:p>416.8979</text:p>
          </table:table-cell>
          <table:table-cell office:value-type="float" office:value="408.00992">
            <text:p>408.00992</text:p>
          </table:table-cell>
          <table:table-cell office:value-type="float" office:value="422.5534">
            <text:p>422.5534</text:p>
          </table:table-cell>
          <table:table-cell office:value-type="float" office:value="427.52612">
            <text:p>427.52612</text:p>
          </table:table-cell>
          <table:table-cell office:value-type="float" office:value="406.92484">
            <text:p>406.92484</text:p>
          </table:table-cell>
          <table:table-cell office:value-type="float" office:value="412.62732">
            <text:p>412.62732</text:p>
          </table:table-cell>
          <table:table-cell office:value-type="float" office:value="430.40695">
            <text:p>430.40695</text:p>
          </table:table-cell>
          <table:table-cell office:value-type="float" office:value="442.87393">
            <text:p>442.87393</text:p>
          </table:table-cell>
          <table:table-cell office:value-type="float" office:value="414.6498">
            <text:p>414.6498</text:p>
          </table:table-cell>
          <table:table-cell office:value-type="float" office:value="409.39615">
            <text:p>409.39615</text:p>
          </table:table-cell>
          <table:table-cell office:value-type="float" office:value="439.1628">
            <text:p>439.1628</text:p>
          </table:table-cell>
          <table:table-cell office:value-type="float" office:value="431.28983">
            <text:p>431.28983</text:p>
          </table:table-cell>
          <table:table-cell office:value-type="float" office:value="424.72168">
            <text:p>424.72168</text:p>
          </table:table-cell>
          <table:table-cell office:value-type="float" office:value="423.24582">
            <text:p>423.24582</text:p>
          </table:table-cell>
          <table:table-cell office:value-type="float" office:value="425.46927">
            <text:p>425.46927</text:p>
          </table:table-cell>
          <table:table-cell office:value-type="float" office:value="428.18">
            <text:p>428.18</text:p>
          </table:table-cell>
          <table:table-cell office:value-type="float" office:value="431.47473">
            <text:p>431.47473</text:p>
          </table:table-cell>
          <table:table-cell office:value-type="float" office:value="432.72723">
            <text:p>432.72723</text:p>
          </table:table-cell>
          <table:table-cell office:value-type="float" office:value="435.06">
            <text:p>435.06</text:p>
          </table:table-cell>
          <table:table-cell office:value-type="float" office:value="436.09937">
            <text:p>436.09937</text:p>
          </table:table-cell>
          <table:table-cell office:value-type="float" office:value="437.06622">
            <text:p>437.06622</text:p>
          </table:table-cell>
          <table:table-cell office:value-type="float" office:value="439.378">
            <text:p>439.378</text:p>
          </table:table-cell>
          <table:table-cell office:value-type="float" office:value="440.96616">
            <text:p>440.96616</text:p>
          </table:table-cell>
          <table:table-cell office:value-type="float" office:value="443.47653">
            <text:p>443.47653</text:p>
          </table:table-cell>
          <table:table-cell office:value-type="float" office:value="433.73868">
            <text:p>433.73868</text:p>
          </table:table-cell>
          <table:table-cell office:value-type="float" office:value="438.35355">
            <text:p>438.35355</text:p>
          </table:table-cell>
          <table:table-cell office:value-type="float" office:value="437.5188">
            <text:p>437.5188</text:p>
          </table:table-cell>
          <table:table-cell office:value-type="float" office:value="423.08472">
            <text:p>423.08472</text:p>
          </table:table-cell>
          <table:table-cell office:value-type="float" office:value="410.63608">
            <text:p>410.63608</text:p>
          </table:table-cell>
          <table:table-cell office:value-type="float" office:value="391.26886">
            <text:p>391.26886</text:p>
          </table:table-cell>
          <table:table-cell office:value-type="float" office:value="436.79346">
            <text:p>436.79346</text:p>
          </table:table-cell>
          <table:table-cell office:value-type="float" office:value="434.5171">
            <text:p>434.5171</text:p>
          </table:table-cell>
          <table:table-cell office:value-type="float" office:value="436.9351">
            <text:p>436.9351</text:p>
          </table:table-cell>
          <table:table-cell office:value-type="float" office:value="444.1975">
            <text:p>444.1975</text:p>
          </table:table-cell>
          <table:table-cell office:value-type="float" office:value="439.01157">
            <text:p>439.01157</text:p>
          </table:table-cell>
          <table:table-cell office:value-type="float" office:value="436.53653">
            <text:p>436.53653</text:p>
          </table:table-cell>
          <table:table-cell office:value-type="float" office:value="406.1446">
            <text:p>406.1446</text:p>
          </table:table-cell>
          <table:table-cell office:value-type="float" office:value="392.9564">
            <text:p>392.9564</text:p>
          </table:table-cell>
          <table:table-cell office:value-type="float" office:value="395.10977">
            <text:p>395.10977</text:p>
          </table:table-cell>
          <table:table-cell office:value-type="float" office:value="411.56076">
            <text:p>411.56076</text:p>
          </table:table-cell>
          <table:table-cell office:value-type="float" office:value="399.06427">
            <text:p>399.06427</text:p>
          </table:table-cell>
          <table:table-cell office:value-type="float" office:value="392.98987">
            <text:p>392.98987</text:p>
          </table:table-cell>
          <table:table-cell office:value-type="float" office:value="398.36392">
            <text:p>398.36392</text:p>
          </table:table-cell>
          <table:table-cell office:value-type="float" office:value="402.81198">
            <text:p>402.81198</text:p>
          </table:table-cell>
          <table:table-cell office:value-type="float" office:value="426.0021">
            <text:p>426.0021</text:p>
          </table:table-cell>
          <table:table-cell office:value-type="float" office:value="411.45917">
            <text:p>411.45917</text:p>
          </table:table-cell>
          <table:table-cell office:value-type="float" office:value="384.35916">
            <text:p>384.35916</text:p>
          </table:table-cell>
          <table:table-cell office:value-type="float" office:value="353.25064">
            <text:p>353.25064</text:p>
          </table:table-cell>
          <table:table-cell office:value-type="float" office:value="347.91446">
            <text:p>347.91446</text:p>
          </table:table-cell>
          <table:table-cell office:value-type="float" office:value="368.90652">
            <text:p>368.90652</text:p>
          </table:table-cell>
          <table:table-cell office:value-type="float" office:value="379.77414">
            <text:p>379.77414</text:p>
          </table:table-cell>
          <table:table-cell office:value-type="float" office:value="392.85458">
            <text:p>392.85458</text:p>
          </table:table-cell>
          <table:table-cell office:value-type="float" office:value="397.05615">
            <text:p>397.05615</text:p>
          </table:table-cell>
          <table:table-cell office:value-type="float" office:value="360.71072">
            <text:p>360.71072</text:p>
          </table:table-cell>
          <table:table-cell office:value-type="float" office:value="374.97247">
            <text:p>374.97247</text:p>
          </table:table-cell>
          <table:table-cell office:value-type="float" office:value="472.0606">
            <text:p>472.0606</text:p>
          </table:table-cell>
          <table:table-cell office:value-type="float" office:value="467.55627">
            <text:p>467.55627</text:p>
          </table:table-cell>
          <table:table-cell office:value-type="float" office:value="470.83832">
            <text:p>470.83832</text:p>
          </table:table-cell>
          <table:table-cell office:value-type="float" office:value="453.0246">
            <text:p>453.0246</text:p>
          </table:table-cell>
          <table:table-cell office:value-type="float" office:value="484.0807">
            <text:p>484.0807</text:p>
          </table:table-cell>
          <table:table-cell office:value-type="float" office:value="482.89536">
            <text:p>482.89536</text:p>
          </table:table-cell>
          <table:table-cell office:value-type="float" office:value="482.23013">
            <text:p>482.23013</text:p>
          </table:table-cell>
          <table:table-cell office:value-type="float" office:value="477.86392">
            <text:p>477.86392</text:p>
          </table:table-cell>
          <table:table-cell office:value-type="float" office:value="457.63315">
            <text:p>457.63315</text:p>
          </table:table-cell>
          <table:table-cell office:value-type="float" office:value="426.1729">
            <text:p>426.1729</text:p>
          </table:table-cell>
          <table:table-cell office:value-type="float" office:value="469.56497">
            <text:p>469.56497</text:p>
          </table:table-cell>
          <table:table-cell office:value-type="float" office:value="449.64236">
            <text:p>449.64236</text:p>
          </table:table-cell>
          <table:table-cell office:value-type="float" office:value="390.6944">
            <text:p>390.6944</text:p>
          </table:table-cell>
          <table:table-cell office:value-type="float" office:value="424.5543">
            <text:p>424.5543</text:p>
          </table:table-cell>
          <table:table-cell office:value-type="float" office:value="409.81152">
            <text:p>409.81152</text:p>
          </table:table-cell>
          <table:table-cell office:value-type="float" office:value="413.95886">
            <text:p>413.95886</text:p>
          </table:table-cell>
          <table:table-cell office:value-type="float" office:value="406.94424">
            <text:p>406.94424</text:p>
          </table:table-cell>
          <table:table-cell office:value-type="float" office:value="411.51895">
            <text:p>411.51895</text:p>
          </table:table-cell>
          <table:table-cell office:value-type="float" office:value="405.62708">
            <text:p>405.62708</text:p>
          </table:table-cell>
          <table:table-cell office:value-type="float" office:value="378.26535">
            <text:p>378.26535</text:p>
          </table:table-cell>
          <table:table-cell office:value-type="float" office:value="383.2027">
            <text:p>383.2027</text:p>
          </table:table-cell>
          <table:table-cell office:value-type="float" office:value="400.0021">
            <text:p>400.0021</text:p>
          </table:table-cell>
          <table:table-cell office:value-type="float" office:value="431.22534">
            <text:p>431.22534</text:p>
          </table:table-cell>
          <table:table-cell office:value-type="float" office:value="482.8001">
            <text:p>482.8001</text:p>
          </table:table-cell>
          <table:table-cell office:value-type="float" office:value="465.7051">
            <text:p>465.7051</text:p>
          </table:table-cell>
          <table:table-cell office:value-type="float" office:value="458.60016">
            <text:p>458.60016</text:p>
          </table:table-cell>
          <table:table-cell office:value-type="float" office:value="443.98285">
            <text:p>443.98285</text:p>
          </table:table-cell>
          <table:table-cell office:value-type="float" office:value="423.72095">
            <text:p>423.72095</text:p>
          </table:table-cell>
          <table:table-cell office:value-type="float" office:value="423.82092">
            <text:p>423.82092</text:p>
          </table:table-cell>
          <table:table-cell office:value-type="float" office:value="399.6973">
            <text:p>399.6973</text:p>
          </table:table-cell>
          <table:table-cell office:value-type="float" office:value="408.09637">
            <text:p>408.09637</text:p>
          </table:table-cell>
          <table:table-cell office:value-type="float" office:value="419.05322">
            <text:p>419.05322</text:p>
          </table:table-cell>
          <table:table-cell office:value-type="float" office:value="427.97885">
            <text:p>427.97885</text:p>
          </table:table-cell>
          <table:table-cell office:value-type="float" office:value="420.4617">
            <text:p>420.4617</text:p>
          </table:table-cell>
          <table:table-cell office:value-type="float" office:value="407.11578">
            <text:p>407.11578</text:p>
          </table:table-cell>
          <table:table-cell office:value-type="float" office:value="421.8667">
            <text:p>421.8667</text:p>
          </table:table-cell>
          <table:table-cell office:value-type="float" office:value="438.30963">
            <text:p>438.30963</text:p>
          </table:table-cell>
          <table:table-cell office:value-type="float" office:value="464.70862">
            <text:p>464.70862</text:p>
          </table:table-cell>
          <table:table-cell office:value-type="float" office:value="466.71722">
            <text:p>466.71722</text:p>
          </table:table-cell>
          <table:table-cell office:value-type="float" office:value="463.89682">
            <text:p>463.89682</text:p>
          </table:table-cell>
          <table:table-cell office:value-type="float" office:value="465.43">
            <text:p>465.43</text:p>
          </table:table-cell>
          <table:table-cell office:value-type="float" office:value="440.66666">
            <text:p>440.66666</text:p>
          </table:table-cell>
          <table:table-cell office:value-type="float" office:value="434.30997">
            <text:p>434.30997</text:p>
          </table:table-cell>
          <table:table-cell office:value-type="float" office:value="441.2529">
            <text:p>441.2529</text:p>
          </table:table-cell>
          <table:table-cell office:value-type="float" office:value="437.08966">
            <text:p>437.08966</text:p>
          </table:table-cell>
          <table:table-cell office:value-type="float" office:value="451.23288">
            <text:p>451.23288</text:p>
          </table:table-cell>
          <table:table-cell office:value-type="float" office:value="464.97864">
            <text:p>464.97864</text:p>
          </table:table-cell>
          <table:table-cell office:value-type="float" office:value="459.41135">
            <text:p>459.41135</text:p>
          </table:table-cell>
          <table:table-cell office:value-type="float" office:value="438.7961">
            <text:p>438.7961</text:p>
          </table:table-cell>
          <table:table-cell office:value-type="float" office:value="445.06866">
            <text:p>445.06866</text:p>
          </table:table-cell>
          <table:table-cell office:value-type="float" office:value="451.253">
            <text:p>451.253</text:p>
          </table:table-cell>
          <table:table-cell office:value-type="float" office:value="450.47513">
            <text:p>450.47513</text:p>
          </table:table-cell>
          <table:table-cell office:value-type="float" office:value="450.9599">
            <text:p>450.9599</text:p>
          </table:table-cell>
          <table:table-cell office:value-type="float" office:value="433.33176">
            <text:p>433.33176</text:p>
          </table:table-cell>
          <table:table-cell office:value-type="float" office:value="414.9871">
            <text:p>414.9871</text:p>
          </table:table-cell>
          <table:table-cell office:value-type="float" office:value="413.13358">
            <text:p>413.13358</text:p>
          </table:table-cell>
          <table:table-cell office:value-type="float" office:value="409.58514">
            <text:p>409.58514</text:p>
          </table:table-cell>
          <table:table-cell office:value-type="float" office:value="419.4671">
            <text:p>419.4671</text:p>
          </table:table-cell>
          <table:table-cell office:value-type="float" office:value="411.0406">
            <text:p>411.0406</text:p>
          </table:table-cell>
          <table:table-cell office:value-type="float" office:value="402.65195">
            <text:p>402.65195</text:p>
          </table:table-cell>
          <table:table-cell office:value-type="float" office:value="421.17258">
            <text:p>421.17258</text:p>
          </table:table-cell>
          <table:table-cell office:value-type="float" office:value="415.77682">
            <text:p>415.77682</text:p>
          </table:table-cell>
          <table:table-cell office:value-type="float" office:value="416.81818">
            <text:p>416.81818</text:p>
          </table:table-cell>
          <table:table-cell office:value-type="float" office:value="455.22772">
            <text:p>455.22772</text:p>
          </table:table-cell>
          <table:table-cell office:value-type="float" office:value="470.3474">
            <text:p>470.3474</text:p>
          </table:table-cell>
          <table:table-cell office:value-type="float" office:value="484.9583">
            <text:p>484.9583</text:p>
          </table:table-cell>
          <table:table-cell office:value-type="float" office:value="469.8929">
            <text:p>469.8929</text:p>
          </table:table-cell>
          <table:table-cell office:value-type="float" office:value="449.77643">
            <text:p>449.77643</text:p>
          </table:table-cell>
          <table:table-cell office:value-type="float" office:value="440.07486">
            <text:p>440.07486</text:p>
          </table:table-cell>
          <table:table-cell office:value-type="float" office:value="459.69928">
            <text:p>459.69928</text:p>
          </table:table-cell>
          <table:table-cell office:value-type="float" office:value="462.88196">
            <text:p>462.88196</text:p>
          </table:table-cell>
          <table:table-cell office:value-type="float" office:value="471.25858">
            <text:p>471.25858</text:p>
          </table:table-cell>
          <table:table-cell office:value-type="float" office:value="461.7335">
            <text:p>461.7335</text:p>
          </table:table-cell>
          <table:table-cell office:value-type="float" office:value="446.0195">
            <text:p>446.0195</text:p>
          </table:table-cell>
          <table:table-cell office:value-type="float" office:value="450.7656">
            <text:p>450.7656</text:p>
          </table:table-cell>
          <table:table-cell office:value-type="float" office:value="454.64157">
            <text:p>454.64157</text:p>
          </table:table-cell>
          <table:table-cell office:value-type="float" office:value="462.2483">
            <text:p>462.2483</text:p>
          </table:table-cell>
          <table:table-cell office:value-type="float" office:value="463.48102">
            <text:p>463.48102</text:p>
          </table:table-cell>
          <table:table-cell office:value-type="float" office:value="462.23376">
            <text:p>462.23376</text:p>
          </table:table-cell>
          <table:table-cell office:value-type="float" office:value="459.6125">
            <text:p>459.6125</text:p>
          </table:table-cell>
          <table:table-cell office:value-type="float" office:value="463.42786">
            <text:p>463.42786</text:p>
          </table:table-cell>
          <table:table-cell office:value-type="float" office:value="468.61865">
            <text:p>468.61865</text:p>
          </table:table-cell>
          <table:table-cell office:value-type="float" office:value="459.40213">
            <text:p>459.40213</text:p>
          </table:table-cell>
          <table:table-cell office:value-type="float" office:value="452.44363">
            <text:p>452.44363</text:p>
          </table:table-cell>
          <table:table-cell office:value-type="float" office:value="446.4172">
            <text:p>446.4172</text:p>
          </table:table-cell>
          <table:table-cell office:value-type="float" office:value="432.84784">
            <text:p>432.84784</text:p>
          </table:table-cell>
          <table:table-cell office:value-type="float" office:value="440.54947">
            <text:p>440.54947</text:p>
          </table:table-cell>
          <table:table-cell office:value-type="float" office:value="445.31195">
            <text:p>445.31195</text:p>
          </table:table-cell>
          <table:table-cell office:value-type="float" office:value="437.609">
            <text:p>437.609</text:p>
          </table:table-cell>
          <table:table-cell office:value-type="float" office:value="434.52545">
            <text:p>434.52545</text:p>
          </table:table-cell>
          <table:table-cell office:value-type="float" office:value="448.21075">
            <text:p>448.21075</text:p>
          </table:table-cell>
          <table:table-cell office:value-type="float" office:value="450.665">
            <text:p>450.665</text:p>
          </table:table-cell>
          <table:table-cell office:value-type="float" office:value="458.79163">
            <text:p>458.79163</text:p>
          </table:table-cell>
          <table:table-cell office:value-type="float" office:value="445.2047">
            <text:p>445.2047</text:p>
          </table:table-cell>
          <table:table-cell office:value-type="float" office:value="444.95337">
            <text:p>444.95337</text:p>
          </table:table-cell>
          <table:table-cell office:value-type="float" office:value="456.33737">
            <text:p>456.33737</text:p>
          </table:table-cell>
          <table:table-cell office:value-type="float" office:value="471.3522">
            <text:p>471.3522</text:p>
          </table:table-cell>
          <table:table-cell office:value-type="float" office:value="439.74097">
            <text:p>439.74097</text:p>
          </table:table-cell>
          <table:table-cell office:value-type="float" office:value="434.83084">
            <text:p>434.83084</text:p>
          </table:table-cell>
          <table:table-cell office:value-type="float" office:value="401.7932">
            <text:p>401.7932</text:p>
          </table:table-cell>
        </table:table-row>
        <table:table-row table:style-name="ro1">
          <table:table-cell office:value-type="string">
            <text:p>Bone radii</text:p>
          </table:table-cell>
          <table:table-cell table:number-columns-repeated="211"/>
        </table:table-row>
        <table:table-row table:style-name="ro1">
          <table:table-cell office:value-type="string">
            <text:p>head</text:p>
          </table:table-cell>
          <table:table-cell office:value-type="float" office:value="95.29385">
            <text:p>95.29385</text:p>
          </table:table-cell>
          <table:table-cell office:value-type="float" office:value="110.9422">
            <text:p>110.9422</text:p>
          </table:table-cell>
          <table:table-cell office:value-type="float" office:value="110.8796">
            <text:p>110.8796</text:p>
          </table:table-cell>
          <table:table-cell office:value-type="float" office:value="118.354965">
            <text:p>118.354965</text:p>
          </table:table-cell>
          <table:table-cell office:value-type="float" office:value="110.70397">
            <text:p>110.70397</text:p>
          </table:table-cell>
          <table:table-cell office:value-type="float" office:value="124.2358">
            <text:p>124.2358</text:p>
          </table:table-cell>
          <table:table-cell office:value-type="float" office:value="123.157745">
            <text:p>123.157745</text:p>
          </table:table-cell>
          <table:table-cell office:value-type="float" office:value="129.73857">
            <text:p>129.73857</text:p>
          </table:table-cell>
          <table:table-cell office:value-type="float" office:value="134.80916">
            <text:p>134.80916</text:p>
          </table:table-cell>
          <table:table-cell office:value-type="float" office:value="113.57176">
            <text:p>113.57176</text:p>
          </table:table-cell>
          <table:table-cell office:value-type="float" office:value="114.89185">
            <text:p>114.89185</text:p>
          </table:table-cell>
          <table:table-cell office:value-type="float" office:value="115.08207">
            <text:p>115.08207</text:p>
          </table:table-cell>
          <table:table-cell office:value-type="float" office:value="99.60792">
            <text:p>99.60792</text:p>
          </table:table-cell>
          <table:table-cell office:value-type="float" office:value="91.33701">
            <text:p>91.33701</text:p>
          </table:table-cell>
          <table:table-cell office:value-type="float" office:value="72.95206">
            <text:p>72.95206</text:p>
          </table:table-cell>
          <table:table-cell office:value-type="float" office:value="78.154076">
            <text:p>78.154076</text:p>
          </table:table-cell>
          <table:table-cell office:value-type="float" office:value="89.83518">
            <text:p>89.83518</text:p>
          </table:table-cell>
          <table:table-cell office:value-type="float" office:value="90.85969">
            <text:p>90.85969</text:p>
          </table:table-cell>
          <table:table-cell office:value-type="float" office:value="94.406525">
            <text:p>94.406525</text:p>
          </table:table-cell>
          <table:table-cell office:value-type="float" office:value="117.946686">
            <text:p>117.946686</text:p>
          </table:table-cell>
          <table:table-cell office:value-type="float" office:value="122.421715">
            <text:p>122.421715</text:p>
          </table:table-cell>
          <table:table-cell office:value-type="float" office:value="124.000534">
            <text:p>124.000534</text:p>
          </table:table-cell>
          <table:table-cell office:value-type="float" office:value="124.47364">
            <text:p>124.47364</text:p>
          </table:table-cell>
          <table:table-cell office:value-type="float" office:value="125.724434">
            <text:p>125.724434</text:p>
          </table:table-cell>
          <table:table-cell office:value-type="float" office:value="128.64099">
            <text:p>128.64099</text:p>
          </table:table-cell>
          <table:table-cell office:value-type="float" office:value="129.30177">
            <text:p>129.30177</text:p>
          </table:table-cell>
          <table:table-cell office:value-type="float" office:value="133.59691">
            <text:p>133.59691</text:p>
          </table:table-cell>
          <table:table-cell office:value-type="float" office:value="132.76376">
            <text:p>132.76376</text:p>
          </table:table-cell>
          <table:table-cell office:value-type="float" office:value="140.97093">
            <text:p>140.97093</text:p>
          </table:table-cell>
          <table:table-cell office:value-type="float" office:value="137.67957">
            <text:p>137.67957</text:p>
          </table:table-cell>
          <table:table-cell office:value-type="float" office:value="127.26864">
            <text:p>127.26864</text:p>
          </table:table-cell>
          <table:table-cell office:value-type="float" office:value="119.545296">
            <text:p>119.545296</text:p>
          </table:table-cell>
          <table:table-cell office:value-type="float" office:value="107.98035">
            <text:p>107.98035</text:p>
          </table:table-cell>
          <table:table-cell office:value-type="float" office:value="96.19922">
            <text:p>96.19922</text:p>
          </table:table-cell>
          <table:table-cell office:value-type="float" office:value="94.10688">
            <text:p>94.10688</text:p>
          </table:table-cell>
          <table:table-cell office:value-type="float" office:value="88.01102">
            <text:p>88.01102</text:p>
          </table:table-cell>
          <table:table-cell office:value-type="float" office:value="81.87366">
            <text:p>81.87366</text:p>
          </table:table-cell>
          <table:table-cell office:value-type="float" office:value="76.95072">
            <text:p>76.95072</text:p>
          </table:table-cell>
          <table:table-cell office:value-type="float" office:value="78.34208">
            <text:p>78.34208</text:p>
          </table:table-cell>
          <table:table-cell office:value-type="float" office:value="85.13463">
            <text:p>85.13463</text:p>
          </table:table-cell>
          <table:table-cell office:value-type="float" office:value="78.85746">
            <text:p>78.85746</text:p>
          </table:table-cell>
          <table:table-cell office:value-type="float" office:value="61.75357">
            <text:p>61.75357</text:p>
          </table:table-cell>
          <table:table-cell office:value-type="float" office:value="59.63">
            <text:p>59.63</text:p>
          </table:table-cell>
          <table:table-cell office:value-type="float" office:value="61.837933">
            <text:p>61.837933</text:p>
          </table:table-cell>
          <table:table-cell office:value-type="float" office:value="69.86253">
            <text:p>69.86253</text:p>
          </table:table-cell>
          <table:table-cell office:value-type="float" office:value="85.785645">
            <text:p>85.785645</text:p>
          </table:table-cell>
          <table:table-cell office:value-type="float" office:value="80.99439">
            <text:p>80.99439</text:p>
          </table:table-cell>
          <table:table-cell office:value-type="float" office:value="71.578415">
            <text:p>71.578415</text:p>
          </table:table-cell>
          <table:table-cell office:value-type="float" office:value="76.09397">
            <text:p>76.09397</text:p>
          </table:table-cell>
          <table:table-cell office:value-type="float" office:value="76.74262">
            <text:p>76.74262</text:p>
          </table:table-cell>
          <table:table-cell office:value-type="float" office:value="73.00894">
            <text:p>73.00894</text:p>
          </table:table-cell>
          <table:table-cell office:value-type="float" office:value="72.8519">
            <text:p>72.8519</text:p>
          </table:table-cell>
          <table:table-cell office:value-type="float" office:value="74.76161">
            <text:p>74.76161</text:p>
          </table:table-cell>
          <table:table-cell office:value-type="float" office:value="81.94247">
            <text:p>81.94247</text:p>
          </table:table-cell>
          <table:table-cell office:value-type="float" office:value="86.81345">
            <text:p>86.81345</text:p>
          </table:table-cell>
          <table:table-cell office:value-type="float" office:value="75.42526">
            <text:p>75.42526</text:p>
          </table:table-cell>
          <table:table-cell office:value-type="float" office:value="63.27675">
            <text:p>63.27675</text:p>
          </table:table-cell>
          <table:table-cell office:value-type="float" office:value="74.52141">
            <text:p>74.52141</text:p>
          </table:table-cell>
          <table:table-cell office:value-type="float" office:value="66.83982">
            <text:p>66.83982</text:p>
          </table:table-cell>
          <table:table-cell office:value-type="float" office:value="64.63916">
            <text:p>64.63916</text:p>
          </table:table-cell>
          <table:table-cell office:value-type="float" office:value="62.343346">
            <text:p>62.343346</text:p>
          </table:table-cell>
          <table:table-cell office:value-type="float" office:value="90.794464">
            <text:p>90.794464</text:p>
          </table:table-cell>
          <table:table-cell office:value-type="float" office:value="92.579155">
            <text:p>92.579155</text:p>
          </table:table-cell>
          <table:table-cell office:value-type="float" office:value="77.90352">
            <text:p>77.90352</text:p>
          </table:table-cell>
          <table:table-cell office:value-type="float" office:value="75.749916">
            <text:p>75.749916</text:p>
          </table:table-cell>
          <table:table-cell office:value-type="float" office:value="69.18401">
            <text:p>69.18401</text:p>
          </table:table-cell>
          <table:table-cell office:value-type="float" office:value="71.15141">
            <text:p>71.15141</text:p>
          </table:table-cell>
          <table:table-cell office:value-type="float" office:value="77.7536">
            <text:p>77.7536</text:p>
          </table:table-cell>
          <table:table-cell office:value-type="float" office:value="79.70494">
            <text:p>79.70494</text:p>
          </table:table-cell>
          <table:table-cell office:value-type="float" office:value="80.599335">
            <text:p>80.599335</text:p>
          </table:table-cell>
          <table:table-cell office:value-type="float" office:value="81.057236">
            <text:p>81.057236</text:p>
          </table:table-cell>
          <table:table-cell office:value-type="float" office:value="81.922226">
            <text:p>81.922226</text:p>
          </table:table-cell>
          <table:table-cell office:value-type="float" office:value="83.640015">
            <text:p>83.640015</text:p>
          </table:table-cell>
          <table:table-cell office:value-type="float" office:value="79.385475">
            <text:p>79.385475</text:p>
          </table:table-cell>
          <table:table-cell office:value-type="float" office:value="78.76701">
            <text:p>78.76701</text:p>
          </table:table-cell>
          <table:table-cell office:value-type="float" office:value="79.62419">
            <text:p>79.62419</text:p>
          </table:table-cell>
          <table:table-cell office:value-type="float" office:value="79.362885">
            <text:p>79.362885</text:p>
          </table:table-cell>
          <table:table-cell office:value-type="float" office:value="81.31418">
            <text:p>81.31418</text:p>
          </table:table-cell>
          <table:table-cell office:value-type="float" office:value="81.88418">
            <text:p>81.88418</text:p>
          </table:table-cell>
          <table:table-cell office:value-type="float" office:value="81.79583">
            <text:p>81.79583</text:p>
          </table:table-cell>
          <table:table-cell office:value-type="float" office:value="81.770226">
            <text:p>81.770226</text:p>
          </table:table-cell>
          <table:table-cell office:value-type="float" office:value="83.50134">
            <text:p>83.50134</text:p>
          </table:table-cell>
          <table:table-cell office:value-type="float" office:value="87.017136">
            <text:p>87.017136</text:p>
          </table:table-cell>
          <table:table-cell office:value-type="float" office:value="82.364174">
            <text:p>82.364174</text:p>
          </table:table-cell>
          <table:table-cell office:value-type="float" office:value="76.36121">
            <text:p>76.36121</text:p>
          </table:table-cell>
          <table:table-cell office:value-type="float" office:value="73.2368">
            <text:p>73.2368</text:p>
          </table:table-cell>
          <table:table-cell office:value-type="float" office:value="73.41321">
            <text:p>73.41321</text:p>
          </table:table-cell>
          <table:table-cell office:value-type="float" office:value="75.98617">
            <text:p>75.98617</text:p>
          </table:table-cell>
          <table:table-cell office:value-type="float" office:value="73.063896">
            <text:p>73.063896</text:p>
          </table:table-cell>
          <table:table-cell office:value-type="float" office:value="77.61916">
            <text:p>77.61916</text:p>
          </table:table-cell>
          <table:table-cell office:value-type="float" office:value="77.68657">
            <text:p>77.68657</text:p>
          </table:table-cell>
          <table:table-cell office:value-type="float" office:value="77.806046">
            <text:p>77.806046</text:p>
          </table:table-cell>
          <table:table-cell office:value-type="float" office:value="72.241165">
            <text:p>72.241165</text:p>
          </table:table-cell>
          <table:table-cell office:value-type="float" office:value="65.33247">
            <text:p>65.33247</text:p>
          </table:table-cell>
          <table:table-cell office:value-type="float" office:value="70.12347">
            <text:p>70.12347</text:p>
          </table:table-cell>
          <table:table-cell office:value-type="float" office:value="72.94517">
            <text:p>72.94517</text:p>
          </table:table-cell>
          <table:table-cell office:value-type="float" office:value="76.67987">
            <text:p>76.67987</text:p>
          </table:table-cell>
          <table:table-cell office:value-type="float" office:value="78.17548">
            <text:p>78.17548</text:p>
          </table:table-cell>
          <table:table-cell office:value-type="float" office:value="88.7626">
            <text:p>88.7626</text:p>
          </table:table-cell>
          <table:table-cell office:value-type="float" office:value="86.177826">
            <text:p>86.177826</text:p>
          </table:table-cell>
          <table:table-cell office:value-type="float" office:value="75.63498">
            <text:p>75.63498</text:p>
          </table:table-cell>
          <table:table-cell office:value-type="float" office:value="69.139336">
            <text:p>69.139336</text:p>
          </table:table-cell>
          <table:table-cell office:value-type="float" office:value="70.01073">
            <text:p>70.01073</text:p>
          </table:table-cell>
          <table:table-cell office:value-type="float" office:value="71.30128">
            <text:p>71.30128</text:p>
          </table:table-cell>
          <table:table-cell office:value-type="float" office:value="70.789925">
            <text:p>70.789925</text:p>
          </table:table-cell>
          <table:table-cell office:value-type="float" office:value="75.2736">
            <text:p>75.2736</text:p>
          </table:table-cell>
          <table:table-cell office:value-type="float" office:value="88.93318">
            <text:p>88.93318</text:p>
          </table:table-cell>
          <table:table-cell office:value-type="float" office:value="95.41589">
            <text:p>95.41589</text:p>
          </table:table-cell>
          <table:table-cell office:value-type="float" office:value="87.405846">
            <text:p>87.405846</text:p>
          </table:table-cell>
          <table:table-cell office:value-type="float" office:value="86.139336">
            <text:p>86.139336</text:p>
          </table:table-cell>
          <table:table-cell office:value-type="float" office:value="77.95752">
            <text:p>77.95752</text:p>
          </table:table-cell>
          <table:table-cell office:value-type="float" office:value="73.53203">
            <text:p>73.53203</text:p>
          </table:table-cell>
          <table:table-cell office:value-type="float" office:value="73.875465">
            <text:p>73.875465</text:p>
          </table:table-cell>
          <table:table-cell office:value-type="float" office:value="73.863106">
            <text:p>73.863106</text:p>
          </table:table-cell>
          <table:table-cell office:value-type="float" office:value="75.4155">
            <text:p>75.4155</text:p>
          </table:table-cell>
          <table:table-cell office:value-type="float" office:value="77.363235">
            <text:p>77.363235</text:p>
          </table:table-cell>
          <table:table-cell office:value-type="float" office:value="74.560074">
            <text:p>74.560074</text:p>
          </table:table-cell>
          <table:table-cell office:value-type="float" office:value="77.99683">
            <text:p>77.99683</text:p>
          </table:table-cell>
          <table:table-cell office:value-type="float" office:value="72.59833">
            <text:p>72.59833</text:p>
          </table:table-cell>
          <table:table-cell office:value-type="float" office:value="66.356735">
            <text:p>66.356735</text:p>
          </table:table-cell>
          <table:table-cell office:value-type="float" office:value="67.038605">
            <text:p>67.038605</text:p>
          </table:table-cell>
          <table:table-cell office:value-type="float" office:value="64.542755">
            <text:p>64.542755</text:p>
          </table:table-cell>
          <table:table-cell office:value-type="float" office:value="66.29421">
            <text:p>66.29421</text:p>
          </table:table-cell>
          <table:table-cell office:value-type="float" office:value="65.11725">
            <text:p>65.11725</text:p>
          </table:table-cell>
          <table:table-cell office:value-type="float" office:value="61.943718">
            <text:p>61.943718</text:p>
          </table:table-cell>
          <table:table-cell office:value-type="float" office:value="62.09152">
            <text:p>62.09152</text:p>
          </table:table-cell>
          <table:table-cell office:value-type="float" office:value="60.607853">
            <text:p>60.607853</text:p>
          </table:table-cell>
          <table:table-cell office:value-type="float" office:value="62.295322">
            <text:p>62.295322</text:p>
          </table:table-cell>
          <table:table-cell office:value-type="float" office:value="69.29765">
            <text:p>69.29765</text:p>
          </table:table-cell>
          <table:table-cell office:value-type="float" office:value="76.68116">
            <text:p>76.68116</text:p>
          </table:table-cell>
          <table:table-cell office:value-type="float" office:value="81.90775">
            <text:p>81.90775</text:p>
          </table:table-cell>
          <table:table-cell office:value-type="float" office:value="83.457405">
            <text:p>83.457405</text:p>
          </table:table-cell>
          <table:table-cell office:value-type="float" office:value="82.99272">
            <text:p>82.99272</text:p>
          </table:table-cell>
          <table:table-cell office:value-type="float" office:value="85.45195">
            <text:p>85.45195</text:p>
          </table:table-cell>
          <table:table-cell office:value-type="float" office:value="87.22387">
            <text:p>87.22387</text:p>
          </table:table-cell>
          <table:table-cell office:value-type="float" office:value="90.636894">
            <text:p>90.636894</text:p>
          </table:table-cell>
          <table:table-cell office:value-type="float" office:value="95.02089">
            <text:p>95.02089</text:p>
          </table:table-cell>
          <table:table-cell office:value-type="float" office:value="94.06712">
            <text:p>94.06712</text:p>
          </table:table-cell>
          <table:table-cell office:value-type="float" office:value="84.31168">
            <text:p>84.31168</text:p>
          </table:table-cell>
          <table:table-cell office:value-type="float" office:value="81.34668">
            <text:p>81.34668</text:p>
          </table:table-cell>
          <table:table-cell office:value-type="float" office:value="88.39754">
            <text:p>88.39754</text:p>
          </table:table-cell>
          <table:table-cell office:value-type="float" office:value="115.561455">
            <text:p>115.561455</text:p>
          </table:table-cell>
          <table:table-cell office:value-type="float" office:value="79.805695">
            <text:p>79.805695</text:p>
          </table:table-cell>
          <table:table-cell office:value-type="float" office:value="79.973885">
            <text:p>79.973885</text:p>
          </table:table-cell>
          <table:table-cell office:value-type="float" office:value="70.42867">
            <text:p>70.42867</text:p>
          </table:table-cell>
          <table:table-cell office:value-type="float" office:value="76.026794">
            <text:p>76.026794</text:p>
          </table:table-cell>
          <table:table-cell office:value-type="float" office:value="83.72027">
            <text:p>83.72027</text:p>
          </table:table-cell>
          <table:table-cell office:value-type="float" office:value="85.24478">
            <text:p>85.24478</text:p>
          </table:table-cell>
          <table:table-cell office:value-type="float" office:value="89.778275">
            <text:p>89.778275</text:p>
          </table:table-cell>
          <table:table-cell office:value-type="float" office:value="79.10423">
            <text:p>79.10423</text:p>
          </table:table-cell>
          <table:table-cell office:value-type="float" office:value="85.701385">
            <text:p>85.701385</text:p>
          </table:table-cell>
          <table:table-cell office:value-type="float" office:value="79.669334">
            <text:p>79.669334</text:p>
          </table:table-cell>
          <table:table-cell office:value-type="float" office:value="69.83043">
            <text:p>69.83043</text:p>
          </table:table-cell>
          <table:table-cell office:value-type="float" office:value="62.801476">
            <text:p>62.801476</text:p>
          </table:table-cell>
          <table:table-cell office:value-type="float" office:value="66.11966">
            <text:p>66.11966</text:p>
          </table:table-cell>
          <table:table-cell office:value-type="float" office:value="66.67421">
            <text:p>66.67421</text:p>
          </table:table-cell>
          <table:table-cell office:value-type="float" office:value="61.72308">
            <text:p>61.72308</text:p>
          </table:table-cell>
          <table:table-cell office:value-type="float" office:value="63.32789">
            <text:p>63.32789</text:p>
          </table:table-cell>
          <table:table-cell office:value-type="float" office:value="69.232475">
            <text:p>69.232475</text:p>
          </table:table-cell>
          <table:table-cell office:value-type="float" office:value="72.6245">
            <text:p>72.6245</text:p>
          </table:table-cell>
          <table:table-cell office:value-type="float" office:value="74.4253">
            <text:p>74.4253</text:p>
          </table:table-cell>
          <table:table-cell office:value-type="float" office:value="70.52438">
            <text:p>70.52438</text:p>
          </table:table-cell>
          <table:table-cell office:value-type="float" office:value="66.70331">
            <text:p>66.70331</text:p>
          </table:table-cell>
          <table:table-cell office:value-type="float" office:value="72.3259">
            <text:p>72.3259</text:p>
          </table:table-cell>
          <table:table-cell office:value-type="float" office:value="72.916306">
            <text:p>72.916306</text:p>
          </table:table-cell>
          <table:table-cell office:value-type="float" office:value="82.03856">
            <text:p>82.03856</text:p>
          </table:table-cell>
          <table:table-cell office:value-type="float" office:value="78.9283">
            <text:p>78.9283</text:p>
          </table:table-cell>
          <table:table-cell office:value-type="float" office:value="74.86778">
            <text:p>74.86778</text:p>
          </table:table-cell>
          <table:table-cell office:value-type="float" office:value="69.87336">
            <text:p>69.87336</text:p>
          </table:table-cell>
          <table:table-cell office:value-type="float" office:value="64.16987">
            <text:p>64.16987</text:p>
          </table:table-cell>
          <table:table-cell office:value-type="float" office:value="71.499374">
            <text:p>71.499374</text:p>
          </table:table-cell>
          <table:table-cell office:value-type="float" office:value="84.018814">
            <text:p>84.018814</text:p>
          </table:table-cell>
          <table:table-cell office:value-type="float" office:value="80.71731">
            <text:p>80.71731</text:p>
          </table:table-cell>
          <table:table-cell office:value-type="float" office:value="81.83028">
            <text:p>81.83028</text:p>
          </table:table-cell>
          <table:table-cell office:value-type="float" office:value="84.730995">
            <text:p>84.730995</text:p>
          </table:table-cell>
          <table:table-cell office:value-type="float" office:value="80.6472">
            <text:p>80.6472</text:p>
          </table:table-cell>
          <table:table-cell office:value-type="float" office:value="85.06631">
            <text:p>85.06631</text:p>
          </table:table-cell>
          <table:table-cell office:value-type="float" office:value="92.171906">
            <text:p>92.171906</text:p>
          </table:table-cell>
          <table:table-cell office:value-type="float" office:value="88.09964">
            <text:p>88.09964</text:p>
          </table:table-cell>
          <table:table-cell office:value-type="float" office:value="89.54701">
            <text:p>89.54701</text:p>
          </table:table-cell>
          <table:table-cell office:value-type="float" office:value="88.20783">
            <text:p>88.20783</text:p>
          </table:table-cell>
          <table:table-cell office:value-type="float" office:value="87.73166">
            <text:p>87.73166</text:p>
          </table:table-cell>
          <table:table-cell office:value-type="float" office:value="95.87252">
            <text:p>95.87252</text:p>
          </table:table-cell>
          <table:table-cell office:value-type="float" office:value="91.121735">
            <text:p>91.121735</text:p>
          </table:table-cell>
          <table:table-cell office:value-type="float" office:value="89.70104">
            <text:p>89.70104</text:p>
          </table:table-cell>
          <table:table-cell office:value-type="float" office:value="88.79558">
            <text:p>88.79558</text:p>
          </table:table-cell>
          <table:table-cell office:value-type="float" office:value="92.95754">
            <text:p>92.95754</text:p>
          </table:table-cell>
          <table:table-cell office:value-type="float" office:value="97.56941">
            <text:p>97.56941</text:p>
          </table:table-cell>
          <table:table-cell office:value-type="float" office:value="94.4433">
            <text:p>94.4433</text:p>
          </table:table-cell>
          <table:table-cell office:value-type="float" office:value="104.26984">
            <text:p>104.26984</text:p>
          </table:table-cell>
          <table:table-cell office:value-type="float" office:value="105.34514">
            <text:p>105.34514</text:p>
          </table:table-cell>
          <table:table-cell office:value-type="float" office:value="102.32508">
            <text:p>102.32508</text:p>
          </table:table-cell>
          <table:table-cell office:value-type="float" office:value="90.83598">
            <text:p>90.83598</text:p>
          </table:table-cell>
          <table:table-cell office:value-type="float" office:value="82.75478">
            <text:p>82.75478</text:p>
          </table:table-cell>
          <table:table-cell office:value-type="float" office:value="80.49607">
            <text:p>80.49607</text:p>
          </table:table-cell>
          <table:table-cell office:value-type="float" office:value="77.118675">
            <text:p>77.118675</text:p>
          </table:table-cell>
          <table:table-cell office:value-type="float" office:value="77.63127">
            <text:p>77.63127</text:p>
          </table:table-cell>
          <table:table-cell office:value-type="float" office:value="78.34324">
            <text:p>78.34324</text:p>
          </table:table-cell>
          <table:table-cell office:value-type="float" office:value="80.10226">
            <text:p>80.10226</text:p>
          </table:table-cell>
          <table:table-cell office:value-type="float" office:value="84.515274">
            <text:p>84.515274</text:p>
          </table:table-cell>
          <table:table-cell office:value-type="float" office:value="100.143">
            <text:p>100.143</text:p>
          </table:table-cell>
          <table:table-cell office:value-type="float" office:value="112.91346">
            <text:p>112.91346</text:p>
          </table:table-cell>
          <table:table-cell office:value-type="float" office:value="124.26073">
            <text:p>124.26073</text:p>
          </table:table-cell>
          <table:table-cell office:value-type="float" office:value="127.85536">
            <text:p>127.85536</text:p>
          </table:table-cell>
          <table:table-cell office:value-type="float" office:value="114.78302">
            <text:p>114.78302</text:p>
          </table:table-cell>
          <table:table-cell office:value-type="float" office:value="102.176445">
            <text:p>102.176445</text:p>
          </table:table-cell>
          <table:table-cell office:value-type="float" office:value="88.39723">
            <text:p>88.39723</text:p>
          </table:table-cell>
          <table:table-cell office:value-type="float" office:value="84.88214">
            <text:p>84.88214</text:p>
          </table:table-cell>
          <table:table-cell office:value-type="float" office:value="82.86116">
            <text:p>82.86116</text:p>
          </table:table-cell>
          <table:table-cell office:value-type="float" office:value="84.32587">
            <text:p>84.32587</text:p>
          </table:table-cell>
          <table:table-cell office:value-type="float" office:value="88.40339">
            <text:p>88.40339</text:p>
          </table:table-cell>
        </table:table-row>
        <table:table-row table:style-name="ro2">
          <table:table-cell office:value-type="string">
            <text:p>Lshoulder</text:p>
          </table:table-cell>
          <table:table-cell office:value-type="float" office:value="126.71797">
            <text:p>126.71797</text:p>
          </table:table-cell>
          <table:table-cell office:value-type="float" office:value="90.48632">
            <text:p>90.48632</text:p>
          </table:table-cell>
          <table:table-cell office:value-type="float" office:value="91.74227">
            <text:p>91.74227</text:p>
          </table:table-cell>
          <table:table-cell office:value-type="float" office:value="102.251396">
            <text:p>102.251396</text:p>
          </table:table-cell>
          <table:table-cell office:value-type="float" office:value="142.1248">
            <text:p>142.1248</text:p>
          </table:table-cell>
          <table:table-cell office:value-type="float" office:value="178.39853">
            <text:p>178.39853</text:p>
          </table:table-cell>
          <table:table-cell office:value-type="float" office:value="181.767">
            <text:p>181.767</text:p>
          </table:table-cell>
          <table:table-cell office:value-type="float" office:value="194.68443">
            <text:p>194.68443</text:p>
          </table:table-cell>
          <table:table-cell office:value-type="float" office:value="191.54143">
            <text:p>191.54143</text:p>
          </table:table-cell>
          <table:table-cell office:value-type="float" office:value="226.91609">
            <text:p>226.9160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7.7779">
            <text:p>157.7779</text:p>
          </table:table-cell>
          <table:table-cell office:value-type="float" office:value="147.33685">
            <text:p>147.33685</text:p>
          </table:table-cell>
          <table:table-cell office:value-type="float" office:value="156.73766">
            <text:p>156.73766</text:p>
          </table:table-cell>
          <table:table-cell office:value-type="float" office:value="117.37665">
            <text:p>117.37665</text:p>
          </table:table-cell>
          <table:table-cell office:value-type="float" office:value="47.15669">
            <text:p>47.15669</text:p>
          </table:table-cell>
          <table:table-cell office:value-type="float" office:value="118.36687">
            <text:p>118.36687</text:p>
          </table:table-cell>
          <table:table-cell office:value-type="float" office:value="110.465096">
            <text:p>110.465096</text:p>
          </table:table-cell>
          <table:table-cell office:value-type="float" office:value="166.90982">
            <text:p>166.90982</text:p>
          </table:table-cell>
          <table:table-cell office:value-type="float" office:value="160.30289">
            <text:p>160.30289</text:p>
          </table:table-cell>
          <table:table-cell office:value-type="float" office:value="149.5925">
            <text:p>149.5925</text:p>
          </table:table-cell>
          <table:table-cell office:value-type="float" office:value="173.38565">
            <text:p>173.38565</text:p>
          </table:table-cell>
          <table:table-cell office:value-type="float" office:value="156.88968">
            <text:p>156.88968</text:p>
          </table:table-cell>
          <table:table-cell office:value-type="float" office:value="119.328415">
            <text:p>119.32841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61.52698">
            <text:p>161.52698</text:p>
          </table:table-cell>
          <table:table-cell office:value-type="float" office:value="150.79955">
            <text:p>150.79955</text:p>
          </table:table-cell>
          <table:table-cell office:value-type="float" office:value="170.50716">
            <text:p>170.50716</text:p>
          </table:table-cell>
          <table:table-cell office:value-type="float" office:value="157.2059">
            <text:p>157.2059</text:p>
          </table:table-cell>
          <table:table-cell office:value-type="float" office:value="156.06288">
            <text:p>156.06288</text:p>
          </table:table-cell>
          <table:table-cell office:value-type="float" office:value="146.66803">
            <text:p>146.66803</text:p>
          </table:table-cell>
          <table:table-cell office:value-type="float" office:value="147.84569">
            <text:p>147.84569</text:p>
          </table:table-cell>
          <table:table-cell office:value-type="float" office:value="164.80028">
            <text:p>164.80028</text:p>
          </table:table-cell>
          <table:table-cell office:value-type="float" office:value="56.64075">
            <text:p>56.64075</text:p>
          </table:table-cell>
          <table:table-cell office:value-type="float" office:value="52.69151">
            <text:p>52.69151</text:p>
          </table:table-cell>
          <table:table-cell office:value-type="float" office:value="50.49957">
            <text:p>50.49957</text:p>
          </table:table-cell>
          <table:table-cell office:value-type="float" office:value="59.436935">
            <text:p>59.436935</text:p>
          </table:table-cell>
          <table:table-cell office:value-type="float" office:value="60.89255">
            <text:p>60.89255</text:p>
          </table:table-cell>
          <table:table-cell office:value-type="float" office:value="70.07687">
            <text:p>70.07687</text:p>
          </table:table-cell>
          <table:table-cell office:value-type="float" office:value="66.16199">
            <text:p>66.16199</text:p>
          </table:table-cell>
          <table:table-cell office:value-type="float" office:value="71.77389">
            <text:p>71.77389</text:p>
          </table:table-cell>
          <table:table-cell office:value-type="float" office:value="76.31245">
            <text:p>76.31245</text:p>
          </table:table-cell>
          <table:table-cell office:value-type="float" office:value="74.81237">
            <text:p>74.81237</text:p>
          </table:table-cell>
          <table:table-cell office:value-type="float" office:value="69.52943">
            <text:p>69.52943</text:p>
          </table:table-cell>
          <table:table-cell office:value-type="float" office:value="64.75058">
            <text:p>64.75058</text:p>
          </table:table-cell>
          <table:table-cell office:value-type="float" office:value="61.339092">
            <text:p>61.339092</text:p>
          </table:table-cell>
          <table:table-cell office:value-type="float" office:value="60.178112">
            <text:p>60.178112</text:p>
          </table:table-cell>
          <table:table-cell office:value-type="float" office:value="57.97265">
            <text:p>57.97265</text:p>
          </table:table-cell>
          <table:table-cell office:value-type="float" office:value="61.53302">
            <text:p>61.53302</text:p>
          </table:table-cell>
          <table:table-cell office:value-type="float" office:value="59.84814">
            <text:p>59.84814</text:p>
          </table:table-cell>
          <table:table-cell office:value-type="float" office:value="56.522602">
            <text:p>56.522602</text:p>
          </table:table-cell>
          <table:table-cell office:value-type="float" office:value="56.87981">
            <text:p>56.87981</text:p>
          </table:table-cell>
          <table:table-cell office:value-type="float" office:value="62.768044">
            <text:p>62.768044</text:p>
          </table:table-cell>
          <table:table-cell office:value-type="float" office:value="63.48791">
            <text:p>63.48791</text:p>
          </table:table-cell>
          <table:table-cell office:value-type="float" office:value="63.350418">
            <text:p>63.350418</text:p>
          </table:table-cell>
          <table:table-cell office:value-type="float" office:value="78.99488">
            <text:p>78.99488</text:p>
          </table:table-cell>
          <table:table-cell office:value-type="float" office:value="77.48354">
            <text:p>77.48354</text:p>
          </table:table-cell>
          <table:table-cell office:value-type="float" office:value="70.007095">
            <text:p>70.007095</text:p>
          </table:table-cell>
          <table:table-cell office:value-type="float" office:value="63.63005">
            <text:p>63.63005</text:p>
          </table:table-cell>
          <table:table-cell office:value-type="float" office:value="63.946278">
            <text:p>63.946278</text:p>
          </table:table-cell>
          <table:table-cell office:value-type="float" office:value="65.81655">
            <text:p>65.81655</text:p>
          </table:table-cell>
          <table:table-cell office:value-type="float" office:value="67.28562">
            <text:p>67.28562</text:p>
          </table:table-cell>
          <table:table-cell office:value-type="float" office:value="67.757675">
            <text:p>67.757675</text:p>
          </table:table-cell>
          <table:table-cell office:value-type="float" office:value="69.26269">
            <text:p>69.26269</text:p>
          </table:table-cell>
          <table:table-cell office:value-type="float" office:value="71.86971">
            <text:p>71.86971</text:p>
          </table:table-cell>
          <table:table-cell office:value-type="float" office:value="73.227295">
            <text:p>73.227295</text:p>
          </table:table-cell>
          <table:table-cell office:value-type="float" office:value="73.640114">
            <text:p>73.640114</text:p>
          </table:table-cell>
          <table:table-cell office:value-type="float" office:value="73.13339">
            <text:p>73.13339</text:p>
          </table:table-cell>
          <table:table-cell office:value-type="float" office:value="73.402054">
            <text:p>73.402054</text:p>
          </table:table-cell>
          <table:table-cell office:value-type="float" office:value="71.3017">
            <text:p>71.3017</text:p>
          </table:table-cell>
          <table:table-cell office:value-type="float" office:value="73.29996">
            <text:p>73.29996</text:p>
          </table:table-cell>
          <table:table-cell office:value-type="float" office:value="73.13609">
            <text:p>73.13609</text:p>
          </table:table-cell>
          <table:table-cell office:value-type="float" office:value="73.58287">
            <text:p>73.58287</text:p>
          </table:table-cell>
          <table:table-cell office:value-type="float" office:value="72.96211">
            <text:p>72.96211</text:p>
          </table:table-cell>
          <table:table-cell office:value-type="float" office:value="80.828476">
            <text:p>80.828476</text:p>
          </table:table-cell>
          <table:table-cell office:value-type="float" office:value="81.05609">
            <text:p>81.05609</text:p>
          </table:table-cell>
          <table:table-cell office:value-type="float" office:value="80.59854">
            <text:p>80.59854</text:p>
          </table:table-cell>
          <table:table-cell office:value-type="float" office:value="79.0944">
            <text:p>79.0944</text:p>
          </table:table-cell>
          <table:table-cell office:value-type="float" office:value="78.71416">
            <text:p>78.71416</text:p>
          </table:table-cell>
          <table:table-cell office:value-type="float" office:value="75.33544">
            <text:p>75.33544</text:p>
          </table:table-cell>
          <table:table-cell office:value-type="float" office:value="70.645226">
            <text:p>70.645226</text:p>
          </table:table-cell>
          <table:table-cell office:value-type="float" office:value="75.52569">
            <text:p>75.52569</text:p>
          </table:table-cell>
          <table:table-cell office:value-type="float" office:value="82.71091">
            <text:p>82.71091</text:p>
          </table:table-cell>
          <table:table-cell office:value-type="float" office:value="74.42031">
            <text:p>74.42031</text:p>
          </table:table-cell>
          <table:table-cell office:value-type="float" office:value="80.08837">
            <text:p>80.08837</text:p>
          </table:table-cell>
          <table:table-cell office:value-type="float" office:value="82.11067">
            <text:p>82.11067</text:p>
          </table:table-cell>
          <table:table-cell office:value-type="float" office:value="75.88733">
            <text:p>75.88733</text:p>
          </table:table-cell>
          <table:table-cell office:value-type="float" office:value="81.65682">
            <text:p>81.65682</text:p>
          </table:table-cell>
          <table:table-cell office:value-type="float" office:value="80.962906">
            <text:p>80.962906</text:p>
          </table:table-cell>
          <table:table-cell office:value-type="float" office:value="79.63304">
            <text:p>79.63304</text:p>
          </table:table-cell>
          <table:table-cell office:value-type="float" office:value="80.20832">
            <text:p>80.20832</text:p>
          </table:table-cell>
          <table:table-cell office:value-type="float" office:value="69.130775">
            <text:p>69.130775</text:p>
          </table:table-cell>
          <table:table-cell office:value-type="float" office:value="81.84725">
            <text:p>81.84725</text:p>
          </table:table-cell>
          <table:table-cell office:value-type="float" office:value="86.33353">
            <text:p>86.33353</text:p>
          </table:table-cell>
          <table:table-cell office:value-type="float" office:value="99.02948">
            <text:p>99.02948</text:p>
          </table:table-cell>
          <table:table-cell office:value-type="float" office:value="95.387596">
            <text:p>95.387596</text:p>
          </table:table-cell>
          <table:table-cell office:value-type="float" office:value="83.14458">
            <text:p>83.14458</text:p>
          </table:table-cell>
          <table:table-cell office:value-type="float" office:value="84.918945">
            <text:p>84.918945</text:p>
          </table:table-cell>
          <table:table-cell office:value-type="float" office:value="85.61146">
            <text:p>85.61146</text:p>
          </table:table-cell>
          <table:table-cell office:value-type="float" office:value="85.07226">
            <text:p>85.07226</text:p>
          </table:table-cell>
          <table:table-cell office:value-type="float" office:value="116.54835">
            <text:p>116.54835</text:p>
          </table:table-cell>
          <table:table-cell office:value-type="float" office:value="98.86203">
            <text:p>98.86203</text:p>
          </table:table-cell>
          <table:table-cell office:value-type="float" office:value="94.29567">
            <text:p>94.29567</text:p>
          </table:table-cell>
          <table:table-cell office:value-type="float" office:value="94.25644">
            <text:p>94.25644</text:p>
          </table:table-cell>
          <table:table-cell office:value-type="float" office:value="91.004166">
            <text:p>91.004166</text:p>
          </table:table-cell>
          <table:table-cell office:value-type="float" office:value="99.46797">
            <text:p>99.46797</text:p>
          </table:table-cell>
          <table:table-cell office:value-type="float" office:value="86.823784">
            <text:p>86.823784</text:p>
          </table:table-cell>
          <table:table-cell office:value-type="float" office:value="68.42397">
            <text:p>68.42397</text:p>
          </table:table-cell>
          <table:table-cell office:value-type="float" office:value="63.112194">
            <text:p>63.112194</text:p>
          </table:table-cell>
          <table:table-cell office:value-type="float" office:value="68.62343">
            <text:p>68.62343</text:p>
          </table:table-cell>
          <table:table-cell office:value-type="float" office:value="74.65085">
            <text:p>74.65085</text:p>
          </table:table-cell>
          <table:table-cell office:value-type="float" office:value="63.71773">
            <text:p>63.71773</text:p>
          </table:table-cell>
          <table:table-cell office:value-type="float" office:value="65.4297">
            <text:p>65.4297</text:p>
          </table:table-cell>
          <table:table-cell office:value-type="float" office:value="63.152718">
            <text:p>63.152718</text:p>
          </table:table-cell>
          <table:table-cell office:value-type="float" office:value="76.31136">
            <text:p>76.31136</text:p>
          </table:table-cell>
          <table:table-cell office:value-type="float" office:value="75.32467">
            <text:p>75.32467</text:p>
          </table:table-cell>
          <table:table-cell office:value-type="float" office:value="65.96211">
            <text:p>65.96211</text:p>
          </table:table-cell>
          <table:table-cell office:value-type="float" office:value="64.85175">
            <text:p>64.85175</text:p>
          </table:table-cell>
          <table:table-cell office:value-type="float" office:value="64.023674">
            <text:p>64.023674</text:p>
          </table:table-cell>
          <table:table-cell office:value-type="float" office:value="66.86231">
            <text:p>66.86231</text:p>
          </table:table-cell>
          <table:table-cell office:value-type="float" office:value="67.31337">
            <text:p>67.31337</text:p>
          </table:table-cell>
          <table:table-cell office:value-type="float" office:value="75.170746">
            <text:p>75.170746</text:p>
          </table:table-cell>
          <table:table-cell office:value-type="float" office:value="89.8485">
            <text:p>89.8485</text:p>
          </table:table-cell>
          <table:table-cell office:value-type="float" office:value="85.33192">
            <text:p>85.33192</text:p>
          </table:table-cell>
          <table:table-cell office:value-type="float" office:value="91.58629">
            <text:p>91.58629</text:p>
          </table:table-cell>
          <table:table-cell office:value-type="float" office:value="104.229774">
            <text:p>104.229774</text:p>
          </table:table-cell>
          <table:table-cell office:value-type="float" office:value="93.261475">
            <text:p>93.261475</text:p>
          </table:table-cell>
          <table:table-cell office:value-type="float" office:value="98.09406">
            <text:p>98.09406</text:p>
          </table:table-cell>
          <table:table-cell office:value-type="float" office:value="96.87524">
            <text:p>96.87524</text:p>
          </table:table-cell>
          <table:table-cell office:value-type="float" office:value="94.6527">
            <text:p>94.6527</text:p>
          </table:table-cell>
          <table:table-cell office:value-type="float" office:value="93.35185">
            <text:p>93.35185</text:p>
          </table:table-cell>
          <table:table-cell office:value-type="float" office:value="91.12177">
            <text:p>91.12177</text:p>
          </table:table-cell>
          <table:table-cell office:value-type="float" office:value="101.407394">
            <text:p>101.407394</text:p>
          </table:table-cell>
          <table:table-cell office:value-type="float" office:value="88.33289">
            <text:p>88.33289</text:p>
          </table:table-cell>
          <table:table-cell office:value-type="float" office:value="488.76083">
            <text:p>488.76083</text:p>
          </table:table-cell>
          <table:table-cell office:value-type="float" office:value="161.81766">
            <text:p>161.81766</text:p>
          </table:table-cell>
          <table:table-cell office:value-type="float" office:value="144.01044">
            <text:p>144.01044</text:p>
          </table:table-cell>
          <table:table-cell office:value-type="float" office:value="59.08607">
            <text:p>59.08607</text:p>
          </table:table-cell>
          <table:table-cell office:value-type="float" office:value="55.3777">
            <text:p>55.3777</text:p>
          </table:table-cell>
          <table:table-cell office:value-type="float" office:value="77.893394">
            <text:p>77.893394</text:p>
          </table:table-cell>
          <table:table-cell office:value-type="float" office:value="78.72827">
            <text:p>78.72827</text:p>
          </table:table-cell>
          <table:table-cell office:value-type="float" office:value="78.50269">
            <text:p>78.50269</text:p>
          </table:table-cell>
          <table:table-cell office:value-type="float" office:value="93.14591">
            <text:p>93.14591</text:p>
          </table:table-cell>
          <table:table-cell office:value-type="float" office:value="96.80742">
            <text:p>96.80742</text:p>
          </table:table-cell>
          <table:table-cell office:value-type="float" office:value="83.66548">
            <text:p>83.66548</text:p>
          </table:table-cell>
          <table:table-cell office:value-type="float" office:value="61.82271">
            <text:p>61.82271</text:p>
          </table:table-cell>
          <table:table-cell office:value-type="float" office:value="63.524426">
            <text:p>63.524426</text:p>
          </table:table-cell>
          <table:table-cell office:value-type="float" office:value="60.53434">
            <text:p>60.53434</text:p>
          </table:table-cell>
          <table:table-cell office:value-type="float" office:value="59.86918">
            <text:p>59.86918</text:p>
          </table:table-cell>
          <table:table-cell office:value-type="float" office:value="60.70482">
            <text:p>60.70482</text:p>
          </table:table-cell>
          <table:table-cell office:value-type="float" office:value="59.150303">
            <text:p>59.150303</text:p>
          </table:table-cell>
          <table:table-cell office:value-type="float" office:value="59.951862">
            <text:p>59.951862</text:p>
          </table:table-cell>
          <table:table-cell office:value-type="float" office:value="55.989883">
            <text:p>55.989883</text:p>
          </table:table-cell>
          <table:table-cell office:value-type="float" office:value="54.81843">
            <text:p>54.81843</text:p>
          </table:table-cell>
          <table:table-cell office:value-type="float" office:value="56.755653">
            <text:p>56.755653</text:p>
          </table:table-cell>
          <table:table-cell office:value-type="float" office:value="56.777374">
            <text:p>56.777374</text:p>
          </table:table-cell>
          <table:table-cell office:value-type="float" office:value="62.53847">
            <text:p>62.53847</text:p>
          </table:table-cell>
          <table:table-cell office:value-type="float" office:value="73.71041">
            <text:p>73.71041</text:p>
          </table:table-cell>
          <table:table-cell office:value-type="float" office:value="84.279854">
            <text:p>84.279854</text:p>
          </table:table-cell>
          <table:table-cell office:value-type="float" office:value="79.079636">
            <text:p>79.079636</text:p>
          </table:table-cell>
          <table:table-cell office:value-type="float" office:value="77.93857">
            <text:p>77.93857</text:p>
          </table:table-cell>
          <table:table-cell office:value-type="float" office:value="79.637535">
            <text:p>79.637535</text:p>
          </table:table-cell>
          <table:table-cell office:value-type="float" office:value="69.035126">
            <text:p>69.035126</text:p>
          </table:table-cell>
          <table:table-cell office:value-type="float" office:value="59.261925">
            <text:p>59.261925</text:p>
          </table:table-cell>
          <table:table-cell office:value-type="float" office:value="75.15097">
            <text:p>75.15097</text:p>
          </table:table-cell>
          <table:table-cell office:value-type="float" office:value="83.094124">
            <text:p>83.094124</text:p>
          </table:table-cell>
          <table:table-cell office:value-type="float" office:value="74.58308">
            <text:p>74.58308</text:p>
          </table:table-cell>
          <table:table-cell office:value-type="float" office:value="66.535965">
            <text:p>66.535965</text:p>
          </table:table-cell>
          <table:table-cell office:value-type="float" office:value="59.352436">
            <text:p>59.352436</text:p>
          </table:table-cell>
          <table:table-cell office:value-type="float" office:value="63.700455">
            <text:p>63.700455</text:p>
          </table:table-cell>
          <table:table-cell office:value-type="float" office:value="67.71142">
            <text:p>67.71142</text:p>
          </table:table-cell>
          <table:table-cell office:value-type="float" office:value="66.16755">
            <text:p>66.16755</text:p>
          </table:table-cell>
          <table:table-cell office:value-type="float" office:value="64.32865">
            <text:p>64.32865</text:p>
          </table:table-cell>
          <table:table-cell office:value-type="float" office:value="61.084846">
            <text:p>61.084846</text:p>
          </table:table-cell>
          <table:table-cell office:value-type="float" office:value="58.171814">
            <text:p>58.171814</text:p>
          </table:table-cell>
          <table:table-cell office:value-type="float" office:value="58.559032">
            <text:p>58.559032</text:p>
          </table:table-cell>
          <table:table-cell office:value-type="float" office:value="55.258217">
            <text:p>55.258217</text:p>
          </table:table-cell>
          <table:table-cell office:value-type="float" office:value="53.97893">
            <text:p>53.97893</text:p>
          </table:table-cell>
          <table:table-cell office:value-type="float" office:value="55.62033">
            <text:p>55.62033</text:p>
          </table:table-cell>
          <table:table-cell office:value-type="float" office:value="58.6132">
            <text:p>58.6132</text:p>
          </table:table-cell>
          <table:table-cell office:value-type="float" office:value="62.702938">
            <text:p>62.702938</text:p>
          </table:table-cell>
          <table:table-cell office:value-type="float" office:value="66.86426">
            <text:p>66.86426</text:p>
          </table:table-cell>
          <table:table-cell office:value-type="float" office:value="67.14784">
            <text:p>67.14784</text:p>
          </table:table-cell>
          <table:table-cell office:value-type="float" office:value="66.61203">
            <text:p>66.61203</text:p>
          </table:table-cell>
          <table:table-cell office:value-type="float" office:value="61.735985">
            <text:p>61.735985</text:p>
          </table:table-cell>
          <table:table-cell office:value-type="float" office:value="62.332916">
            <text:p>62.332916</text:p>
          </table:table-cell>
          <table:table-cell office:value-type="float" office:value="62.063004">
            <text:p>62.063004</text:p>
          </table:table-cell>
          <table:table-cell office:value-type="float" office:value="64.58846">
            <text:p>64.58846</text:p>
          </table:table-cell>
          <table:table-cell office:value-type="float" office:value="56.058044">
            <text:p>56.058044</text:p>
          </table:table-cell>
          <table:table-cell office:value-type="float" office:value="59.45472">
            <text:p>59.45472</text:p>
          </table:table-cell>
          <table:table-cell office:value-type="float" office:value="59.071396">
            <text:p>59.071396</text:p>
          </table:table-cell>
          <table:table-cell office:value-type="float" office:value="60.633854">
            <text:p>60.633854</text:p>
          </table:table-cell>
          <table:table-cell office:value-type="float" office:value="68.244934">
            <text:p>68.244934</text:p>
          </table:table-cell>
          <table:table-cell office:value-type="float" office:value="65.42512">
            <text:p>65.42512</text:p>
          </table:table-cell>
          <table:table-cell office:value-type="float" office:value="71.46723">
            <text:p>71.46723</text:p>
          </table:table-cell>
          <table:table-cell office:value-type="float" office:value="68.274765">
            <text:p>68.274765</text:p>
          </table:table-cell>
          <table:table-cell office:value-type="float" office:value="74.67824">
            <text:p>74.67824</text:p>
          </table:table-cell>
          <table:table-cell office:value-type="float" office:value="78.67891">
            <text:p>78.67891</text:p>
          </table:table-cell>
          <table:table-cell office:value-type="float" office:value="84.37216">
            <text:p>84.37216</text:p>
          </table:table-cell>
          <table:table-cell office:value-type="float" office:value="81.01844">
            <text:p>81.01844</text:p>
          </table:table-cell>
          <table:table-cell office:value-type="float" office:value="76.91354">
            <text:p>76.91354</text:p>
          </table:table-cell>
          <table:table-cell office:value-type="float" office:value="74.53006">
            <text:p>74.53006</text:p>
          </table:table-cell>
          <table:table-cell office:value-type="float" office:value="76.798775">
            <text:p>76.798775</text:p>
          </table:table-cell>
          <table:table-cell office:value-type="float" office:value="70.475204">
            <text:p>70.475204</text:p>
          </table:table-cell>
        </table:table-row>
        <table:table-row table:style-name="ro2">
          <table:table-cell office:value-type="string">
            <text:p>Larm</text:p>
          </table:table-cell>
          <table:table-cell office:value-type="float" office:value="82.561676">
            <text:p>82.561676</text:p>
          </table:table-cell>
          <table:table-cell office:value-type="float" office:value="122.30973">
            <text:p>122.30973</text:p>
          </table:table-cell>
          <table:table-cell office:value-type="float" office:value="124.65115">
            <text:p>124.65115</text:p>
          </table:table-cell>
          <table:table-cell office:value-type="float" office:value="131.94215">
            <text:p>131.94215</text:p>
          </table:table-cell>
          <table:table-cell office:value-type="float" office:value="139.55264">
            <text:p>139.55264</text:p>
          </table:table-cell>
          <table:table-cell office:value-type="float" office:value="180.98189">
            <text:p>180.9818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1.85867">
            <text:p>151.85867</text:p>
          </table:table-cell>
          <table:table-cell office:value-type="float" office:value="148.2258">
            <text:p>148.2258</text:p>
          </table:table-cell>
          <table:table-cell office:value-type="float" office:value="122.46437">
            <text:p>122.46437</text:p>
          </table:table-cell>
          <table:table-cell office:value-type="float" office:value="96.37451">
            <text:p>96.37451</text:p>
          </table:table-cell>
          <table:table-cell office:value-type="float" office:value="72.79071">
            <text:p>72.79071</text:p>
          </table:table-cell>
          <table:table-cell office:value-type="float" office:value="65.164665">
            <text:p>65.164665</text:p>
          </table:table-cell>
          <table:table-cell office:value-type="float" office:value="121.63241">
            <text:p>121.63241</text:p>
          </table:table-cell>
          <table:table-cell office:value-type="float" office:value="118.61042">
            <text:p>118.61042</text:p>
          </table:table-cell>
          <table:table-cell office:value-type="float" office:value="138.19136">
            <text:p>138.19136</text:p>
          </table:table-cell>
          <table:table-cell office:value-type="float" office:value="142.38005">
            <text:p>142.3800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24.27386">
            <text:p>224.27386</text:p>
          </table:table-cell>
          <table:table-cell office:value-type="string">
            <text:p>NaN</text:p>
          </table:table-cell>
          <table:table-cell office:value-type="float" office:value="205.58305">
            <text:p>205.58305</text:p>
          </table:table-cell>
          <table:table-cell office:value-type="float" office:value="192.06052">
            <text:p>192.06052</text:p>
          </table:table-cell>
          <table:table-cell office:value-type="float" office:value="181.50565">
            <text:p>181.50565</text:p>
          </table:table-cell>
          <table:table-cell office:value-type="float" office:value="161.55075">
            <text:p>161.55075</text:p>
          </table:table-cell>
          <table:table-cell office:value-type="float" office:value="100.35979">
            <text:p>100.35979</text:p>
          </table:table-cell>
          <table:table-cell office:value-type="float" office:value="45.256607">
            <text:p>45.256607</text:p>
          </table:table-cell>
          <table:table-cell office:value-type="float" office:value="61.19953">
            <text:p>61.19953</text:p>
          </table:table-cell>
          <table:table-cell office:value-type="float" office:value="58.19625">
            <text:p>58.19625</text:p>
          </table:table-cell>
          <table:table-cell office:value-type="float" office:value="47.63988">
            <text:p>47.63988</text:p>
          </table:table-cell>
          <table:table-cell office:value-type="float" office:value="53.360497">
            <text:p>53.360497</text:p>
          </table:table-cell>
          <table:table-cell office:value-type="float" office:value="56.976692">
            <text:p>56.976692</text:p>
          </table:table-cell>
          <table:table-cell office:value-type="float" office:value="50.90701">
            <text:p>50.90701</text:p>
          </table:table-cell>
          <table:table-cell office:value-type="float" office:value="44.7272">
            <text:p>44.7272</text:p>
          </table:table-cell>
          <table:table-cell office:value-type="float" office:value="41.976067">
            <text:p>41.976067</text:p>
          </table:table-cell>
          <table:table-cell office:value-type="float" office:value="37.541405">
            <text:p>37.541405</text:p>
          </table:table-cell>
          <table:table-cell office:value-type="float" office:value="44.779728">
            <text:p>44.779728</text:p>
          </table:table-cell>
          <table:table-cell office:value-type="float" office:value="54.547226">
            <text:p>54.547226</text:p>
          </table:table-cell>
          <table:table-cell office:value-type="float" office:value="83.03416">
            <text:p>83.03416</text:p>
          </table:table-cell>
          <table:table-cell office:value-type="float" office:value="85.70776">
            <text:p>85.70776</text:p>
          </table:table-cell>
          <table:table-cell office:value-type="float" office:value="77.48567">
            <text:p>77.48567</text:p>
          </table:table-cell>
          <table:table-cell office:value-type="float" office:value="66.79297">
            <text:p>66.79297</text:p>
          </table:table-cell>
          <table:table-cell office:value-type="float" office:value="57.00205">
            <text:p>57.00205</text:p>
          </table:table-cell>
          <table:table-cell office:value-type="float" office:value="74.84604">
            <text:p>74.84604</text:p>
          </table:table-cell>
          <table:table-cell office:value-type="float" office:value="66.37053">
            <text:p>66.37053</text:p>
          </table:table-cell>
          <table:table-cell office:value-type="float" office:value="73.80111">
            <text:p>73.80111</text:p>
          </table:table-cell>
          <table:table-cell office:value-type="float" office:value="70.08623">
            <text:p>70.08623</text:p>
          </table:table-cell>
          <table:table-cell office:value-type="float" office:value="72.1598">
            <text:p>72.1598</text:p>
          </table:table-cell>
          <table:table-cell office:value-type="float" office:value="55.222458">
            <text:p>55.222458</text:p>
          </table:table-cell>
          <table:table-cell office:value-type="float" office:value="56.117462">
            <text:p>56.117462</text:p>
          </table:table-cell>
          <table:table-cell office:value-type="float" office:value="57.243587">
            <text:p>57.243587</text:p>
          </table:table-cell>
          <table:table-cell office:value-type="float" office:value="49.94111">
            <text:p>49.94111</text:p>
          </table:table-cell>
          <table:table-cell office:value-type="float" office:value="48.953053">
            <text:p>48.953053</text:p>
          </table:table-cell>
          <table:table-cell office:value-type="float" office:value="48.424294">
            <text:p>48.424294</text:p>
          </table:table-cell>
          <table:table-cell office:value-type="float" office:value="49.970364">
            <text:p>49.970364</text:p>
          </table:table-cell>
          <table:table-cell office:value-type="float" office:value="51.25689">
            <text:p>51.25689</text:p>
          </table:table-cell>
          <table:table-cell office:value-type="float" office:value="51.12242">
            <text:p>51.12242</text:p>
          </table:table-cell>
          <table:table-cell office:value-type="float" office:value="51.82358">
            <text:p>51.82358</text:p>
          </table:table-cell>
          <table:table-cell office:value-type="float" office:value="51.85426">
            <text:p>51.85426</text:p>
          </table:table-cell>
          <table:table-cell office:value-type="float" office:value="52.365395">
            <text:p>52.365395</text:p>
          </table:table-cell>
          <table:table-cell office:value-type="float" office:value="52.163906">
            <text:p>52.163906</text:p>
          </table:table-cell>
          <table:table-cell office:value-type="float" office:value="51.938484">
            <text:p>51.938484</text:p>
          </table:table-cell>
          <table:table-cell office:value-type="float" office:value="50.46251">
            <text:p>50.46251</text:p>
          </table:table-cell>
          <table:table-cell office:value-type="float" office:value="52.776566">
            <text:p>52.776566</text:p>
          </table:table-cell>
          <table:table-cell office:value-type="float" office:value="57.224564">
            <text:p>57.224564</text:p>
          </table:table-cell>
          <table:table-cell office:value-type="float" office:value="62.459652">
            <text:p>62.459652</text:p>
          </table:table-cell>
          <table:table-cell office:value-type="float" office:value="69.81048">
            <text:p>69.81048</text:p>
          </table:table-cell>
          <table:table-cell office:value-type="float" office:value="67.408714">
            <text:p>67.408714</text:p>
          </table:table-cell>
          <table:table-cell office:value-type="float" office:value="73.9022">
            <text:p>73.9022</text:p>
          </table:table-cell>
          <table:table-cell office:value-type="float" office:value="77.92754">
            <text:p>77.92754</text:p>
          </table:table-cell>
          <table:table-cell office:value-type="float" office:value="78.233116">
            <text:p>78.233116</text:p>
          </table:table-cell>
          <table:table-cell office:value-type="float" office:value="70.06106">
            <text:p>70.06106</text:p>
          </table:table-cell>
          <table:table-cell office:value-type="float" office:value="59.464325">
            <text:p>59.464325</text:p>
          </table:table-cell>
          <table:table-cell office:value-type="float" office:value="57.39409">
            <text:p>57.39409</text:p>
          </table:table-cell>
          <table:table-cell office:value-type="float" office:value="64.41599">
            <text:p>64.41599</text:p>
          </table:table-cell>
          <table:table-cell office:value-type="float" office:value="80.65105">
            <text:p>80.65105</text:p>
          </table:table-cell>
          <table:table-cell office:value-type="float" office:value="83.038025">
            <text:p>83.038025</text:p>
          </table:table-cell>
          <table:table-cell office:value-type="float" office:value="86.47864">
            <text:p>86.47864</text:p>
          </table:table-cell>
          <table:table-cell office:value-type="float" office:value="85.784874">
            <text:p>85.784874</text:p>
          </table:table-cell>
          <table:table-cell office:value-type="float" office:value="80.180595">
            <text:p>80.180595</text:p>
          </table:table-cell>
          <table:table-cell office:value-type="float" office:value="84.463005">
            <text:p>84.463005</text:p>
          </table:table-cell>
          <table:table-cell office:value-type="float" office:value="82.82458">
            <text:p>82.82458</text:p>
          </table:table-cell>
          <table:table-cell office:value-type="float" office:value="89.88159">
            <text:p>89.88159</text:p>
          </table:table-cell>
          <table:table-cell office:value-type="float" office:value="97.469574">
            <text:p>97.469574</text:p>
          </table:table-cell>
          <table:table-cell office:value-type="float" office:value="87.324936">
            <text:p>87.324936</text:p>
          </table:table-cell>
          <table:table-cell office:value-type="float" office:value="89.480736">
            <text:p>89.480736</text:p>
          </table:table-cell>
          <table:table-cell office:value-type="float" office:value="90.21466">
            <text:p>90.21466</text:p>
          </table:table-cell>
          <table:table-cell office:value-type="float" office:value="75.35093">
            <text:p>75.35093</text:p>
          </table:table-cell>
          <table:table-cell office:value-type="float" office:value="64.43226">
            <text:p>64.43226</text:p>
          </table:table-cell>
          <table:table-cell office:value-type="float" office:value="51.160545">
            <text:p>51.160545</text:p>
          </table:table-cell>
          <table:table-cell office:value-type="float" office:value="49.89636">
            <text:p>49.89636</text:p>
          </table:table-cell>
          <table:table-cell office:value-type="float" office:value="63.738724">
            <text:p>63.738724</text:p>
          </table:table-cell>
          <table:table-cell office:value-type="float" office:value="96.89434">
            <text:p>96.89434</text:p>
          </table:table-cell>
          <table:table-cell office:value-type="float" office:value="105.86415">
            <text:p>105.86415</text:p>
          </table:table-cell>
          <table:table-cell office:value-type="float" office:value="102.95402">
            <text:p>102.95402</text:p>
          </table:table-cell>
          <table:table-cell office:value-type="float" office:value="94.537796">
            <text:p>94.537796</text:p>
          </table:table-cell>
          <table:table-cell office:value-type="float" office:value="83.64121">
            <text:p>83.64121</text:p>
          </table:table-cell>
          <table:table-cell office:value-type="float" office:value="49.152466">
            <text:p>49.152466</text:p>
          </table:table-cell>
          <table:table-cell office:value-type="float" office:value="72.54462">
            <text:p>72.54462</text:p>
          </table:table-cell>
          <table:table-cell office:value-type="float" office:value="61.71309">
            <text:p>61.71309</text:p>
          </table:table-cell>
          <table:table-cell office:value-type="float" office:value="64.092865">
            <text:p>64.092865</text:p>
          </table:table-cell>
          <table:table-cell office:value-type="float" office:value="65.98997">
            <text:p>65.98997</text:p>
          </table:table-cell>
          <table:table-cell office:value-type="float" office:value="57.016247">
            <text:p>57.016247</text:p>
          </table:table-cell>
          <table:table-cell office:value-type="float" office:value="82.42192">
            <text:p>82.42192</text:p>
          </table:table-cell>
          <table:table-cell office:value-type="float" office:value="78.92348">
            <text:p>78.92348</text:p>
          </table:table-cell>
          <table:table-cell office:value-type="float" office:value="63.664677">
            <text:p>63.664677</text:p>
          </table:table-cell>
          <table:table-cell office:value-type="float" office:value="58.545464">
            <text:p>58.545464</text:p>
          </table:table-cell>
          <table:table-cell office:value-type="float" office:value="67.66552">
            <text:p>67.66552</text:p>
          </table:table-cell>
          <table:table-cell office:value-type="float" office:value="71.617065">
            <text:p>71.617065</text:p>
          </table:table-cell>
          <table:table-cell office:value-type="float" office:value="66.11954">
            <text:p>66.11954</text:p>
          </table:table-cell>
          <table:table-cell office:value-type="float" office:value="62.126427">
            <text:p>62.126427</text:p>
          </table:table-cell>
          <table:table-cell office:value-type="float" office:value="61.90925">
            <text:p>61.90925</text:p>
          </table:table-cell>
          <table:table-cell office:value-type="float" office:value="64.73124">
            <text:p>64.73124</text:p>
          </table:table-cell>
          <table:table-cell office:value-type="float" office:value="58.595562">
            <text:p>58.595562</text:p>
          </table:table-cell>
          <table:table-cell office:value-type="float" office:value="61.044086">
            <text:p>61.044086</text:p>
          </table:table-cell>
          <table:table-cell office:value-type="float" office:value="79.36555">
            <text:p>79.36555</text:p>
          </table:table-cell>
          <table:table-cell office:value-type="float" office:value="93.4082">
            <text:p>93.4082</text:p>
          </table:table-cell>
          <table:table-cell office:value-type="float" office:value="93.2238">
            <text:p>93.2238</text:p>
          </table:table-cell>
          <table:table-cell office:value-type="float" office:value="99.24841">
            <text:p>99.24841</text:p>
          </table:table-cell>
          <table:table-cell office:value-type="float" office:value="97.76728">
            <text:p>97.76728</text:p>
          </table:table-cell>
          <table:table-cell office:value-type="float" office:value="93.59658">
            <text:p>93.59658</text:p>
          </table:table-cell>
          <table:table-cell office:value-type="float" office:value="94.582504">
            <text:p>94.582504</text:p>
          </table:table-cell>
          <table:table-cell office:value-type="float" office:value="93.9816">
            <text:p>93.9816</text:p>
          </table:table-cell>
          <table:table-cell office:value-type="float" office:value="105.567535">
            <text:p>105.567535</text:p>
          </table:table-cell>
          <table:table-cell office:value-type="float" office:value="107.74797">
            <text:p>107.74797</text:p>
          </table:table-cell>
          <table:table-cell office:value-type="float" office:value="58.034893">
            <text:p>58.034893</text:p>
          </table:table-cell>
          <table:table-cell office:value-type="float" office:value="50.559193">
            <text:p>50.559193</text:p>
          </table:table-cell>
          <table:table-cell office:value-type="float" office:value="107.91846">
            <text:p>107.91846</text:p>
          </table:table-cell>
          <table:table-cell office:value-type="float" office:value="447.93304">
            <text:p>447.93304</text:p>
          </table:table-cell>
          <table:table-cell office:value-type="float" office:value="141.68445">
            <text:p>141.68445</text:p>
          </table:table-cell>
          <table:table-cell office:value-type="float" office:value="141.3015">
            <text:p>141.3015</text:p>
          </table:table-cell>
          <table:table-cell office:value-type="float" office:value="101.53808">
            <text:p>101.53808</text:p>
          </table:table-cell>
          <table:table-cell office:value-type="float" office:value="54.469234">
            <text:p>54.469234</text:p>
          </table:table-cell>
          <table:table-cell office:value-type="float" office:value="42.48947">
            <text:p>42.48947</text:p>
          </table:table-cell>
          <table:table-cell office:value-type="float" office:value="54.68982">
            <text:p>54.68982</text:p>
          </table:table-cell>
          <table:table-cell office:value-type="float" office:value="69.97316">
            <text:p>69.97316</text:p>
          </table:table-cell>
          <table:table-cell office:value-type="float" office:value="56.487537">
            <text:p>56.487537</text:p>
          </table:table-cell>
          <table:table-cell office:value-type="float" office:value="58.00088">
            <text:p>58.00088</text:p>
          </table:table-cell>
          <table:table-cell office:value-type="float" office:value="57.59723">
            <text:p>57.59723</text:p>
          </table:table-cell>
          <table:table-cell office:value-type="float" office:value="59.0171">
            <text:p>59.0171</text:p>
          </table:table-cell>
          <table:table-cell office:value-type="float" office:value="64.833275">
            <text:p>64.833275</text:p>
          </table:table-cell>
          <table:table-cell office:value-type="float" office:value="66.39122">
            <text:p>66.39122</text:p>
          </table:table-cell>
          <table:table-cell office:value-type="float" office:value="63.424152">
            <text:p>63.424152</text:p>
          </table:table-cell>
          <table:table-cell office:value-type="float" office:value="58.92245">
            <text:p>58.92245</text:p>
          </table:table-cell>
          <table:table-cell office:value-type="float" office:value="50.3377">
            <text:p>50.3377</text:p>
          </table:table-cell>
          <table:table-cell office:value-type="float" office:value="50.650375">
            <text:p>50.650375</text:p>
          </table:table-cell>
          <table:table-cell office:value-type="float" office:value="49.797623">
            <text:p>49.797623</text:p>
          </table:table-cell>
          <table:table-cell office:value-type="float" office:value="47.377003">
            <text:p>47.377003</text:p>
          </table:table-cell>
          <table:table-cell office:value-type="float" office:value="52.525608">
            <text:p>52.525608</text:p>
          </table:table-cell>
          <table:table-cell office:value-type="float" office:value="60.275066">
            <text:p>60.275066</text:p>
          </table:table-cell>
          <table:table-cell office:value-type="float" office:value="64.352234">
            <text:p>64.352234</text:p>
          </table:table-cell>
          <table:table-cell office:value-type="float" office:value="76.71618">
            <text:p>76.71618</text:p>
          </table:table-cell>
          <table:table-cell office:value-type="float" office:value="71.84279">
            <text:p>71.84279</text:p>
          </table:table-cell>
          <table:table-cell office:value-type="float" office:value="69.79946">
            <text:p>69.79946</text:p>
          </table:table-cell>
          <table:table-cell office:value-type="float" office:value="64.1454">
            <text:p>64.1454</text:p>
          </table:table-cell>
          <table:table-cell office:value-type="float" office:value="46.31402">
            <text:p>46.31402</text:p>
          </table:table-cell>
          <table:table-cell office:value-type="float" office:value="51.882935">
            <text:p>51.882935</text:p>
          </table:table-cell>
          <table:table-cell office:value-type="float" office:value="77.201004">
            <text:p>77.201004</text:p>
          </table:table-cell>
          <table:table-cell office:value-type="float" office:value="74.783775">
            <text:p>74.783775</text:p>
          </table:table-cell>
          <table:table-cell office:value-type="float" office:value="82.54279">
            <text:p>82.54279</text:p>
          </table:table-cell>
          <table:table-cell office:value-type="float" office:value="82.4507">
            <text:p>82.4507</text:p>
          </table:table-cell>
          <table:table-cell office:value-type="float" office:value="75.15654">
            <text:p>75.15654</text:p>
          </table:table-cell>
          <table:table-cell office:value-type="float" office:value="66.95635">
            <text:p>66.95635</text:p>
          </table:table-cell>
          <table:table-cell office:value-type="float" office:value="68.92887">
            <text:p>68.92887</text:p>
          </table:table-cell>
          <table:table-cell office:value-type="float" office:value="69.19591">
            <text:p>69.19591</text:p>
          </table:table-cell>
          <table:table-cell office:value-type="float" office:value="70.3802">
            <text:p>70.3802</text:p>
          </table:table-cell>
          <table:table-cell office:value-type="float" office:value="67.08963">
            <text:p>67.08963</text:p>
          </table:table-cell>
          <table:table-cell office:value-type="float" office:value="65.332634">
            <text:p>65.332634</text:p>
          </table:table-cell>
          <table:table-cell office:value-type="float" office:value="58.448742">
            <text:p>58.448742</text:p>
          </table:table-cell>
          <table:table-cell office:value-type="float" office:value="55.69725">
            <text:p>55.69725</text:p>
          </table:table-cell>
          <table:table-cell office:value-type="float" office:value="53.188972">
            <text:p>53.188972</text:p>
          </table:table-cell>
          <table:table-cell office:value-type="float" office:value="57.45375">
            <text:p>57.45375</text:p>
          </table:table-cell>
          <table:table-cell office:value-type="float" office:value="61.056007">
            <text:p>61.056007</text:p>
          </table:table-cell>
          <table:table-cell office:value-type="float" office:value="64.18061">
            <text:p>64.18061</text:p>
          </table:table-cell>
          <table:table-cell office:value-type="float" office:value="65.86469">
            <text:p>65.86469</text:p>
          </table:table-cell>
          <table:table-cell office:value-type="float" office:value="73.298965">
            <text:p>73.298965</text:p>
          </table:table-cell>
          <table:table-cell office:value-type="float" office:value="74.22952">
            <text:p>74.22952</text:p>
          </table:table-cell>
          <table:table-cell office:value-type="float" office:value="78.21742">
            <text:p>78.21742</text:p>
          </table:table-cell>
          <table:table-cell office:value-type="float" office:value="80.285324">
            <text:p>80.285324</text:p>
          </table:table-cell>
          <table:table-cell office:value-type="float" office:value="74.29735">
            <text:p>74.29735</text:p>
          </table:table-cell>
          <table:table-cell office:value-type="float" office:value="62.30066">
            <text:p>62.30066</text:p>
          </table:table-cell>
          <table:table-cell office:value-type="float" office:value="67.48963">
            <text:p>67.48963</text:p>
          </table:table-cell>
          <table:table-cell office:value-type="float" office:value="65.09126">
            <text:p>65.09126</text:p>
          </table:table-cell>
          <table:table-cell office:value-type="float" office:value="69.16421">
            <text:p>69.16421</text:p>
          </table:table-cell>
          <table:table-cell office:value-type="float" office:value="64.74831">
            <text:p>64.74831</text:p>
          </table:table-cell>
          <table:table-cell office:value-type="float" office:value="64.38939">
            <text:p>64.38939</text:p>
          </table:table-cell>
          <table:table-cell office:value-type="float" office:value="75.426155">
            <text:p>75.426155</text:p>
          </table:table-cell>
          <table:table-cell office:value-type="float" office:value="80.376976">
            <text:p>80.376976</text:p>
          </table:table-cell>
          <table:table-cell office:value-type="float" office:value="97.964745">
            <text:p>97.964745</text:p>
          </table:table-cell>
          <table:table-cell office:value-type="float" office:value="103.43669">
            <text:p>103.43669</text:p>
          </table:table-cell>
          <table:table-cell office:value-type="float" office:value="104.10549">
            <text:p>104.10549</text:p>
          </table:table-cell>
          <table:table-cell office:value-type="float" office:value="94.09225">
            <text:p>94.09225</text:p>
          </table:table-cell>
          <table:table-cell office:value-type="float" office:value="87.35805">
            <text:p>87.35805</text:p>
          </table:table-cell>
          <table:table-cell office:value-type="float" office:value="86.989685">
            <text:p>86.989685</text:p>
          </table:table-cell>
          <table:table-cell office:value-type="float" office:value="92.41487">
            <text:p>92.41487</text:p>
          </table:table-cell>
          <table:table-cell office:value-type="float" office:value="101.33068">
            <text:p>101.33068</text:p>
          </table:table-cell>
          <table:table-cell office:value-type="float" office:value="110.429924">
            <text:p>110.429924</text:p>
          </table:table-cell>
        </table:table-row>
        <table:table-row table:style-name="ro2">
          <table:table-cell office:value-type="string">
            <text:p>Lforearm</text:p>
          </table:table-cell>
          <table:table-cell office:value-type="float" office:value="114.18242">
            <text:p>114.18242</text:p>
          </table:table-cell>
          <table:table-cell office:value-type="float" office:value="112.95375">
            <text:p>112.95375</text:p>
          </table:table-cell>
          <table:table-cell office:value-type="string">
            <text:p>NaN</text:p>
          </table:table-cell>
          <table:table-cell office:value-type="float" office:value="85.43547">
            <text:p>85.43547</text:p>
          </table:table-cell>
          <table:table-cell office:value-type="float" office:value="97.52284">
            <text:p>97.52284</text:p>
          </table:table-cell>
          <table:table-cell office:value-type="float" office:value="122.280655">
            <text:p>122.280655</text:p>
          </table:table-cell>
          <table:table-cell office:value-type="float" office:value="149.12846">
            <text:p>149.12846</text:p>
          </table:table-cell>
          <table:table-cell office:value-type="float" office:value="163.12473">
            <text:p>163.12473</text:p>
          </table:table-cell>
          <table:table-cell office:value-type="float" office:value="161.53474">
            <text:p>161.53474</text:p>
          </table:table-cell>
          <table:table-cell office:value-type="float" office:value="105.42898">
            <text:p>105.42898</text:p>
          </table:table-cell>
          <table:table-cell office:value-type="float" office:value="117.06826">
            <text:p>117.06826</text:p>
          </table:table-cell>
          <table:table-cell office:value-type="float" office:value="182.77591">
            <text:p>182.77591</text:p>
          </table:table-cell>
          <table:table-cell office:value-type="float" office:value="51.66747">
            <text:p>51.66747</text:p>
          </table:table-cell>
          <table:table-cell office:value-type="float" office:value="65.72955">
            <text:p>65.72955</text:p>
          </table:table-cell>
          <table:table-cell office:value-type="float" office:value="53.126568">
            <text:p>53.126568</text:p>
          </table:table-cell>
          <table:table-cell office:value-type="float" office:value="72.90312">
            <text:p>72.90312</text:p>
          </table:table-cell>
          <table:table-cell office:value-type="float" office:value="85.918434">
            <text:p>85.918434</text:p>
          </table:table-cell>
          <table:table-cell office:value-type="float" office:value="78.63315">
            <text:p>78.63315</text:p>
          </table:table-cell>
          <table:table-cell office:value-type="float" office:value="98.942505">
            <text:p>98.942505</text:p>
          </table:table-cell>
          <table:table-cell office:value-type="float" office:value="130.59055">
            <text:p>130.59055</text:p>
          </table:table-cell>
          <table:table-cell office:value-type="float" office:value="111.90627">
            <text:p>111.90627</text:p>
          </table:table-cell>
          <table:table-cell office:value-type="float" office:value="124.42356">
            <text:p>124.42356</text:p>
          </table:table-cell>
          <table:table-cell office:value-type="float" office:value="131.47778">
            <text:p>131.47778</text:p>
          </table:table-cell>
          <table:table-cell office:value-type="float" office:value="123.21914">
            <text:p>123.21914</text:p>
          </table:table-cell>
          <table:table-cell office:value-type="float" office:value="104.043434">
            <text:p>104.043434</text:p>
          </table:table-cell>
          <table:table-cell office:value-type="float" office:value="82.592354">
            <text:p>82.59235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60.62257">
            <text:p>160.62257</text:p>
          </table:table-cell>
          <table:table-cell office:value-type="float" office:value="97.3954">
            <text:p>97.3954</text:p>
          </table:table-cell>
          <table:table-cell office:value-type="float" office:value="38.764854">
            <text:p>38.764854</text:p>
          </table:table-cell>
          <table:table-cell office:value-type="float" office:value="49.542557">
            <text:p>49.542557</text:p>
          </table:table-cell>
          <table:table-cell office:value-type="float" office:value="44.677315">
            <text:p>44.677315</text:p>
          </table:table-cell>
          <table:table-cell office:value-type="float" office:value="50.261356">
            <text:p>50.261356</text:p>
          </table:table-cell>
          <table:table-cell office:value-type="float" office:value="42.418655">
            <text:p>42.418655</text:p>
          </table:table-cell>
          <table:table-cell office:value-type="float" office:value="65.63639">
            <text:p>65.63639</text:p>
          </table:table-cell>
          <table:table-cell office:value-type="float" office:value="38.987743">
            <text:p>38.987743</text:p>
          </table:table-cell>
          <table:table-cell office:value-type="float" office:value="36.60641">
            <text:p>36.60641</text:p>
          </table:table-cell>
          <table:table-cell office:value-type="float" office:value="35.3656">
            <text:p>35.3656</text:p>
          </table:table-cell>
          <table:table-cell office:value-type="float" office:value="41.493275">
            <text:p>41.493275</text:p>
          </table:table-cell>
          <table:table-cell office:value-type="float" office:value="40.443527">
            <text:p>40.443527</text:p>
          </table:table-cell>
          <table:table-cell office:value-type="float" office:value="36.17321">
            <text:p>36.17321</text:p>
          </table:table-cell>
          <table:table-cell office:value-type="float" office:value="52.496334">
            <text:p>52.496334</text:p>
          </table:table-cell>
          <table:table-cell office:value-type="float" office:value="41.17383">
            <text:p>41.17383</text:p>
          </table:table-cell>
          <table:table-cell office:value-type="float" office:value="45.385963">
            <text:p>45.385963</text:p>
          </table:table-cell>
          <table:table-cell office:value-type="float" office:value="43.736885">
            <text:p>43.736885</text:p>
          </table:table-cell>
          <table:table-cell office:value-type="float" office:value="43.348984">
            <text:p>43.348984</text:p>
          </table:table-cell>
          <table:table-cell office:value-type="float" office:value="53.177353">
            <text:p>53.177353</text:p>
          </table:table-cell>
          <table:table-cell office:value-type="float" office:value="38.73409">
            <text:p>38.73409</text:p>
          </table:table-cell>
          <table:table-cell office:value-type="float" office:value="34.86379">
            <text:p>34.86379</text:p>
          </table:table-cell>
          <table:table-cell office:value-type="float" office:value="38.712917">
            <text:p>38.712917</text:p>
          </table:table-cell>
          <table:table-cell office:value-type="float" office:value="45.9627">
            <text:p>45.9627</text:p>
          </table:table-cell>
          <table:table-cell office:value-type="float" office:value="48.380787">
            <text:p>48.380787</text:p>
          </table:table-cell>
          <table:table-cell office:value-type="float" office:value="47.06543">
            <text:p>47.06543</text:p>
          </table:table-cell>
          <table:table-cell office:value-type="float" office:value="42.949177">
            <text:p>42.949177</text:p>
          </table:table-cell>
          <table:table-cell office:value-type="float" office:value="42.32345">
            <text:p>42.32345</text:p>
          </table:table-cell>
          <table:table-cell office:value-type="float" office:value="49.082508">
            <text:p>49.082508</text:p>
          </table:table-cell>
          <table:table-cell office:value-type="float" office:value="44.801758">
            <text:p>44.801758</text:p>
          </table:table-cell>
          <table:table-cell office:value-type="float" office:value="48.122013">
            <text:p>48.122013</text:p>
          </table:table-cell>
          <table:table-cell office:value-type="float" office:value="46.809452">
            <text:p>46.809452</text:p>
          </table:table-cell>
          <table:table-cell office:value-type="float" office:value="50.110577">
            <text:p>50.110577</text:p>
          </table:table-cell>
          <table:table-cell office:value-type="float" office:value="51.69748">
            <text:p>51.69748</text:p>
          </table:table-cell>
          <table:table-cell office:value-type="float" office:value="50.547573">
            <text:p>50.547573</text:p>
          </table:table-cell>
          <table:table-cell office:value-type="float" office:value="47.777794">
            <text:p>47.777794</text:p>
          </table:table-cell>
          <table:table-cell office:value-type="float" office:value="46.838165">
            <text:p>46.838165</text:p>
          </table:table-cell>
          <table:table-cell office:value-type="float" office:value="49.567696">
            <text:p>49.567696</text:p>
          </table:table-cell>
          <table:table-cell office:value-type="float" office:value="47.902935">
            <text:p>47.902935</text:p>
          </table:table-cell>
          <table:table-cell office:value-type="float" office:value="49.765884">
            <text:p>49.765884</text:p>
          </table:table-cell>
          <table:table-cell office:value-type="float" office:value="49.103012">
            <text:p>49.103012</text:p>
          </table:table-cell>
          <table:table-cell office:value-type="float" office:value="52.57286">
            <text:p>52.57286</text:p>
          </table:table-cell>
          <table:table-cell office:value-type="float" office:value="55.837574">
            <text:p>55.837574</text:p>
          </table:table-cell>
          <table:table-cell office:value-type="float" office:value="57.92014">
            <text:p>57.92014</text:p>
          </table:table-cell>
          <table:table-cell office:value-type="float" office:value="53.47804">
            <text:p>53.47804</text:p>
          </table:table-cell>
          <table:table-cell office:value-type="float" office:value="49.992783">
            <text:p>49.992783</text:p>
          </table:table-cell>
          <table:table-cell office:value-type="float" office:value="90.56792">
            <text:p>90.56792</text:p>
          </table:table-cell>
          <table:table-cell office:value-type="float" office:value="53.724766">
            <text:p>53.724766</text:p>
          </table:table-cell>
          <table:table-cell office:value-type="float" office:value="89.737625">
            <text:p>89.737625</text:p>
          </table:table-cell>
          <table:table-cell office:value-type="float" office:value="50.10048">
            <text:p>50.10048</text:p>
          </table:table-cell>
          <table:table-cell office:value-type="float" office:value="49.67292">
            <text:p>49.67292</text:p>
          </table:table-cell>
          <table:table-cell office:value-type="float" office:value="61.944088">
            <text:p>61.944088</text:p>
          </table:table-cell>
          <table:table-cell office:value-type="float" office:value="64.778694">
            <text:p>64.778694</text:p>
          </table:table-cell>
          <table:table-cell office:value-type="float" office:value="146.4455">
            <text:p>146.4455</text:p>
          </table:table-cell>
          <table:table-cell office:value-type="float" office:value="71.71651">
            <text:p>71.71651</text:p>
          </table:table-cell>
          <table:table-cell office:value-type="float" office:value="56.627304">
            <text:p>56.627304</text:p>
          </table:table-cell>
          <table:table-cell office:value-type="float" office:value="71.35721">
            <text:p>71.35721</text:p>
          </table:table-cell>
          <table:table-cell office:value-type="float" office:value="124.65801">
            <text:p>124.65801</text:p>
          </table:table-cell>
          <table:table-cell office:value-type="float" office:value="57.735558">
            <text:p>57.735558</text:p>
          </table:table-cell>
          <table:table-cell office:value-type="float" office:value="70.54273">
            <text:p>70.54273</text:p>
          </table:table-cell>
          <table:table-cell office:value-type="float" office:value="71.542046">
            <text:p>71.542046</text:p>
          </table:table-cell>
          <table:table-cell office:value-type="float" office:value="43.25451">
            <text:p>43.25451</text:p>
          </table:table-cell>
          <table:table-cell office:value-type="float" office:value="45.688873">
            <text:p>45.688873</text:p>
          </table:table-cell>
          <table:table-cell office:value-type="float" office:value="43.47703">
            <text:p>43.47703</text:p>
          </table:table-cell>
          <table:table-cell office:value-type="float" office:value="46.5983">
            <text:p>46.5983</text:p>
          </table:table-cell>
          <table:table-cell office:value-type="float" office:value="40.616123">
            <text:p>40.616123</text:p>
          </table:table-cell>
          <table:table-cell office:value-type="float" office:value="40.258625">
            <text:p>40.258625</text:p>
          </table:table-cell>
          <table:table-cell office:value-type="float" office:value="34.274414">
            <text:p>34.274414</text:p>
          </table:table-cell>
          <table:table-cell office:value-type="float" office:value="89.59591">
            <text:p>89.59591</text:p>
          </table:table-cell>
          <table:table-cell office:value-type="float" office:value="53.614983">
            <text:p>53.614983</text:p>
          </table:table-cell>
          <table:table-cell office:value-type="float" office:value="76.27997">
            <text:p>76.27997</text:p>
          </table:table-cell>
          <table:table-cell office:value-type="float" office:value="53.282146">
            <text:p>53.282146</text:p>
          </table:table-cell>
          <table:table-cell office:value-type="float" office:value="37.251934">
            <text:p>37.251934</text:p>
          </table:table-cell>
          <table:table-cell office:value-type="float" office:value="37.468777">
            <text:p>37.468777</text:p>
          </table:table-cell>
          <table:table-cell office:value-type="float" office:value="52.37687">
            <text:p>52.37687</text:p>
          </table:table-cell>
          <table:table-cell office:value-type="float" office:value="46.060394">
            <text:p>46.060394</text:p>
          </table:table-cell>
          <table:table-cell office:value-type="float" office:value="46.607216">
            <text:p>46.607216</text:p>
          </table:table-cell>
          <table:table-cell office:value-type="float" office:value="79.60411">
            <text:p>79.60411</text:p>
          </table:table-cell>
          <table:table-cell office:value-type="float" office:value="91.200264">
            <text:p>91.200264</text:p>
          </table:table-cell>
          <table:table-cell office:value-type="float" office:value="311.62048">
            <text:p>311.62048</text:p>
          </table:table-cell>
          <table:table-cell office:value-type="float" office:value="78.18366">
            <text:p>78.18366</text:p>
          </table:table-cell>
          <table:table-cell office:value-type="float" office:value="111.95327">
            <text:p>111.95327</text:p>
          </table:table-cell>
          <table:table-cell office:value-type="float" office:value="54.090374">
            <text:p>54.090374</text:p>
          </table:table-cell>
          <table:table-cell office:value-type="float" office:value="51.885212">
            <text:p>51.885212</text:p>
          </table:table-cell>
          <table:table-cell office:value-type="float" office:value="41.440998">
            <text:p>41.440998</text:p>
          </table:table-cell>
          <table:table-cell office:value-type="float" office:value="45.27987">
            <text:p>45.27987</text:p>
          </table:table-cell>
          <table:table-cell office:value-type="float" office:value="50.128704">
            <text:p>50.128704</text:p>
          </table:table-cell>
          <table:table-cell office:value-type="float" office:value="43.9821">
            <text:p>43.9821</text:p>
          </table:table-cell>
          <table:table-cell office:value-type="float" office:value="44.46542">
            <text:p>44.46542</text:p>
          </table:table-cell>
          <table:table-cell office:value-type="float" office:value="39.517258">
            <text:p>39.517258</text:p>
          </table:table-cell>
          <table:table-cell office:value-type="float" office:value="38.971554">
            <text:p>38.971554</text:p>
          </table:table-cell>
          <table:table-cell office:value-type="float" office:value="47.05871">
            <text:p>47.05871</text:p>
          </table:table-cell>
          <table:table-cell office:value-type="float" office:value="68.538475">
            <text:p>68.538475</text:p>
          </table:table-cell>
          <table:table-cell office:value-type="float" office:value="55.06178">
            <text:p>55.06178</text:p>
          </table:table-cell>
          <table:table-cell office:value-type="float" office:value="55.860477">
            <text:p>55.860477</text:p>
          </table:table-cell>
          <table:table-cell office:value-type="float" office:value="61.240562">
            <text:p>61.240562</text:p>
          </table:table-cell>
          <table:table-cell office:value-type="float" office:value="55.264294">
            <text:p>55.264294</text:p>
          </table:table-cell>
          <table:table-cell office:value-type="float" office:value="59.263073">
            <text:p>59.263073</text:p>
          </table:table-cell>
          <table:table-cell office:value-type="float" office:value="50.9605">
            <text:p>50.9605</text:p>
          </table:table-cell>
          <table:table-cell office:value-type="float" office:value="61.05838">
            <text:p>61.05838</text:p>
          </table:table-cell>
          <table:table-cell office:value-type="float" office:value="67.79116">
            <text:p>67.79116</text:p>
          </table:table-cell>
          <table:table-cell office:value-type="float" office:value="44.274002">
            <text:p>44.274002</text:p>
          </table:table-cell>
          <table:table-cell office:value-type="float" office:value="99.94425">
            <text:p>99.94425</text:p>
          </table:table-cell>
          <table:table-cell office:value-type="float" office:value="87.020615">
            <text:p>87.020615</text:p>
          </table:table-cell>
          <table:table-cell office:value-type="float" office:value="399.78162">
            <text:p>399.78162</text:p>
          </table:table-cell>
          <table:table-cell office:value-type="float" office:value="517.52936">
            <text:p>517.52936</text:p>
          </table:table-cell>
          <table:table-cell office:value-type="float" office:value="99.62045">
            <text:p>99.62045</text:p>
          </table:table-cell>
          <table:table-cell office:value-type="float" office:value="113.57277">
            <text:p>113.57277</text:p>
          </table:table-cell>
          <table:table-cell office:value-type="float" office:value="60.666138">
            <text:p>60.666138</text:p>
          </table:table-cell>
          <table:table-cell office:value-type="float" office:value="122.74023">
            <text:p>122.74023</text:p>
          </table:table-cell>
          <table:table-cell office:value-type="float" office:value="32.85111">
            <text:p>32.85111</text:p>
          </table:table-cell>
          <table:table-cell office:value-type="float" office:value="64.918304">
            <text:p>64.918304</text:p>
          </table:table-cell>
          <table:table-cell office:value-type="float" office:value="53.500244">
            <text:p>53.500244</text:p>
          </table:table-cell>
          <table:table-cell office:value-type="float" office:value="39.213814">
            <text:p>39.213814</text:p>
          </table:table-cell>
          <table:table-cell office:value-type="float" office:value="36.67495">
            <text:p>36.67495</text:p>
          </table:table-cell>
          <table:table-cell office:value-type="float" office:value="66.91088">
            <text:p>66.91088</text:p>
          </table:table-cell>
          <table:table-cell office:value-type="float" office:value="51.118088">
            <text:p>51.118088</text:p>
          </table:table-cell>
          <table:table-cell office:value-type="float" office:value="50.21784">
            <text:p>50.21784</text:p>
          </table:table-cell>
          <table:table-cell office:value-type="float" office:value="43.913177">
            <text:p>43.913177</text:p>
          </table:table-cell>
          <table:table-cell office:value-type="float" office:value="78.940765">
            <text:p>78.940765</text:p>
          </table:table-cell>
          <table:table-cell office:value-type="float" office:value="44.98922">
            <text:p>44.98922</text:p>
          </table:table-cell>
          <table:table-cell office:value-type="float" office:value="36.061176">
            <text:p>36.061176</text:p>
          </table:table-cell>
          <table:table-cell office:value-type="float" office:value="33.160122">
            <text:p>33.160122</text:p>
          </table:table-cell>
          <table:table-cell office:value-type="float" office:value="42.435608">
            <text:p>42.435608</text:p>
          </table:table-cell>
          <table:table-cell office:value-type="float" office:value="44.60411">
            <text:p>44.60411</text:p>
          </table:table-cell>
          <table:table-cell office:value-type="float" office:value="38.263374">
            <text:p>38.263374</text:p>
          </table:table-cell>
          <table:table-cell office:value-type="float" office:value="48.474464">
            <text:p>48.474464</text:p>
          </table:table-cell>
          <table:table-cell office:value-type="float" office:value="46.557343">
            <text:p>46.557343</text:p>
          </table:table-cell>
          <table:table-cell office:value-type="float" office:value="50.15133">
            <text:p>50.15133</text:p>
          </table:table-cell>
          <table:table-cell office:value-type="float" office:value="46.755512">
            <text:p>46.755512</text:p>
          </table:table-cell>
          <table:table-cell office:value-type="float" office:value="41.203747">
            <text:p>41.203747</text:p>
          </table:table-cell>
          <table:table-cell office:value-type="float" office:value="35.70001">
            <text:p>35.70001</text:p>
          </table:table-cell>
          <table:table-cell office:value-type="float" office:value="37.892696">
            <text:p>37.892696</text:p>
          </table:table-cell>
          <table:table-cell office:value-type="float" office:value="103.82396">
            <text:p>103.82396</text:p>
          </table:table-cell>
          <table:table-cell office:value-type="float" office:value="50.266327">
            <text:p>50.266327</text:p>
          </table:table-cell>
          <table:table-cell office:value-type="float" office:value="65.909195">
            <text:p>65.909195</text:p>
          </table:table-cell>
          <table:table-cell office:value-type="float" office:value="57.51362">
            <text:p>57.51362</text:p>
          </table:table-cell>
          <table:table-cell office:value-type="float" office:value="42.289364">
            <text:p>42.289364</text:p>
          </table:table-cell>
          <table:table-cell office:value-type="float" office:value="36.743988">
            <text:p>36.743988</text:p>
          </table:table-cell>
          <table:table-cell office:value-type="float" office:value="48.793823">
            <text:p>48.793823</text:p>
          </table:table-cell>
          <table:table-cell office:value-type="float" office:value="56.58585">
            <text:p>56.58585</text:p>
          </table:table-cell>
          <table:table-cell office:value-type="float" office:value="64.538605">
            <text:p>64.538605</text:p>
          </table:table-cell>
          <table:table-cell office:value-type="float" office:value="68.52387">
            <text:p>68.52387</text:p>
          </table:table-cell>
          <table:table-cell office:value-type="float" office:value="56.630756">
            <text:p>56.630756</text:p>
          </table:table-cell>
          <table:table-cell office:value-type="float" office:value="43.937004">
            <text:p>43.937004</text:p>
          </table:table-cell>
          <table:table-cell office:value-type="float" office:value="34.802624">
            <text:p>34.802624</text:p>
          </table:table-cell>
          <table:table-cell office:value-type="float" office:value="29.950888">
            <text:p>29.950888</text:p>
          </table:table-cell>
          <table:table-cell office:value-type="float" office:value="29.360407">
            <text:p>29.360407</text:p>
          </table:table-cell>
          <table:table-cell office:value-type="float" office:value="31.724081">
            <text:p>31.724081</text:p>
          </table:table-cell>
          <table:table-cell office:value-type="float" office:value="28.734457">
            <text:p>28.734457</text:p>
          </table:table-cell>
          <table:table-cell office:value-type="float" office:value="35.304714">
            <text:p>35.304714</text:p>
          </table:table-cell>
          <table:table-cell office:value-type="float" office:value="64.61892">
            <text:p>64.61892</text:p>
          </table:table-cell>
          <table:table-cell office:value-type="float" office:value="72.24691">
            <text:p>72.24691</text:p>
          </table:table-cell>
          <table:table-cell office:value-type="float" office:value="84.62744">
            <text:p>84.62744</text:p>
          </table:table-cell>
          <table:table-cell office:value-type="float" office:value="71.00882">
            <text:p>71.00882</text:p>
          </table:table-cell>
          <table:table-cell office:value-type="float" office:value="60.67077">
            <text:p>60.67077</text:p>
          </table:table-cell>
          <table:table-cell office:value-type="float" office:value="53.88997">
            <text:p>53.88997</text:p>
          </table:table-cell>
          <table:table-cell office:value-type="float" office:value="45.75734">
            <text:p>45.75734</text:p>
          </table:table-cell>
          <table:table-cell office:value-type="float" office:value="40.382526">
            <text:p>40.382526</text:p>
          </table:table-cell>
          <table:table-cell office:value-type="float" office:value="40.41484">
            <text:p>40.41484</text:p>
          </table:table-cell>
          <table:table-cell office:value-type="float" office:value="34.933968">
            <text:p>34.933968</text:p>
          </table:table-cell>
          <table:table-cell office:value-type="float" office:value="38.897285">
            <text:p>38.897285</text:p>
          </table:table-cell>
          <table:table-cell office:value-type="float" office:value="60.423714">
            <text:p>60.423714</text:p>
          </table:table-cell>
          <table:table-cell office:value-type="float" office:value="67.93737">
            <text:p>67.93737</text:p>
          </table:table-cell>
          <table:table-cell office:value-type="float" office:value="73.616066">
            <text:p>73.616066</text:p>
          </table:table-cell>
          <table:table-cell office:value-type="float" office:value="70.28434">
            <text:p>70.28434</text:p>
          </table:table-cell>
          <table:table-cell office:value-type="float" office:value="55.63449">
            <text:p>55.63449</text:p>
          </table:table-cell>
          <table:table-cell office:value-type="float" office:value="37.539383">
            <text:p>37.539383</text:p>
          </table:table-cell>
          <table:table-cell office:value-type="float" office:value="28.004417">
            <text:p>28.004417</text:p>
          </table:table-cell>
          <table:table-cell office:value-type="float" office:value="23.767672">
            <text:p>23.767672</text:p>
          </table:table-cell>
          <table:table-cell office:value-type="float" office:value="32.34863">
            <text:p>32.34863</text:p>
          </table:table-cell>
          <table:table-cell office:value-type="float" office:value="38.089447">
            <text:p>38.089447</text:p>
          </table:table-cell>
          <table:table-cell office:value-type="float" office:value="55.637444">
            <text:p>55.637444</text:p>
          </table:table-cell>
        </table:table-row>
        <table:table-row table:style-name="ro2">
          <table:table-cell office:value-type="string">
            <text:p>Rshoulder</text:p>
          </table:table-cell>
          <table:table-cell office:value-type="float" office:value="102.76111">
            <text:p>102.76111</text:p>
          </table:table-cell>
          <table:table-cell office:value-type="float" office:value="94.04366">
            <text:p>94.04366</text:p>
          </table:table-cell>
          <table:table-cell office:value-type="float" office:value="93.215866">
            <text:p>93.215866</text:p>
          </table:table-cell>
          <table:table-cell office:value-type="float" office:value="97.26706">
            <text:p>97.26706</text:p>
          </table:table-cell>
          <table:table-cell office:value-type="float" office:value="81.05828">
            <text:p>81.05828</text:p>
          </table:table-cell>
          <table:table-cell office:value-type="float" office:value="96.082634">
            <text:p>96.082634</text:p>
          </table:table-cell>
          <table:table-cell office:value-type="float" office:value="90.69914">
            <text:p>90.69914</text:p>
          </table:table-cell>
          <table:table-cell office:value-type="float" office:value="98.532074">
            <text:p>98.532074</text:p>
          </table:table-cell>
          <table:table-cell office:value-type="float" office:value="96.995155">
            <text:p>96.995155</text:p>
          </table:table-cell>
          <table:table-cell office:value-type="float" office:value="90.3356">
            <text:p>90.3356</text:p>
          </table:table-cell>
          <table:table-cell office:value-type="float" office:value="80.0833">
            <text:p>80.0833</text:p>
          </table:table-cell>
          <table:table-cell office:value-type="float" office:value="80.985054">
            <text:p>80.985054</text:p>
          </table:table-cell>
          <table:table-cell office:value-type="float" office:value="68.48171">
            <text:p>68.48171</text:p>
          </table:table-cell>
          <table:table-cell office:value-type="float" office:value="64.87218">
            <text:p>64.87218</text:p>
          </table:table-cell>
          <table:table-cell office:value-type="float" office:value="58.11694">
            <text:p>58.11694</text:p>
          </table:table-cell>
          <table:table-cell office:value-type="float" office:value="74.77074">
            <text:p>74.77074</text:p>
          </table:table-cell>
          <table:table-cell office:value-type="string">
            <text:p>NaN</text:p>
          </table:table-cell>
          <table:table-cell office:value-type="float" office:value="103.91955">
            <text:p>103.91955</text:p>
          </table:table-cell>
          <table:table-cell office:value-type="float" office:value="72.997025">
            <text:p>72.997025</text:p>
          </table:table-cell>
          <table:table-cell office:value-type="float" office:value="79.46531">
            <text:p>79.46531</text:p>
          </table:table-cell>
          <table:table-cell office:value-type="float" office:value="79.3039">
            <text:p>79.3039</text:p>
          </table:table-cell>
          <table:table-cell office:value-type="float" office:value="80.82431">
            <text:p>80.82431</text:p>
          </table:table-cell>
          <table:table-cell office:value-type="float" office:value="82.237656">
            <text:p>82.237656</text:p>
          </table:table-cell>
          <table:table-cell office:value-type="float" office:value="83.45801">
            <text:p>83.45801</text:p>
          </table:table-cell>
          <table:table-cell office:value-type="float" office:value="88.51839">
            <text:p>88.51839</text:p>
          </table:table-cell>
          <table:table-cell office:value-type="float" office:value="94.77748">
            <text:p>94.77748</text:p>
          </table:table-cell>
          <table:table-cell office:value-type="float" office:value="95.465126">
            <text:p>95.465126</text:p>
          </table:table-cell>
          <table:table-cell office:value-type="float" office:value="92.97473">
            <text:p>92.97473</text:p>
          </table:table-cell>
          <table:table-cell office:value-type="float" office:value="95.47464">
            <text:p>95.47464</text:p>
          </table:table-cell>
          <table:table-cell office:value-type="float" office:value="94.47001">
            <text:p>94.47001</text:p>
          </table:table-cell>
          <table:table-cell office:value-type="float" office:value="90.77373">
            <text:p>90.77373</text:p>
          </table:table-cell>
          <table:table-cell office:value-type="float" office:value="84.61773">
            <text:p>84.61773</text:p>
          </table:table-cell>
          <table:table-cell office:value-type="float" office:value="80.97161">
            <text:p>80.97161</text:p>
          </table:table-cell>
          <table:table-cell office:value-type="float" office:value="78.40057">
            <text:p>78.40057</text:p>
          </table:table-cell>
          <table:table-cell office:value-type="float" office:value="76.26122">
            <text:p>76.26122</text:p>
          </table:table-cell>
          <table:table-cell office:value-type="float" office:value="80.10404">
            <text:p>80.10404</text:p>
          </table:table-cell>
          <table:table-cell office:value-type="float" office:value="80.33136">
            <text:p>80.33136</text:p>
          </table:table-cell>
          <table:table-cell office:value-type="float" office:value="76.68287">
            <text:p>76.68287</text:p>
          </table:table-cell>
          <table:table-cell office:value-type="float" office:value="78.41765">
            <text:p>78.41765</text:p>
          </table:table-cell>
          <table:table-cell office:value-type="float" office:value="83.76897">
            <text:p>83.76897</text:p>
          </table:table-cell>
          <table:table-cell office:value-type="float" office:value="71.827965">
            <text:p>71.827965</text:p>
          </table:table-cell>
          <table:table-cell office:value-type="float" office:value="76.13653">
            <text:p>76.13653</text:p>
          </table:table-cell>
          <table:table-cell office:value-type="float" office:value="79.11621">
            <text:p>79.11621</text:p>
          </table:table-cell>
          <table:table-cell office:value-type="float" office:value="66.90642">
            <text:p>66.90642</text:p>
          </table:table-cell>
          <table:table-cell office:value-type="float" office:value="63.234592">
            <text:p>63.234592</text:p>
          </table:table-cell>
          <table:table-cell office:value-type="float" office:value="71.59386">
            <text:p>71.59386</text:p>
          </table:table-cell>
          <table:table-cell office:value-type="float" office:value="60.354">
            <text:p>60.354</text:p>
          </table:table-cell>
          <table:table-cell office:value-type="float" office:value="52.220913">
            <text:p>52.220913</text:p>
          </table:table-cell>
          <table:table-cell office:value-type="float" office:value="62.874435">
            <text:p>62.874435</text:p>
          </table:table-cell>
          <table:table-cell office:value-type="float" office:value="66.55139">
            <text:p>66.55139</text:p>
          </table:table-cell>
          <table:table-cell office:value-type="float" office:value="60.006653">
            <text:p>60.006653</text:p>
          </table:table-cell>
          <table:table-cell office:value-type="float" office:value="55.879158">
            <text:p>55.879158</text:p>
          </table:table-cell>
          <table:table-cell office:value-type="float" office:value="52.32349">
            <text:p>52.32349</text:p>
          </table:table-cell>
          <table:table-cell office:value-type="float" office:value="50.92494">
            <text:p>50.92494</text:p>
          </table:table-cell>
          <table:table-cell office:value-type="float" office:value="50.92543">
            <text:p>50.92543</text:p>
          </table:table-cell>
          <table:table-cell office:value-type="float" office:value="62.62654">
            <text:p>62.62654</text:p>
          </table:table-cell>
          <table:table-cell office:value-type="float" office:value="64.828156">
            <text:p>64.828156</text:p>
          </table:table-cell>
          <table:table-cell office:value-type="float" office:value="64.78289">
            <text:p>64.78289</text:p>
          </table:table-cell>
          <table:table-cell office:value-type="float" office:value="58.97454">
            <text:p>58.97454</text:p>
          </table:table-cell>
          <table:table-cell office:value-type="float" office:value="68.03208">
            <text:p>68.03208</text:p>
          </table:table-cell>
          <table:table-cell office:value-type="float" office:value="67.39897">
            <text:p>67.39897</text:p>
          </table:table-cell>
          <table:table-cell office:value-type="float" office:value="63.4592">
            <text:p>63.4592</text:p>
          </table:table-cell>
          <table:table-cell office:value-type="float" office:value="75.973045">
            <text:p>75.973045</text:p>
          </table:table-cell>
          <table:table-cell office:value-type="float" office:value="69.46119">
            <text:p>69.46119</text:p>
          </table:table-cell>
          <table:table-cell office:value-type="float" office:value="70.8688">
            <text:p>70.8688</text:p>
          </table:table-cell>
          <table:table-cell office:value-type="float" office:value="66.94515">
            <text:p>66.94515</text:p>
          </table:table-cell>
          <table:table-cell office:value-type="float" office:value="63.758972">
            <text:p>63.758972</text:p>
          </table:table-cell>
          <table:table-cell office:value-type="float" office:value="64.30003">
            <text:p>64.30003</text:p>
          </table:table-cell>
          <table:table-cell office:value-type="float" office:value="67.22513">
            <text:p>67.22513</text:p>
          </table:table-cell>
          <table:table-cell office:value-type="float" office:value="65.19074">
            <text:p>65.19074</text:p>
          </table:table-cell>
          <table:table-cell office:value-type="float" office:value="65.26358">
            <text:p>65.26358</text:p>
          </table:table-cell>
          <table:table-cell office:value-type="float" office:value="64.0835">
            <text:p>64.0835</text:p>
          </table:table-cell>
          <table:table-cell office:value-type="float" office:value="65.50839">
            <text:p>65.50839</text:p>
          </table:table-cell>
          <table:table-cell office:value-type="float" office:value="63.90536">
            <text:p>63.90536</text:p>
          </table:table-cell>
          <table:table-cell office:value-type="float" office:value="63.2599">
            <text:p>63.2599</text:p>
          </table:table-cell>
          <table:table-cell office:value-type="float" office:value="63.240078">
            <text:p>63.240078</text:p>
          </table:table-cell>
          <table:table-cell office:value-type="float" office:value="64.07168">
            <text:p>64.07168</text:p>
          </table:table-cell>
          <table:table-cell office:value-type="float" office:value="63.499393">
            <text:p>63.499393</text:p>
          </table:table-cell>
          <table:table-cell office:value-type="float" office:value="62.766617">
            <text:p>62.766617</text:p>
          </table:table-cell>
          <table:table-cell office:value-type="float" office:value="63.88863">
            <text:p>63.88863</text:p>
          </table:table-cell>
          <table:table-cell office:value-type="float" office:value="63.344593">
            <text:p>63.344593</text:p>
          </table:table-cell>
          <table:table-cell office:value-type="float" office:value="67.88849">
            <text:p>67.88849</text:p>
          </table:table-cell>
          <table:table-cell office:value-type="float" office:value="68.31585">
            <text:p>68.31585</text:p>
          </table:table-cell>
          <table:table-cell office:value-type="float" office:value="68.71186">
            <text:p>68.71186</text:p>
          </table:table-cell>
          <table:table-cell office:value-type="float" office:value="66.48681">
            <text:p>66.48681</text:p>
          </table:table-cell>
          <table:table-cell office:value-type="float" office:value="67.0251">
            <text:p>67.0251</text:p>
          </table:table-cell>
          <table:table-cell office:value-type="float" office:value="64.67314">
            <text:p>64.67314</text:p>
          </table:table-cell>
          <table:table-cell office:value-type="float" office:value="60.532818">
            <text:p>60.532818</text:p>
          </table:table-cell>
          <table:table-cell office:value-type="float" office:value="59.464787">
            <text:p>59.464787</text:p>
          </table:table-cell>
          <table:table-cell office:value-type="float" office:value="64.49008">
            <text:p>64.49008</text:p>
          </table:table-cell>
          <table:table-cell office:value-type="float" office:value="70.86049">
            <text:p>70.86049</text:p>
          </table:table-cell>
          <table:table-cell office:value-type="float" office:value="65.39913">
            <text:p>65.39913</text:p>
          </table:table-cell>
          <table:table-cell office:value-type="float" office:value="62.684364">
            <text:p>62.684364</text:p>
          </table:table-cell>
          <table:table-cell office:value-type="float" office:value="58.458736">
            <text:p>58.458736</text:p>
          </table:table-cell>
          <table:table-cell office:value-type="float" office:value="61.052654">
            <text:p>61.052654</text:p>
          </table:table-cell>
          <table:table-cell office:value-type="float" office:value="54.851326">
            <text:p>54.851326</text:p>
          </table:table-cell>
          <table:table-cell office:value-type="float" office:value="52.39238">
            <text:p>52.39238</text:p>
          </table:table-cell>
          <table:table-cell office:value-type="float" office:value="59.640564">
            <text:p>59.640564</text:p>
          </table:table-cell>
          <table:table-cell office:value-type="float" office:value="46.259315">
            <text:p>46.259315</text:p>
          </table:table-cell>
          <table:table-cell office:value-type="float" office:value="44.299934">
            <text:p>44.299934</text:p>
          </table:table-cell>
          <table:table-cell office:value-type="float" office:value="44.635418">
            <text:p>44.635418</text:p>
          </table:table-cell>
          <table:table-cell office:value-type="float" office:value="58.16168">
            <text:p>58.16168</text:p>
          </table:table-cell>
          <table:table-cell office:value-type="float" office:value="59.62036">
            <text:p>59.62036</text:p>
          </table:table-cell>
          <table:table-cell office:value-type="float" office:value="63.454174">
            <text:p>63.45417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5.66887">
            <text:p>155.66887</text:p>
          </table:table-cell>
          <table:table-cell office:value-type="float" office:value="146.04448">
            <text:p>146.04448</text:p>
          </table:table-cell>
          <table:table-cell office:value-type="float" office:value="156.75732">
            <text:p>156.75732</text:p>
          </table:table-cell>
          <table:table-cell office:value-type="float" office:value="140.2113">
            <text:p>140.2113</text:p>
          </table:table-cell>
          <table:table-cell office:value-type="float" office:value="141.95503">
            <text:p>141.95503</text:p>
          </table:table-cell>
          <table:table-cell office:value-type="float" office:value="133.265">
            <text:p>133.265</text:p>
          </table:table-cell>
          <table:table-cell office:value-type="float" office:value="141.75432">
            <text:p>141.75432</text:p>
          </table:table-cell>
          <table:table-cell office:value-type="float" office:value="115.45781">
            <text:p>115.45781</text:p>
          </table:table-cell>
          <table:table-cell office:value-type="float" office:value="102.47358">
            <text:p>102.47358</text:p>
          </table:table-cell>
          <table:table-cell office:value-type="float" office:value="84.77635">
            <text:p>84.77635</text:p>
          </table:table-cell>
          <table:table-cell office:value-type="float" office:value="80.52652">
            <text:p>80.52652</text:p>
          </table:table-cell>
          <table:table-cell office:value-type="float" office:value="80.05358">
            <text:p>80.05358</text:p>
          </table:table-cell>
          <table:table-cell office:value-type="float" office:value="66.18458">
            <text:p>66.18458</text:p>
          </table:table-cell>
          <table:table-cell office:value-type="float" office:value="56.45395">
            <text:p>56.45395</text:p>
          </table:table-cell>
          <table:table-cell office:value-type="float" office:value="57.05202">
            <text:p>57.05202</text:p>
          </table:table-cell>
          <table:table-cell office:value-type="float" office:value="58.51985">
            <text:p>58.51985</text:p>
          </table:table-cell>
          <table:table-cell office:value-type="float" office:value="57.39221">
            <text:p>57.39221</text:p>
          </table:table-cell>
          <table:table-cell office:value-type="float" office:value="57.630363">
            <text:p>57.630363</text:p>
          </table:table-cell>
          <table:table-cell office:value-type="float" office:value="63.01772">
            <text:p>63.01772</text:p>
          </table:table-cell>
          <table:table-cell office:value-type="float" office:value="84.702415">
            <text:p>84.702415</text:p>
          </table:table-cell>
          <table:table-cell office:value-type="float" office:value="73.05047">
            <text:p>73.05047</text:p>
          </table:table-cell>
          <table:table-cell office:value-type="float" office:value="65.1396">
            <text:p>65.1396</text:p>
          </table:table-cell>
          <table:table-cell office:value-type="float" office:value="62.66037">
            <text:p>62.66037</text:p>
          </table:table-cell>
          <table:table-cell office:value-type="float" office:value="57.023094">
            <text:p>57.023094</text:p>
          </table:table-cell>
          <table:table-cell office:value-type="float" office:value="55.095924">
            <text:p>55.095924</text:p>
          </table:table-cell>
          <table:table-cell office:value-type="float" office:value="59.411274">
            <text:p>59.411274</text:p>
          </table:table-cell>
          <table:table-cell office:value-type="float" office:value="57.02083">
            <text:p>57.02083</text:p>
          </table:table-cell>
          <table:table-cell office:value-type="float" office:value="57.90651">
            <text:p>57.90651</text:p>
          </table:table-cell>
          <table:table-cell office:value-type="float" office:value="78.34387">
            <text:p>78.34387</text:p>
          </table:table-cell>
          <table:table-cell office:value-type="float" office:value="119.78315">
            <text:p>119.78315</text:p>
          </table:table-cell>
          <table:table-cell office:value-type="float" office:value="126.16507">
            <text:p>126.16507</text:p>
          </table:table-cell>
          <table:table-cell office:value-type="float" office:value="84.31446">
            <text:p>84.31446</text:p>
          </table:table-cell>
          <table:table-cell office:value-type="float" office:value="89.02635">
            <text:p>89.02635</text:p>
          </table:table-cell>
          <table:table-cell office:value-type="float" office:value="93.132996">
            <text:p>93.132996</text:p>
          </table:table-cell>
          <table:table-cell office:value-type="float" office:value="92.01348">
            <text:p>92.01348</text:p>
          </table:table-cell>
          <table:table-cell office:value-type="float" office:value="94.2036">
            <text:p>94.2036</text:p>
          </table:table-cell>
          <table:table-cell office:value-type="float" office:value="94.99846">
            <text:p>94.99846</text:p>
          </table:table-cell>
          <table:table-cell office:value-type="float" office:value="94.62547">
            <text:p>94.62547</text:p>
          </table:table-cell>
          <table:table-cell office:value-type="float" office:value="72.48638">
            <text:p>72.48638</text:p>
          </table:table-cell>
          <table:table-cell office:value-type="float" office:value="82.45696">
            <text:p>82.45696</text:p>
          </table:table-cell>
          <table:table-cell office:value-type="float" office:value="89.48022">
            <text:p>89.48022</text:p>
          </table:table-cell>
          <table:table-cell office:value-type="float" office:value="85.48519">
            <text:p>85.48519</text:p>
          </table:table-cell>
          <table:table-cell office:value-type="float" office:value="79.908325">
            <text:p>79.908325</text:p>
          </table:table-cell>
          <table:table-cell office:value-type="float" office:value="66.566864">
            <text:p>66.566864</text:p>
          </table:table-cell>
          <table:table-cell office:value-type="float" office:value="63.56394">
            <text:p>63.56394</text:p>
          </table:table-cell>
          <table:table-cell office:value-type="float" office:value="66.84306">
            <text:p>66.84306</text:p>
          </table:table-cell>
          <table:table-cell office:value-type="float" office:value="61.76704">
            <text:p>61.76704</text:p>
          </table:table-cell>
          <table:table-cell office:value-type="float" office:value="62.27433">
            <text:p>62.27433</text:p>
          </table:table-cell>
          <table:table-cell office:value-type="float" office:value="61.76806">
            <text:p>61.76806</text:p>
          </table:table-cell>
          <table:table-cell office:value-type="float" office:value="60.099052">
            <text:p>60.099052</text:p>
          </table:table-cell>
          <table:table-cell office:value-type="float" office:value="60.59175">
            <text:p>60.59175</text:p>
          </table:table-cell>
          <table:table-cell office:value-type="float" office:value="61.470036">
            <text:p>61.470036</text:p>
          </table:table-cell>
          <table:table-cell office:value-type="float" office:value="65.52983">
            <text:p>65.52983</text:p>
          </table:table-cell>
          <table:table-cell office:value-type="float" office:value="61.688232">
            <text:p>61.688232</text:p>
          </table:table-cell>
          <table:table-cell office:value-type="float" office:value="66.57753">
            <text:p>66.57753</text:p>
          </table:table-cell>
          <table:table-cell office:value-type="float" office:value="67.87239">
            <text:p>67.87239</text:p>
          </table:table-cell>
          <table:table-cell office:value-type="float" office:value="68.396095">
            <text:p>68.396095</text:p>
          </table:table-cell>
          <table:table-cell office:value-type="float" office:value="65.90283">
            <text:p>65.90283</text:p>
          </table:table-cell>
          <table:table-cell office:value-type="float" office:value="63.90274">
            <text:p>63.90274</text:p>
          </table:table-cell>
          <table:table-cell office:value-type="float" office:value="58.124664">
            <text:p>58.124664</text:p>
          </table:table-cell>
          <table:table-cell office:value-type="float" office:value="59.83664">
            <text:p>59.83664</text:p>
          </table:table-cell>
          <table:table-cell office:value-type="float" office:value="61.042778">
            <text:p>61.042778</text:p>
          </table:table-cell>
          <table:table-cell office:value-type="float" office:value="59.32234">
            <text:p>59.32234</text:p>
          </table:table-cell>
          <table:table-cell office:value-type="float" office:value="57.72454">
            <text:p>57.72454</text:p>
          </table:table-cell>
          <table:table-cell office:value-type="float" office:value="53.32559">
            <text:p>53.32559</text:p>
          </table:table-cell>
          <table:table-cell office:value-type="float" office:value="53.121258">
            <text:p>53.121258</text:p>
          </table:table-cell>
          <table:table-cell office:value-type="float" office:value="51.355408">
            <text:p>51.355408</text:p>
          </table:table-cell>
          <table:table-cell office:value-type="float" office:value="56.423035">
            <text:p>56.423035</text:p>
          </table:table-cell>
          <table:table-cell office:value-type="float" office:value="57.066025">
            <text:p>57.066025</text:p>
          </table:table-cell>
          <table:table-cell office:value-type="float" office:value="56.010525">
            <text:p>56.010525</text:p>
          </table:table-cell>
          <table:table-cell office:value-type="float" office:value="51.882526">
            <text:p>51.882526</text:p>
          </table:table-cell>
          <table:table-cell office:value-type="float" office:value="54.44129">
            <text:p>54.44129</text:p>
          </table:table-cell>
          <table:table-cell office:value-type="float" office:value="58.248867">
            <text:p>58.248867</text:p>
          </table:table-cell>
          <table:table-cell office:value-type="float" office:value="56.51092">
            <text:p>56.51092</text:p>
          </table:table-cell>
          <table:table-cell office:value-type="float" office:value="55.615906">
            <text:p>55.615906</text:p>
          </table:table-cell>
          <table:table-cell office:value-type="float" office:value="53.365814">
            <text:p>53.365814</text:p>
          </table:table-cell>
          <table:table-cell office:value-type="float" office:value="51.50662">
            <text:p>51.50662</text:p>
          </table:table-cell>
          <table:table-cell office:value-type="float" office:value="50.498447">
            <text:p>50.498447</text:p>
          </table:table-cell>
          <table:table-cell office:value-type="float" office:value="52.158527">
            <text:p>52.158527</text:p>
          </table:table-cell>
          <table:table-cell office:value-type="float" office:value="56.150555">
            <text:p>56.150555</text:p>
          </table:table-cell>
          <table:table-cell office:value-type="float" office:value="56.858704">
            <text:p>56.858704</text:p>
          </table:table-cell>
          <table:table-cell office:value-type="float" office:value="55.831284">
            <text:p>55.831284</text:p>
          </table:table-cell>
          <table:table-cell office:value-type="float" office:value="52.728767">
            <text:p>52.728767</text:p>
          </table:table-cell>
          <table:table-cell office:value-type="float" office:value="54.38947">
            <text:p>54.38947</text:p>
          </table:table-cell>
          <table:table-cell office:value-type="float" office:value="58.783905">
            <text:p>58.783905</text:p>
          </table:table-cell>
          <table:table-cell office:value-type="float" office:value="56.58682">
            <text:p>56.58682</text:p>
          </table:table-cell>
          <table:table-cell office:value-type="float" office:value="52.065414">
            <text:p>52.065414</text:p>
          </table:table-cell>
          <table:table-cell office:value-type="float" office:value="54.689175">
            <text:p>54.689175</text:p>
          </table:table-cell>
          <table:table-cell office:value-type="float" office:value="59.56014">
            <text:p>59.56014</text:p>
          </table:table-cell>
          <table:table-cell office:value-type="float" office:value="56.875202">
            <text:p>56.875202</text:p>
          </table:table-cell>
          <table:table-cell office:value-type="float" office:value="52.77488">
            <text:p>52.77488</text:p>
          </table:table-cell>
          <table:table-cell office:value-type="float" office:value="55.07099">
            <text:p>55.07099</text:p>
          </table:table-cell>
          <table:table-cell office:value-type="float" office:value="55.031197">
            <text:p>55.031197</text:p>
          </table:table-cell>
          <table:table-cell office:value-type="float" office:value="55.704998">
            <text:p>55.704998</text:p>
          </table:table-cell>
          <table:table-cell office:value-type="float" office:value="43.221844">
            <text:p>43.221844</text:p>
          </table:table-cell>
          <table:table-cell office:value-type="float" office:value="38.285522">
            <text:p>38.285522</text:p>
          </table:table-cell>
          <table:table-cell office:value-type="float" office:value="47.325188">
            <text:p>47.325188</text:p>
          </table:table-cell>
          <table:table-cell office:value-type="float" office:value="55.964878">
            <text:p>55.964878</text:p>
          </table:table-cell>
          <table:table-cell office:value-type="float" office:value="45.249092">
            <text:p>45.249092</text:p>
          </table:table-cell>
          <table:table-cell office:value-type="float" office:value="44.15944">
            <text:p>44.15944</text:p>
          </table:table-cell>
          <table:table-cell office:value-type="float" office:value="51.976673">
            <text:p>51.976673</text:p>
          </table:table-cell>
        </table:table-row>
        <table:table-row table:style-name="ro2">
          <table:table-cell office:value-type="string">
            <text:p>Rarm</text:p>
          </table:table-cell>
          <table:table-cell office:value-type="float" office:value="71.80527">
            <text:p>71.80527</text:p>
          </table:table-cell>
          <table:table-cell office:value-type="float" office:value="46.73121">
            <text:p>46.73121</text:p>
          </table:table-cell>
          <table:table-cell office:value-type="float" office:value="39.222713">
            <text:p>39.222713</text:p>
          </table:table-cell>
          <table:table-cell office:value-type="float" office:value="35.75006">
            <text:p>35.75006</text:p>
          </table:table-cell>
          <table:table-cell office:value-type="float" office:value="49.33519">
            <text:p>49.33519</text:p>
          </table:table-cell>
          <table:table-cell office:value-type="float" office:value="69.392555">
            <text:p>69.392555</text:p>
          </table:table-cell>
          <table:table-cell office:value-type="float" office:value="77.918365">
            <text:p>77.918365</text:p>
          </table:table-cell>
          <table:table-cell office:value-type="float" office:value="82.62488">
            <text:p>82.62488</text:p>
          </table:table-cell>
          <table:table-cell office:value-type="float" office:value="88.433205">
            <text:p>88.433205</text:p>
          </table:table-cell>
          <table:table-cell office:value-type="float" office:value="55.57605">
            <text:p>55.57605</text:p>
          </table:table-cell>
          <table:table-cell office:value-type="float" office:value="82.39847">
            <text:p>82.39847</text:p>
          </table:table-cell>
          <table:table-cell office:value-type="float" office:value="58.569603">
            <text:p>58.569603</text:p>
          </table:table-cell>
          <table:table-cell office:value-type="float" office:value="58.406765">
            <text:p>58.406765</text:p>
          </table:table-cell>
          <table:table-cell office:value-type="float" office:value="55.096558">
            <text:p>55.096558</text:p>
          </table:table-cell>
          <table:table-cell office:value-type="float" office:value="52.63167">
            <text:p>52.63167</text:p>
          </table:table-cell>
          <table:table-cell office:value-type="float" office:value="79.12245">
            <text:p>79.12245</text:p>
          </table:table-cell>
          <table:table-cell office:value-type="float" office:value="59.14298">
            <text:p>59.14298</text:p>
          </table:table-cell>
          <table:table-cell office:value-type="float" office:value="120.553764">
            <text:p>120.553764</text:p>
          </table:table-cell>
          <table:table-cell office:value-type="float" office:value="128.8795">
            <text:p>128.8795</text:p>
          </table:table-cell>
          <table:table-cell office:value-type="float" office:value="66.645966">
            <text:p>66.645966</text:p>
          </table:table-cell>
          <table:table-cell office:value-type="float" office:value="60.603954">
            <text:p>60.603954</text:p>
          </table:table-cell>
          <table:table-cell office:value-type="float" office:value="61.6158">
            <text:p>61.6158</text:p>
          </table:table-cell>
          <table:table-cell office:value-type="float" office:value="78.06543">
            <text:p>78.06543</text:p>
          </table:table-cell>
          <table:table-cell office:value-type="float" office:value="78.78252">
            <text:p>78.78252</text:p>
          </table:table-cell>
          <table:table-cell office:value-type="float" office:value="71.02675">
            <text:p>71.02675</text:p>
          </table:table-cell>
          <table:table-cell office:value-type="float" office:value="67.33756">
            <text:p>67.33756</text:p>
          </table:table-cell>
          <table:table-cell office:value-type="float" office:value="70.8869">
            <text:p>70.8869</text:p>
          </table:table-cell>
          <table:table-cell office:value-type="float" office:value="74.88703">
            <text:p>74.88703</text:p>
          </table:table-cell>
          <table:table-cell office:value-type="float" office:value="68.22858">
            <text:p>68.22858</text:p>
          </table:table-cell>
          <table:table-cell office:value-type="float" office:value="70.237686">
            <text:p>70.237686</text:p>
          </table:table-cell>
          <table:table-cell office:value-type="float" office:value="70.05821">
            <text:p>70.05821</text:p>
          </table:table-cell>
          <table:table-cell office:value-type="float" office:value="70.11674">
            <text:p>70.11674</text:p>
          </table:table-cell>
          <table:table-cell office:value-type="float" office:value="69.11035">
            <text:p>69.11035</text:p>
          </table:table-cell>
          <table:table-cell office:value-type="float" office:value="71.31071">
            <text:p>71.31071</text:p>
          </table:table-cell>
          <table:table-cell office:value-type="float" office:value="71.961266">
            <text:p>71.961266</text:p>
          </table:table-cell>
          <table:table-cell office:value-type="float" office:value="74.53691">
            <text:p>74.53691</text:p>
          </table:table-cell>
          <table:table-cell office:value-type="float" office:value="71.33963">
            <text:p>71.33963</text:p>
          </table:table-cell>
          <table:table-cell office:value-type="float" office:value="70.786766">
            <text:p>70.786766</text:p>
          </table:table-cell>
          <table:table-cell office:value-type="float" office:value="64.50108">
            <text:p>64.50108</text:p>
          </table:table-cell>
          <table:table-cell office:value-type="float" office:value="64.35606">
            <text:p>64.35606</text:p>
          </table:table-cell>
          <table:table-cell office:value-type="float" office:value="52.732533">
            <text:p>52.732533</text:p>
          </table:table-cell>
          <table:table-cell office:value-type="float" office:value="45.155018">
            <text:p>45.155018</text:p>
          </table:table-cell>
          <table:table-cell office:value-type="float" office:value="41.858627">
            <text:p>41.858627</text:p>
          </table:table-cell>
          <table:table-cell office:value-type="float" office:value="73.00351">
            <text:p>73.00351</text:p>
          </table:table-cell>
          <table:table-cell office:value-type="float" office:value="70.647354">
            <text:p>70.647354</text:p>
          </table:table-cell>
          <table:table-cell office:value-type="float" office:value="74.600784">
            <text:p>74.600784</text:p>
          </table:table-cell>
          <table:table-cell office:value-type="float" office:value="63.822983">
            <text:p>63.822983</text:p>
          </table:table-cell>
          <table:table-cell office:value-type="float" office:value="70.62398">
            <text:p>70.62398</text:p>
          </table:table-cell>
          <table:table-cell office:value-type="float" office:value="64.19886">
            <text:p>64.19886</text:p>
          </table:table-cell>
          <table:table-cell office:value-type="float" office:value="66.00128">
            <text:p>66.00128</text:p>
          </table:table-cell>
          <table:table-cell office:value-type="float" office:value="60.14619">
            <text:p>60.14619</text:p>
          </table:table-cell>
          <table:table-cell office:value-type="float" office:value="53.22705">
            <text:p>53.22705</text:p>
          </table:table-cell>
          <table:table-cell office:value-type="float" office:value="52.173687">
            <text:p>52.173687</text:p>
          </table:table-cell>
          <table:table-cell office:value-type="float" office:value="56.51432">
            <text:p>56.51432</text:p>
          </table:table-cell>
          <table:table-cell office:value-type="float" office:value="60.965748">
            <text:p>60.965748</text:p>
          </table:table-cell>
          <table:table-cell office:value-type="float" office:value="73.61719">
            <text:p>73.61719</text:p>
          </table:table-cell>
          <table:table-cell office:value-type="float" office:value="75.558174">
            <text:p>75.558174</text:p>
          </table:table-cell>
          <table:table-cell office:value-type="float" office:value="69.39558">
            <text:p>69.39558</text:p>
          </table:table-cell>
          <table:table-cell office:value-type="float" office:value="68.52449">
            <text:p>68.52449</text:p>
          </table:table-cell>
          <table:table-cell office:value-type="float" office:value="85.01301">
            <text:p>85.01301</text:p>
          </table:table-cell>
          <table:table-cell office:value-type="float" office:value="76.43258">
            <text:p>76.43258</text:p>
          </table:table-cell>
          <table:table-cell office:value-type="float" office:value="74.869865">
            <text:p>74.869865</text:p>
          </table:table-cell>
          <table:table-cell office:value-type="float" office:value="95.15399">
            <text:p>95.15399</text:p>
          </table:table-cell>
          <table:table-cell office:value-type="float" office:value="89.28066">
            <text:p>89.28066</text:p>
          </table:table-cell>
          <table:table-cell office:value-type="float" office:value="83.79953">
            <text:p>83.79953</text:p>
          </table:table-cell>
          <table:table-cell office:value-type="float" office:value="87.65797">
            <text:p>87.65797</text:p>
          </table:table-cell>
          <table:table-cell office:value-type="float" office:value="80.371056">
            <text:p>80.371056</text:p>
          </table:table-cell>
          <table:table-cell office:value-type="float" office:value="79.63697">
            <text:p>79.63697</text:p>
          </table:table-cell>
          <table:table-cell office:value-type="float" office:value="80.42205">
            <text:p>80.42205</text:p>
          </table:table-cell>
          <table:table-cell office:value-type="float" office:value="78.05306">
            <text:p>78.05306</text:p>
          </table:table-cell>
          <table:table-cell office:value-type="float" office:value="73.40184">
            <text:p>73.40184</text:p>
          </table:table-cell>
          <table:table-cell office:value-type="float" office:value="68.93031">
            <text:p>68.93031</text:p>
          </table:table-cell>
          <table:table-cell office:value-type="float" office:value="65.114655">
            <text:p>65.114655</text:p>
          </table:table-cell>
          <table:table-cell office:value-type="float" office:value="63.64673">
            <text:p>63.64673</text:p>
          </table:table-cell>
          <table:table-cell office:value-type="float" office:value="64.19689">
            <text:p>64.19689</text:p>
          </table:table-cell>
          <table:table-cell office:value-type="float" office:value="63.112507">
            <text:p>63.112507</text:p>
          </table:table-cell>
          <table:table-cell office:value-type="float" office:value="63.00515">
            <text:p>63.00515</text:p>
          </table:table-cell>
          <table:table-cell office:value-type="float" office:value="64.55335">
            <text:p>64.55335</text:p>
          </table:table-cell>
          <table:table-cell office:value-type="float" office:value="67.18087">
            <text:p>67.18087</text:p>
          </table:table-cell>
          <table:table-cell office:value-type="float" office:value="69.65088">
            <text:p>69.65088</text:p>
          </table:table-cell>
          <table:table-cell office:value-type="float" office:value="77.80014">
            <text:p>77.80014</text:p>
          </table:table-cell>
          <table:table-cell office:value-type="float" office:value="81.528656">
            <text:p>81.528656</text:p>
          </table:table-cell>
          <table:table-cell office:value-type="float" office:value="72.10918">
            <text:p>72.10918</text:p>
          </table:table-cell>
          <table:table-cell office:value-type="float" office:value="84.90538">
            <text:p>84.90538</text:p>
          </table:table-cell>
          <table:table-cell office:value-type="float" office:value="92.04924">
            <text:p>92.04924</text:p>
          </table:table-cell>
          <table:table-cell office:value-type="float" office:value="91.60416">
            <text:p>91.60416</text:p>
          </table:table-cell>
          <table:table-cell office:value-type="float" office:value="88.475296">
            <text:p>88.475296</text:p>
          </table:table-cell>
          <table:table-cell office:value-type="float" office:value="86.03115">
            <text:p>86.03115</text:p>
          </table:table-cell>
          <table:table-cell office:value-type="float" office:value="91.81531">
            <text:p>91.81531</text:p>
          </table:table-cell>
          <table:table-cell office:value-type="float" office:value="102.02266">
            <text:p>102.02266</text:p>
          </table:table-cell>
          <table:table-cell office:value-type="float" office:value="106.74349">
            <text:p>106.74349</text:p>
          </table:table-cell>
          <table:table-cell office:value-type="float" office:value="102.16779">
            <text:p>102.16779</text:p>
          </table:table-cell>
          <table:table-cell office:value-type="float" office:value="97.47387">
            <text:p>97.47387</text:p>
          </table:table-cell>
          <table:table-cell office:value-type="float" office:value="95.711685">
            <text:p>95.711685</text:p>
          </table:table-cell>
          <table:table-cell office:value-type="float" office:value="92.83293">
            <text:p>92.83293</text:p>
          </table:table-cell>
          <table:table-cell office:value-type="float" office:value="83.7927">
            <text:p>83.7927</text:p>
          </table:table-cell>
          <table:table-cell office:value-type="float" office:value="86.422035">
            <text:p>86.422035</text:p>
          </table:table-cell>
          <table:table-cell office:value-type="float" office:value="69.87939">
            <text:p>69.87939</text:p>
          </table:table-cell>
          <table:table-cell office:value-type="float" office:value="76.37493">
            <text:p>76.37493</text:p>
          </table:table-cell>
          <table:table-cell office:value-type="float" office:value="72.229866">
            <text:p>72.229866</text:p>
          </table:table-cell>
          <table:table-cell office:value-type="float" office:value="77.9899">
            <text:p>77.9899</text:p>
          </table:table-cell>
          <table:table-cell office:value-type="float" office:value="89.29429">
            <text:p>89.29429</text:p>
          </table:table-cell>
          <table:table-cell office:value-type="float" office:value="63.05335">
            <text:p>63.05335</text:p>
          </table:table-cell>
          <table:table-cell office:value-type="float" office:value="53.014645">
            <text:p>53.01464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26.88933">
            <text:p>226.88933</text:p>
          </table:table-cell>
          <table:table-cell office:value-type="float" office:value="504.6271">
            <text:p>504.6271</text:p>
          </table:table-cell>
          <table:table-cell office:value-type="float" office:value="157.62645">
            <text:p>157.62645</text:p>
          </table:table-cell>
          <table:table-cell office:value-type="float" office:value="199.18994">
            <text:p>199.18994</text:p>
          </table:table-cell>
          <table:table-cell office:value-type="float" office:value="186.11044">
            <text:p>186.11044</text:p>
          </table:table-cell>
          <table:table-cell office:value-type="float" office:value="160.1252">
            <text:p>160.1252</text:p>
          </table:table-cell>
          <table:table-cell office:value-type="float" office:value="138.48677">
            <text:p>138.48677</text:p>
          </table:table-cell>
          <table:table-cell office:value-type="float" office:value="131.36649">
            <text:p>131.36649</text:p>
          </table:table-cell>
          <table:table-cell office:value-type="float" office:value="241.66122">
            <text:p>241.66122</text:p>
          </table:table-cell>
          <table:table-cell office:value-type="float" office:value="78.79232">
            <text:p>78.79232</text:p>
          </table:table-cell>
          <table:table-cell office:value-type="float" office:value="62.611595">
            <text:p>62.611595</text:p>
          </table:table-cell>
          <table:table-cell office:value-type="float" office:value="52.35002">
            <text:p>52.35002</text:p>
          </table:table-cell>
          <table:table-cell office:value-type="float" office:value="49.89505">
            <text:p>49.89505</text:p>
          </table:table-cell>
          <table:table-cell office:value-type="float" office:value="52.71097">
            <text:p>52.71097</text:p>
          </table:table-cell>
          <table:table-cell office:value-type="float" office:value="53.8257">
            <text:p>53.8257</text:p>
          </table:table-cell>
          <table:table-cell office:value-type="float" office:value="71.83324">
            <text:p>71.83324</text:p>
          </table:table-cell>
          <table:table-cell office:value-type="float" office:value="79.52355">
            <text:p>79.52355</text:p>
          </table:table-cell>
          <table:table-cell office:value-type="float" office:value="81.903984">
            <text:p>81.903984</text:p>
          </table:table-cell>
          <table:table-cell office:value-type="float" office:value="81.68464">
            <text:p>81.68464</text:p>
          </table:table-cell>
          <table:table-cell office:value-type="float" office:value="100.275116">
            <text:p>100.275116</text:p>
          </table:table-cell>
          <table:table-cell office:value-type="float" office:value="94.604675">
            <text:p>94.604675</text:p>
          </table:table-cell>
          <table:table-cell office:value-type="float" office:value="85.57537">
            <text:p>85.57537</text:p>
          </table:table-cell>
          <table:table-cell office:value-type="float" office:value="95.105156">
            <text:p>95.105156</text:p>
          </table:table-cell>
          <table:table-cell office:value-type="float" office:value="74.40771">
            <text:p>74.40771</text:p>
          </table:table-cell>
          <table:table-cell office:value-type="float" office:value="70.035126">
            <text:p>70.035126</text:p>
          </table:table-cell>
          <table:table-cell office:value-type="float" office:value="66.35317">
            <text:p>66.35317</text:p>
          </table:table-cell>
          <table:table-cell office:value-type="float" office:value="41.51809">
            <text:p>41.51809</text:p>
          </table:table-cell>
          <table:table-cell office:value-type="float" office:value="71.25118">
            <text:p>71.25118</text:p>
          </table:table-cell>
          <table:table-cell office:value-type="float" office:value="48.16499">
            <text:p>48.16499</text:p>
          </table:table-cell>
          <table:table-cell office:value-type="float" office:value="42.277355">
            <text:p>42.277355</text:p>
          </table:table-cell>
          <table:table-cell office:value-type="float" office:value="59.172356">
            <text:p>59.172356</text:p>
          </table:table-cell>
          <table:table-cell office:value-type="float" office:value="49.872143">
            <text:p>49.872143</text:p>
          </table:table-cell>
          <table:table-cell office:value-type="float" office:value="47.917362">
            <text:p>47.917362</text:p>
          </table:table-cell>
          <table:table-cell office:value-type="float" office:value="44.547016">
            <text:p>44.547016</text:p>
          </table:table-cell>
          <table:table-cell office:value-type="float" office:value="51.498928">
            <text:p>51.498928</text:p>
          </table:table-cell>
          <table:table-cell office:value-type="float" office:value="52.53275">
            <text:p>52.53275</text:p>
          </table:table-cell>
          <table:table-cell office:value-type="float" office:value="73.21561">
            <text:p>73.21561</text:p>
          </table:table-cell>
          <table:table-cell office:value-type="float" office:value="90.011856">
            <text:p>90.011856</text:p>
          </table:table-cell>
          <table:table-cell office:value-type="float" office:value="88.02093">
            <text:p>88.02093</text:p>
          </table:table-cell>
          <table:table-cell office:value-type="float" office:value="88.37664">
            <text:p>88.37664</text:p>
          </table:table-cell>
          <table:table-cell office:value-type="float" office:value="83.34026">
            <text:p>83.34026</text:p>
          </table:table-cell>
          <table:table-cell office:value-type="float" office:value="65.49131">
            <text:p>65.49131</text:p>
          </table:table-cell>
          <table:table-cell office:value-type="float" office:value="48.366737">
            <text:p>48.366737</text:p>
          </table:table-cell>
          <table:table-cell office:value-type="float" office:value="57.03432">
            <text:p>57.03432</text:p>
          </table:table-cell>
          <table:table-cell office:value-type="float" office:value="58.583637">
            <text:p>58.583637</text:p>
          </table:table-cell>
          <table:table-cell office:value-type="float" office:value="62.54813">
            <text:p>62.54813</text:p>
          </table:table-cell>
          <table:table-cell office:value-type="float" office:value="78.6625">
            <text:p>78.6625</text:p>
          </table:table-cell>
          <table:table-cell office:value-type="float" office:value="96.40623">
            <text:p>96.40623</text:p>
          </table:table-cell>
          <table:table-cell office:value-type="float" office:value="92.70472">
            <text:p>92.70472</text:p>
          </table:table-cell>
          <table:table-cell office:value-type="float" office:value="91.60281">
            <text:p>91.60281</text:p>
          </table:table-cell>
          <table:table-cell office:value-type="float" office:value="94.494896">
            <text:p>94.494896</text:p>
          </table:table-cell>
          <table:table-cell office:value-type="float" office:value="91.9861">
            <text:p>91.9861</text:p>
          </table:table-cell>
          <table:table-cell office:value-type="float" office:value="86.31406">
            <text:p>86.31406</text:p>
          </table:table-cell>
          <table:table-cell office:value-type="float" office:value="92.437546">
            <text:p>92.437546</text:p>
          </table:table-cell>
          <table:table-cell office:value-type="float" office:value="86.78513">
            <text:p>86.78513</text:p>
          </table:table-cell>
          <table:table-cell office:value-type="float" office:value="89.88646">
            <text:p>89.88646</text:p>
          </table:table-cell>
          <table:table-cell office:value-type="float" office:value="92.54977">
            <text:p>92.54977</text:p>
          </table:table-cell>
          <table:table-cell office:value-type="float" office:value="90.71968">
            <text:p>90.71968</text:p>
          </table:table-cell>
          <table:table-cell office:value-type="float" office:value="73.08041">
            <text:p>73.08041</text:p>
          </table:table-cell>
          <table:table-cell office:value-type="float" office:value="79.79675">
            <text:p>79.79675</text:p>
          </table:table-cell>
          <table:table-cell office:value-type="float" office:value="79.041504">
            <text:p>79.041504</text:p>
          </table:table-cell>
          <table:table-cell office:value-type="float" office:value="76.09266">
            <text:p>76.09266</text:p>
          </table:table-cell>
          <table:table-cell office:value-type="float" office:value="73.97059">
            <text:p>73.97059</text:p>
          </table:table-cell>
          <table:table-cell office:value-type="float" office:value="74.473564">
            <text:p>74.473564</text:p>
          </table:table-cell>
          <table:table-cell office:value-type="float" office:value="71.215744">
            <text:p>71.215744</text:p>
          </table:table-cell>
          <table:table-cell office:value-type="float" office:value="64.02128">
            <text:p>64.02128</text:p>
          </table:table-cell>
          <table:table-cell office:value-type="float" office:value="62.99395">
            <text:p>62.99395</text:p>
          </table:table-cell>
          <table:table-cell office:value-type="float" office:value="66.49127">
            <text:p>66.49127</text:p>
          </table:table-cell>
          <table:table-cell office:value-type="float" office:value="69.86268">
            <text:p>69.86268</text:p>
          </table:table-cell>
          <table:table-cell office:value-type="float" office:value="67.96245">
            <text:p>67.96245</text:p>
          </table:table-cell>
          <table:table-cell office:value-type="float" office:value="61.495186">
            <text:p>61.495186</text:p>
          </table:table-cell>
          <table:table-cell office:value-type="float" office:value="60.913948">
            <text:p>60.913948</text:p>
          </table:table-cell>
          <table:table-cell office:value-type="float" office:value="62.16242">
            <text:p>62.16242</text:p>
          </table:table-cell>
          <table:table-cell office:value-type="float" office:value="62.429703">
            <text:p>62.429703</text:p>
          </table:table-cell>
          <table:table-cell office:value-type="float" office:value="59.398006">
            <text:p>59.398006</text:p>
          </table:table-cell>
          <table:table-cell office:value-type="float" office:value="60.067085">
            <text:p>60.067085</text:p>
          </table:table-cell>
          <table:table-cell office:value-type="float" office:value="56.960293">
            <text:p>56.960293</text:p>
          </table:table-cell>
          <table:table-cell office:value-type="float" office:value="56.771297">
            <text:p>56.771297</text:p>
          </table:table-cell>
          <table:table-cell office:value-type="float" office:value="62.850224">
            <text:p>62.850224</text:p>
          </table:table-cell>
          <table:table-cell office:value-type="float" office:value="75.756714">
            <text:p>75.756714</text:p>
          </table:table-cell>
          <table:table-cell office:value-type="float" office:value="83.226555">
            <text:p>83.226555</text:p>
          </table:table-cell>
          <table:table-cell office:value-type="float" office:value="78.035835">
            <text:p>78.035835</text:p>
          </table:table-cell>
          <table:table-cell office:value-type="float" office:value="68.597336">
            <text:p>68.597336</text:p>
          </table:table-cell>
          <table:table-cell office:value-type="float" office:value="60.394913">
            <text:p>60.394913</text:p>
          </table:table-cell>
          <table:table-cell office:value-type="float" office:value="59.382893">
            <text:p>59.382893</text:p>
          </table:table-cell>
          <table:table-cell office:value-type="float" office:value="62.69379">
            <text:p>62.69379</text:p>
          </table:table-cell>
          <table:table-cell office:value-type="float" office:value="58.365765">
            <text:p>58.365765</text:p>
          </table:table-cell>
          <table:table-cell office:value-type="float" office:value="54.167076">
            <text:p>54.167076</text:p>
          </table:table-cell>
          <table:table-cell office:value-type="float" office:value="54.514015">
            <text:p>54.514015</text:p>
          </table:table-cell>
          <table:table-cell office:value-type="float" office:value="54.71379">
            <text:p>54.71379</text:p>
          </table:table-cell>
          <table:table-cell office:value-type="float" office:value="61.790176">
            <text:p>61.790176</text:p>
          </table:table-cell>
          <table:table-cell office:value-type="float" office:value="65.99164">
            <text:p>65.99164</text:p>
          </table:table-cell>
          <table:table-cell office:value-type="float" office:value="74.00427">
            <text:p>74.00427</text:p>
          </table:table-cell>
          <table:table-cell office:value-type="float" office:value="73.32396">
            <text:p>73.32396</text:p>
          </table:table-cell>
          <table:table-cell office:value-type="float" office:value="70.48573">
            <text:p>70.48573</text:p>
          </table:table-cell>
          <table:table-cell office:value-type="float" office:value="53.179707">
            <text:p>53.179707</text:p>
          </table:table-cell>
          <table:table-cell office:value-type="float" office:value="39.710243">
            <text:p>39.710243</text:p>
          </table:table-cell>
          <table:table-cell office:value-type="float" office:value="36.15064">
            <text:p>36.15064</text:p>
          </table:table-cell>
          <table:table-cell office:value-type="float" office:value="41.871204">
            <text:p>41.871204</text:p>
          </table:table-cell>
          <table:table-cell office:value-type="float" office:value="45.820595">
            <text:p>45.820595</text:p>
          </table:table-cell>
        </table:table-row>
        <table:table-row table:style-name="ro2">
          <table:table-cell office:value-type="string">
            <text:p>Rforearm</text:p>
          </table:table-cell>
          <table:table-cell office:value-type="float" office:value="65.39475">
            <text:p>65.39475</text:p>
          </table:table-cell>
          <table:table-cell office:value-type="float" office:value="74.56107">
            <text:p>74.56107</text:p>
          </table:table-cell>
          <table:table-cell office:value-type="float" office:value="78.27338">
            <text:p>78.27338</text:p>
          </table:table-cell>
          <table:table-cell office:value-type="float" office:value="81.430244">
            <text:p>81.430244</text:p>
          </table:table-cell>
          <table:table-cell office:value-type="float" office:value="64.60353">
            <text:p>64.60353</text:p>
          </table:table-cell>
          <table:table-cell office:value-type="float" office:value="85.80295">
            <text:p>85.80295</text:p>
          </table:table-cell>
          <table:table-cell office:value-type="float" office:value="96.44556">
            <text:p>96.44556</text:p>
          </table:table-cell>
          <table:table-cell office:value-type="float" office:value="100.25177">
            <text:p>100.25177</text:p>
          </table:table-cell>
          <table:table-cell office:value-type="float" office:value="110.72082">
            <text:p>110.72082</text:p>
          </table:table-cell>
          <table:table-cell office:value-type="float" office:value="94.303406">
            <text:p>94.303406</text:p>
          </table:table-cell>
          <table:table-cell office:value-type="float" office:value="83.28921">
            <text:p>83.28921</text:p>
          </table:table-cell>
          <table:table-cell office:value-type="float" office:value="86.19208">
            <text:p>86.19208</text:p>
          </table:table-cell>
          <table:table-cell office:value-type="float" office:value="73.90714">
            <text:p>73.90714</text:p>
          </table:table-cell>
          <table:table-cell office:value-type="float" office:value="64.35455">
            <text:p>64.35455</text:p>
          </table:table-cell>
          <table:table-cell office:value-type="float" office:value="49.493156">
            <text:p>49.493156</text:p>
          </table:table-cell>
          <table:table-cell office:value-type="float" office:value="41.201435">
            <text:p>41.201435</text:p>
          </table:table-cell>
          <table:table-cell office:value-type="float" office:value="36.261436">
            <text:p>36.26143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7.404625">
            <text:p>107.404625</text:p>
          </table:table-cell>
          <table:table-cell office:value-type="float" office:value="108.204605">
            <text:p>108.204605</text:p>
          </table:table-cell>
          <table:table-cell office:value-type="float" office:value="98.487854">
            <text:p>98.487854</text:p>
          </table:table-cell>
          <table:table-cell office:value-type="float" office:value="91.23038">
            <text:p>91.23038</text:p>
          </table:table-cell>
          <table:table-cell office:value-type="float" office:value="116.074295">
            <text:p>116.074295</text:p>
          </table:table-cell>
          <table:table-cell office:value-type="float" office:value="114.71029">
            <text:p>114.71029</text:p>
          </table:table-cell>
          <table:table-cell office:value-type="float" office:value="89.71533">
            <text:p>89.71533</text:p>
          </table:table-cell>
          <table:table-cell office:value-type="float" office:value="102.73235">
            <text:p>102.73235</text:p>
          </table:table-cell>
          <table:table-cell office:value-type="float" office:value="51.98021">
            <text:p>51.98021</text:p>
          </table:table-cell>
          <table:table-cell office:value-type="float" office:value="49.111217">
            <text:p>49.111217</text:p>
          </table:table-cell>
          <table:table-cell office:value-type="float" office:value="57.74126">
            <text:p>57.74126</text:p>
          </table:table-cell>
          <table:table-cell office:value-type="float" office:value="68.375595">
            <text:p>68.375595</text:p>
          </table:table-cell>
          <table:table-cell office:value-type="float" office:value="56.478516">
            <text:p>56.478516</text:p>
          </table:table-cell>
          <table:table-cell office:value-type="float" office:value="61.161877">
            <text:p>61.161877</text:p>
          </table:table-cell>
          <table:table-cell office:value-type="float" office:value="58.653137">
            <text:p>58.653137</text:p>
          </table:table-cell>
          <table:table-cell office:value-type="float" office:value="49.340702">
            <text:p>49.340702</text:p>
          </table:table-cell>
          <table:table-cell office:value-type="float" office:value="48.452053">
            <text:p>48.452053</text:p>
          </table:table-cell>
          <table:table-cell office:value-type="float" office:value="35.60905">
            <text:p>35.60905</text:p>
          </table:table-cell>
          <table:table-cell office:value-type="float" office:value="42.35892">
            <text:p>42.35892</text:p>
          </table:table-cell>
          <table:table-cell office:value-type="float" office:value="27.795853">
            <text:p>27.795853</text:p>
          </table:table-cell>
          <table:table-cell office:value-type="float" office:value="46.57981">
            <text:p>46.57981</text:p>
          </table:table-cell>
          <table:table-cell office:value-type="float" office:value="71.38858">
            <text:p>71.38858</text:p>
          </table:table-cell>
          <table:table-cell office:value-type="float" office:value="111.26354">
            <text:p>111.26354</text:p>
          </table:table-cell>
          <table:table-cell office:value-type="float" office:value="55.16619">
            <text:p>55.16619</text:p>
          </table:table-cell>
          <table:table-cell office:value-type="float" office:value="56.324722">
            <text:p>56.324722</text:p>
          </table:table-cell>
          <table:table-cell office:value-type="float" office:value="46.384487">
            <text:p>46.384487</text:p>
          </table:table-cell>
          <table:table-cell office:value-type="float" office:value="46.555607">
            <text:p>46.555607</text:p>
          </table:table-cell>
          <table:table-cell office:value-type="float" office:value="57.76454">
            <text:p>57.76454</text:p>
          </table:table-cell>
          <table:table-cell office:value-type="float" office:value="37.069504">
            <text:p>37.069504</text:p>
          </table:table-cell>
          <table:table-cell office:value-type="float" office:value="40.127026">
            <text:p>40.127026</text:p>
          </table:table-cell>
          <table:table-cell office:value-type="float" office:value="41.235542">
            <text:p>41.235542</text:p>
          </table:table-cell>
          <table:table-cell office:value-type="float" office:value="36.62097">
            <text:p>36.62097</text:p>
          </table:table-cell>
          <table:table-cell office:value-type="float" office:value="33.609337">
            <text:p>33.609337</text:p>
          </table:table-cell>
          <table:table-cell office:value-type="float" office:value="37.122414">
            <text:p>37.122414</text:p>
          </table:table-cell>
          <table:table-cell office:value-type="float" office:value="41.25392">
            <text:p>41.25392</text:p>
          </table:table-cell>
          <table:table-cell office:value-type="float" office:value="40.188026">
            <text:p>40.188026</text:p>
          </table:table-cell>
          <table:table-cell office:value-type="float" office:value="44.180016">
            <text:p>44.180016</text:p>
          </table:table-cell>
          <table:table-cell office:value-type="float" office:value="48.760036">
            <text:p>48.760036</text:p>
          </table:table-cell>
          <table:table-cell office:value-type="float" office:value="51.39702">
            <text:p>51.39702</text:p>
          </table:table-cell>
          <table:table-cell office:value-type="float" office:value="39.95586">
            <text:p>39.95586</text:p>
          </table:table-cell>
          <table:table-cell office:value-type="float" office:value="50.39486">
            <text:p>50.39486</text:p>
          </table:table-cell>
          <table:table-cell office:value-type="float" office:value="47.529606">
            <text:p>47.529606</text:p>
          </table:table-cell>
          <table:table-cell office:value-type="float" office:value="57.611046">
            <text:p>57.611046</text:p>
          </table:table-cell>
          <table:table-cell office:value-type="float" office:value="52.581238">
            <text:p>52.581238</text:p>
          </table:table-cell>
          <table:table-cell office:value-type="float" office:value="44.679977">
            <text:p>44.679977</text:p>
          </table:table-cell>
          <table:table-cell office:value-type="float" office:value="48.190548">
            <text:p>48.190548</text:p>
          </table:table-cell>
          <table:table-cell office:value-type="float" office:value="48.158016">
            <text:p>48.158016</text:p>
          </table:table-cell>
          <table:table-cell office:value-type="float" office:value="44.569225">
            <text:p>44.569225</text:p>
          </table:table-cell>
          <table:table-cell office:value-type="float" office:value="44.508102">
            <text:p>44.508102</text:p>
          </table:table-cell>
          <table:table-cell office:value-type="float" office:value="46.684006">
            <text:p>46.684006</text:p>
          </table:table-cell>
          <table:table-cell office:value-type="float" office:value="45.66162">
            <text:p>45.66162</text:p>
          </table:table-cell>
          <table:table-cell office:value-type="float" office:value="44.71968">
            <text:p>44.71968</text:p>
          </table:table-cell>
          <table:table-cell office:value-type="float" office:value="42.676655">
            <text:p>42.676655</text:p>
          </table:table-cell>
          <table:table-cell office:value-type="float" office:value="43.5507">
            <text:p>43.5507</text:p>
          </table:table-cell>
          <table:table-cell office:value-type="float" office:value="40.273335">
            <text:p>40.273335</text:p>
          </table:table-cell>
          <table:table-cell office:value-type="float" office:value="41.298527">
            <text:p>41.298527</text:p>
          </table:table-cell>
          <table:table-cell office:value-type="float" office:value="41.194725">
            <text:p>41.194725</text:p>
          </table:table-cell>
          <table:table-cell office:value-type="float" office:value="38.839157">
            <text:p>38.839157</text:p>
          </table:table-cell>
          <table:table-cell office:value-type="float" office:value="38.630688">
            <text:p>38.630688</text:p>
          </table:table-cell>
          <table:table-cell office:value-type="float" office:value="43.139694">
            <text:p>43.139694</text:p>
          </table:table-cell>
          <table:table-cell office:value-type="float" office:value="44.446526">
            <text:p>44.446526</text:p>
          </table:table-cell>
          <table:table-cell office:value-type="float" office:value="42.16511">
            <text:p>42.16511</text:p>
          </table:table-cell>
          <table:table-cell office:value-type="float" office:value="46.869965">
            <text:p>46.869965</text:p>
          </table:table-cell>
          <table:table-cell office:value-type="float" office:value="44.968414">
            <text:p>44.968414</text:p>
          </table:table-cell>
          <table:table-cell office:value-type="float" office:value="47.750954">
            <text:p>47.750954</text:p>
          </table:table-cell>
          <table:table-cell office:value-type="float" office:value="52.972534">
            <text:p>52.972534</text:p>
          </table:table-cell>
          <table:table-cell office:value-type="float" office:value="60.36948">
            <text:p>60.36948</text:p>
          </table:table-cell>
          <table:table-cell office:value-type="float" office:value="51.79042">
            <text:p>51.79042</text:p>
          </table:table-cell>
          <table:table-cell office:value-type="float" office:value="48.239666">
            <text:p>48.239666</text:p>
          </table:table-cell>
          <table:table-cell office:value-type="float" office:value="51.562378">
            <text:p>51.562378</text:p>
          </table:table-cell>
          <table:table-cell office:value-type="float" office:value="62.060036">
            <text:p>62.060036</text:p>
          </table:table-cell>
          <table:table-cell office:value-type="float" office:value="69.573906">
            <text:p>69.573906</text:p>
          </table:table-cell>
          <table:table-cell office:value-type="float" office:value="76.05083">
            <text:p>76.05083</text:p>
          </table:table-cell>
          <table:table-cell office:value-type="float" office:value="71.272705">
            <text:p>71.272705</text:p>
          </table:table-cell>
          <table:table-cell office:value-type="float" office:value="66.14693">
            <text:p>66.14693</text:p>
          </table:table-cell>
          <table:table-cell office:value-type="float" office:value="68.51936">
            <text:p>68.51936</text:p>
          </table:table-cell>
          <table:table-cell office:value-type="float" office:value="57.735477">
            <text:p>57.735477</text:p>
          </table:table-cell>
          <table:table-cell office:value-type="float" office:value="65.88941">
            <text:p>65.88941</text:p>
          </table:table-cell>
          <table:table-cell office:value-type="float" office:value="61.52713">
            <text:p>61.52713</text:p>
          </table:table-cell>
          <table:table-cell office:value-type="float" office:value="80.4522">
            <text:p>80.4522</text:p>
          </table:table-cell>
          <table:table-cell office:value-type="float" office:value="81.13273">
            <text:p>81.13273</text:p>
          </table:table-cell>
          <table:table-cell office:value-type="float" office:value="73.55307">
            <text:p>73.55307</text:p>
          </table:table-cell>
          <table:table-cell office:value-type="float" office:value="73.30896">
            <text:p>73.30896</text:p>
          </table:table-cell>
          <table:table-cell office:value-type="float" office:value="100.33792">
            <text:p>100.33792</text:p>
          </table:table-cell>
          <table:table-cell office:value-type="float" office:value="94.247475">
            <text:p>94.247475</text:p>
          </table:table-cell>
          <table:table-cell office:value-type="float" office:value="45.759007">
            <text:p>45.759007</text:p>
          </table:table-cell>
          <table:table-cell office:value-type="float" office:value="41.283546">
            <text:p>41.283546</text:p>
          </table:table-cell>
          <table:table-cell office:value-type="float" office:value="57.69257">
            <text:p>57.6925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26.08742">
            <text:p>226.08742</text:p>
          </table:table-cell>
          <table:table-cell office:value-type="float" office:value="231.21931">
            <text:p>231.21931</text:p>
          </table:table-cell>
          <table:table-cell office:value-type="string">
            <text:p>NaN</text:p>
          </table:table-cell>
          <table:table-cell office:value-type="float" office:value="173.04929">
            <text:p>173.04929</text:p>
          </table:table-cell>
          <table:table-cell office:value-type="float" office:value="64.48935">
            <text:p>64.48935</text:p>
          </table:table-cell>
          <table:table-cell office:value-type="float" office:value="32.945877">
            <text:p>32.945877</text:p>
          </table:table-cell>
          <table:table-cell office:value-type="string">
            <text:p>NaN</text:p>
          </table:table-cell>
          <table:table-cell office:value-type="float" office:value="73.1869">
            <text:p>73.1869</text:p>
          </table:table-cell>
          <table:table-cell office:value-type="float" office:value="88.87293">
            <text:p>88.87293</text:p>
          </table:table-cell>
          <table:table-cell office:value-type="string">
            <text:p>NaN</text:p>
          </table:table-cell>
          <table:table-cell office:value-type="float" office:value="51.55">
            <text:p>51.55</text:p>
          </table:table-cell>
          <table:table-cell office:value-type="float" office:value="34.454193">
            <text:p>34.454193</text:p>
          </table:table-cell>
          <table:table-cell office:value-type="float" office:value="31.965347">
            <text:p>31.965347</text:p>
          </table:table-cell>
          <table:table-cell office:value-type="float" office:value="30.002056">
            <text:p>30.002056</text:p>
          </table:table-cell>
          <table:table-cell office:value-type="float" office:value="39.321102">
            <text:p>39.321102</text:p>
          </table:table-cell>
          <table:table-cell office:value-type="float" office:value="30.40485">
            <text:p>30.40485</text:p>
          </table:table-cell>
          <table:table-cell office:value-type="float" office:value="33.308834">
            <text:p>33.308834</text:p>
          </table:table-cell>
          <table:table-cell office:value-type="float" office:value="43.4934">
            <text:p>43.4934</text:p>
          </table:table-cell>
          <table:table-cell office:value-type="float" office:value="67.30518">
            <text:p>67.30518</text:p>
          </table:table-cell>
          <table:table-cell office:value-type="float" office:value="128.16527">
            <text:p>128.16527</text:p>
          </table:table-cell>
          <table:table-cell office:value-type="float" office:value="83.945076">
            <text:p>83.945076</text:p>
          </table:table-cell>
          <table:table-cell office:value-type="float" office:value="102.871185">
            <text:p>102.871185</text:p>
          </table:table-cell>
          <table:table-cell office:value-type="float" office:value="100.49638">
            <text:p>100.49638</text:p>
          </table:table-cell>
          <table:table-cell office:value-type="float" office:value="77.32077">
            <text:p>77.32077</text:p>
          </table:table-cell>
          <table:table-cell office:value-type="float" office:value="77.381386">
            <text:p>77.381386</text:p>
          </table:table-cell>
          <table:table-cell office:value-type="float" office:value="87.53245">
            <text:p>87.53245</text:p>
          </table:table-cell>
          <table:table-cell office:value-type="float" office:value="74.17031">
            <text:p>74.17031</text:p>
          </table:table-cell>
          <table:table-cell office:value-type="float" office:value="64.09764">
            <text:p>64.09764</text:p>
          </table:table-cell>
          <table:table-cell office:value-type="float" office:value="81.31145">
            <text:p>81.31145</text:p>
          </table:table-cell>
          <table:table-cell office:value-type="float" office:value="28.53543">
            <text:p>28.53543</text:p>
          </table:table-cell>
          <table:table-cell office:value-type="float" office:value="38.15056">
            <text:p>38.15056</text:p>
          </table:table-cell>
          <table:table-cell office:value-type="float" office:value="39.449352">
            <text:p>39.449352</text:p>
          </table:table-cell>
          <table:table-cell office:value-type="float" office:value="32.412186">
            <text:p>32.412186</text:p>
          </table:table-cell>
          <table:table-cell office:value-type="float" office:value="33.415054">
            <text:p>33.415054</text:p>
          </table:table-cell>
          <table:table-cell office:value-type="float" office:value="35.77387">
            <text:p>35.77387</text:p>
          </table:table-cell>
          <table:table-cell office:value-type="float" office:value="38.480255">
            <text:p>38.480255</text:p>
          </table:table-cell>
          <table:table-cell office:value-type="float" office:value="34.6581">
            <text:p>34.6581</text:p>
          </table:table-cell>
          <table:table-cell office:value-type="float" office:value="63.878193">
            <text:p>63.878193</text:p>
          </table:table-cell>
          <table:table-cell office:value-type="float" office:value="222.56659">
            <text:p>222.56659</text:p>
          </table:table-cell>
          <table:table-cell office:value-type="float" office:value="195.68932">
            <text:p>195.68932</text:p>
          </table:table-cell>
          <table:table-cell office:value-type="float" office:value="157.66364">
            <text:p>157.66364</text:p>
          </table:table-cell>
          <table:table-cell office:value-type="float" office:value="41.44817">
            <text:p>41.44817</text:p>
          </table:table-cell>
          <table:table-cell office:value-type="float" office:value="45.14898">
            <text:p>45.14898</text:p>
          </table:table-cell>
          <table:table-cell office:value-type="float" office:value="47.302635">
            <text:p>47.302635</text:p>
          </table:table-cell>
          <table:table-cell office:value-type="float" office:value="41.096825">
            <text:p>41.096825</text:p>
          </table:table-cell>
          <table:table-cell office:value-type="float" office:value="49.18746">
            <text:p>49.18746</text:p>
          </table:table-cell>
          <table:table-cell office:value-type="float" office:value="40.114388">
            <text:p>40.114388</text:p>
          </table:table-cell>
          <table:table-cell office:value-type="float" office:value="45.486454">
            <text:p>45.486454</text:p>
          </table:table-cell>
          <table:table-cell office:value-type="float" office:value="50.43612">
            <text:p>50.43612</text:p>
          </table:table-cell>
          <table:table-cell office:value-type="float" office:value="76.51935">
            <text:p>76.51935</text:p>
          </table:table-cell>
          <table:table-cell office:value-type="float" office:value="56.546555">
            <text:p>56.546555</text:p>
          </table:table-cell>
          <table:table-cell office:value-type="float" office:value="75.10402">
            <text:p>75.10402</text:p>
          </table:table-cell>
          <table:table-cell office:value-type="float" office:value="65.272224">
            <text:p>65.272224</text:p>
          </table:table-cell>
          <table:table-cell office:value-type="float" office:value="46.29217">
            <text:p>46.29217</text:p>
          </table:table-cell>
          <table:table-cell office:value-type="float" office:value="49.97983">
            <text:p>49.97983</text:p>
          </table:table-cell>
          <table:table-cell office:value-type="float" office:value="50.37919">
            <text:p>50.37919</text:p>
          </table:table-cell>
          <table:table-cell office:value-type="float" office:value="50.213497">
            <text:p>50.213497</text:p>
          </table:table-cell>
          <table:table-cell office:value-type="float" office:value="45.81298">
            <text:p>45.81298</text:p>
          </table:table-cell>
          <table:table-cell office:value-type="float" office:value="48.34551">
            <text:p>48.34551</text:p>
          </table:table-cell>
          <table:table-cell office:value-type="float" office:value="47.59244">
            <text:p>47.59244</text:p>
          </table:table-cell>
          <table:table-cell office:value-type="float" office:value="58.733223">
            <text:p>58.733223</text:p>
          </table:table-cell>
          <table:table-cell office:value-type="float" office:value="71.489494">
            <text:p>71.489494</text:p>
          </table:table-cell>
          <table:table-cell office:value-type="float" office:value="72.65375">
            <text:p>72.65375</text:p>
          </table:table-cell>
          <table:table-cell office:value-type="float" office:value="66.26457">
            <text:p>66.26457</text:p>
          </table:table-cell>
          <table:table-cell office:value-type="float" office:value="49.787132">
            <text:p>49.787132</text:p>
          </table:table-cell>
          <table:table-cell office:value-type="float" office:value="33.480347">
            <text:p>33.480347</text:p>
          </table:table-cell>
          <table:table-cell office:value-type="float" office:value="31.74106">
            <text:p>31.74106</text:p>
          </table:table-cell>
          <table:table-cell office:value-type="float" office:value="41.79827">
            <text:p>41.79827</text:p>
          </table:table-cell>
          <table:table-cell office:value-type="float" office:value="56.32108">
            <text:p>56.32108</text:p>
          </table:table-cell>
          <table:table-cell office:value-type="float" office:value="73.0245">
            <text:p>73.0245</text:p>
          </table:table-cell>
          <table:table-cell office:value-type="float" office:value="57.538586">
            <text:p>57.538586</text:p>
          </table:table-cell>
          <table:table-cell office:value-type="float" office:value="39.423244">
            <text:p>39.423244</text:p>
          </table:table-cell>
          <table:table-cell office:value-type="float" office:value="29.506739">
            <text:p>29.506739</text:p>
          </table:table-cell>
          <table:table-cell office:value-type="float" office:value="34.061558">
            <text:p>34.061558</text:p>
          </table:table-cell>
          <table:table-cell office:value-type="float" office:value="50.980343">
            <text:p>50.980343</text:p>
          </table:table-cell>
          <table:table-cell office:value-type="float" office:value="51.367676">
            <text:p>51.367676</text:p>
          </table:table-cell>
          <table:table-cell office:value-type="float" office:value="48.411022">
            <text:p>48.411022</text:p>
          </table:table-cell>
          <table:table-cell office:value-type="float" office:value="37.821342">
            <text:p>37.821342</text:p>
          </table:table-cell>
          <table:table-cell office:value-type="float" office:value="30.181486">
            <text:p>30.181486</text:p>
          </table:table-cell>
          <table:table-cell office:value-type="float" office:value="34.519882">
            <text:p>34.519882</text:p>
          </table:table-cell>
          <table:table-cell office:value-type="float" office:value="63.555798">
            <text:p>63.555798</text:p>
          </table:table-cell>
          <table:table-cell office:value-type="float" office:value="101.16964">
            <text:p>101.16964</text:p>
          </table:table-cell>
          <table:table-cell office:value-type="float" office:value="89.81579">
            <text:p>89.81579</text:p>
          </table:table-cell>
          <table:table-cell office:value-type="float" office:value="68.29037">
            <text:p>68.29037</text:p>
          </table:table-cell>
          <table:table-cell office:value-type="float" office:value="42.38327">
            <text:p>42.38327</text:p>
          </table:table-cell>
          <table:table-cell office:value-type="float" office:value="34.307423">
            <text:p>34.307423</text:p>
          </table:table-cell>
          <table:table-cell office:value-type="float" office:value="43.430862">
            <text:p>43.430862</text:p>
          </table:table-cell>
          <table:table-cell office:value-type="float" office:value="38.046333">
            <text:p>38.046333</text:p>
          </table:table-cell>
          <table:table-cell office:value-type="float" office:value="33.39255">
            <text:p>33.39255</text:p>
          </table:table-cell>
          <table:table-cell office:value-type="float" office:value="34.750267">
            <text:p>34.750267</text:p>
          </table:table-cell>
          <table:table-cell office:value-type="float" office:value="38.937363">
            <text:p>38.937363</text:p>
          </table:table-cell>
          <table:table-cell office:value-type="float" office:value="47.62666">
            <text:p>47.62666</text:p>
          </table:table-cell>
          <table:table-cell office:value-type="float" office:value="73.366455">
            <text:p>73.366455</text:p>
          </table:table-cell>
          <table:table-cell office:value-type="float" office:value="96.093956">
            <text:p>96.093956</text:p>
          </table:table-cell>
          <table:table-cell office:value-type="float" office:value="81.81274">
            <text:p>81.81274</text:p>
          </table:table-cell>
          <table:table-cell office:value-type="float" office:value="63.75586">
            <text:p>63.75586</text:p>
          </table:table-cell>
          <table:table-cell office:value-type="float" office:value="52.86205">
            <text:p>52.86205</text:p>
          </table:table-cell>
          <table:table-cell office:value-type="float" office:value="39.061466">
            <text:p>39.061466</text:p>
          </table:table-cell>
          <table:table-cell office:value-type="float" office:value="31.148647">
            <text:p>31.148647</text:p>
          </table:table-cell>
          <table:table-cell office:value-type="float" office:value="34.533394">
            <text:p>34.533394</text:p>
          </table:table-cell>
          <table:table-cell office:value-type="float" office:value="56.299534">
            <text:p>56.299534</text:p>
          </table:table-cell>
        </table:table-row>
        <table:table-row table:style-name="ro2">
          <table:table-cell office:value-type="string">
            <text:p>torso</text:p>
          </table:table-cell>
          <table:table-cell office:value-type="float" office:value="118.08333">
            <text:p>118.08333</text:p>
          </table:table-cell>
          <table:table-cell office:value-type="float" office:value="120.57629">
            <text:p>120.57629</text:p>
          </table:table-cell>
          <table:table-cell office:value-type="float" office:value="114.78433">
            <text:p>114.78433</text:p>
          </table:table-cell>
          <table:table-cell office:value-type="float" office:value="116.10724">
            <text:p>116.10724</text:p>
          </table:table-cell>
          <table:table-cell office:value-type="float" office:value="132.49112">
            <text:p>132.49112</text:p>
          </table:table-cell>
          <table:table-cell office:value-type="float" office:value="169.55281">
            <text:p>169.55281</text:p>
          </table:table-cell>
          <table:table-cell office:value-type="float" office:value="74.862595">
            <text:p>74.86259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83.24387">
            <text:p>183.24387</text:p>
          </table:table-cell>
          <table:table-cell office:value-type="float" office:value="92.7227">
            <text:p>92.7227</text:p>
          </table:table-cell>
          <table:table-cell office:value-type="float" office:value="96.96955">
            <text:p>96.96955</text:p>
          </table:table-cell>
          <table:table-cell office:value-type="float" office:value="121.421104">
            <text:p>121.421104</text:p>
          </table:table-cell>
          <table:table-cell office:value-type="float" office:value="122.16864">
            <text:p>122.16864</text:p>
          </table:table-cell>
          <table:table-cell office:value-type="float" office:value="117.65008">
            <text:p>117.65008</text:p>
          </table:table-cell>
          <table:table-cell office:value-type="float" office:value="56.659615">
            <text:p>56.659615</text:p>
          </table:table-cell>
          <table:table-cell office:value-type="float" office:value="58.46912">
            <text:p>58.46912</text:p>
          </table:table-cell>
          <table:table-cell office:value-type="float" office:value="58.42468">
            <text:p>58.42468</text:p>
          </table:table-cell>
          <table:table-cell office:value-type="float" office:value="50.882023">
            <text:p>50.882023</text:p>
          </table:table-cell>
          <table:table-cell office:value-type="float" office:value="107.625305">
            <text:p>107.625305</text:p>
          </table:table-cell>
          <table:table-cell office:value-type="float" office:value="109.98553">
            <text:p>109.98553</text:p>
          </table:table-cell>
          <table:table-cell office:value-type="float" office:value="117.50067">
            <text:p>117.50067</text:p>
          </table:table-cell>
          <table:table-cell office:value-type="float" office:value="133.9234">
            <text:p>133.9234</text:p>
          </table:table-cell>
          <table:table-cell office:value-type="float" office:value="133.19974">
            <text:p>133.19974</text:p>
          </table:table-cell>
          <table:table-cell office:value-type="float" office:value="132.86868">
            <text:p>132.86868</text:p>
          </table:table-cell>
          <table:table-cell office:value-type="float" office:value="136.47166">
            <text:p>136.47166</text:p>
          </table:table-cell>
          <table:table-cell office:value-type="float" office:value="133.96146">
            <text:p>133.96146</text:p>
          </table:table-cell>
          <table:table-cell office:value-type="float" office:value="112.0448">
            <text:p>112.0448</text:p>
          </table:table-cell>
          <table:table-cell office:value-type="float" office:value="113.89325">
            <text:p>113.89325</text:p>
          </table:table-cell>
          <table:table-cell office:value-type="float" office:value="116.47605">
            <text:p>116.47605</text:p>
          </table:table-cell>
          <table:table-cell office:value-type="float" office:value="106.03049">
            <text:p>106.03049</text:p>
          </table:table-cell>
          <table:table-cell office:value-type="float" office:value="101.20155">
            <text:p>101.20155</text:p>
          </table:table-cell>
          <table:table-cell office:value-type="float" office:value="126.25667">
            <text:p>126.25667</text:p>
          </table:table-cell>
          <table:table-cell office:value-type="float" office:value="133.35495">
            <text:p>133.35495</text:p>
          </table:table-cell>
          <table:table-cell office:value-type="float" office:value="136.02672">
            <text:p>136.02672</text:p>
          </table:table-cell>
          <table:table-cell office:value-type="float" office:value="134.36784">
            <text:p>134.36784</text:p>
          </table:table-cell>
          <table:table-cell office:value-type="float" office:value="130.73662">
            <text:p>130.73662</text:p>
          </table:table-cell>
          <table:table-cell office:value-type="float" office:value="125.95942">
            <text:p>125.95942</text:p>
          </table:table-cell>
          <table:table-cell office:value-type="float" office:value="93.81969">
            <text:p>93.81969</text:p>
          </table:table-cell>
          <table:table-cell office:value-type="float" office:value="61.957756">
            <text:p>61.957756</text:p>
          </table:table-cell>
          <table:table-cell office:value-type="float" office:value="58.2816">
            <text:p>58.2816</text:p>
          </table:table-cell>
          <table:table-cell office:value-type="float" office:value="79.98424">
            <text:p>79.98424</text:p>
          </table:table-cell>
          <table:table-cell office:value-type="float" office:value="84.77299">
            <text:p>84.77299</text:p>
          </table:table-cell>
          <table:table-cell office:value-type="float" office:value="95.07258">
            <text:p>95.07258</text:p>
          </table:table-cell>
          <table:table-cell office:value-type="float" office:value="100.64128">
            <text:p>100.64128</text:p>
          </table:table-cell>
          <table:table-cell office:value-type="float" office:value="112.847824">
            <text:p>112.847824</text:p>
          </table:table-cell>
          <table:table-cell office:value-type="float" office:value="112.129425">
            <text:p>112.129425</text:p>
          </table:table-cell>
          <table:table-cell office:value-type="float" office:value="100.220245">
            <text:p>100.220245</text:p>
          </table:table-cell>
          <table:table-cell office:value-type="float" office:value="105.59871">
            <text:p>105.59871</text:p>
          </table:table-cell>
          <table:table-cell office:value-type="float" office:value="105.74104">
            <text:p>105.74104</text:p>
          </table:table-cell>
          <table:table-cell office:value-type="float" office:value="94.92566">
            <text:p>94.92566</text:p>
          </table:table-cell>
          <table:table-cell office:value-type="float" office:value="85.52566">
            <text:p>85.52566</text:p>
          </table:table-cell>
          <table:table-cell office:value-type="float" office:value="69.275604">
            <text:p>69.275604</text:p>
          </table:table-cell>
          <table:table-cell office:value-type="float" office:value="64.42012">
            <text:p>64.42012</text:p>
          </table:table-cell>
          <table:table-cell office:value-type="float" office:value="58.387894">
            <text:p>58.387894</text:p>
          </table:table-cell>
          <table:table-cell office:value-type="float" office:value="51.36343">
            <text:p>51.36343</text:p>
          </table:table-cell>
          <table:table-cell office:value-type="float" office:value="51.451878">
            <text:p>51.451878</text:p>
          </table:table-cell>
          <table:table-cell office:value-type="float" office:value="62.67178">
            <text:p>62.67178</text:p>
          </table:table-cell>
          <table:table-cell office:value-type="float" office:value="67.04087">
            <text:p>67.04087</text:p>
          </table:table-cell>
          <table:table-cell office:value-type="float" office:value="65.78574">
            <text:p>65.78574</text:p>
          </table:table-cell>
          <table:table-cell office:value-type="float" office:value="68.69613">
            <text:p>68.69613</text:p>
          </table:table-cell>
          <table:table-cell office:value-type="float" office:value="76.38302">
            <text:p>76.38302</text:p>
          </table:table-cell>
          <table:table-cell office:value-type="float" office:value="82.63802">
            <text:p>82.63802</text:p>
          </table:table-cell>
          <table:table-cell office:value-type="float" office:value="75.158905">
            <text:p>75.158905</text:p>
          </table:table-cell>
          <table:table-cell office:value-type="float" office:value="76.2417">
            <text:p>76.2417</text:p>
          </table:table-cell>
          <table:table-cell office:value-type="float" office:value="77.32034">
            <text:p>77.32034</text:p>
          </table:table-cell>
          <table:table-cell office:value-type="float" office:value="80.59051">
            <text:p>80.59051</text:p>
          </table:table-cell>
          <table:table-cell office:value-type="float" office:value="82.20082">
            <text:p>82.20082</text:p>
          </table:table-cell>
          <table:table-cell office:value-type="float" office:value="86.15206">
            <text:p>86.15206</text:p>
          </table:table-cell>
          <table:table-cell office:value-type="float" office:value="90.308266">
            <text:p>90.308266</text:p>
          </table:table-cell>
          <table:table-cell office:value-type="float" office:value="92.08467">
            <text:p>92.08467</text:p>
          </table:table-cell>
          <table:table-cell office:value-type="float" office:value="95.73638">
            <text:p>95.73638</text:p>
          </table:table-cell>
          <table:table-cell office:value-type="float" office:value="98.68439">
            <text:p>98.68439</text:p>
          </table:table-cell>
          <table:table-cell office:value-type="float" office:value="99.425804">
            <text:p>99.425804</text:p>
          </table:table-cell>
          <table:table-cell office:value-type="float" office:value="99.69093">
            <text:p>99.69093</text:p>
          </table:table-cell>
          <table:table-cell office:value-type="float" office:value="98.70232">
            <text:p>98.70232</text:p>
          </table:table-cell>
          <table:table-cell office:value-type="float" office:value="98.5944">
            <text:p>98.5944</text:p>
          </table:table-cell>
          <table:table-cell office:value-type="float" office:value="97.97899">
            <text:p>97.97899</text:p>
          </table:table-cell>
          <table:table-cell office:value-type="float" office:value="96.6026">
            <text:p>96.6026</text:p>
          </table:table-cell>
          <table:table-cell office:value-type="float" office:value="93.9891">
            <text:p>93.9891</text:p>
          </table:table-cell>
          <table:table-cell office:value-type="float" office:value="89.477455">
            <text:p>89.477455</text:p>
          </table:table-cell>
          <table:table-cell office:value-type="float" office:value="84.06451">
            <text:p>84.06451</text:p>
          </table:table-cell>
          <table:table-cell office:value-type="float" office:value="85.01943">
            <text:p>85.01943</text:p>
          </table:table-cell>
          <table:table-cell office:value-type="float" office:value="82.45819">
            <text:p>82.45819</text:p>
          </table:table-cell>
          <table:table-cell office:value-type="float" office:value="83.97383">
            <text:p>83.97383</text:p>
          </table:table-cell>
          <table:table-cell office:value-type="float" office:value="87.35127">
            <text:p>87.35127</text:p>
          </table:table-cell>
          <table:table-cell office:value-type="float" office:value="89.09259">
            <text:p>89.09259</text:p>
          </table:table-cell>
          <table:table-cell office:value-type="float" office:value="87.58811">
            <text:p>87.58811</text:p>
          </table:table-cell>
          <table:table-cell office:value-type="float" office:value="86.81099">
            <text:p>86.81099</text:p>
          </table:table-cell>
          <table:table-cell office:value-type="float" office:value="85.54543">
            <text:p>85.54543</text:p>
          </table:table-cell>
          <table:table-cell office:value-type="float" office:value="81.58996">
            <text:p>81.58996</text:p>
          </table:table-cell>
          <table:table-cell office:value-type="float" office:value="87.770454">
            <text:p>87.770454</text:p>
          </table:table-cell>
          <table:table-cell office:value-type="float" office:value="90.11968">
            <text:p>90.11968</text:p>
          </table:table-cell>
          <table:table-cell office:value-type="float" office:value="97.41091">
            <text:p>97.41091</text:p>
          </table:table-cell>
          <table:table-cell office:value-type="float" office:value="98.59391">
            <text:p>98.59391</text:p>
          </table:table-cell>
          <table:table-cell office:value-type="float" office:value="102.39718">
            <text:p>102.39718</text:p>
          </table:table-cell>
          <table:table-cell office:value-type="float" office:value="104.97304">
            <text:p>104.97304</text:p>
          </table:table-cell>
          <table:table-cell office:value-type="float" office:value="107.91251">
            <text:p>107.91251</text:p>
          </table:table-cell>
          <table:table-cell office:value-type="float" office:value="98.744965">
            <text:p>98.744965</text:p>
          </table:table-cell>
          <table:table-cell office:value-type="float" office:value="103.12105">
            <text:p>103.12105</text:p>
          </table:table-cell>
          <table:table-cell office:value-type="float" office:value="108.27948">
            <text:p>108.27948</text:p>
          </table:table-cell>
          <table:table-cell office:value-type="float" office:value="110.82751">
            <text:p>110.82751</text:p>
          </table:table-cell>
          <table:table-cell office:value-type="float" office:value="111.06837">
            <text:p>111.06837</text:p>
          </table:table-cell>
          <table:table-cell office:value-type="float" office:value="100.999344">
            <text:p>100.999344</text:p>
          </table:table-cell>
          <table:table-cell office:value-type="float" office:value="101.35645">
            <text:p>101.35645</text:p>
          </table:table-cell>
          <table:table-cell office:value-type="float" office:value="114.991516">
            <text:p>114.991516</text:p>
          </table:table-cell>
          <table:table-cell office:value-type="float" office:value="136.29738">
            <text:p>136.29738</text:p>
          </table:table-cell>
          <table:table-cell office:value-type="float" office:value="152.70854">
            <text:p>152.70854</text:p>
          </table:table-cell>
          <table:table-cell office:value-type="float" office:value="146.60393">
            <text:p>146.60393</text:p>
          </table:table-cell>
          <table:table-cell office:value-type="float" office:value="137.75336">
            <text:p>137.75336</text:p>
          </table:table-cell>
          <table:table-cell office:value-type="float" office:value="133.83977">
            <text:p>133.83977</text:p>
          </table:table-cell>
          <table:table-cell office:value-type="float" office:value="126.342354">
            <text:p>126.342354</text:p>
          </table:table-cell>
          <table:table-cell office:value-type="float" office:value="132.91824">
            <text:p>132.91824</text:p>
          </table:table-cell>
          <table:table-cell office:value-type="float" office:value="112.15203">
            <text:p>112.15203</text:p>
          </table:table-cell>
          <table:table-cell office:value-type="float" office:value="108.084915">
            <text:p>108.084915</text:p>
          </table:table-cell>
          <table:table-cell office:value-type="float" office:value="111.25402">
            <text:p>111.25402</text:p>
          </table:table-cell>
          <table:table-cell office:value-type="float" office:value="118.63594">
            <text:p>118.63594</text:p>
          </table:table-cell>
          <table:table-cell office:value-type="float" office:value="109.27128">
            <text:p>109.27128</text:p>
          </table:table-cell>
          <table:table-cell office:value-type="float" office:value="104.12333">
            <text:p>104.12333</text:p>
          </table:table-cell>
          <table:table-cell office:value-type="float" office:value="81.98281">
            <text:p>81.98281</text:p>
          </table:table-cell>
          <table:table-cell office:value-type="float" office:value="92.973785">
            <text:p>92.973785</text:p>
          </table:table-cell>
          <table:table-cell office:value-type="float" office:value="94.53815">
            <text:p>94.53815</text:p>
          </table:table-cell>
          <table:table-cell office:value-type="float" office:value="90.25545">
            <text:p>90.25545</text:p>
          </table:table-cell>
          <table:table-cell office:value-type="float" office:value="84.3245">
            <text:p>84.3245</text:p>
          </table:table-cell>
          <table:table-cell office:value-type="float" office:value="84.82475">
            <text:p>84.82475</text:p>
          </table:table-cell>
          <table:table-cell office:value-type="float" office:value="81.91101">
            <text:p>81.91101</text:p>
          </table:table-cell>
          <table:table-cell office:value-type="float" office:value="82.09378">
            <text:p>82.09378</text:p>
          </table:table-cell>
          <table:table-cell office:value-type="float" office:value="82.79071">
            <text:p>82.79071</text:p>
          </table:table-cell>
          <table:table-cell office:value-type="float" office:value="90.70438">
            <text:p>90.70438</text:p>
          </table:table-cell>
          <table:table-cell office:value-type="float" office:value="97.59071">
            <text:p>97.59071</text:p>
          </table:table-cell>
          <table:table-cell office:value-type="float" office:value="96.22964">
            <text:p>96.22964</text:p>
          </table:table-cell>
          <table:table-cell office:value-type="float" office:value="101.966866">
            <text:p>101.966866</text:p>
          </table:table-cell>
          <table:table-cell office:value-type="float" office:value="109.99653">
            <text:p>109.99653</text:p>
          </table:table-cell>
          <table:table-cell office:value-type="float" office:value="107.161156">
            <text:p>107.161156</text:p>
          </table:table-cell>
          <table:table-cell office:value-type="float" office:value="110.115295">
            <text:p>110.115295</text:p>
          </table:table-cell>
          <table:table-cell office:value-type="float" office:value="111.600845">
            <text:p>111.600845</text:p>
          </table:table-cell>
          <table:table-cell office:value-type="float" office:value="113.378845">
            <text:p>113.378845</text:p>
          </table:table-cell>
          <table:table-cell office:value-type="float" office:value="110.03244">
            <text:p>110.03244</text:p>
          </table:table-cell>
          <table:table-cell office:value-type="float" office:value="91.03347">
            <text:p>91.03347</text:p>
          </table:table-cell>
          <table:table-cell office:value-type="float" office:value="81.49299">
            <text:p>81.49299</text:p>
          </table:table-cell>
          <table:table-cell office:value-type="float" office:value="68.39206">
            <text:p>68.39206</text:p>
          </table:table-cell>
          <table:table-cell office:value-type="float" office:value="118.081276">
            <text:p>118.081276</text:p>
          </table:table-cell>
          <table:table-cell office:value-type="float" office:value="102.62116">
            <text:p>102.62116</text:p>
          </table:table-cell>
          <table:table-cell office:value-type="float" office:value="88.28729">
            <text:p>88.28729</text:p>
          </table:table-cell>
          <table:table-cell office:value-type="float" office:value="93.37717">
            <text:p>93.37717</text:p>
          </table:table-cell>
          <table:table-cell office:value-type="float" office:value="98.46446">
            <text:p>98.46446</text:p>
          </table:table-cell>
          <table:table-cell office:value-type="float" office:value="109.0738">
            <text:p>109.0738</text:p>
          </table:table-cell>
          <table:table-cell office:value-type="float" office:value="123.69431">
            <text:p>123.69431</text:p>
          </table:table-cell>
          <table:table-cell office:value-type="float" office:value="128.81172">
            <text:p>128.81172</text:p>
          </table:table-cell>
          <table:table-cell office:value-type="float" office:value="127.32501">
            <text:p>127.32501</text:p>
          </table:table-cell>
          <table:table-cell office:value-type="float" office:value="129.6193">
            <text:p>129.6193</text:p>
          </table:table-cell>
          <table:table-cell office:value-type="float" office:value="119.31463">
            <text:p>119.31463</text:p>
          </table:table-cell>
          <table:table-cell office:value-type="float" office:value="106.85107">
            <text:p>106.85107</text:p>
          </table:table-cell>
          <table:table-cell office:value-type="float" office:value="98.85283">
            <text:p>98.85283</text:p>
          </table:table-cell>
          <table:table-cell office:value-type="float" office:value="85.432175">
            <text:p>85.432175</text:p>
          </table:table-cell>
          <table:table-cell office:value-type="float" office:value="76.85907">
            <text:p>76.85907</text:p>
          </table:table-cell>
          <table:table-cell office:value-type="float" office:value="75.37891">
            <text:p>75.37891</text:p>
          </table:table-cell>
          <table:table-cell office:value-type="float" office:value="70.600815">
            <text:p>70.600815</text:p>
          </table:table-cell>
          <table:table-cell office:value-type="float" office:value="67.260445">
            <text:p>67.260445</text:p>
          </table:table-cell>
          <table:table-cell office:value-type="float" office:value="70.60701">
            <text:p>70.60701</text:p>
          </table:table-cell>
          <table:table-cell office:value-type="float" office:value="73.07325">
            <text:p>73.07325</text:p>
          </table:table-cell>
          <table:table-cell office:value-type="float" office:value="72.42432">
            <text:p>72.42432</text:p>
          </table:table-cell>
          <table:table-cell office:value-type="float" office:value="72.56847">
            <text:p>72.56847</text:p>
          </table:table-cell>
          <table:table-cell office:value-type="float" office:value="77.942566">
            <text:p>77.942566</text:p>
          </table:table-cell>
          <table:table-cell office:value-type="float" office:value="81.49642">
            <text:p>81.49642</text:p>
          </table:table-cell>
          <table:table-cell office:value-type="float" office:value="83.15127">
            <text:p>83.15127</text:p>
          </table:table-cell>
          <table:table-cell office:value-type="float" office:value="86.959816">
            <text:p>86.959816</text:p>
          </table:table-cell>
          <table:table-cell office:value-type="float" office:value="85.5091">
            <text:p>85.5091</text:p>
          </table:table-cell>
          <table:table-cell office:value-type="float" office:value="93.2596">
            <text:p>93.2596</text:p>
          </table:table-cell>
          <table:table-cell office:value-type="float" office:value="91.29464">
            <text:p>91.29464</text:p>
          </table:table-cell>
          <table:table-cell office:value-type="float" office:value="90.13643">
            <text:p>90.13643</text:p>
          </table:table-cell>
          <table:table-cell office:value-type="float" office:value="77.050156">
            <text:p>77.050156</text:p>
          </table:table-cell>
          <table:table-cell office:value-type="float" office:value="73.39503">
            <text:p>73.39503</text:p>
          </table:table-cell>
          <table:table-cell office:value-type="float" office:value="69.29886">
            <text:p>69.29886</text:p>
          </table:table-cell>
          <table:table-cell office:value-type="float" office:value="71.173485">
            <text:p>71.173485</text:p>
          </table:table-cell>
          <table:table-cell office:value-type="float" office:value="76.12682">
            <text:p>76.12682</text:p>
          </table:table-cell>
          <table:table-cell office:value-type="float" office:value="76.03929">
            <text:p>76.03929</text:p>
          </table:table-cell>
          <table:table-cell office:value-type="float" office:value="74.47008">
            <text:p>74.47008</text:p>
          </table:table-cell>
          <table:table-cell office:value-type="float" office:value="72.2265">
            <text:p>72.2265</text:p>
          </table:table-cell>
          <table:table-cell office:value-type="float" office:value="74.94728">
            <text:p>74.94728</text:p>
          </table:table-cell>
          <table:table-cell office:value-type="float" office:value="77.14591">
            <text:p>77.14591</text:p>
          </table:table-cell>
          <table:table-cell office:value-type="float" office:value="81.05089">
            <text:p>81.05089</text:p>
          </table:table-cell>
          <table:table-cell office:value-type="float" office:value="87.69283">
            <text:p>87.69283</text:p>
          </table:table-cell>
          <table:table-cell office:value-type="float" office:value="90.75433">
            <text:p>90.75433</text:p>
          </table:table-cell>
          <table:table-cell office:value-type="float" office:value="88.53989">
            <text:p>88.53989</text:p>
          </table:table-cell>
          <table:table-cell office:value-type="float" office:value="84.29878">
            <text:p>84.29878</text:p>
          </table:table-cell>
          <table:table-cell office:value-type="float" office:value="83.967285">
            <text:p>83.967285</text:p>
          </table:table-cell>
          <table:table-cell office:value-type="float" office:value="84.547646">
            <text:p>84.547646</text:p>
          </table:table-cell>
          <table:table-cell office:value-type="float" office:value="83.46947">
            <text:p>83.46947</text:p>
          </table:table-cell>
          <table:table-cell office:value-type="float" office:value="76.062096">
            <text:p>76.062096</text:p>
          </table:table-cell>
          <table:table-cell office:value-type="float" office:value="75.65668">
            <text:p>75.65668</text:p>
          </table:table-cell>
          <table:table-cell office:value-type="float" office:value="74.390396">
            <text:p>74.390396</text:p>
          </table:table-cell>
          <table:table-cell office:value-type="float" office:value="80.48326">
            <text:p>80.48326</text:p>
          </table:table-cell>
          <table:table-cell office:value-type="float" office:value="89.67289">
            <text:p>89.67289</text:p>
          </table:table-cell>
          <table:table-cell office:value-type="float" office:value="94.5634">
            <text:p>94.5634</text:p>
          </table:table-cell>
          <table:table-cell office:value-type="float" office:value="92.66107">
            <text:p>92.66107</text:p>
          </table:table-cell>
          <table:table-cell office:value-type="float" office:value="86.79469">
            <text:p>86.79469</text:p>
          </table:table-cell>
          <table:table-cell office:value-type="float" office:value="86.95064">
            <text:p>86.95064</text:p>
          </table:table-cell>
          <table:table-cell office:value-type="float" office:value="93.39613">
            <text:p>93.39613</text:p>
          </table:table-cell>
          <table:table-cell office:value-type="float" office:value="93.36698">
            <text:p>93.36698</text:p>
          </table:table-cell>
          <table:table-cell office:value-type="float" office:value="90.970665">
            <text:p>90.970665</text:p>
          </table:table-cell>
          <table:table-cell office:value-type="float" office:value="86.535835">
            <text:p>86.535835</text:p>
          </table:table-cell>
          <table:table-cell office:value-type="float" office:value="79.211334">
            <text:p>79.211334</text:p>
          </table:table-cell>
          <table:table-cell office:value-type="float" office:value="79.200035">
            <text:p>79.200035</text:p>
          </table:table-cell>
          <table:table-cell office:value-type="float" office:value="93.35995">
            <text:p>93.35995</text:p>
          </table:table-cell>
          <table:table-cell office:value-type="float" office:value="97.9626">
            <text:p>97.9626</text:p>
          </table:table-cell>
          <table:table-cell office:value-type="float" office:value="105.011375">
            <text:p>105.011375</text:p>
          </table:table-cell>
          <table:table-cell office:value-type="float" office:value="98.54783">
            <text:p>98.54783</text:p>
          </table:table-cell>
          <table:table-cell office:value-type="float" office:value="100.444534">
            <text:p>100.444534</text:p>
          </table:table-cell>
          <table:table-cell office:value-type="float" office:value="97.24277">
            <text:p>97.24277</text:p>
          </table:table-cell>
          <table:table-cell office:value-type="float" office:value="98.59609">
            <text:p>98.59609</text:p>
          </table:table-cell>
        </table:table-row>
        <table:table-row table:style-name="ro2">
          <table:table-cell office:value-type="string">
            <text:p>Lhip</text:p>
          </table:table-cell>
          <table:table-cell office:value-type="float" office:value="115.462364">
            <text:p>115.462364</text:p>
          </table:table-cell>
          <table:table-cell office:value-type="float" office:value="117.98984">
            <text:p>117.98984</text:p>
          </table:table-cell>
          <table:table-cell office:value-type="float" office:value="114.37393">
            <text:p>114.37393</text:p>
          </table:table-cell>
          <table:table-cell office:value-type="float" office:value="109.49501">
            <text:p>109.49501</text:p>
          </table:table-cell>
          <table:table-cell office:value-type="float" office:value="116.02964">
            <text:p>116.02964</text:p>
          </table:table-cell>
          <table:table-cell office:value-type="float" office:value="150.05702">
            <text:p>150.0570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92.56146">
            <text:p>192.56146</text:p>
          </table:table-cell>
          <table:table-cell office:value-type="float" office:value="158.89973">
            <text:p>158.89973</text:p>
          </table:table-cell>
          <table:table-cell office:value-type="float" office:value="140.98843">
            <text:p>140.98843</text:p>
          </table:table-cell>
          <table:table-cell office:value-type="float" office:value="126.31997">
            <text:p>126.31997</text:p>
          </table:table-cell>
          <table:table-cell office:value-type="float" office:value="112.54685">
            <text:p>112.54685</text:p>
          </table:table-cell>
          <table:table-cell office:value-type="float" office:value="60.907825">
            <text:p>60.907825</text:p>
          </table:table-cell>
          <table:table-cell office:value-type="float" office:value="123.94475">
            <text:p>123.94475</text:p>
          </table:table-cell>
          <table:table-cell office:value-type="float" office:value="57.84817">
            <text:p>57.84817</text:p>
          </table:table-cell>
          <table:table-cell office:value-type="float" office:value="98.1761">
            <text:p>98.1761</text:p>
          </table:table-cell>
          <table:table-cell office:value-type="float" office:value="89.92082">
            <text:p>89.92082</text:p>
          </table:table-cell>
          <table:table-cell office:value-type="float" office:value="84.34424">
            <text:p>84.34424</text:p>
          </table:table-cell>
          <table:table-cell office:value-type="float" office:value="109.92729">
            <text:p>109.92729</text:p>
          </table:table-cell>
          <table:table-cell office:value-type="float" office:value="113.16181">
            <text:p>113.16181</text:p>
          </table:table-cell>
          <table:table-cell office:value-type="float" office:value="94.74364">
            <text:p>94.74364</text:p>
          </table:table-cell>
          <table:table-cell office:value-type="float" office:value="77.67293">
            <text:p>77.67293</text:p>
          </table:table-cell>
          <table:table-cell office:value-type="string">
            <text:p>NaN</text:p>
          </table:table-cell>
          <table:table-cell office:value-type="float" office:value="70.67871">
            <text:p>70.6787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.921265">
            <text:p>60.921265</text:p>
          </table:table-cell>
          <table:table-cell office:value-type="float" office:value="73.714134">
            <text:p>73.714134</text:p>
          </table:table-cell>
          <table:table-cell office:value-type="string">
            <text:p>NaN</text:p>
          </table:table-cell>
          <table:table-cell office:value-type="float" office:value="200.51323">
            <text:p>200.51323</text:p>
          </table:table-cell>
          <table:table-cell office:value-type="float" office:value="173.86496">
            <text:p>173.86496</text:p>
          </table:table-cell>
          <table:table-cell office:value-type="float" office:value="154.16086">
            <text:p>154.16086</text:p>
          </table:table-cell>
          <table:table-cell office:value-type="float" office:value="120.99087">
            <text:p>120.99087</text:p>
          </table:table-cell>
          <table:table-cell office:value-type="float" office:value="90.91396">
            <text:p>90.91396</text:p>
          </table:table-cell>
          <table:table-cell office:value-type="float" office:value="81.25912">
            <text:p>81.25912</text:p>
          </table:table-cell>
          <table:table-cell office:value-type="float" office:value="65.532684">
            <text:p>65.532684</text:p>
          </table:table-cell>
          <table:table-cell office:value-type="float" office:value="79.33221">
            <text:p>79.33221</text:p>
          </table:table-cell>
          <table:table-cell office:value-type="float" office:value="92.01524">
            <text:p>92.01524</text:p>
          </table:table-cell>
          <table:table-cell office:value-type="float" office:value="94.18728">
            <text:p>94.18728</text:p>
          </table:table-cell>
          <table:table-cell office:value-type="float" office:value="104.58538">
            <text:p>104.58538</text:p>
          </table:table-cell>
          <table:table-cell office:value-type="float" office:value="111.08896">
            <text:p>111.08896</text:p>
          </table:table-cell>
          <table:table-cell office:value-type="float" office:value="120.66772">
            <text:p>120.66772</text:p>
          </table:table-cell>
          <table:table-cell office:value-type="float" office:value="122.357025">
            <text:p>122.357025</text:p>
          </table:table-cell>
          <table:table-cell office:value-type="float" office:value="111.26003">
            <text:p>111.26003</text:p>
          </table:table-cell>
          <table:table-cell office:value-type="float" office:value="105.82998">
            <text:p>105.82998</text:p>
          </table:table-cell>
          <table:table-cell office:value-type="float" office:value="103.92523">
            <text:p>103.92523</text:p>
          </table:table-cell>
          <table:table-cell office:value-type="float" office:value="91.93696">
            <text:p>91.93696</text:p>
          </table:table-cell>
          <table:table-cell office:value-type="float" office:value="84.14477">
            <text:p>84.14477</text:p>
          </table:table-cell>
          <table:table-cell office:value-type="float" office:value="73.64754">
            <text:p>73.64754</text:p>
          </table:table-cell>
          <table:table-cell office:value-type="float" office:value="67.57682">
            <text:p>67.57682</text:p>
          </table:table-cell>
          <table:table-cell office:value-type="float" office:value="66.24799">
            <text:p>66.24799</text:p>
          </table:table-cell>
          <table:table-cell office:value-type="float" office:value="105.908295">
            <text:p>105.908295</text:p>
          </table:table-cell>
          <table:table-cell office:value-type="float" office:value="82.37778">
            <text:p>82.37778</text:p>
          </table:table-cell>
          <table:table-cell office:value-type="float" office:value="80.2687">
            <text:p>80.2687</text:p>
          </table:table-cell>
          <table:table-cell office:value-type="float" office:value="88.17187">
            <text:p>88.17187</text:p>
          </table:table-cell>
          <table:table-cell office:value-type="float" office:value="101.35802">
            <text:p>101.35802</text:p>
          </table:table-cell>
          <table:table-cell office:value-type="float" office:value="117.93991">
            <text:p>117.93991</text:p>
          </table:table-cell>
          <table:table-cell office:value-type="float" office:value="113.536995">
            <text:p>113.536995</text:p>
          </table:table-cell>
          <table:table-cell office:value-type="float" office:value="105.46797">
            <text:p>105.46797</text:p>
          </table:table-cell>
          <table:table-cell office:value-type="float" office:value="92.3865">
            <text:p>92.3865</text:p>
          </table:table-cell>
          <table:table-cell office:value-type="float" office:value="90.95222">
            <text:p>90.95222</text:p>
          </table:table-cell>
          <table:table-cell office:value-type="float" office:value="91.17402">
            <text:p>91.17402</text:p>
          </table:table-cell>
          <table:table-cell office:value-type="float" office:value="98.90125">
            <text:p>98.90125</text:p>
          </table:table-cell>
          <table:table-cell office:value-type="float" office:value="107.4695">
            <text:p>107.4695</text:p>
          </table:table-cell>
          <table:table-cell office:value-type="float" office:value="109.80234">
            <text:p>109.80234</text:p>
          </table:table-cell>
          <table:table-cell office:value-type="float" office:value="113.64852">
            <text:p>113.64852</text:p>
          </table:table-cell>
          <table:table-cell office:value-type="float" office:value="117.635864">
            <text:p>117.635864</text:p>
          </table:table-cell>
          <table:table-cell office:value-type="float" office:value="118.05463">
            <text:p>118.05463</text:p>
          </table:table-cell>
          <table:table-cell office:value-type="float" office:value="120.102356">
            <text:p>120.102356</text:p>
          </table:table-cell>
          <table:table-cell office:value-type="float" office:value="121.96381">
            <text:p>121.96381</text:p>
          </table:table-cell>
          <table:table-cell office:value-type="float" office:value="118.65835">
            <text:p>118.65835</text:p>
          </table:table-cell>
          <table:table-cell office:value-type="float" office:value="118.64951">
            <text:p>118.64951</text:p>
          </table:table-cell>
          <table:table-cell office:value-type="float" office:value="118.10454">
            <text:p>118.10454</text:p>
          </table:table-cell>
          <table:table-cell office:value-type="float" office:value="117.497">
            <text:p>117.497</text:p>
          </table:table-cell>
          <table:table-cell office:value-type="float" office:value="123.32349">
            <text:p>123.32349</text:p>
          </table:table-cell>
          <table:table-cell office:value-type="float" office:value="124.860306">
            <text:p>124.860306</text:p>
          </table:table-cell>
          <table:table-cell office:value-type="float" office:value="127.77766">
            <text:p>127.77766</text:p>
          </table:table-cell>
          <table:table-cell office:value-type="float" office:value="122.209915">
            <text:p>122.209915</text:p>
          </table:table-cell>
          <table:table-cell office:value-type="float" office:value="116.469795">
            <text:p>116.469795</text:p>
          </table:table-cell>
          <table:table-cell office:value-type="float" office:value="109.65406">
            <text:p>109.65406</text:p>
          </table:table-cell>
          <table:table-cell office:value-type="float" office:value="100.35871">
            <text:p>100.35871</text:p>
          </table:table-cell>
          <table:table-cell office:value-type="float" office:value="93.90061">
            <text:p>93.90061</text:p>
          </table:table-cell>
          <table:table-cell office:value-type="float" office:value="93.073586">
            <text:p>93.073586</text:p>
          </table:table-cell>
          <table:table-cell office:value-type="float" office:value="104.48281">
            <text:p>104.48281</text:p>
          </table:table-cell>
          <table:table-cell office:value-type="float" office:value="113.37307">
            <text:p>113.37307</text:p>
          </table:table-cell>
          <table:table-cell office:value-type="float" office:value="122.78451">
            <text:p>122.78451</text:p>
          </table:table-cell>
          <table:table-cell office:value-type="float" office:value="124.28943">
            <text:p>124.28943</text:p>
          </table:table-cell>
          <table:table-cell office:value-type="float" office:value="113.47675">
            <text:p>113.47675</text:p>
          </table:table-cell>
          <table:table-cell office:value-type="float" office:value="100.40348">
            <text:p>100.40348</text:p>
          </table:table-cell>
          <table:table-cell office:value-type="float" office:value="100.706245">
            <text:p>100.706245</text:p>
          </table:table-cell>
          <table:table-cell office:value-type="float" office:value="108.0849">
            <text:p>108.0849</text:p>
          </table:table-cell>
          <table:table-cell office:value-type="float" office:value="119.86187">
            <text:p>119.86187</text:p>
          </table:table-cell>
          <table:table-cell office:value-type="float" office:value="132.47926">
            <text:p>132.47926</text:p>
          </table:table-cell>
          <table:table-cell office:value-type="float" office:value="133.41919">
            <text:p>133.41919</text:p>
          </table:table-cell>
          <table:table-cell office:value-type="float" office:value="127.03548">
            <text:p>127.03548</text:p>
          </table:table-cell>
          <table:table-cell office:value-type="float" office:value="110.59195">
            <text:p>110.59195</text:p>
          </table:table-cell>
          <table:table-cell office:value-type="float" office:value="98.81035">
            <text:p>98.81035</text:p>
          </table:table-cell>
          <table:table-cell office:value-type="float" office:value="90.238625">
            <text:p>90.238625</text:p>
          </table:table-cell>
          <table:table-cell office:value-type="float" office:value="91.48505">
            <text:p>91.48505</text:p>
          </table:table-cell>
          <table:table-cell office:value-type="float" office:value="102.41398">
            <text:p>102.41398</text:p>
          </table:table-cell>
          <table:table-cell office:value-type="float" office:value="121.1807">
            <text:p>121.1807</text:p>
          </table:table-cell>
          <table:table-cell office:value-type="float" office:value="129.09714">
            <text:p>129.09714</text:p>
          </table:table-cell>
          <table:table-cell office:value-type="float" office:value="123.82452">
            <text:p>123.82452</text:p>
          </table:table-cell>
          <table:table-cell office:value-type="float" office:value="120.68408">
            <text:p>120.68408</text:p>
          </table:table-cell>
          <table:table-cell office:value-type="float" office:value="115.648834">
            <text:p>115.648834</text:p>
          </table:table-cell>
          <table:table-cell office:value-type="float" office:value="90.841255">
            <text:p>90.841255</text:p>
          </table:table-cell>
          <table:table-cell office:value-type="float" office:value="82.0753">
            <text:p>82.0753</text:p>
          </table:table-cell>
          <table:table-cell office:value-type="float" office:value="69.17455">
            <text:p>69.17455</text:p>
          </table:table-cell>
          <table:table-cell office:value-type="float" office:value="65.38255">
            <text:p>65.38255</text:p>
          </table:table-cell>
          <table:table-cell office:value-type="float" office:value="75.98381">
            <text:p>75.98381</text:p>
          </table:table-cell>
          <table:table-cell office:value-type="float" office:value="81.5863">
            <text:p>81.5863</text:p>
          </table:table-cell>
          <table:table-cell office:value-type="float" office:value="92.53739">
            <text:p>92.53739</text:p>
          </table:table-cell>
          <table:table-cell office:value-type="float" office:value="131.51384">
            <text:p>131.51384</text:p>
          </table:table-cell>
          <table:table-cell office:value-type="float" office:value="83.29408">
            <text:p>83.29408</text:p>
          </table:table-cell>
          <table:table-cell office:value-type="float" office:value="89.84918">
            <text:p>89.84918</text:p>
          </table:table-cell>
          <table:table-cell office:value-type="float" office:value="94.77873">
            <text:p>94.77873</text:p>
          </table:table-cell>
          <table:table-cell office:value-type="float" office:value="99.701836">
            <text:p>99.701836</text:p>
          </table:table-cell>
          <table:table-cell office:value-type="float" office:value="99.29098">
            <text:p>99.29098</text:p>
          </table:table-cell>
          <table:table-cell office:value-type="float" office:value="95.82133">
            <text:p>95.82133</text:p>
          </table:table-cell>
          <table:table-cell office:value-type="float" office:value="98.510704">
            <text:p>98.510704</text:p>
          </table:table-cell>
          <table:table-cell office:value-type="float" office:value="100.40347">
            <text:p>100.40347</text:p>
          </table:table-cell>
          <table:table-cell office:value-type="float" office:value="87.247574">
            <text:p>87.247574</text:p>
          </table:table-cell>
          <table:table-cell office:value-type="float" office:value="89.03168">
            <text:p>89.03168</text:p>
          </table:table-cell>
          <table:table-cell office:value-type="float" office:value="95.48725">
            <text:p>95.48725</text:p>
          </table:table-cell>
          <table:table-cell office:value-type="float" office:value="98.61036">
            <text:p>98.61036</text:p>
          </table:table-cell>
          <table:table-cell office:value-type="float" office:value="103.810684">
            <text:p>103.810684</text:p>
          </table:table-cell>
          <table:table-cell office:value-type="float" office:value="108.799194">
            <text:p>108.799194</text:p>
          </table:table-cell>
          <table:table-cell office:value-type="float" office:value="117.53619">
            <text:p>117.53619</text:p>
          </table:table-cell>
          <table:table-cell office:value-type="float" office:value="127.20988">
            <text:p>127.20988</text:p>
          </table:table-cell>
          <table:table-cell office:value-type="float" office:value="126.29908">
            <text:p>126.29908</text:p>
          </table:table-cell>
          <table:table-cell office:value-type="float" office:value="119.909164">
            <text:p>119.909164</text:p>
          </table:table-cell>
          <table:table-cell office:value-type="float" office:value="121.56639">
            <text:p>121.56639</text:p>
          </table:table-cell>
          <table:table-cell office:value-type="float" office:value="108.013214">
            <text:p>108.013214</text:p>
          </table:table-cell>
          <table:table-cell office:value-type="float" office:value="90.94813">
            <text:p>90.94813</text:p>
          </table:table-cell>
          <table:table-cell office:value-type="float" office:value="73.5016">
            <text:p>73.5016</text:p>
          </table:table-cell>
          <table:table-cell office:value-type="float" office:value="132.00906">
            <text:p>132.00906</text:p>
          </table:table-cell>
          <table:table-cell office:value-type="float" office:value="138.1476">
            <text:p>138.1476</text:p>
          </table:table-cell>
          <table:table-cell office:value-type="float" office:value="96.26825">
            <text:p>96.26825</text:p>
          </table:table-cell>
          <table:table-cell office:value-type="float" office:value="105.067825">
            <text:p>105.067825</text:p>
          </table:table-cell>
          <table:table-cell office:value-type="float" office:value="102.34245">
            <text:p>102.34245</text:p>
          </table:table-cell>
          <table:table-cell office:value-type="float" office:value="104.92879">
            <text:p>104.92879</text:p>
          </table:table-cell>
          <table:table-cell office:value-type="float" office:value="122.084114">
            <text:p>122.084114</text:p>
          </table:table-cell>
          <table:table-cell office:value-type="float" office:value="134.05327">
            <text:p>134.05327</text:p>
          </table:table-cell>
          <table:table-cell office:value-type="float" office:value="131.02205">
            <text:p>131.02205</text:p>
          </table:table-cell>
          <table:table-cell office:value-type="float" office:value="141.1255">
            <text:p>141.1255</text:p>
          </table:table-cell>
          <table:table-cell office:value-type="float" office:value="132.28392">
            <text:p>132.28392</text:p>
          </table:table-cell>
          <table:table-cell office:value-type="float" office:value="115.24412">
            <text:p>115.24412</text:p>
          </table:table-cell>
          <table:table-cell office:value-type="float" office:value="115.572075">
            <text:p>115.572075</text:p>
          </table:table-cell>
          <table:table-cell office:value-type="float" office:value="108.10869">
            <text:p>108.10869</text:p>
          </table:table-cell>
          <table:table-cell office:value-type="float" office:value="107.81447">
            <text:p>107.81447</text:p>
          </table:table-cell>
          <table:table-cell office:value-type="float" office:value="104.18347">
            <text:p>104.18347</text:p>
          </table:table-cell>
          <table:table-cell office:value-type="float" office:value="95.42616">
            <text:p>95.42616</text:p>
          </table:table-cell>
          <table:table-cell office:value-type="float" office:value="84.61297">
            <text:p>84.61297</text:p>
          </table:table-cell>
          <table:table-cell office:value-type="float" office:value="72.54143">
            <text:p>72.54143</text:p>
          </table:table-cell>
          <table:table-cell office:value-type="float" office:value="67.29607">
            <text:p>67.29607</text:p>
          </table:table-cell>
          <table:table-cell office:value-type="float" office:value="74.19847">
            <text:p>74.19847</text:p>
          </table:table-cell>
          <table:table-cell office:value-type="float" office:value="88.58515">
            <text:p>88.58515</text:p>
          </table:table-cell>
          <table:table-cell office:value-type="float" office:value="105.084335">
            <text:p>105.084335</text:p>
          </table:table-cell>
          <table:table-cell office:value-type="float" office:value="118.086716">
            <text:p>118.086716</text:p>
          </table:table-cell>
          <table:table-cell office:value-type="float" office:value="126.51857">
            <text:p>126.51857</text:p>
          </table:table-cell>
          <table:table-cell office:value-type="float" office:value="122.38867">
            <text:p>122.38867</text:p>
          </table:table-cell>
          <table:table-cell office:value-type="float" office:value="114.93478">
            <text:p>114.93478</text:p>
          </table:table-cell>
          <table:table-cell office:value-type="float" office:value="113.76582">
            <text:p>113.76582</text:p>
          </table:table-cell>
          <table:table-cell office:value-type="float" office:value="104.76079">
            <text:p>104.76079</text:p>
          </table:table-cell>
          <table:table-cell office:value-type="float" office:value="100.121185">
            <text:p>100.121185</text:p>
          </table:table-cell>
          <table:table-cell office:value-type="float" office:value="76.52652">
            <text:p>76.52652</text:p>
          </table:table-cell>
          <table:table-cell office:value-type="float" office:value="63.909378">
            <text:p>63.909378</text:p>
          </table:table-cell>
          <table:table-cell office:value-type="float" office:value="64.390205">
            <text:p>64.390205</text:p>
          </table:table-cell>
          <table:table-cell office:value-type="float" office:value="76.06293">
            <text:p>76.06293</text:p>
          </table:table-cell>
          <table:table-cell office:value-type="float" office:value="90.52545">
            <text:p>90.52545</text:p>
          </table:table-cell>
          <table:table-cell office:value-type="float" office:value="102.79518">
            <text:p>102.79518</text:p>
          </table:table-cell>
          <table:table-cell office:value-type="float" office:value="113.19011">
            <text:p>113.19011</text:p>
          </table:table-cell>
          <table:table-cell office:value-type="float" office:value="113.98742">
            <text:p>113.98742</text:p>
          </table:table-cell>
          <table:table-cell office:value-type="float" office:value="112.38384">
            <text:p>112.38384</text:p>
          </table:table-cell>
          <table:table-cell office:value-type="float" office:value="108.45243">
            <text:p>108.45243</text:p>
          </table:table-cell>
          <table:table-cell office:value-type="float" office:value="103.91103">
            <text:p>103.91103</text:p>
          </table:table-cell>
          <table:table-cell office:value-type="float" office:value="94.7467">
            <text:p>94.7467</text:p>
          </table:table-cell>
          <table:table-cell office:value-type="float" office:value="88.348434">
            <text:p>88.348434</text:p>
          </table:table-cell>
          <table:table-cell office:value-type="float" office:value="84.38037">
            <text:p>84.38037</text:p>
          </table:table-cell>
          <table:table-cell office:value-type="float" office:value="83.14403">
            <text:p>83.14403</text:p>
          </table:table-cell>
          <table:table-cell office:value-type="float" office:value="88.54573">
            <text:p>88.54573</text:p>
          </table:table-cell>
          <table:table-cell office:value-type="float" office:value="102.95234">
            <text:p>102.95234</text:p>
          </table:table-cell>
          <table:table-cell office:value-type="float" office:value="121.282524">
            <text:p>121.282524</text:p>
          </table:table-cell>
          <table:table-cell office:value-type="float" office:value="125.256615">
            <text:p>125.256615</text:p>
          </table:table-cell>
          <table:table-cell office:value-type="float" office:value="121.24392">
            <text:p>121.24392</text:p>
          </table:table-cell>
          <table:table-cell office:value-type="float" office:value="120.32524">
            <text:p>120.32524</text:p>
          </table:table-cell>
          <table:table-cell office:value-type="float" office:value="117.2542">
            <text:p>117.2542</text:p>
          </table:table-cell>
          <table:table-cell office:value-type="float" office:value="108.91477">
            <text:p>108.91477</text:p>
          </table:table-cell>
          <table:table-cell office:value-type="float" office:value="94.83748">
            <text:p>94.83748</text:p>
          </table:table-cell>
          <table:table-cell office:value-type="float" office:value="80.984436">
            <text:p>80.984436</text:p>
          </table:table-cell>
          <table:table-cell office:value-type="float" office:value="69.99122">
            <text:p>69.99122</text:p>
          </table:table-cell>
          <table:table-cell office:value-type="float" office:value="75.707794">
            <text:p>75.707794</text:p>
          </table:table-cell>
          <table:table-cell office:value-type="float" office:value="88.51009">
            <text:p>88.51009</text:p>
          </table:table-cell>
          <table:table-cell office:value-type="float" office:value="102.260025">
            <text:p>102.260025</text:p>
          </table:table-cell>
          <table:table-cell office:value-type="float" office:value="122.62497">
            <text:p>122.62497</text:p>
          </table:table-cell>
          <table:table-cell office:value-type="float" office:value="130.37997">
            <text:p>130.37997</text:p>
          </table:table-cell>
          <table:table-cell office:value-type="float" office:value="134.65616">
            <text:p>134.65616</text:p>
          </table:table-cell>
          <table:table-cell office:value-type="float" office:value="128.01706">
            <text:p>128.01706</text:p>
          </table:table-cell>
          <table:table-cell office:value-type="float" office:value="119.41531">
            <text:p>119.41531</text:p>
          </table:table-cell>
          <table:table-cell office:value-type="float" office:value="107.73271">
            <text:p>107.73271</text:p>
          </table:table-cell>
          <table:table-cell office:value-type="float" office:value="91.74536">
            <text:p>91.74536</text:p>
          </table:table-cell>
          <table:table-cell office:value-type="float" office:value="81.83002">
            <text:p>81.83002</text:p>
          </table:table-cell>
          <table:table-cell office:value-type="float" office:value="81.73786">
            <text:p>81.73786</text:p>
          </table:table-cell>
          <table:table-cell office:value-type="float" office:value="81.1616">
            <text:p>81.1616</text:p>
          </table:table-cell>
          <table:table-cell office:value-type="float" office:value="89.03401">
            <text:p>89.03401</text:p>
          </table:table-cell>
        </table:table-row>
        <table:table-row table:style-name="ro2">
          <table:table-cell office:value-type="string">
            <text:p>Lthigh</text:p>
          </table:table-cell>
          <table:table-cell office:value-type="float" office:value="64.07419">
            <text:p>64.07419</text:p>
          </table:table-cell>
          <table:table-cell office:value-type="float" office:value="132.21341">
            <text:p>132.21341</text:p>
          </table:table-cell>
          <table:table-cell office:value-type="float" office:value="140.12688">
            <text:p>140.12688</text:p>
          </table:table-cell>
          <table:table-cell office:value-type="float" office:value="157.40259">
            <text:p>157.40259</text:p>
          </table:table-cell>
          <table:table-cell office:value-type="float" office:value="232.84575">
            <text:p>232.84575</text:p>
          </table:table-cell>
          <table:table-cell office:value-type="float" office:value="235.48962">
            <text:p>235.48962</text:p>
          </table:table-cell>
          <table:table-cell office:value-type="float" office:value="246.44073">
            <text:p>246.44073</text:p>
          </table:table-cell>
          <table:table-cell office:value-type="float" office:value="286.66226">
            <text:p>286.66226</text:p>
          </table:table-cell>
          <table:table-cell office:value-type="float" office:value="288.47244">
            <text:p>288.4724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74.69716">
            <text:p>174.69716</text:p>
          </table:table-cell>
          <table:table-cell office:value-type="float" office:value="164.79697">
            <text:p>164.79697</text:p>
          </table:table-cell>
          <table:table-cell office:value-type="float" office:value="159.46585">
            <text:p>159.46585</text:p>
          </table:table-cell>
          <table:table-cell office:value-type="float" office:value="151.2067">
            <text:p>151.2067</text:p>
          </table:table-cell>
          <table:table-cell office:value-type="float" office:value="134.19786">
            <text:p>134.19786</text:p>
          </table:table-cell>
          <table:table-cell office:value-type="float" office:value="113.75962">
            <text:p>113.75962</text:p>
          </table:table-cell>
          <table:table-cell office:value-type="float" office:value="99.52794">
            <text:p>99.52794</text:p>
          </table:table-cell>
          <table:table-cell office:value-type="float" office:value="96.58146">
            <text:p>96.58146</text:p>
          </table:table-cell>
          <table:table-cell office:value-type="float" office:value="75.48944">
            <text:p>75.48944</text:p>
          </table:table-cell>
          <table:table-cell office:value-type="float" office:value="70.80253">
            <text:p>70.80253</text:p>
          </table:table-cell>
          <table:table-cell office:value-type="float" office:value="94.67953">
            <text:p>94.67953</text:p>
          </table:table-cell>
          <table:table-cell office:value-type="float" office:value="108.85195">
            <text:p>108.85195</text:p>
          </table:table-cell>
          <table:table-cell office:value-type="float" office:value="117.506485">
            <text:p>117.506485</text:p>
          </table:table-cell>
          <table:table-cell office:value-type="float" office:value="118.326866">
            <text:p>118.326866</text:p>
          </table:table-cell>
          <table:table-cell office:value-type="float" office:value="113.90449">
            <text:p>113.90449</text:p>
          </table:table-cell>
          <table:table-cell office:value-type="float" office:value="111.664955">
            <text:p>111.664955</text:p>
          </table:table-cell>
          <table:table-cell office:value-type="float" office:value="92.96014">
            <text:p>92.96014</text:p>
          </table:table-cell>
          <table:table-cell office:value-type="float" office:value="237.60783">
            <text:p>237.60783</text:p>
          </table:table-cell>
          <table:table-cell office:value-type="float" office:value="179.35576">
            <text:p>179.35576</text:p>
          </table:table-cell>
          <table:table-cell office:value-type="float" office:value="192.81161">
            <text:p>192.81161</text:p>
          </table:table-cell>
          <table:table-cell office:value-type="float" office:value="191.59068">
            <text:p>191.59068</text:p>
          </table:table-cell>
          <table:table-cell office:value-type="float" office:value="186.0254">
            <text:p>186.0254</text:p>
          </table:table-cell>
          <table:table-cell office:value-type="float" office:value="183.2244">
            <text:p>183.2244</text:p>
          </table:table-cell>
          <table:table-cell office:value-type="float" office:value="156.18486">
            <text:p>156.18486</text:p>
          </table:table-cell>
          <table:table-cell office:value-type="float" office:value="140.77055">
            <text:p>140.77055</text:p>
          </table:table-cell>
          <table:table-cell office:value-type="float" office:value="121.0333">
            <text:p>121.0333</text:p>
          </table:table-cell>
          <table:table-cell office:value-type="float" office:value="99.709946">
            <text:p>99.709946</text:p>
          </table:table-cell>
          <table:table-cell office:value-type="float" office:value="74.55556">
            <text:p>74.55556</text:p>
          </table:table-cell>
          <table:table-cell office:value-type="float" office:value="65.68282">
            <text:p>65.68282</text:p>
          </table:table-cell>
          <table:table-cell office:value-type="float" office:value="54.894463">
            <text:p>54.894463</text:p>
          </table:table-cell>
          <table:table-cell office:value-type="float" office:value="57.4098">
            <text:p>57.4098</text:p>
          </table:table-cell>
          <table:table-cell office:value-type="float" office:value="68.32903">
            <text:p>68.32903</text:p>
          </table:table-cell>
          <table:table-cell office:value-type="float" office:value="69.13132">
            <text:p>69.13132</text:p>
          </table:table-cell>
          <table:table-cell office:value-type="float" office:value="77.28927">
            <text:p>77.28927</text:p>
          </table:table-cell>
          <table:table-cell office:value-type="float" office:value="93.69247">
            <text:p>93.69247</text:p>
          </table:table-cell>
          <table:table-cell office:value-type="float" office:value="98.24593">
            <text:p>98.24593</text:p>
          </table:table-cell>
          <table:table-cell office:value-type="float" office:value="78.133995">
            <text:p>78.133995</text:p>
          </table:table-cell>
          <table:table-cell office:value-type="float" office:value="80.47214">
            <text:p>80.47214</text:p>
          </table:table-cell>
          <table:table-cell office:value-type="float" office:value="79.07236">
            <text:p>79.07236</text:p>
          </table:table-cell>
          <table:table-cell office:value-type="float" office:value="76.63877">
            <text:p>76.63877</text:p>
          </table:table-cell>
          <table:table-cell office:value-type="float" office:value="70.01889">
            <text:p>70.01889</text:p>
          </table:table-cell>
          <table:table-cell office:value-type="float" office:value="57.597576">
            <text:p>57.597576</text:p>
          </table:table-cell>
          <table:table-cell office:value-type="float" office:value="51.178017">
            <text:p>51.178017</text:p>
          </table:table-cell>
          <table:table-cell office:value-type="float" office:value="53.652164">
            <text:p>53.652164</text:p>
          </table:table-cell>
          <table:table-cell office:value-type="float" office:value="54.311157">
            <text:p>54.311157</text:p>
          </table:table-cell>
          <table:table-cell office:value-type="float" office:value="53.67976">
            <text:p>53.67976</text:p>
          </table:table-cell>
          <table:table-cell office:value-type="float" office:value="63.905437">
            <text:p>63.905437</text:p>
          </table:table-cell>
          <table:table-cell office:value-type="float" office:value="51.291668">
            <text:p>51.291668</text:p>
          </table:table-cell>
          <table:table-cell office:value-type="float" office:value="58.449177">
            <text:p>58.449177</text:p>
          </table:table-cell>
          <table:table-cell office:value-type="float" office:value="54.242867">
            <text:p>54.242867</text:p>
          </table:table-cell>
          <table:table-cell office:value-type="float" office:value="64.054886">
            <text:p>64.054886</text:p>
          </table:table-cell>
          <table:table-cell office:value-type="float" office:value="66.57491">
            <text:p>66.57491</text:p>
          </table:table-cell>
          <table:table-cell office:value-type="float" office:value="66.91601">
            <text:p>66.91601</text:p>
          </table:table-cell>
          <table:table-cell office:value-type="float" office:value="69.973625">
            <text:p>69.973625</text:p>
          </table:table-cell>
          <table:table-cell office:value-type="float" office:value="77.33704">
            <text:p>77.33704</text:p>
          </table:table-cell>
          <table:table-cell office:value-type="float" office:value="80.81305">
            <text:p>80.81305</text:p>
          </table:table-cell>
          <table:table-cell office:value-type="float" office:value="75.04701">
            <text:p>75.04701</text:p>
          </table:table-cell>
          <table:table-cell office:value-type="float" office:value="73.44957">
            <text:p>73.44957</text:p>
          </table:table-cell>
          <table:table-cell office:value-type="float" office:value="76.23346">
            <text:p>76.23346</text:p>
          </table:table-cell>
          <table:table-cell office:value-type="float" office:value="77.85187">
            <text:p>77.85187</text:p>
          </table:table-cell>
          <table:table-cell office:value-type="float" office:value="82.2691">
            <text:p>82.2691</text:p>
          </table:table-cell>
          <table:table-cell office:value-type="float" office:value="84.68007">
            <text:p>84.68007</text:p>
          </table:table-cell>
          <table:table-cell office:value-type="float" office:value="88.15387">
            <text:p>88.15387</text:p>
          </table:table-cell>
          <table:table-cell office:value-type="float" office:value="92.48286">
            <text:p>92.48286</text:p>
          </table:table-cell>
          <table:table-cell office:value-type="float" office:value="92.89257">
            <text:p>92.89257</text:p>
          </table:table-cell>
          <table:table-cell office:value-type="float" office:value="91.35045">
            <text:p>91.35045</text:p>
          </table:table-cell>
          <table:table-cell office:value-type="float" office:value="90.88252">
            <text:p>90.88252</text:p>
          </table:table-cell>
          <table:table-cell office:value-type="float" office:value="90.8716">
            <text:p>90.8716</text:p>
          </table:table-cell>
          <table:table-cell office:value-type="float" office:value="89.26761">
            <text:p>89.26761</text:p>
          </table:table-cell>
          <table:table-cell office:value-type="float" office:value="87.50269">
            <text:p>87.50269</text:p>
          </table:table-cell>
          <table:table-cell office:value-type="float" office:value="82.7809">
            <text:p>82.7809</text:p>
          </table:table-cell>
          <table:table-cell office:value-type="float" office:value="82.0175">
            <text:p>82.0175</text:p>
          </table:table-cell>
          <table:table-cell office:value-type="float" office:value="79.61703">
            <text:p>79.61703</text:p>
          </table:table-cell>
          <table:table-cell office:value-type="float" office:value="76.66755">
            <text:p>76.66755</text:p>
          </table:table-cell>
          <table:table-cell office:value-type="float" office:value="73.75521">
            <text:p>73.75521</text:p>
          </table:table-cell>
          <table:table-cell office:value-type="float" office:value="71.554955">
            <text:p>71.554955</text:p>
          </table:table-cell>
          <table:table-cell office:value-type="float" office:value="72.31828">
            <text:p>72.31828</text:p>
          </table:table-cell>
          <table:table-cell office:value-type="float" office:value="74.27113">
            <text:p>74.27113</text:p>
          </table:table-cell>
          <table:table-cell office:value-type="float" office:value="74.202034">
            <text:p>74.202034</text:p>
          </table:table-cell>
          <table:table-cell office:value-type="float" office:value="80.00043">
            <text:p>80.00043</text:p>
          </table:table-cell>
          <table:table-cell office:value-type="float" office:value="78.727486">
            <text:p>78.727486</text:p>
          </table:table-cell>
          <table:table-cell office:value-type="float" office:value="74.483025">
            <text:p>74.483025</text:p>
          </table:table-cell>
          <table:table-cell office:value-type="float" office:value="70.204124">
            <text:p>70.204124</text:p>
          </table:table-cell>
          <table:table-cell office:value-type="float" office:value="64.36224">
            <text:p>64.36224</text:p>
          </table:table-cell>
          <table:table-cell office:value-type="float" office:value="66.3381">
            <text:p>66.3381</text:p>
          </table:table-cell>
          <table:table-cell office:value-type="float" office:value="71.30519">
            <text:p>71.30519</text:p>
          </table:table-cell>
          <table:table-cell office:value-type="float" office:value="76.872826">
            <text:p>76.872826</text:p>
          </table:table-cell>
          <table:table-cell office:value-type="float" office:value="88.99617">
            <text:p>88.99617</text:p>
          </table:table-cell>
          <table:table-cell office:value-type="float" office:value="83.66793">
            <text:p>83.66793</text:p>
          </table:table-cell>
          <table:table-cell office:value-type="float" office:value="74.18869">
            <text:p>74.18869</text:p>
          </table:table-cell>
          <table:table-cell office:value-type="float" office:value="62.34064">
            <text:p>62.34064</text:p>
          </table:table-cell>
          <table:table-cell office:value-type="float" office:value="59.732735">
            <text:p>59.732735</text:p>
          </table:table-cell>
          <table:table-cell office:value-type="float" office:value="61.67188">
            <text:p>61.67188</text:p>
          </table:table-cell>
          <table:table-cell office:value-type="float" office:value="67.26898">
            <text:p>67.26898</text:p>
          </table:table-cell>
          <table:table-cell office:value-type="float" office:value="77.74876">
            <text:p>77.74876</text:p>
          </table:table-cell>
          <table:table-cell office:value-type="float" office:value="85.83161">
            <text:p>85.83161</text:p>
          </table:table-cell>
          <table:table-cell office:value-type="float" office:value="85.05292">
            <text:p>85.05292</text:p>
          </table:table-cell>
          <table:table-cell office:value-type="float" office:value="73.39038">
            <text:p>73.39038</text:p>
          </table:table-cell>
          <table:table-cell office:value-type="float" office:value="64.14129">
            <text:p>64.14129</text:p>
          </table:table-cell>
          <table:table-cell office:value-type="float" office:value="59.27611">
            <text:p>59.27611</text:p>
          </table:table-cell>
          <table:table-cell office:value-type="float" office:value="54.55127">
            <text:p>54.55127</text:p>
          </table:table-cell>
          <table:table-cell office:value-type="float" office:value="54.699165">
            <text:p>54.699165</text:p>
          </table:table-cell>
          <table:table-cell office:value-type="float" office:value="56.01507">
            <text:p>56.01507</text:p>
          </table:table-cell>
          <table:table-cell office:value-type="float" office:value="60.984642">
            <text:p>60.984642</text:p>
          </table:table-cell>
          <table:table-cell office:value-type="float" office:value="52.600445">
            <text:p>52.600445</text:p>
          </table:table-cell>
          <table:table-cell office:value-type="float" office:value="52.13997">
            <text:p>52.13997</text:p>
          </table:table-cell>
          <table:table-cell office:value-type="float" office:value="59.158974">
            <text:p>59.158974</text:p>
          </table:table-cell>
          <table:table-cell office:value-type="float" office:value="100.99635">
            <text:p>100.99635</text:p>
          </table:table-cell>
          <table:table-cell office:value-type="float" office:value="108.32659">
            <text:p>108.32659</text:p>
          </table:table-cell>
          <table:table-cell office:value-type="float" office:value="117.18247">
            <text:p>117.18247</text:p>
          </table:table-cell>
          <table:table-cell office:value-type="float" office:value="117.14631">
            <text:p>117.14631</text:p>
          </table:table-cell>
          <table:table-cell office:value-type="float" office:value="93.32288">
            <text:p>93.32288</text:p>
          </table:table-cell>
          <table:table-cell office:value-type="float" office:value="80.81937">
            <text:p>80.81937</text:p>
          </table:table-cell>
          <table:table-cell office:value-type="float" office:value="77.505844">
            <text:p>77.505844</text:p>
          </table:table-cell>
          <table:table-cell office:value-type="float" office:value="82.26886">
            <text:p>82.26886</text:p>
          </table:table-cell>
          <table:table-cell office:value-type="float" office:value="86.88263">
            <text:p>86.88263</text:p>
          </table:table-cell>
          <table:table-cell office:value-type="float" office:value="86.65896">
            <text:p>86.65896</text:p>
          </table:table-cell>
          <table:table-cell office:value-type="float" office:value="75.32556">
            <text:p>75.32556</text:p>
          </table:table-cell>
          <table:table-cell office:value-type="float" office:value="68.994965">
            <text:p>68.994965</text:p>
          </table:table-cell>
          <table:table-cell office:value-type="float" office:value="73.92982">
            <text:p>73.92982</text:p>
          </table:table-cell>
          <table:table-cell office:value-type="float" office:value="92.99116">
            <text:p>92.99116</text:p>
          </table:table-cell>
          <table:table-cell office:value-type="float" office:value="102.909195">
            <text:p>102.909195</text:p>
          </table:table-cell>
          <table:table-cell office:value-type="float" office:value="119.95743">
            <text:p>119.95743</text:p>
          </table:table-cell>
          <table:table-cell office:value-type="float" office:value="135.12082">
            <text:p>135.12082</text:p>
          </table:table-cell>
          <table:table-cell office:value-type="float" office:value="140.39075">
            <text:p>140.39075</text:p>
          </table:table-cell>
          <table:table-cell office:value-type="float" office:value="138.90385">
            <text:p>138.90385</text:p>
          </table:table-cell>
          <table:table-cell office:value-type="float" office:value="130.85086">
            <text:p>130.85086</text:p>
          </table:table-cell>
          <table:table-cell office:value-type="float" office:value="122.45813">
            <text:p>122.45813</text:p>
          </table:table-cell>
          <table:table-cell office:value-type="float" office:value="106.00204">
            <text:p>106.00204</text:p>
          </table:table-cell>
          <table:table-cell office:value-type="float" office:value="98.380875">
            <text:p>98.380875</text:p>
          </table:table-cell>
          <table:table-cell office:value-type="float" office:value="141.10295">
            <text:p>141.10295</text:p>
          </table:table-cell>
          <table:table-cell office:value-type="float" office:value="149.63683">
            <text:p>149.63683</text:p>
          </table:table-cell>
          <table:table-cell office:value-type="float" office:value="135.53662">
            <text:p>135.53662</text:p>
          </table:table-cell>
          <table:table-cell office:value-type="float" office:value="82.3311">
            <text:p>82.3311</text:p>
          </table:table-cell>
          <table:table-cell office:value-type="float" office:value="76.69069">
            <text:p>76.69069</text:p>
          </table:table-cell>
          <table:table-cell office:value-type="float" office:value="57.066246">
            <text:p>57.066246</text:p>
          </table:table-cell>
          <table:table-cell office:value-type="float" office:value="78.58809">
            <text:p>78.58809</text:p>
          </table:table-cell>
          <table:table-cell office:value-type="float" office:value="91.57366">
            <text:p>91.57366</text:p>
          </table:table-cell>
          <table:table-cell office:value-type="float" office:value="80.88888">
            <text:p>80.88888</text:p>
          </table:table-cell>
          <table:table-cell office:value-type="float" office:value="77.08891">
            <text:p>77.08891</text:p>
          </table:table-cell>
          <table:table-cell office:value-type="float" office:value="74.77525">
            <text:p>74.77525</text:p>
          </table:table-cell>
          <table:table-cell office:value-type="float" office:value="67.00409">
            <text:p>67.00409</text:p>
          </table:table-cell>
          <table:table-cell office:value-type="float" office:value="63.48678">
            <text:p>63.48678</text:p>
          </table:table-cell>
          <table:table-cell office:value-type="float" office:value="65.03937">
            <text:p>65.03937</text:p>
          </table:table-cell>
          <table:table-cell office:value-type="float" office:value="71.68797">
            <text:p>71.68797</text:p>
          </table:table-cell>
          <table:table-cell office:value-type="float" office:value="70.527916">
            <text:p>70.527916</text:p>
          </table:table-cell>
          <table:table-cell office:value-type="float" office:value="70.45978">
            <text:p>70.45978</text:p>
          </table:table-cell>
          <table:table-cell office:value-type="float" office:value="66.8687">
            <text:p>66.8687</text:p>
          </table:table-cell>
          <table:table-cell office:value-type="float" office:value="64.02581">
            <text:p>64.02581</text:p>
          </table:table-cell>
          <table:table-cell office:value-type="float" office:value="64.355064">
            <text:p>64.355064</text:p>
          </table:table-cell>
          <table:table-cell office:value-type="float" office:value="69.8579">
            <text:p>69.8579</text:p>
          </table:table-cell>
          <table:table-cell office:value-type="float" office:value="74.19523">
            <text:p>74.19523</text:p>
          </table:table-cell>
          <table:table-cell office:value-type="float" office:value="74.52628">
            <text:p>74.52628</text:p>
          </table:table-cell>
          <table:table-cell office:value-type="float" office:value="81.44077">
            <text:p>81.44077</text:p>
          </table:table-cell>
          <table:table-cell office:value-type="float" office:value="76.33831">
            <text:p>76.33831</text:p>
          </table:table-cell>
          <table:table-cell office:value-type="float" office:value="71.54697">
            <text:p>71.54697</text:p>
          </table:table-cell>
          <table:table-cell office:value-type="float" office:value="63.435127">
            <text:p>63.435127</text:p>
          </table:table-cell>
          <table:table-cell office:value-type="float" office:value="61.72857">
            <text:p>61.72857</text:p>
          </table:table-cell>
          <table:table-cell office:value-type="float" office:value="58.432087">
            <text:p>58.432087</text:p>
          </table:table-cell>
          <table:table-cell office:value-type="float" office:value="76.08998">
            <text:p>76.08998</text:p>
          </table:table-cell>
          <table:table-cell office:value-type="float" office:value="64.738045">
            <text:p>64.738045</text:p>
          </table:table-cell>
          <table:table-cell office:value-type="float" office:value="69.695465">
            <text:p>69.695465</text:p>
          </table:table-cell>
          <table:table-cell office:value-type="float" office:value="72.657166">
            <text:p>72.657166</text:p>
          </table:table-cell>
          <table:table-cell office:value-type="float" office:value="78.172585">
            <text:p>78.172585</text:p>
          </table:table-cell>
          <table:table-cell office:value-type="float" office:value="71.02369">
            <text:p>71.02369</text:p>
          </table:table-cell>
          <table:table-cell office:value-type="float" office:value="70.10539">
            <text:p>70.10539</text:p>
          </table:table-cell>
          <table:table-cell office:value-type="float" office:value="79.72569">
            <text:p>79.72569</text:p>
          </table:table-cell>
          <table:table-cell office:value-type="float" office:value="75.988434">
            <text:p>75.988434</text:p>
          </table:table-cell>
          <table:table-cell office:value-type="float" office:value="76.15657">
            <text:p>76.15657</text:p>
          </table:table-cell>
          <table:table-cell office:value-type="float" office:value="79.89826">
            <text:p>79.89826</text:p>
          </table:table-cell>
          <table:table-cell office:value-type="float" office:value="78.60889">
            <text:p>78.60889</text:p>
          </table:table-cell>
          <table:table-cell office:value-type="float" office:value="79.16109">
            <text:p>79.16109</text:p>
          </table:table-cell>
          <table:table-cell office:value-type="float" office:value="80.18938">
            <text:p>80.18938</text:p>
          </table:table-cell>
          <table:table-cell office:value-type="float" office:value="81.50908">
            <text:p>81.50908</text:p>
          </table:table-cell>
          <table:table-cell office:value-type="float" office:value="79.82652">
            <text:p>79.82652</text:p>
          </table:table-cell>
          <table:table-cell office:value-type="float" office:value="82.52406">
            <text:p>82.52406</text:p>
          </table:table-cell>
          <table:table-cell office:value-type="float" office:value="75.93318">
            <text:p>75.93318</text:p>
          </table:table-cell>
          <table:table-cell office:value-type="float" office:value="79.52903">
            <text:p>79.52903</text:p>
          </table:table-cell>
          <table:table-cell office:value-type="float" office:value="76.5302">
            <text:p>76.5302</text:p>
          </table:table-cell>
          <table:table-cell office:value-type="float" office:value="72.92829">
            <text:p>72.92829</text:p>
          </table:table-cell>
          <table:table-cell office:value-type="float" office:value="73.25855">
            <text:p>73.25855</text:p>
          </table:table-cell>
          <table:table-cell office:value-type="float" office:value="68.593155">
            <text:p>68.593155</text:p>
          </table:table-cell>
          <table:table-cell office:value-type="float" office:value="64.731186">
            <text:p>64.731186</text:p>
          </table:table-cell>
          <table:table-cell office:value-type="float" office:value="64.08802">
            <text:p>64.08802</text:p>
          </table:table-cell>
          <table:table-cell office:value-type="float" office:value="61.023865">
            <text:p>61.023865</text:p>
          </table:table-cell>
          <table:table-cell office:value-type="float" office:value="64.63759">
            <text:p>64.63759</text:p>
          </table:table-cell>
          <table:table-cell office:value-type="float" office:value="70.09663">
            <text:p>70.09663</text:p>
          </table:table-cell>
          <table:table-cell office:value-type="float" office:value="74.49354">
            <text:p>74.49354</text:p>
          </table:table-cell>
          <table:table-cell office:value-type="float" office:value="75.11758">
            <text:p>75.11758</text:p>
          </table:table-cell>
          <table:table-cell office:value-type="float" office:value="75.88418">
            <text:p>75.88418</text:p>
          </table:table-cell>
          <table:table-cell office:value-type="float" office:value="78.72798">
            <text:p>78.72798</text:p>
          </table:table-cell>
          <table:table-cell office:value-type="float" office:value="70.713974">
            <text:p>70.713974</text:p>
          </table:table-cell>
          <table:table-cell office:value-type="float" office:value="64.0962">
            <text:p>64.0962</text:p>
          </table:table-cell>
          <table:table-cell office:value-type="float" office:value="61.379097">
            <text:p>61.379097</text:p>
          </table:table-cell>
          <table:table-cell office:value-type="float" office:value="57.184505">
            <text:p>57.184505</text:p>
          </table:table-cell>
          <table:table-cell office:value-type="float" office:value="57.952656">
            <text:p>57.952656</text:p>
          </table:table-cell>
          <table:table-cell office:value-type="float" office:value="61.63407">
            <text:p>61.63407</text:p>
          </table:table-cell>
          <table:table-cell office:value-type="float" office:value="63.86181">
            <text:p>63.86181</text:p>
          </table:table-cell>
          <table:table-cell office:value-type="float" office:value="64.84032">
            <text:p>64.84032</text:p>
          </table:table-cell>
          <table:table-cell office:value-type="float" office:value="70.626274">
            <text:p>70.626274</text:p>
          </table:table-cell>
        </table:table-row>
        <table:table-row table:style-name="ro2">
          <table:table-cell office:value-type="string">
            <text:p>Lleg</text:p>
          </table:table-cell>
          <table:table-cell office:value-type="float" office:value="43.623974">
            <text:p>43.623974</text:p>
          </table:table-cell>
          <table:table-cell office:value-type="float" office:value="175.48337">
            <text:p>175.48337</text:p>
          </table:table-cell>
          <table:table-cell office:value-type="float" office:value="179.63383">
            <text:p>179.63383</text:p>
          </table:table-cell>
          <table:table-cell office:value-type="float" office:value="187.21063">
            <text:p>187.21063</text:p>
          </table:table-cell>
          <table:table-cell office:value-type="float" office:value="155.34383">
            <text:p>155.34383</text:p>
          </table:table-cell>
          <table:table-cell office:value-type="float" office:value="96.18178">
            <text:p>96.18178</text:p>
          </table:table-cell>
          <table:table-cell office:value-type="float" office:value="62.117672">
            <text:p>62.117672</text:p>
          </table:table-cell>
          <table:table-cell office:value-type="float" office:value="323.50497">
            <text:p>323.50497</text:p>
          </table:table-cell>
          <table:table-cell office:value-type="float" office:value="305.5633">
            <text:p>305.5633</text:p>
          </table:table-cell>
          <table:table-cell office:value-type="float" office:value="129.27933">
            <text:p>129.27933</text:p>
          </table:table-cell>
          <table:table-cell office:value-type="float" office:value="115.40972">
            <text:p>115.4097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1.82351">
            <text:p>111.82351</text:p>
          </table:table-cell>
          <table:table-cell office:value-type="float" office:value="125.4804">
            <text:p>125.4804</text:p>
          </table:table-cell>
          <table:table-cell office:value-type="float" office:value="137.4247">
            <text:p>137.4247</text:p>
          </table:table-cell>
          <table:table-cell office:value-type="float" office:value="106.851265">
            <text:p>106.851265</text:p>
          </table:table-cell>
          <table:table-cell office:value-type="float" office:value="155.65942">
            <text:p>155.65942</text:p>
          </table:table-cell>
          <table:table-cell office:value-type="float" office:value="95.30192">
            <text:p>95.30192</text:p>
          </table:table-cell>
          <table:table-cell office:value-type="float" office:value="56.821144">
            <text:p>56.821144</text:p>
          </table:table-cell>
          <table:table-cell office:value-type="float" office:value="78.163666">
            <text:p>78.163666</text:p>
          </table:table-cell>
          <table:table-cell office:value-type="float" office:value="112.60806">
            <text:p>112.60806</text:p>
          </table:table-cell>
          <table:table-cell office:value-type="float" office:value="90.01794">
            <text:p>90.01794</text:p>
          </table:table-cell>
          <table:table-cell office:value-type="float" office:value="72.61881">
            <text:p>72.61881</text:p>
          </table:table-cell>
          <table:table-cell office:value-type="float" office:value="98.693115">
            <text:p>98.693115</text:p>
          </table:table-cell>
          <table:table-cell office:value-type="float" office:value="92.75808">
            <text:p>92.75808</text:p>
          </table:table-cell>
          <table:table-cell office:value-type="float" office:value="97.67238">
            <text:p>97.67238</text:p>
          </table:table-cell>
          <table:table-cell office:value-type="float" office:value="104.32012">
            <text:p>104.32012</text:p>
          </table:table-cell>
          <table:table-cell office:value-type="float" office:value="97.10364">
            <text:p>97.10364</text:p>
          </table:table-cell>
          <table:table-cell office:value-type="float" office:value="124.239265">
            <text:p>124.239265</text:p>
          </table:table-cell>
          <table:table-cell office:value-type="float" office:value="183.3867">
            <text:p>183.3867</text:p>
          </table:table-cell>
          <table:table-cell office:value-type="float" office:value="179.72179">
            <text:p>179.72179</text:p>
          </table:table-cell>
          <table:table-cell office:value-type="float" office:value="173.99634">
            <text:p>173.99634</text:p>
          </table:table-cell>
          <table:table-cell office:value-type="float" office:value="165.3824">
            <text:p>165.3824</text:p>
          </table:table-cell>
          <table:table-cell office:value-type="float" office:value="134.40413">
            <text:p>134.40413</text:p>
          </table:table-cell>
          <table:table-cell office:value-type="float" office:value="113.9611">
            <text:p>113.9611</text:p>
          </table:table-cell>
          <table:table-cell office:value-type="float" office:value="90.114655">
            <text:p>90.114655</text:p>
          </table:table-cell>
          <table:table-cell office:value-type="float" office:value="86.1693">
            <text:p>86.1693</text:p>
          </table:table-cell>
          <table:table-cell office:value-type="float" office:value="77.63735">
            <text:p>77.63735</text:p>
          </table:table-cell>
          <table:table-cell office:value-type="float" office:value="102.98315">
            <text:p>102.98315</text:p>
          </table:table-cell>
          <table:table-cell office:value-type="float" office:value="73.15489">
            <text:p>73.15489</text:p>
          </table:table-cell>
          <table:table-cell office:value-type="float" office:value="64.72565">
            <text:p>64.72565</text:p>
          </table:table-cell>
          <table:table-cell office:value-type="float" office:value="92.45538">
            <text:p>92.45538</text:p>
          </table:table-cell>
          <table:table-cell office:value-type="float" office:value="98.54922">
            <text:p>98.54922</text:p>
          </table:table-cell>
          <table:table-cell office:value-type="float" office:value="104.42664">
            <text:p>104.42664</text:p>
          </table:table-cell>
          <table:table-cell office:value-type="float" office:value="103.91413">
            <text:p>103.91413</text:p>
          </table:table-cell>
          <table:table-cell office:value-type="float" office:value="92.59463">
            <text:p>92.59463</text:p>
          </table:table-cell>
          <table:table-cell office:value-type="float" office:value="66.81716">
            <text:p>66.81716</text:p>
          </table:table-cell>
          <table:table-cell office:value-type="float" office:value="79.073326">
            <text:p>79.073326</text:p>
          </table:table-cell>
          <table:table-cell office:value-type="float" office:value="81.10791">
            <text:p>81.10791</text:p>
          </table:table-cell>
          <table:table-cell office:value-type="float" office:value="79.49023">
            <text:p>79.49023</text:p>
          </table:table-cell>
          <table:table-cell office:value-type="float" office:value="64.25614">
            <text:p>64.25614</text:p>
          </table:table-cell>
          <table:table-cell office:value-type="float" office:value="55.72253">
            <text:p>55.72253</text:p>
          </table:table-cell>
          <table:table-cell office:value-type="float" office:value="64.51706">
            <text:p>64.51706</text:p>
          </table:table-cell>
          <table:table-cell office:value-type="float" office:value="81.60006">
            <text:p>81.60006</text:p>
          </table:table-cell>
          <table:table-cell office:value-type="float" office:value="80.37869">
            <text:p>80.37869</text:p>
          </table:table-cell>
          <table:table-cell office:value-type="float" office:value="72.84859">
            <text:p>72.84859</text:p>
          </table:table-cell>
          <table:table-cell office:value-type="float" office:value="64.680244">
            <text:p>64.680244</text:p>
          </table:table-cell>
          <table:table-cell office:value-type="float" office:value="43.9907">
            <text:p>43.9907</text:p>
          </table:table-cell>
          <table:table-cell office:value-type="float" office:value="66.1174">
            <text:p>66.1174</text:p>
          </table:table-cell>
          <table:table-cell office:value-type="float" office:value="68.27141">
            <text:p>68.27141</text:p>
          </table:table-cell>
          <table:table-cell office:value-type="float" office:value="53.62266">
            <text:p>53.62266</text:p>
          </table:table-cell>
          <table:table-cell office:value-type="float" office:value="53.741096">
            <text:p>53.741096</text:p>
          </table:table-cell>
          <table:table-cell office:value-type="float" office:value="55.69866">
            <text:p>55.69866</text:p>
          </table:table-cell>
          <table:table-cell office:value-type="float" office:value="58.895416">
            <text:p>58.895416</text:p>
          </table:table-cell>
          <table:table-cell office:value-type="float" office:value="69.159">
            <text:p>69.159</text:p>
          </table:table-cell>
          <table:table-cell office:value-type="float" office:value="84.19687">
            <text:p>84.19687</text:p>
          </table:table-cell>
          <table:table-cell office:value-type="float" office:value="92.30109">
            <text:p>92.30109</text:p>
          </table:table-cell>
          <table:table-cell office:value-type="float" office:value="82.77004">
            <text:p>82.77004</text:p>
          </table:table-cell>
          <table:table-cell office:value-type="float" office:value="79.67837">
            <text:p>79.67837</text:p>
          </table:table-cell>
          <table:table-cell office:value-type="float" office:value="73.8713">
            <text:p>73.8713</text:p>
          </table:table-cell>
          <table:table-cell office:value-type="float" office:value="73.149">
            <text:p>73.149</text:p>
          </table:table-cell>
          <table:table-cell office:value-type="float" office:value="75.58824">
            <text:p>75.58824</text:p>
          </table:table-cell>
          <table:table-cell office:value-type="float" office:value="77.91986">
            <text:p>77.91986</text:p>
          </table:table-cell>
          <table:table-cell office:value-type="float" office:value="70.72188">
            <text:p>70.72188</text:p>
          </table:table-cell>
          <table:table-cell office:value-type="float" office:value="72.61065">
            <text:p>72.61065</text:p>
          </table:table-cell>
          <table:table-cell office:value-type="float" office:value="73.66344">
            <text:p>73.66344</text:p>
          </table:table-cell>
          <table:table-cell office:value-type="float" office:value="72.06431">
            <text:p>72.06431</text:p>
          </table:table-cell>
          <table:table-cell office:value-type="float" office:value="71.7841">
            <text:p>71.7841</text:p>
          </table:table-cell>
          <table:table-cell office:value-type="float" office:value="74.714424">
            <text:p>74.714424</text:p>
          </table:table-cell>
          <table:table-cell office:value-type="float" office:value="78.91975">
            <text:p>78.91975</text:p>
          </table:table-cell>
          <table:table-cell office:value-type="float" office:value="74.70681">
            <text:p>74.70681</text:p>
          </table:table-cell>
          <table:table-cell office:value-type="float" office:value="73.00237">
            <text:p>73.00237</text:p>
          </table:table-cell>
          <table:table-cell office:value-type="float" office:value="70.62772">
            <text:p>70.62772</text:p>
          </table:table-cell>
          <table:table-cell office:value-type="float" office:value="63.004578">
            <text:p>63.004578</text:p>
          </table:table-cell>
          <table:table-cell office:value-type="float" office:value="59.079193">
            <text:p>59.079193</text:p>
          </table:table-cell>
          <table:table-cell office:value-type="float" office:value="59.72034">
            <text:p>59.72034</text:p>
          </table:table-cell>
          <table:table-cell office:value-type="float" office:value="63.844242">
            <text:p>63.844242</text:p>
          </table:table-cell>
          <table:table-cell office:value-type="float" office:value="70.331566">
            <text:p>70.331566</text:p>
          </table:table-cell>
          <table:table-cell office:value-type="float" office:value="65.9524">
            <text:p>65.9524</text:p>
          </table:table-cell>
          <table:table-cell office:value-type="float" office:value="65.659424">
            <text:p>65.659424</text:p>
          </table:table-cell>
          <table:table-cell office:value-type="float" office:value="64.75471">
            <text:p>64.75471</text:p>
          </table:table-cell>
          <table:table-cell office:value-type="float" office:value="62.1176">
            <text:p>62.1176</text:p>
          </table:table-cell>
          <table:table-cell office:value-type="float" office:value="61.095375">
            <text:p>61.095375</text:p>
          </table:table-cell>
          <table:table-cell office:value-type="float" office:value="59.77583">
            <text:p>59.77583</text:p>
          </table:table-cell>
          <table:table-cell office:value-type="float" office:value="64.01433">
            <text:p>64.01433</text:p>
          </table:table-cell>
          <table:table-cell office:value-type="float" office:value="67.89405">
            <text:p>67.89405</text:p>
          </table:table-cell>
          <table:table-cell office:value-type="float" office:value="75.24228">
            <text:p>75.24228</text:p>
          </table:table-cell>
          <table:table-cell office:value-type="float" office:value="79.715126">
            <text:p>79.715126</text:p>
          </table:table-cell>
          <table:table-cell office:value-type="float" office:value="79.933754">
            <text:p>79.933754</text:p>
          </table:table-cell>
          <table:table-cell office:value-type="float" office:value="75.522766">
            <text:p>75.522766</text:p>
          </table:table-cell>
          <table:table-cell office:value-type="float" office:value="71.5275">
            <text:p>71.5275</text:p>
          </table:table-cell>
          <table:table-cell office:value-type="float" office:value="62.824734">
            <text:p>62.824734</text:p>
          </table:table-cell>
          <table:table-cell office:value-type="float" office:value="64.03353">
            <text:p>64.03353</text:p>
          </table:table-cell>
          <table:table-cell office:value-type="float" office:value="76.35421">
            <text:p>76.35421</text:p>
          </table:table-cell>
          <table:table-cell office:value-type="float" office:value="84.152626">
            <text:p>84.152626</text:p>
          </table:table-cell>
          <table:table-cell office:value-type="float" office:value="79.85548">
            <text:p>79.85548</text:p>
          </table:table-cell>
          <table:table-cell office:value-type="float" office:value="82.451805">
            <text:p>82.451805</text:p>
          </table:table-cell>
          <table:table-cell office:value-type="float" office:value="81.626045">
            <text:p>81.626045</text:p>
          </table:table-cell>
          <table:table-cell office:value-type="float" office:value="68.093666">
            <text:p>68.093666</text:p>
          </table:table-cell>
          <table:table-cell office:value-type="float" office:value="65.89436">
            <text:p>65.89436</text:p>
          </table:table-cell>
          <table:table-cell office:value-type="float" office:value="62.113937">
            <text:p>62.113937</text:p>
          </table:table-cell>
          <table:table-cell office:value-type="float" office:value="63.367065">
            <text:p>63.367065</text:p>
          </table:table-cell>
          <table:table-cell office:value-type="float" office:value="68.156105">
            <text:p>68.156105</text:p>
          </table:table-cell>
          <table:table-cell office:value-type="float" office:value="130.58272">
            <text:p>130.58272</text:p>
          </table:table-cell>
          <table:table-cell office:value-type="float" office:value="145.64684">
            <text:p>145.64684</text:p>
          </table:table-cell>
          <table:table-cell office:value-type="float" office:value="160.34431">
            <text:p>160.34431</text:p>
          </table:table-cell>
          <table:table-cell office:value-type="float" office:value="74.41393">
            <text:p>74.41393</text:p>
          </table:table-cell>
          <table:table-cell office:value-type="float" office:value="92.959015">
            <text:p>92.959015</text:p>
          </table:table-cell>
          <table:table-cell office:value-type="float" office:value="87.680855">
            <text:p>87.680855</text:p>
          </table:table-cell>
          <table:table-cell office:value-type="float" office:value="91.02943">
            <text:p>91.02943</text:p>
          </table:table-cell>
          <table:table-cell office:value-type="float" office:value="107.47122">
            <text:p>107.47122</text:p>
          </table:table-cell>
          <table:table-cell office:value-type="float" office:value="116.13711">
            <text:p>116.13711</text:p>
          </table:table-cell>
          <table:table-cell office:value-type="float" office:value="91.86189">
            <text:p>91.86189</text:p>
          </table:table-cell>
          <table:table-cell office:value-type="float" office:value="82.97568">
            <text:p>82.97568</text:p>
          </table:table-cell>
          <table:table-cell office:value-type="float" office:value="84.98567">
            <text:p>84.98567</text:p>
          </table:table-cell>
          <table:table-cell office:value-type="float" office:value="170.41728">
            <text:p>170.41728</text:p>
          </table:table-cell>
          <table:table-cell office:value-type="float" office:value="167.35942">
            <text:p>167.35942</text:p>
          </table:table-cell>
          <table:table-cell office:value-type="float" office:value="84.69421">
            <text:p>84.69421</text:p>
          </table:table-cell>
          <table:table-cell office:value-type="float" office:value="60.772133">
            <text:p>60.772133</text:p>
          </table:table-cell>
          <table:table-cell office:value-type="float" office:value="128.03119">
            <text:p>128.03119</text:p>
          </table:table-cell>
          <table:table-cell office:value-type="float" office:value="164.18604">
            <text:p>164.18604</text:p>
          </table:table-cell>
          <table:table-cell office:value-type="float" office:value="192.76921">
            <text:p>192.76921</text:p>
          </table:table-cell>
          <table:table-cell office:value-type="float" office:value="212.47746">
            <text:p>212.47746</text:p>
          </table:table-cell>
          <table:table-cell office:value-type="float" office:value="178.81024">
            <text:p>178.81024</text:p>
          </table:table-cell>
          <table:table-cell office:value-type="float" office:value="204.79662">
            <text:p>204.79662</text:p>
          </table:table-cell>
          <table:table-cell office:value-type="float" office:value="153.08998">
            <text:p>153.08998</text:p>
          </table:table-cell>
          <table:table-cell office:value-type="float" office:value="172.494">
            <text:p>172.494</text:p>
          </table:table-cell>
          <table:table-cell office:value-type="float" office:value="173.35257">
            <text:p>173.35257</text:p>
          </table:table-cell>
          <table:table-cell office:value-type="float" office:value="141.25024">
            <text:p>141.25024</text:p>
          </table:table-cell>
          <table:table-cell office:value-type="float" office:value="128.37558">
            <text:p>128.37558</text:p>
          </table:table-cell>
          <table:table-cell office:value-type="float" office:value="147.60991">
            <text:p>147.60991</text:p>
          </table:table-cell>
          <table:table-cell office:value-type="float" office:value="145.39842">
            <text:p>145.39842</text:p>
          </table:table-cell>
          <table:table-cell office:value-type="float" office:value="147.09904">
            <text:p>147.09904</text:p>
          </table:table-cell>
          <table:table-cell office:value-type="float" office:value="146.8543">
            <text:p>146.8543</text:p>
          </table:table-cell>
          <table:table-cell office:value-type="float" office:value="89.52939">
            <text:p>89.52939</text:p>
          </table:table-cell>
          <table:table-cell office:value-type="float" office:value="62.651764">
            <text:p>62.651764</text:p>
          </table:table-cell>
          <table:table-cell office:value-type="float" office:value="78.43881">
            <text:p>78.43881</text:p>
          </table:table-cell>
          <table:table-cell office:value-type="float" office:value="83.52847">
            <text:p>83.52847</text:p>
          </table:table-cell>
          <table:table-cell office:value-type="float" office:value="59.27043">
            <text:p>59.27043</text:p>
          </table:table-cell>
          <table:table-cell office:value-type="float" office:value="57.438446">
            <text:p>57.438446</text:p>
          </table:table-cell>
          <table:table-cell office:value-type="float" office:value="64.06164">
            <text:p>64.06164</text:p>
          </table:table-cell>
          <table:table-cell office:value-type="float" office:value="65.80238">
            <text:p>65.80238</text:p>
          </table:table-cell>
          <table:table-cell office:value-type="float" office:value="60.52227">
            <text:p>60.52227</text:p>
          </table:table-cell>
          <table:table-cell office:value-type="float" office:value="65.655426">
            <text:p>65.655426</text:p>
          </table:table-cell>
          <table:table-cell office:value-type="float" office:value="74.07782">
            <text:p>74.07782</text:p>
          </table:table-cell>
          <table:table-cell office:value-type="float" office:value="75.03472">
            <text:p>75.03472</text:p>
          </table:table-cell>
          <table:table-cell office:value-type="float" office:value="73.43281">
            <text:p>73.43281</text:p>
          </table:table-cell>
          <table:table-cell office:value-type="float" office:value="72.737755">
            <text:p>72.737755</text:p>
          </table:table-cell>
          <table:table-cell office:value-type="float" office:value="67.7194">
            <text:p>67.7194</text:p>
          </table:table-cell>
          <table:table-cell office:value-type="float" office:value="65.6594">
            <text:p>65.6594</text:p>
          </table:table-cell>
          <table:table-cell office:value-type="float" office:value="65.26695">
            <text:p>65.26695</text:p>
          </table:table-cell>
          <table:table-cell office:value-type="float" office:value="67.6307">
            <text:p>67.6307</text:p>
          </table:table-cell>
          <table:table-cell office:value-type="float" office:value="61.521748">
            <text:p>61.521748</text:p>
          </table:table-cell>
          <table:table-cell office:value-type="float" office:value="57.138878">
            <text:p>57.138878</text:p>
          </table:table-cell>
          <table:table-cell office:value-type="float" office:value="50.67547">
            <text:p>50.67547</text:p>
          </table:table-cell>
          <table:table-cell office:value-type="float" office:value="50.32054">
            <text:p>50.32054</text:p>
          </table:table-cell>
          <table:table-cell office:value-type="float" office:value="50.402935">
            <text:p>50.402935</text:p>
          </table:table-cell>
          <table:table-cell office:value-type="float" office:value="48.539284">
            <text:p>48.539284</text:p>
          </table:table-cell>
          <table:table-cell office:value-type="float" office:value="50.588966">
            <text:p>50.588966</text:p>
          </table:table-cell>
          <table:table-cell office:value-type="float" office:value="54.22492">
            <text:p>54.22492</text:p>
          </table:table-cell>
          <table:table-cell office:value-type="float" office:value="52.82118">
            <text:p>52.82118</text:p>
          </table:table-cell>
          <table:table-cell office:value-type="float" office:value="56.138092">
            <text:p>56.138092</text:p>
          </table:table-cell>
          <table:table-cell office:value-type="float" office:value="64.05976">
            <text:p>64.05976</text:p>
          </table:table-cell>
          <table:table-cell office:value-type="float" office:value="68.98799">
            <text:p>68.98799</text:p>
          </table:table-cell>
          <table:table-cell office:value-type="float" office:value="63.6414">
            <text:p>63.6414</text:p>
          </table:table-cell>
          <table:table-cell office:value-type="float" office:value="64.344986">
            <text:p>64.344986</text:p>
          </table:table-cell>
          <table:table-cell office:value-type="float" office:value="62.903606">
            <text:p>62.903606</text:p>
          </table:table-cell>
          <table:table-cell office:value-type="float" office:value="62.461655">
            <text:p>62.461655</text:p>
          </table:table-cell>
          <table:table-cell office:value-type="float" office:value="64.2124">
            <text:p>64.2124</text:p>
          </table:table-cell>
          <table:table-cell office:value-type="float" office:value="60.056133">
            <text:p>60.056133</text:p>
          </table:table-cell>
          <table:table-cell office:value-type="float" office:value="62.21312">
            <text:p>62.21312</text:p>
          </table:table-cell>
          <table:table-cell office:value-type="float" office:value="62.041092">
            <text:p>62.041092</text:p>
          </table:table-cell>
          <table:table-cell office:value-type="float" office:value="61.193428">
            <text:p>61.193428</text:p>
          </table:table-cell>
          <table:table-cell office:value-type="float" office:value="64.642334">
            <text:p>64.642334</text:p>
          </table:table-cell>
          <table:table-cell office:value-type="float" office:value="61.296585">
            <text:p>61.296585</text:p>
          </table:table-cell>
          <table:table-cell office:value-type="float" office:value="65.92534">
            <text:p>65.92534</text:p>
          </table:table-cell>
          <table:table-cell office:value-type="float" office:value="65.23614">
            <text:p>65.23614</text:p>
          </table:table-cell>
          <table:table-cell office:value-type="float" office:value="60.475002">
            <text:p>60.475002</text:p>
          </table:table-cell>
          <table:table-cell office:value-type="float" office:value="52.238045">
            <text:p>52.238045</text:p>
          </table:table-cell>
          <table:table-cell office:value-type="float" office:value="56.1148">
            <text:p>56.1148</text:p>
          </table:table-cell>
          <table:table-cell office:value-type="float" office:value="54.85237">
            <text:p>54.85237</text:p>
          </table:table-cell>
          <table:table-cell office:value-type="float" office:value="56.31368">
            <text:p>56.31368</text:p>
          </table:table-cell>
          <table:table-cell office:value-type="float" office:value="59.3572">
            <text:p>59.3572</text:p>
          </table:table-cell>
          <table:table-cell office:value-type="float" office:value="60.5447">
            <text:p>60.5447</text:p>
          </table:table-cell>
          <table:table-cell office:value-type="float" office:value="58.042164">
            <text:p>58.042164</text:p>
          </table:table-cell>
          <table:table-cell office:value-type="float" office:value="79.04629">
            <text:p>79.04629</text:p>
          </table:table-cell>
          <table:table-cell office:value-type="float" office:value="78.3956">
            <text:p>78.3956</text:p>
          </table:table-cell>
          <table:table-cell office:value-type="float" office:value="88.25916">
            <text:p>88.25916</text:p>
          </table:table-cell>
          <table:table-cell office:value-type="float" office:value="75.01047">
            <text:p>75.01047</text:p>
          </table:table-cell>
          <table:table-cell office:value-type="float" office:value="52.896114">
            <text:p>52.896114</text:p>
          </table:table-cell>
          <table:table-cell office:value-type="float" office:value="52.144577">
            <text:p>52.144577</text:p>
          </table:table-cell>
          <table:table-cell office:value-type="float" office:value="54.319817">
            <text:p>54.319817</text:p>
          </table:table-cell>
          <table:table-cell office:value-type="float" office:value="55.735718">
            <text:p>55.735718</text:p>
          </table:table-cell>
          <table:table-cell office:value-type="float" office:value="55.797485">
            <text:p>55.797485</text:p>
          </table:table-cell>
          <table:table-cell office:value-type="float" office:value="55.974613">
            <text:p>55.974613</text:p>
          </table:table-cell>
          <table:table-cell office:value-type="float" office:value="58.82902">
            <text:p>58.82902</text:p>
          </table:table-cell>
          <table:table-cell office:value-type="float" office:value="61.171658">
            <text:p>61.171658</text:p>
          </table:table-cell>
          <table:table-cell office:value-type="float" office:value="70.59649">
            <text:p>70.59649</text:p>
          </table:table-cell>
          <table:table-cell office:value-type="float" office:value="68.073204">
            <text:p>68.073204</text:p>
          </table:table-cell>
          <table:table-cell office:value-type="float" office:value="66.43912">
            <text:p>66.43912</text:p>
          </table:table-cell>
        </table:table-row>
        <table:table-row table:style-name="ro2">
          <table:table-cell office:value-type="string">
            <text:p>Rhip</text:p>
          </table:table-cell>
          <table:table-cell office:value-type="float" office:value="88.60548">
            <text:p>88.60548</text:p>
          </table:table-cell>
          <table:table-cell office:value-type="float" office:value="93.26725">
            <text:p>93.26725</text:p>
          </table:table-cell>
          <table:table-cell office:value-type="float" office:value="94.4667">
            <text:p>94.4667</text:p>
          </table:table-cell>
          <table:table-cell office:value-type="float" office:value="85.851524">
            <text:p>85.851524</text:p>
          </table:table-cell>
          <table:table-cell office:value-type="float" office:value="133.35747">
            <text:p>133.35747</text:p>
          </table:table-cell>
          <table:table-cell office:value-type="float" office:value="111.273026">
            <text:p>111.273026</text:p>
          </table:table-cell>
          <table:table-cell office:value-type="float" office:value="114.65205">
            <text:p>114.65205</text:p>
          </table:table-cell>
          <table:table-cell office:value-type="float" office:value="138.36742">
            <text:p>138.36742</text:p>
          </table:table-cell>
          <table:table-cell office:value-type="string">
            <text:p>NaN</text:p>
          </table:table-cell>
          <table:table-cell office:value-type="float" office:value="126.84157">
            <text:p>126.84157</text:p>
          </table:table-cell>
          <table:table-cell office:value-type="float" office:value="65.31201">
            <text:p>65.31201</text:p>
          </table:table-cell>
          <table:table-cell office:value-type="float" office:value="100.71103">
            <text:p>100.71103</text:p>
          </table:table-cell>
          <table:table-cell office:value-type="float" office:value="83.61569">
            <text:p>83.61569</text:p>
          </table:table-cell>
          <table:table-cell office:value-type="float" office:value="69.80578">
            <text:p>69.80578</text:p>
          </table:table-cell>
          <table:table-cell office:value-type="float" office:value="64.0287">
            <text:p>64.0287</text:p>
          </table:table-cell>
          <table:table-cell office:value-type="float" office:value="39.245247">
            <text:p>39.245247</text:p>
          </table:table-cell>
          <table:table-cell office:value-type="float" office:value="57.825558">
            <text:p>57.825558</text:p>
          </table:table-cell>
          <table:table-cell office:value-type="float" office:value="51.95534">
            <text:p>51.95534</text:p>
          </table:table-cell>
          <table:table-cell office:value-type="float" office:value="44.44569">
            <text:p>44.44569</text:p>
          </table:table-cell>
          <table:table-cell office:value-type="float" office:value="69.686386">
            <text:p>69.686386</text:p>
          </table:table-cell>
          <table:table-cell office:value-type="float" office:value="70.39677">
            <text:p>70.39677</text:p>
          </table:table-cell>
          <table:table-cell office:value-type="float" office:value="77.14235">
            <text:p>77.14235</text:p>
          </table:table-cell>
          <table:table-cell office:value-type="float" office:value="92.377655">
            <text:p>92.377655</text:p>
          </table:table-cell>
          <table:table-cell office:value-type="float" office:value="105.17993">
            <text:p>105.17993</text:p>
          </table:table-cell>
          <table:table-cell office:value-type="float" office:value="107.206085">
            <text:p>107.206085</text:p>
          </table:table-cell>
          <table:table-cell office:value-type="float" office:value="123.3674">
            <text:p>123.3674</text:p>
          </table:table-cell>
          <table:table-cell office:value-type="float" office:value="124.34373">
            <text:p>124.34373</text:p>
          </table:table-cell>
          <table:table-cell office:value-type="float" office:value="104.278946">
            <text:p>104.278946</text:p>
          </table:table-cell>
          <table:table-cell office:value-type="float" office:value="96.78049">
            <text:p>96.78049</text:p>
          </table:table-cell>
          <table:table-cell office:value-type="float" office:value="100.30959">
            <text:p>100.30959</text:p>
          </table:table-cell>
          <table:table-cell office:value-type="float" office:value="94.24076">
            <text:p>94.24076</text:p>
          </table:table-cell>
          <table:table-cell office:value-type="float" office:value="96.1031">
            <text:p>96.1031</text:p>
          </table:table-cell>
          <table:table-cell office:value-type="float" office:value="100.685265">
            <text:p>100.685265</text:p>
          </table:table-cell>
          <table:table-cell office:value-type="float" office:value="106.79728">
            <text:p>106.79728</text:p>
          </table:table-cell>
          <table:table-cell office:value-type="float" office:value="104.8491">
            <text:p>104.8491</text:p>
          </table:table-cell>
          <table:table-cell office:value-type="float" office:value="99.16391">
            <text:p>99.16391</text:p>
          </table:table-cell>
          <table:table-cell office:value-type="float" office:value="91.10186">
            <text:p>91.10186</text:p>
          </table:table-cell>
          <table:table-cell office:value-type="float" office:value="81.63937">
            <text:p>81.63937</text:p>
          </table:table-cell>
          <table:table-cell office:value-type="float" office:value="67.38781">
            <text:p>67.38781</text:p>
          </table:table-cell>
          <table:table-cell office:value-type="float" office:value="55.996067">
            <text:p>55.996067</text:p>
          </table:table-cell>
          <table:table-cell office:value-type="float" office:value="55.45916">
            <text:p>55.45916</text:p>
          </table:table-cell>
          <table:table-cell office:value-type="float" office:value="91.23826">
            <text:p>91.23826</text:p>
          </table:table-cell>
          <table:table-cell office:value-type="float" office:value="90.89785">
            <text:p>90.89785</text:p>
          </table:table-cell>
          <table:table-cell office:value-type="float" office:value="95.91635">
            <text:p>95.91635</text:p>
          </table:table-cell>
          <table:table-cell office:value-type="float" office:value="104.584984">
            <text:p>104.584984</text:p>
          </table:table-cell>
          <table:table-cell office:value-type="float" office:value="113.4435">
            <text:p>113.4435</text:p>
          </table:table-cell>
          <table:table-cell office:value-type="float" office:value="121.01876">
            <text:p>121.01876</text:p>
          </table:table-cell>
          <table:table-cell office:value-type="float" office:value="106.0991">
            <text:p>106.0991</text:p>
          </table:table-cell>
          <table:table-cell office:value-type="float" office:value="107.85353">
            <text:p>107.85353</text:p>
          </table:table-cell>
          <table:table-cell office:value-type="float" office:value="109.94514">
            <text:p>109.94514</text:p>
          </table:table-cell>
          <table:table-cell office:value-type="float" office:value="101.01625">
            <text:p>101.01625</text:p>
          </table:table-cell>
          <table:table-cell office:value-type="float" office:value="88.9096">
            <text:p>88.9096</text:p>
          </table:table-cell>
          <table:table-cell office:value-type="float" office:value="62.118935">
            <text:p>62.118935</text:p>
          </table:table-cell>
          <table:table-cell office:value-type="float" office:value="49.040844">
            <text:p>49.040844</text:p>
          </table:table-cell>
          <table:table-cell office:value-type="float" office:value="45.415283">
            <text:p>45.415283</text:p>
          </table:table-cell>
          <table:table-cell office:value-type="float" office:value="46.180046">
            <text:p>46.180046</text:p>
          </table:table-cell>
          <table:table-cell office:value-type="float" office:value="52.946865">
            <text:p>52.946865</text:p>
          </table:table-cell>
          <table:table-cell office:value-type="float" office:value="87.46534">
            <text:p>87.46534</text:p>
          </table:table-cell>
          <table:table-cell office:value-type="float" office:value="85.199684">
            <text:p>85.199684</text:p>
          </table:table-cell>
          <table:table-cell office:value-type="float" office:value="87.04257">
            <text:p>87.04257</text:p>
          </table:table-cell>
          <table:table-cell office:value-type="float" office:value="92.59601">
            <text:p>92.59601</text:p>
          </table:table-cell>
          <table:table-cell office:value-type="float" office:value="103.47424">
            <text:p>103.47424</text:p>
          </table:table-cell>
          <table:table-cell office:value-type="float" office:value="90.65998">
            <text:p>90.65998</text:p>
          </table:table-cell>
          <table:table-cell office:value-type="float" office:value="85.75635">
            <text:p>85.75635</text:p>
          </table:table-cell>
          <table:table-cell office:value-type="float" office:value="98.1821">
            <text:p>98.1821</text:p>
          </table:table-cell>
          <table:table-cell office:value-type="float" office:value="109.622955">
            <text:p>109.622955</text:p>
          </table:table-cell>
          <table:table-cell office:value-type="float" office:value="115.251205">
            <text:p>115.251205</text:p>
          </table:table-cell>
          <table:table-cell office:value-type="float" office:value="120.24004">
            <text:p>120.24004</text:p>
          </table:table-cell>
          <table:table-cell office:value-type="float" office:value="124.41537">
            <text:p>124.41537</text:p>
          </table:table-cell>
          <table:table-cell office:value-type="float" office:value="125.65531">
            <text:p>125.65531</text:p>
          </table:table-cell>
          <table:table-cell office:value-type="float" office:value="127.998314">
            <text:p>127.998314</text:p>
          </table:table-cell>
          <table:table-cell office:value-type="float" office:value="127.127014">
            <text:p>127.127014</text:p>
          </table:table-cell>
          <table:table-cell office:value-type="float" office:value="127.678635">
            <text:p>127.678635</text:p>
          </table:table-cell>
          <table:table-cell office:value-type="float" office:value="127.15567">
            <text:p>127.15567</text:p>
          </table:table-cell>
          <table:table-cell office:value-type="float" office:value="127.79274">
            <text:p>127.79274</text:p>
          </table:table-cell>
          <table:table-cell office:value-type="float" office:value="128.27142">
            <text:p>128.27142</text:p>
          </table:table-cell>
          <table:table-cell office:value-type="float" office:value="127.211426">
            <text:p>127.211426</text:p>
          </table:table-cell>
          <table:table-cell office:value-type="float" office:value="125.40637">
            <text:p>125.40637</text:p>
          </table:table-cell>
          <table:table-cell office:value-type="float" office:value="125.360054">
            <text:p>125.360054</text:p>
          </table:table-cell>
          <table:table-cell office:value-type="float" office:value="120.80675">
            <text:p>120.80675</text:p>
          </table:table-cell>
          <table:table-cell office:value-type="float" office:value="108.88895">
            <text:p>108.88895</text:p>
          </table:table-cell>
          <table:table-cell office:value-type="float" office:value="93.814255">
            <text:p>93.814255</text:p>
          </table:table-cell>
          <table:table-cell office:value-type="float" office:value="91.127716">
            <text:p>91.127716</text:p>
          </table:table-cell>
          <table:table-cell office:value-type="float" office:value="87.39561">
            <text:p>87.39561</text:p>
          </table:table-cell>
          <table:table-cell office:value-type="float" office:value="94.38426">
            <text:p>94.38426</text:p>
          </table:table-cell>
          <table:table-cell office:value-type="float" office:value="105.63894">
            <text:p>105.63894</text:p>
          </table:table-cell>
          <table:table-cell office:value-type="float" office:value="115.2675">
            <text:p>115.2675</text:p>
          </table:table-cell>
          <table:table-cell office:value-type="float" office:value="117.491394">
            <text:p>117.491394</text:p>
          </table:table-cell>
          <table:table-cell office:value-type="float" office:value="114.1401">
            <text:p>114.1401</text:p>
          </table:table-cell>
          <table:table-cell office:value-type="float" office:value="101.03314">
            <text:p>101.03314</text:p>
          </table:table-cell>
          <table:table-cell office:value-type="float" office:value="96.74308">
            <text:p>96.74308</text:p>
          </table:table-cell>
          <table:table-cell office:value-type="float" office:value="95.72272">
            <text:p>95.72272</text:p>
          </table:table-cell>
          <table:table-cell office:value-type="float" office:value="104.62944">
            <text:p>104.62944</text:p>
          </table:table-cell>
          <table:table-cell office:value-type="float" office:value="114.7231">
            <text:p>114.7231</text:p>
          </table:table-cell>
          <table:table-cell office:value-type="float" office:value="115.91562">
            <text:p>115.91562</text:p>
          </table:table-cell>
          <table:table-cell office:value-type="float" office:value="118.8592">
            <text:p>118.8592</text:p>
          </table:table-cell>
          <table:table-cell office:value-type="float" office:value="120.84258">
            <text:p>120.84258</text:p>
          </table:table-cell>
          <table:table-cell office:value-type="float" office:value="120.38768">
            <text:p>120.38768</text:p>
          </table:table-cell>
          <table:table-cell office:value-type="float" office:value="99.61083">
            <text:p>99.61083</text:p>
          </table:table-cell>
          <table:table-cell office:value-type="float" office:value="90.84468">
            <text:p>90.84468</text:p>
          </table:table-cell>
          <table:table-cell office:value-type="float" office:value="103.469345">
            <text:p>103.469345</text:p>
          </table:table-cell>
          <table:table-cell office:value-type="float" office:value="106.72535">
            <text:p>106.72535</text:p>
          </table:table-cell>
          <table:table-cell office:value-type="float" office:value="106.967354">
            <text:p>106.967354</text:p>
          </table:table-cell>
          <table:table-cell office:value-type="float" office:value="111.26296">
            <text:p>111.26296</text:p>
          </table:table-cell>
          <table:table-cell office:value-type="float" office:value="110.76864">
            <text:p>110.76864</text:p>
          </table:table-cell>
          <table:table-cell office:value-type="float" office:value="118.653">
            <text:p>118.653</text:p>
          </table:table-cell>
          <table:table-cell office:value-type="float" office:value="124.68374">
            <text:p>124.68374</text:p>
          </table:table-cell>
          <table:table-cell office:value-type="float" office:value="126.26228">
            <text:p>126.26228</text:p>
          </table:table-cell>
          <table:table-cell office:value-type="float" office:value="123.67201">
            <text:p>123.67201</text:p>
          </table:table-cell>
          <table:table-cell office:value-type="float" office:value="178.2317">
            <text:p>178.2317</text:p>
          </table:table-cell>
          <table:table-cell office:value-type="float" office:value="161.69852">
            <text:p>161.69852</text:p>
          </table:table-cell>
          <table:table-cell office:value-type="float" office:value="145.54898">
            <text:p>145.54898</text:p>
          </table:table-cell>
          <table:table-cell office:value-type="float" office:value="145.87071">
            <text:p>145.87071</text:p>
          </table:table-cell>
          <table:table-cell office:value-type="float" office:value="134.4177">
            <text:p>134.4177</text:p>
          </table:table-cell>
          <table:table-cell office:value-type="float" office:value="144.43965">
            <text:p>144.43965</text:p>
          </table:table-cell>
          <table:table-cell office:value-type="float" office:value="157.61485">
            <text:p>157.61485</text:p>
          </table:table-cell>
          <table:table-cell office:value-type="float" office:value="161.45569">
            <text:p>161.45569</text:p>
          </table:table-cell>
          <table:table-cell office:value-type="float" office:value="125.74795">
            <text:p>125.74795</text:p>
          </table:table-cell>
          <table:table-cell office:value-type="float" office:value="118.71106">
            <text:p>118.71106</text:p>
          </table:table-cell>
          <table:table-cell office:value-type="float" office:value="103.3557">
            <text:p>103.3557</text:p>
          </table:table-cell>
          <table:table-cell office:value-type="float" office:value="108.644844">
            <text:p>108.644844</text:p>
          </table:table-cell>
          <table:table-cell office:value-type="float" office:value="99.38539">
            <text:p>99.38539</text:p>
          </table:table-cell>
          <table:table-cell office:value-type="float" office:value="86.79326">
            <text:p>86.79326</text:p>
          </table:table-cell>
          <table:table-cell office:value-type="float" office:value="78.059">
            <text:p>78.059</text:p>
          </table:table-cell>
          <table:table-cell office:value-type="float" office:value="84.231834">
            <text:p>84.231834</text:p>
          </table:table-cell>
          <table:table-cell office:value-type="float" office:value="93.2577">
            <text:p>93.2577</text:p>
          </table:table-cell>
          <table:table-cell office:value-type="float" office:value="105.76911">
            <text:p>105.76911</text:p>
          </table:table-cell>
          <table:table-cell office:value-type="float" office:value="106.69311">
            <text:p>106.69311</text:p>
          </table:table-cell>
          <table:table-cell office:value-type="float" office:value="109.55917">
            <text:p>109.55917</text:p>
          </table:table-cell>
          <table:table-cell office:value-type="float" office:value="112.68647">
            <text:p>112.68647</text:p>
          </table:table-cell>
          <table:table-cell office:value-type="float" office:value="117.88732">
            <text:p>117.88732</text:p>
          </table:table-cell>
          <table:table-cell office:value-type="float" office:value="113.50245">
            <text:p>113.50245</text:p>
          </table:table-cell>
          <table:table-cell office:value-type="float" office:value="112.779724">
            <text:p>112.779724</text:p>
          </table:table-cell>
          <table:table-cell office:value-type="float" office:value="109.12228">
            <text:p>109.12228</text:p>
          </table:table-cell>
          <table:table-cell office:value-type="float" office:value="102.85821">
            <text:p>102.85821</text:p>
          </table:table-cell>
          <table:table-cell office:value-type="float" office:value="100.45749">
            <text:p>100.45749</text:p>
          </table:table-cell>
          <table:table-cell office:value-type="float" office:value="96.77763">
            <text:p>96.77763</text:p>
          </table:table-cell>
          <table:table-cell office:value-type="float" office:value="100.00866">
            <text:p>100.00866</text:p>
          </table:table-cell>
          <table:table-cell office:value-type="float" office:value="96.12662">
            <text:p>96.12662</text:p>
          </table:table-cell>
          <table:table-cell office:value-type="float" office:value="117.44521">
            <text:p>117.44521</text:p>
          </table:table-cell>
          <table:table-cell office:value-type="float" office:value="120.75523">
            <text:p>120.75523</text:p>
          </table:table-cell>
          <table:table-cell office:value-type="float" office:value="81.773895">
            <text:p>81.773895</text:p>
          </table:table-cell>
          <table:table-cell office:value-type="float" office:value="86.039024">
            <text:p>86.039024</text:p>
          </table:table-cell>
          <table:table-cell office:value-type="float" office:value="82.77874">
            <text:p>82.77874</text:p>
          </table:table-cell>
          <table:table-cell office:value-type="float" office:value="80.992355">
            <text:p>80.992355</text:p>
          </table:table-cell>
          <table:table-cell office:value-type="float" office:value="87.57854">
            <text:p>87.57854</text:p>
          </table:table-cell>
          <table:table-cell office:value-type="float" office:value="98.02128">
            <text:p>98.02128</text:p>
          </table:table-cell>
          <table:table-cell office:value-type="float" office:value="115.35669">
            <text:p>115.35669</text:p>
          </table:table-cell>
          <table:table-cell office:value-type="float" office:value="122.65822">
            <text:p>122.65822</text:p>
          </table:table-cell>
          <table:table-cell office:value-type="float" office:value="131.12715">
            <text:p>131.12715</text:p>
          </table:table-cell>
          <table:table-cell office:value-type="float" office:value="144.03394">
            <text:p>144.03394</text:p>
          </table:table-cell>
          <table:table-cell office:value-type="float" office:value="133.33722">
            <text:p>133.33722</text:p>
          </table:table-cell>
          <table:table-cell office:value-type="float" office:value="129.51712">
            <text:p>129.51712</text:p>
          </table:table-cell>
          <table:table-cell office:value-type="float" office:value="95.076935">
            <text:p>95.076935</text:p>
          </table:table-cell>
          <table:table-cell office:value-type="float" office:value="80.73609">
            <text:p>80.73609</text:p>
          </table:table-cell>
          <table:table-cell office:value-type="float" office:value="75.9854">
            <text:p>75.9854</text:p>
          </table:table-cell>
          <table:table-cell office:value-type="float" office:value="78.09832">
            <text:p>78.09832</text:p>
          </table:table-cell>
          <table:table-cell office:value-type="float" office:value="88.74406">
            <text:p>88.74406</text:p>
          </table:table-cell>
          <table:table-cell office:value-type="float" office:value="101.924225">
            <text:p>101.924225</text:p>
          </table:table-cell>
          <table:table-cell office:value-type="float" office:value="111.34906">
            <text:p>111.34906</text:p>
          </table:table-cell>
          <table:table-cell office:value-type="float" office:value="113.877">
            <text:p>113.877</text:p>
          </table:table-cell>
          <table:table-cell office:value-type="float" office:value="110.59422">
            <text:p>110.59422</text:p>
          </table:table-cell>
          <table:table-cell office:value-type="float" office:value="100.415085">
            <text:p>100.415085</text:p>
          </table:table-cell>
          <table:table-cell office:value-type="float" office:value="96.929855">
            <text:p>96.929855</text:p>
          </table:table-cell>
          <table:table-cell office:value-type="float" office:value="92.16466">
            <text:p>92.16466</text:p>
          </table:table-cell>
          <table:table-cell office:value-type="float" office:value="91.06506">
            <text:p>91.06506</text:p>
          </table:table-cell>
          <table:table-cell office:value-type="float" office:value="91.50882">
            <text:p>91.50882</text:p>
          </table:table-cell>
          <table:table-cell office:value-type="float" office:value="78.968544">
            <text:p>78.968544</text:p>
          </table:table-cell>
          <table:table-cell office:value-type="float" office:value="90.887115">
            <text:p>90.887115</text:p>
          </table:table-cell>
          <table:table-cell office:value-type="float" office:value="103.18756">
            <text:p>103.18756</text:p>
          </table:table-cell>
          <table:table-cell office:value-type="float" office:value="110.38196">
            <text:p>110.38196</text:p>
          </table:table-cell>
          <table:table-cell office:value-type="float" office:value="105.42577">
            <text:p>105.42577</text:p>
          </table:table-cell>
          <table:table-cell office:value-type="float" office:value="106.343834">
            <text:p>106.343834</text:p>
          </table:table-cell>
          <table:table-cell office:value-type="float" office:value="102.73937">
            <text:p>102.73937</text:p>
          </table:table-cell>
          <table:table-cell office:value-type="float" office:value="98.17637">
            <text:p>98.17637</text:p>
          </table:table-cell>
          <table:table-cell office:value-type="float" office:value="92.48964">
            <text:p>92.48964</text:p>
          </table:table-cell>
          <table:table-cell office:value-type="float" office:value="80.590485">
            <text:p>80.590485</text:p>
          </table:table-cell>
          <table:table-cell office:value-type="float" office:value="73.969536">
            <text:p>73.969536</text:p>
          </table:table-cell>
          <table:table-cell office:value-type="float" office:value="75.05662">
            <text:p>75.05662</text:p>
          </table:table-cell>
          <table:table-cell office:value-type="float" office:value="75.0936">
            <text:p>75.0936</text:p>
          </table:table-cell>
          <table:table-cell office:value-type="float" office:value="80.92733">
            <text:p>80.92733</text:p>
          </table:table-cell>
          <table:table-cell office:value-type="float" office:value="84.36013">
            <text:p>84.36013</text:p>
          </table:table-cell>
          <table:table-cell office:value-type="float" office:value="99.99513">
            <text:p>99.99513</text:p>
          </table:table-cell>
          <table:table-cell office:value-type="float" office:value="107.40119">
            <text:p>107.40119</text:p>
          </table:table-cell>
          <table:table-cell office:value-type="float" office:value="111.32556">
            <text:p>111.32556</text:p>
          </table:table-cell>
          <table:table-cell office:value-type="float" office:value="108.800095">
            <text:p>108.800095</text:p>
          </table:table-cell>
          <table:table-cell office:value-type="float" office:value="105.37697">
            <text:p>105.37697</text:p>
          </table:table-cell>
          <table:table-cell office:value-type="float" office:value="95.42685">
            <text:p>95.42685</text:p>
          </table:table-cell>
          <table:table-cell office:value-type="float" office:value="88.074554">
            <text:p>88.074554</text:p>
          </table:table-cell>
          <table:table-cell office:value-type="float" office:value="81.55128">
            <text:p>81.55128</text:p>
          </table:table-cell>
          <table:table-cell office:value-type="float" office:value="85.63249">
            <text:p>85.63249</text:p>
          </table:table-cell>
          <table:table-cell office:value-type="float" office:value="88.17945">
            <text:p>88.17945</text:p>
          </table:table-cell>
          <table:table-cell office:value-type="float" office:value="89.60178">
            <text:p>89.60178</text:p>
          </table:table-cell>
          <table:table-cell office:value-type="float" office:value="98.80744">
            <text:p>98.80744</text:p>
          </table:table-cell>
          <table:table-cell office:value-type="float" office:value="112.10317">
            <text:p>112.10317</text:p>
          </table:table-cell>
          <table:table-cell office:value-type="float" office:value="123.383255">
            <text:p>123.383255</text:p>
          </table:table-cell>
          <table:table-cell office:value-type="float" office:value="120.93424">
            <text:p>120.93424</text:p>
          </table:table-cell>
          <table:table-cell office:value-type="float" office:value="119.97654">
            <text:p>119.97654</text:p>
          </table:table-cell>
          <table:table-cell office:value-type="float" office:value="117.59107">
            <text:p>117.59107</text:p>
          </table:table-cell>
          <table:table-cell office:value-type="float" office:value="113.73204">
            <text:p>113.73204</text:p>
          </table:table-cell>
          <table:table-cell office:value-type="float" office:value="109.93998">
            <text:p>109.93998</text:p>
          </table:table-cell>
          <table:table-cell office:value-type="float" office:value="110.67909">
            <text:p>110.67909</text:p>
          </table:table-cell>
          <table:table-cell office:value-type="float" office:value="106.08632">
            <text:p>106.08632</text:p>
          </table:table-cell>
          <table:table-cell office:value-type="float" office:value="101.5237">
            <text:p>101.5237</text:p>
          </table:table-cell>
          <table:table-cell office:value-type="float" office:value="103.9211">
            <text:p>103.9211</text:p>
          </table:table-cell>
          <table:table-cell office:value-type="float" office:value="116.85146">
            <text:p>116.85146</text:p>
          </table:table-cell>
          <table:table-cell office:value-type="float" office:value="126.47896">
            <text:p>126.47896</text:p>
          </table:table-cell>
          <table:table-cell office:value-type="float" office:value="123.46839">
            <text:p>123.46839</text:p>
          </table:table-cell>
          <table:table-cell office:value-type="float" office:value="117.50944">
            <text:p>117.50944</text:p>
          </table:table-cell>
          <table:table-cell office:value-type="float" office:value="115.82971">
            <text:p>115.82971</text:p>
          </table:table-cell>
          <table:table-cell office:value-type="float" office:value="113.03834">
            <text:p>113.03834</text:p>
          </table:table-cell>
        </table:table-row>
        <table:table-row table:style-name="ro2">
          <table:table-cell office:value-type="string">
            <text:p>Rthigh</text:p>
          </table:table-cell>
          <table:table-cell office:value-type="float" office:value="111.79914">
            <text:p>111.79914</text:p>
          </table:table-cell>
          <table:table-cell office:value-type="float" office:value="82.90757">
            <text:p>82.90757</text:p>
          </table:table-cell>
          <table:table-cell office:value-type="float" office:value="84.70735">
            <text:p>84.70735</text:p>
          </table:table-cell>
          <table:table-cell office:value-type="float" office:value="83.378815">
            <text:p>83.378815</text:p>
          </table:table-cell>
          <table:table-cell office:value-type="float" office:value="152.72775">
            <text:p>152.72775</text:p>
          </table:table-cell>
          <table:table-cell office:value-type="float" office:value="180.92374">
            <text:p>180.92374</text:p>
          </table:table-cell>
          <table:table-cell office:value-type="float" office:value="69.51803">
            <text:p>69.51803</text:p>
          </table:table-cell>
          <table:table-cell office:value-type="float" office:value="99.62188">
            <text:p>99.62188</text:p>
          </table:table-cell>
          <table:table-cell office:value-type="float" office:value="271.10944">
            <text:p>271.10944</text:p>
          </table:table-cell>
          <table:table-cell office:value-type="float" office:value="67.279884">
            <text:p>67.279884</text:p>
          </table:table-cell>
          <table:table-cell office:value-type="float" office:value="72.755035">
            <text:p>72.755035</text:p>
          </table:table-cell>
          <table:table-cell office:value-type="float" office:value="72.081764">
            <text:p>72.081764</text:p>
          </table:table-cell>
          <table:table-cell office:value-type="float" office:value="75.51785">
            <text:p>75.51785</text:p>
          </table:table-cell>
          <table:table-cell office:value-type="float" office:value="72.411224">
            <text:p>72.411224</text:p>
          </table:table-cell>
          <table:table-cell office:value-type="float" office:value="73.35996">
            <text:p>73.35996</text:p>
          </table:table-cell>
          <table:table-cell office:value-type="float" office:value="56.929733">
            <text:p>56.929733</text:p>
          </table:table-cell>
          <table:table-cell office:value-type="float" office:value="48.49204">
            <text:p>48.49204</text:p>
          </table:table-cell>
          <table:table-cell office:value-type="float" office:value="93.50899">
            <text:p>93.50899</text:p>
          </table:table-cell>
          <table:table-cell office:value-type="float" office:value="146.21368">
            <text:p>146.21368</text:p>
          </table:table-cell>
          <table:table-cell office:value-type="float" office:value="158.67235">
            <text:p>158.67235</text:p>
          </table:table-cell>
          <table:table-cell office:value-type="float" office:value="159.0699">
            <text:p>159.0699</text:p>
          </table:table-cell>
          <table:table-cell office:value-type="float" office:value="137.77148">
            <text:p>137.77148</text:p>
          </table:table-cell>
          <table:table-cell office:value-type="float" office:value="150.38107">
            <text:p>150.38107</text:p>
          </table:table-cell>
          <table:table-cell office:value-type="float" office:value="163.85013">
            <text:p>163.85013</text:p>
          </table:table-cell>
          <table:table-cell office:value-type="float" office:value="177.82286">
            <text:p>177.82286</text:p>
          </table:table-cell>
          <table:table-cell office:value-type="float" office:value="184.82327">
            <text:p>184.82327</text:p>
          </table:table-cell>
          <table:table-cell office:value-type="float" office:value="177.29503">
            <text:p>177.29503</text:p>
          </table:table-cell>
          <table:table-cell office:value-type="float" office:value="74.85212">
            <text:p>74.85212</text:p>
          </table:table-cell>
          <table:table-cell office:value-type="float" office:value="86.998665">
            <text:p>86.998665</text:p>
          </table:table-cell>
          <table:table-cell office:value-type="float" office:value="87.08302">
            <text:p>87.08302</text:p>
          </table:table-cell>
          <table:table-cell office:value-type="float" office:value="73.87637">
            <text:p>73.87637</text:p>
          </table:table-cell>
          <table:table-cell office:value-type="float" office:value="72.639305">
            <text:p>72.639305</text:p>
          </table:table-cell>
          <table:table-cell office:value-type="float" office:value="79.24756">
            <text:p>79.24756</text:p>
          </table:table-cell>
          <table:table-cell office:value-type="float" office:value="76.60987">
            <text:p>76.60987</text:p>
          </table:table-cell>
          <table:table-cell office:value-type="float" office:value="71.828125">
            <text:p>71.828125</text:p>
          </table:table-cell>
          <table:table-cell office:value-type="float" office:value="65.74621">
            <text:p>65.74621</text:p>
          </table:table-cell>
          <table:table-cell office:value-type="float" office:value="62.15348">
            <text:p>62.15348</text:p>
          </table:table-cell>
          <table:table-cell office:value-type="float" office:value="60.93892">
            <text:p>60.93892</text:p>
          </table:table-cell>
          <table:table-cell office:value-type="float" office:value="60.309753">
            <text:p>60.309753</text:p>
          </table:table-cell>
          <table:table-cell office:value-type="float" office:value="63.587616">
            <text:p>63.587616</text:p>
          </table:table-cell>
          <table:table-cell office:value-type="float" office:value="65.935135">
            <text:p>65.935135</text:p>
          </table:table-cell>
          <table:table-cell office:value-type="float" office:value="63.457645">
            <text:p>63.457645</text:p>
          </table:table-cell>
          <table:table-cell office:value-type="float" office:value="66.25907">
            <text:p>66.25907</text:p>
          </table:table-cell>
          <table:table-cell office:value-type="float" office:value="66.6969">
            <text:p>66.6969</text:p>
          </table:table-cell>
          <table:table-cell office:value-type="float" office:value="68.35896">
            <text:p>68.35896</text:p>
          </table:table-cell>
          <table:table-cell office:value-type="float" office:value="78.94509">
            <text:p>78.94509</text:p>
          </table:table-cell>
          <table:table-cell office:value-type="float" office:value="91.58349">
            <text:p>91.58349</text:p>
          </table:table-cell>
          <table:table-cell office:value-type="float" office:value="86.460106">
            <text:p>86.460106</text:p>
          </table:table-cell>
          <table:table-cell office:value-type="float" office:value="86.20366">
            <text:p>86.20366</text:p>
          </table:table-cell>
          <table:table-cell office:value-type="float" office:value="75.26932">
            <text:p>75.26932</text:p>
          </table:table-cell>
          <table:table-cell office:value-type="float" office:value="73.45359">
            <text:p>73.45359</text:p>
          </table:table-cell>
          <table:table-cell office:value-type="float" office:value="66.91466">
            <text:p>66.91466</text:p>
          </table:table-cell>
          <table:table-cell office:value-type="float" office:value="56.649395">
            <text:p>56.649395</text:p>
          </table:table-cell>
          <table:table-cell office:value-type="float" office:value="51.65632">
            <text:p>51.65632</text:p>
          </table:table-cell>
          <table:table-cell office:value-type="float" office:value="55.3981">
            <text:p>55.3981</text:p>
          </table:table-cell>
          <table:table-cell office:value-type="float" office:value="53.32055">
            <text:p>53.32055</text:p>
          </table:table-cell>
          <table:table-cell office:value-type="float" office:value="56.637714">
            <text:p>56.637714</text:p>
          </table:table-cell>
          <table:table-cell office:value-type="float" office:value="63.872772">
            <text:p>63.872772</text:p>
          </table:table-cell>
          <table:table-cell office:value-type="float" office:value="59.70307">
            <text:p>59.70307</text:p>
          </table:table-cell>
          <table:table-cell office:value-type="float" office:value="55.70799">
            <text:p>55.70799</text:p>
          </table:table-cell>
          <table:table-cell office:value-type="float" office:value="53.88996">
            <text:p>53.88996</text:p>
          </table:table-cell>
          <table:table-cell office:value-type="float" office:value="60.26127">
            <text:p>60.26127</text:p>
          </table:table-cell>
          <table:table-cell office:value-type="float" office:value="54.362476">
            <text:p>54.362476</text:p>
          </table:table-cell>
          <table:table-cell office:value-type="float" office:value="53.83791">
            <text:p>53.83791</text:p>
          </table:table-cell>
          <table:table-cell office:value-type="float" office:value="57.079872">
            <text:p>57.079872</text:p>
          </table:table-cell>
          <table:table-cell office:value-type="float" office:value="62.952423">
            <text:p>62.952423</text:p>
          </table:table-cell>
          <table:table-cell office:value-type="float" office:value="67.66638">
            <text:p>67.66638</text:p>
          </table:table-cell>
          <table:table-cell office:value-type="float" office:value="67.16707">
            <text:p>67.16707</text:p>
          </table:table-cell>
          <table:table-cell office:value-type="float" office:value="70.27892">
            <text:p>70.27892</text:p>
          </table:table-cell>
          <table:table-cell office:value-type="float" office:value="72.78162">
            <text:p>72.78162</text:p>
          </table:table-cell>
          <table:table-cell office:value-type="float" office:value="73.10349">
            <text:p>73.10349</text:p>
          </table:table-cell>
          <table:table-cell office:value-type="float" office:value="73.72569">
            <text:p>73.72569</text:p>
          </table:table-cell>
          <table:table-cell office:value-type="float" office:value="74.05798">
            <text:p>74.05798</text:p>
          </table:table-cell>
          <table:table-cell office:value-type="float" office:value="75.29147">
            <text:p>75.29147</text:p>
          </table:table-cell>
          <table:table-cell office:value-type="float" office:value="76.701035">
            <text:p>76.701035</text:p>
          </table:table-cell>
          <table:table-cell office:value-type="float" office:value="77.27108">
            <text:p>77.27108</text:p>
          </table:table-cell>
          <table:table-cell office:value-type="float" office:value="76.65527">
            <text:p>76.65527</text:p>
          </table:table-cell>
          <table:table-cell office:value-type="float" office:value="75.27835">
            <text:p>75.27835</text:p>
          </table:table-cell>
          <table:table-cell office:value-type="float" office:value="75.65885">
            <text:p>75.65885</text:p>
          </table:table-cell>
          <table:table-cell office:value-type="float" office:value="71.69549">
            <text:p>71.69549</text:p>
          </table:table-cell>
          <table:table-cell office:value-type="float" office:value="66.87006">
            <text:p>66.87006</text:p>
          </table:table-cell>
          <table:table-cell office:value-type="float" office:value="64.59392">
            <text:p>64.59392</text:p>
          </table:table-cell>
          <table:table-cell office:value-type="float" office:value="59.64349">
            <text:p>59.64349</text:p>
          </table:table-cell>
          <table:table-cell office:value-type="float" office:value="59.87202">
            <text:p>59.87202</text:p>
          </table:table-cell>
          <table:table-cell office:value-type="float" office:value="59.267986">
            <text:p>59.267986</text:p>
          </table:table-cell>
          <table:table-cell office:value-type="float" office:value="60.648403">
            <text:p>60.648403</text:p>
          </table:table-cell>
          <table:table-cell office:value-type="float" office:value="64.20987">
            <text:p>64.20987</text:p>
          </table:table-cell>
          <table:table-cell office:value-type="float" office:value="65.63487">
            <text:p>65.63487</text:p>
          </table:table-cell>
          <table:table-cell office:value-type="float" office:value="64.03363">
            <text:p>64.03363</text:p>
          </table:table-cell>
          <table:table-cell office:value-type="float" office:value="59.454742">
            <text:p>59.454742</text:p>
          </table:table-cell>
          <table:table-cell office:value-type="float" office:value="62.123985">
            <text:p>62.123985</text:p>
          </table:table-cell>
          <table:table-cell office:value-type="float" office:value="61.429775">
            <text:p>61.429775</text:p>
          </table:table-cell>
          <table:table-cell office:value-type="float" office:value="61.07769">
            <text:p>61.07769</text:p>
          </table:table-cell>
          <table:table-cell office:value-type="float" office:value="57.2343">
            <text:p>57.2343</text:p>
          </table:table-cell>
          <table:table-cell office:value-type="float" office:value="62.13115">
            <text:p>62.13115</text:p>
          </table:table-cell>
          <table:table-cell office:value-type="float" office:value="63.079422">
            <text:p>63.079422</text:p>
          </table:table-cell>
          <table:table-cell office:value-type="float" office:value="62.987724">
            <text:p>62.987724</text:p>
          </table:table-cell>
          <table:table-cell office:value-type="float" office:value="57.832294">
            <text:p>57.832294</text:p>
          </table:table-cell>
          <table:table-cell office:value-type="float" office:value="52.395325">
            <text:p>52.395325</text:p>
          </table:table-cell>
          <table:table-cell office:value-type="float" office:value="48.36057">
            <text:p>48.36057</text:p>
          </table:table-cell>
          <table:table-cell office:value-type="float" office:value="44.930683">
            <text:p>44.930683</text:p>
          </table:table-cell>
          <table:table-cell office:value-type="float" office:value="48.71354">
            <text:p>48.71354</text:p>
          </table:table-cell>
          <table:table-cell office:value-type="float" office:value="55.013237">
            <text:p>55.013237</text:p>
          </table:table-cell>
          <table:table-cell office:value-type="float" office:value="65.91405">
            <text:p>65.91405</text:p>
          </table:table-cell>
          <table:table-cell office:value-type="float" office:value="73.38362">
            <text:p>73.38362</text:p>
          </table:table-cell>
          <table:table-cell office:value-type="float" office:value="72.02658">
            <text:p>72.02658</text:p>
          </table:table-cell>
          <table:table-cell office:value-type="float" office:value="63.308617">
            <text:p>63.30861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97.02092">
            <text:p>197.02092</text:p>
          </table:table-cell>
          <table:table-cell office:value-type="float" office:value="160.03752">
            <text:p>160.03752</text:p>
          </table:table-cell>
          <table:table-cell office:value-type="float" office:value="166.89383">
            <text:p>166.89383</text:p>
          </table:table-cell>
          <table:table-cell office:value-type="float" office:value="145.88977">
            <text:p>145.88977</text:p>
          </table:table-cell>
          <table:table-cell office:value-type="float" office:value="140.58986">
            <text:p>140.58986</text:p>
          </table:table-cell>
          <table:table-cell office:value-type="float" office:value="144.83054">
            <text:p>144.83054</text:p>
          </table:table-cell>
          <table:table-cell office:value-type="float" office:value="155.48352">
            <text:p>155.48352</text:p>
          </table:table-cell>
          <table:table-cell office:value-type="float" office:value="144.99478">
            <text:p>144.99478</text:p>
          </table:table-cell>
          <table:table-cell office:value-type="float" office:value="149.6331">
            <text:p>149.6331</text:p>
          </table:table-cell>
          <table:table-cell office:value-type="float" office:value="125.91016">
            <text:p>125.91016</text:p>
          </table:table-cell>
          <table:table-cell office:value-type="float" office:value="86.093155">
            <text:p>86.093155</text:p>
          </table:table-cell>
          <table:table-cell office:value-type="float" office:value="66.35911">
            <text:p>66.35911</text:p>
          </table:table-cell>
          <table:table-cell office:value-type="float" office:value="58.54634">
            <text:p>58.54634</text:p>
          </table:table-cell>
          <table:table-cell office:value-type="float" office:value="57.363605">
            <text:p>57.363605</text:p>
          </table:table-cell>
          <table:table-cell office:value-type="float" office:value="56.803303">
            <text:p>56.803303</text:p>
          </table:table-cell>
          <table:table-cell office:value-type="float" office:value="60.935543">
            <text:p>60.935543</text:p>
          </table:table-cell>
          <table:table-cell office:value-type="float" office:value="62.063934">
            <text:p>62.063934</text:p>
          </table:table-cell>
          <table:table-cell office:value-type="float" office:value="67.5221">
            <text:p>67.5221</text:p>
          </table:table-cell>
          <table:table-cell office:value-type="float" office:value="72.25106">
            <text:p>72.25106</text:p>
          </table:table-cell>
          <table:table-cell office:value-type="float" office:value="73.23964">
            <text:p>73.23964</text:p>
          </table:table-cell>
          <table:table-cell office:value-type="float" office:value="71.48396">
            <text:p>71.48396</text:p>
          </table:table-cell>
          <table:table-cell office:value-type="float" office:value="73.16241">
            <text:p>73.16241</text:p>
          </table:table-cell>
          <table:table-cell office:value-type="float" office:value="66.45007">
            <text:p>66.45007</text:p>
          </table:table-cell>
          <table:table-cell office:value-type="float" office:value="66.34475">
            <text:p>66.34475</text:p>
          </table:table-cell>
          <table:table-cell office:value-type="float" office:value="66.04294">
            <text:p>66.04294</text:p>
          </table:table-cell>
          <table:table-cell office:value-type="float" office:value="65.53591">
            <text:p>65.53591</text:p>
          </table:table-cell>
          <table:table-cell office:value-type="float" office:value="68.720604">
            <text:p>68.720604</text:p>
          </table:table-cell>
          <table:table-cell office:value-type="float" office:value="63.589394">
            <text:p>63.589394</text:p>
          </table:table-cell>
          <table:table-cell office:value-type="float" office:value="54.703262">
            <text:p>54.703262</text:p>
          </table:table-cell>
          <table:table-cell office:value-type="float" office:value="123.18221">
            <text:p>123.18221</text:p>
          </table:table-cell>
          <table:table-cell office:value-type="float" office:value="112.928856">
            <text:p>112.928856</text:p>
          </table:table-cell>
          <table:table-cell office:value-type="float" office:value="92.057846">
            <text:p>92.057846</text:p>
          </table:table-cell>
          <table:table-cell office:value-type="float" office:value="56.68347">
            <text:p>56.68347</text:p>
          </table:table-cell>
          <table:table-cell office:value-type="float" office:value="62.68979">
            <text:p>62.68979</text:p>
          </table:table-cell>
          <table:table-cell office:value-type="float" office:value="68.962906">
            <text:p>68.962906</text:p>
          </table:table-cell>
          <table:table-cell office:value-type="float" office:value="69.81553">
            <text:p>69.81553</text:p>
          </table:table-cell>
          <table:table-cell office:value-type="float" office:value="67.00423">
            <text:p>67.00423</text:p>
          </table:table-cell>
          <table:table-cell office:value-type="float" office:value="70.93152">
            <text:p>70.93152</text:p>
          </table:table-cell>
          <table:table-cell office:value-type="float" office:value="78.78088">
            <text:p>78.78088</text:p>
          </table:table-cell>
          <table:table-cell office:value-type="float" office:value="82.47497">
            <text:p>82.47497</text:p>
          </table:table-cell>
          <table:table-cell office:value-type="float" office:value="81.96811">
            <text:p>81.96811</text:p>
          </table:table-cell>
          <table:table-cell office:value-type="float" office:value="77.68457">
            <text:p>77.68457</text:p>
          </table:table-cell>
          <table:table-cell office:value-type="float" office:value="66.01883">
            <text:p>66.01883</text:p>
          </table:table-cell>
          <table:table-cell office:value-type="float" office:value="65.52253">
            <text:p>65.52253</text:p>
          </table:table-cell>
          <table:table-cell office:value-type="float" office:value="53.68662">
            <text:p>53.68662</text:p>
          </table:table-cell>
          <table:table-cell office:value-type="float" office:value="51.31434">
            <text:p>51.31434</text:p>
          </table:table-cell>
          <table:table-cell office:value-type="float" office:value="55.485214">
            <text:p>55.485214</text:p>
          </table:table-cell>
          <table:table-cell office:value-type="float" office:value="57.71755">
            <text:p>57.71755</text:p>
          </table:table-cell>
          <table:table-cell office:value-type="float" office:value="57.811584">
            <text:p>57.811584</text:p>
          </table:table-cell>
          <table:table-cell office:value-type="float" office:value="61.466637">
            <text:p>61.466637</text:p>
          </table:table-cell>
          <table:table-cell office:value-type="float" office:value="67.05553">
            <text:p>67.05553</text:p>
          </table:table-cell>
          <table:table-cell office:value-type="float" office:value="67.506325">
            <text:p>67.506325</text:p>
          </table:table-cell>
          <table:table-cell office:value-type="float" office:value="65.0708">
            <text:p>65.0708</text:p>
          </table:table-cell>
          <table:table-cell office:value-type="float" office:value="63.729847">
            <text:p>63.729847</text:p>
          </table:table-cell>
          <table:table-cell office:value-type="float" office:value="65.711075">
            <text:p>65.711075</text:p>
          </table:table-cell>
          <table:table-cell office:value-type="float" office:value="65.44756">
            <text:p>65.44756</text:p>
          </table:table-cell>
          <table:table-cell office:value-type="float" office:value="64.06115">
            <text:p>64.06115</text:p>
          </table:table-cell>
          <table:table-cell office:value-type="float" office:value="65.13358">
            <text:p>65.13358</text:p>
          </table:table-cell>
          <table:table-cell office:value-type="float" office:value="62.338856">
            <text:p>62.338856</text:p>
          </table:table-cell>
          <table:table-cell office:value-type="float" office:value="62.38975">
            <text:p>62.38975</text:p>
          </table:table-cell>
          <table:table-cell office:value-type="float" office:value="61.241356">
            <text:p>61.241356</text:p>
          </table:table-cell>
          <table:table-cell office:value-type="float" office:value="68.41144">
            <text:p>68.41144</text:p>
          </table:table-cell>
          <table:table-cell office:value-type="float" office:value="71.00543">
            <text:p>71.00543</text:p>
          </table:table-cell>
          <table:table-cell office:value-type="float" office:value="74.60662">
            <text:p>74.60662</text:p>
          </table:table-cell>
          <table:table-cell office:value-type="float" office:value="78.654915">
            <text:p>78.654915</text:p>
          </table:table-cell>
          <table:table-cell office:value-type="float" office:value="83.37167">
            <text:p>83.37167</text:p>
          </table:table-cell>
          <table:table-cell office:value-type="float" office:value="82.15406">
            <text:p>82.15406</text:p>
          </table:table-cell>
          <table:table-cell office:value-type="float" office:value="79.81127">
            <text:p>79.81127</text:p>
          </table:table-cell>
          <table:table-cell office:value-type="float" office:value="80.588486">
            <text:p>80.588486</text:p>
          </table:table-cell>
          <table:table-cell office:value-type="float" office:value="77.2529">
            <text:p>77.2529</text:p>
          </table:table-cell>
          <table:table-cell office:value-type="float" office:value="84.02105">
            <text:p>84.02105</text:p>
          </table:table-cell>
          <table:table-cell office:value-type="float" office:value="85.23022">
            <text:p>85.23022</text:p>
          </table:table-cell>
          <table:table-cell office:value-type="float" office:value="79.069824">
            <text:p>79.069824</text:p>
          </table:table-cell>
          <table:table-cell office:value-type="float" office:value="81.51408">
            <text:p>81.51408</text:p>
          </table:table-cell>
          <table:table-cell office:value-type="float" office:value="82.986786">
            <text:p>82.986786</text:p>
          </table:table-cell>
          <table:table-cell office:value-type="float" office:value="79.70934">
            <text:p>79.70934</text:p>
          </table:table-cell>
          <table:table-cell office:value-type="float" office:value="78.00243">
            <text:p>78.00243</text:p>
          </table:table-cell>
          <table:table-cell office:value-type="float" office:value="78.82828">
            <text:p>78.82828</text:p>
          </table:table-cell>
          <table:table-cell office:value-type="float" office:value="80.01658">
            <text:p>80.01658</text:p>
          </table:table-cell>
          <table:table-cell office:value-type="float" office:value="92.35273">
            <text:p>92.35273</text:p>
          </table:table-cell>
          <table:table-cell office:value-type="float" office:value="86.832954">
            <text:p>86.832954</text:p>
          </table:table-cell>
          <table:table-cell office:value-type="float" office:value="86.80708">
            <text:p>86.80708</text:p>
          </table:table-cell>
          <table:table-cell office:value-type="float" office:value="94.16555">
            <text:p>94.16555</text:p>
          </table:table-cell>
          <table:table-cell office:value-type="float" office:value="94.33301">
            <text:p>94.33301</text:p>
          </table:table-cell>
          <table:table-cell office:value-type="float" office:value="86.98623">
            <text:p>86.98623</text:p>
          </table:table-cell>
          <table:table-cell office:value-type="float" office:value="84.13901">
            <text:p>84.13901</text:p>
          </table:table-cell>
          <table:table-cell office:value-type="float" office:value="79.66438">
            <text:p>79.66438</text:p>
          </table:table-cell>
          <table:table-cell office:value-type="float" office:value="77.1212">
            <text:p>77.1212</text:p>
          </table:table-cell>
          <table:table-cell office:value-type="float" office:value="78.66063">
            <text:p>78.66063</text:p>
          </table:table-cell>
          <table:table-cell office:value-type="float" office:value="85.10284">
            <text:p>85.10284</text:p>
          </table:table-cell>
          <table:table-cell office:value-type="float" office:value="83.84097">
            <text:p>83.84097</text:p>
          </table:table-cell>
          <table:table-cell office:value-type="float" office:value="79.82279">
            <text:p>79.82279</text:p>
          </table:table-cell>
          <table:table-cell office:value-type="float" office:value="89.304146">
            <text:p>89.304146</text:p>
          </table:table-cell>
          <table:table-cell office:value-type="float" office:value="86.41376">
            <text:p>86.41376</text:p>
          </table:table-cell>
          <table:table-cell office:value-type="float" office:value="93.62476">
            <text:p>93.62476</text:p>
          </table:table-cell>
          <table:table-cell office:value-type="float" office:value="99.69171">
            <text:p>99.69171</text:p>
          </table:table-cell>
          <table:table-cell office:value-type="float" office:value="106.64669">
            <text:p>106.64669</text:p>
          </table:table-cell>
          <table:table-cell office:value-type="float" office:value="117.33772">
            <text:p>117.33772</text:p>
          </table:table-cell>
          <table:table-cell office:value-type="float" office:value="141.9613">
            <text:p>141.9613</text:p>
          </table:table-cell>
          <table:table-cell office:value-type="float" office:value="129.75056">
            <text:p>129.75056</text:p>
          </table:table-cell>
          <table:table-cell office:value-type="float" office:value="128.49144">
            <text:p>128.49144</text:p>
          </table:table-cell>
          <table:table-cell office:value-type="float" office:value="107.22888">
            <text:p>107.22888</text:p>
          </table:table-cell>
        </table:table-row>
        <table:table-row table:style-name="ro2">
          <table:table-cell office:value-type="string">
            <text:p>Rleg</text:p>
          </table:table-cell>
          <table:table-cell office:value-type="float" office:value="141.31555">
            <text:p>141.31555</text:p>
          </table:table-cell>
          <table:table-cell office:value-type="float" office:value="77.38886">
            <text:p>77.38886</text:p>
          </table:table-cell>
          <table:table-cell office:value-type="float" office:value="46.268093">
            <text:p>46.268093</text:p>
          </table:table-cell>
          <table:table-cell office:value-type="float" office:value="38.888622">
            <text:p>38.888622</text:p>
          </table:table-cell>
          <table:table-cell office:value-type="float" office:value="103.740654">
            <text:p>103.740654</text:p>
          </table:table-cell>
          <table:table-cell office:value-type="float" office:value="166.27966">
            <text:p>166.27966</text:p>
          </table:table-cell>
          <table:table-cell office:value-type="float" office:value="131.60799">
            <text:p>131.60799</text:p>
          </table:table-cell>
          <table:table-cell office:value-type="float" office:value="133.64879">
            <text:p>133.64879</text:p>
          </table:table-cell>
          <table:table-cell office:value-type="float" office:value="194.5554">
            <text:p>194.5554</text:p>
          </table:table-cell>
          <table:table-cell office:value-type="float" office:value="61.06497">
            <text:p>61.06497</text:p>
          </table:table-cell>
          <table:table-cell office:value-type="float" office:value="59.20309">
            <text:p>59.20309</text:p>
          </table:table-cell>
          <table:table-cell office:value-type="float" office:value="68.916695">
            <text:p>68.916695</text:p>
          </table:table-cell>
          <table:table-cell office:value-type="float" office:value="83.99388">
            <text:p>83.99388</text:p>
          </table:table-cell>
          <table:table-cell office:value-type="float" office:value="84.668304">
            <text:p>84.668304</text:p>
          </table:table-cell>
          <table:table-cell office:value-type="float" office:value="83.21364">
            <text:p>83.21364</text:p>
          </table:table-cell>
          <table:table-cell office:value-type="float" office:value="79.72934">
            <text:p>79.72934</text:p>
          </table:table-cell>
          <table:table-cell office:value-type="float" office:value="72.9224">
            <text:p>72.9224</text:p>
          </table:table-cell>
          <table:table-cell office:value-type="float" office:value="123.9665">
            <text:p>123.9665</text:p>
          </table:table-cell>
          <table:table-cell office:value-type="float" office:value="173.54639">
            <text:p>173.54639</text:p>
          </table:table-cell>
          <table:table-cell office:value-type="float" office:value="201.33455">
            <text:p>201.33455</text:p>
          </table:table-cell>
          <table:table-cell office:value-type="float" office:value="208.31914">
            <text:p>208.31914</text:p>
          </table:table-cell>
          <table:table-cell office:value-type="float" office:value="196.69089">
            <text:p>196.69089</text:p>
          </table:table-cell>
          <table:table-cell office:value-type="float" office:value="198.1362">
            <text:p>198.1362</text:p>
          </table:table-cell>
          <table:table-cell office:value-type="float" office:value="197.72066">
            <text:p>197.72066</text:p>
          </table:table-cell>
          <table:table-cell office:value-type="float" office:value="187.98909">
            <text:p>187.98909</text:p>
          </table:table-cell>
          <table:table-cell office:value-type="float" office:value="174.95963">
            <text:p>174.95963</text:p>
          </table:table-cell>
          <table:table-cell office:value-type="float" office:value="142.56621">
            <text:p>142.56621</text:p>
          </table:table-cell>
          <table:table-cell office:value-type="float" office:value="96.13239">
            <text:p>96.13239</text:p>
          </table:table-cell>
          <table:table-cell office:value-type="float" office:value="95.07486">
            <text:p>95.07486</text:p>
          </table:table-cell>
          <table:table-cell office:value-type="float" office:value="96.08395">
            <text:p>96.08395</text:p>
          </table:table-cell>
          <table:table-cell office:value-type="float" office:value="79.232025">
            <text:p>79.232025</text:p>
          </table:table-cell>
          <table:table-cell office:value-type="float" office:value="73.27811">
            <text:p>73.27811</text:p>
          </table:table-cell>
          <table:table-cell office:value-type="float" office:value="69.16162">
            <text:p>69.16162</text:p>
          </table:table-cell>
          <table:table-cell office:value-type="float" office:value="65.85599">
            <text:p>65.85599</text:p>
          </table:table-cell>
          <table:table-cell office:value-type="float" office:value="60.592613">
            <text:p>60.592613</text:p>
          </table:table-cell>
          <table:table-cell office:value-type="float" office:value="55.130047">
            <text:p>55.130047</text:p>
          </table:table-cell>
          <table:table-cell office:value-type="float" office:value="53.24464">
            <text:p>53.24464</text:p>
          </table:table-cell>
          <table:table-cell office:value-type="float" office:value="50.45434">
            <text:p>50.45434</text:p>
          </table:table-cell>
          <table:table-cell office:value-type="float" office:value="47.904316">
            <text:p>47.904316</text:p>
          </table:table-cell>
          <table:table-cell office:value-type="float" office:value="46.243137">
            <text:p>46.243137</text:p>
          </table:table-cell>
          <table:table-cell office:value-type="float" office:value="47.548904">
            <text:p>47.548904</text:p>
          </table:table-cell>
          <table:table-cell office:value-type="float" office:value="54.78357">
            <text:p>54.78357</text:p>
          </table:table-cell>
          <table:table-cell office:value-type="float" office:value="94.23649">
            <text:p>94.23649</text:p>
          </table:table-cell>
          <table:table-cell office:value-type="float" office:value="109.02787">
            <text:p>109.02787</text:p>
          </table:table-cell>
          <table:table-cell office:value-type="float" office:value="54.73418">
            <text:p>54.73418</text:p>
          </table:table-cell>
          <table:table-cell office:value-type="float" office:value="60.0477">
            <text:p>60.0477</text:p>
          </table:table-cell>
          <table:table-cell office:value-type="float" office:value="65.53493">
            <text:p>65.53493</text:p>
          </table:table-cell>
          <table:table-cell office:value-type="float" office:value="69.67501">
            <text:p>69.67501</text:p>
          </table:table-cell>
          <table:table-cell office:value-type="float" office:value="68.25585">
            <text:p>68.25585</text:p>
          </table:table-cell>
          <table:table-cell office:value-type="float" office:value="55.586277">
            <text:p>55.586277</text:p>
          </table:table-cell>
          <table:table-cell office:value-type="float" office:value="56.655605">
            <text:p>56.655605</text:p>
          </table:table-cell>
          <table:table-cell office:value-type="float" office:value="54.332176">
            <text:p>54.332176</text:p>
          </table:table-cell>
          <table:table-cell office:value-type="float" office:value="52.000343">
            <text:p>52.000343</text:p>
          </table:table-cell>
          <table:table-cell office:value-type="float" office:value="52.002155">
            <text:p>52.002155</text:p>
          </table:table-cell>
          <table:table-cell office:value-type="float" office:value="51.886105">
            <text:p>51.886105</text:p>
          </table:table-cell>
          <table:table-cell office:value-type="float" office:value="58.035908">
            <text:p>58.035908</text:p>
          </table:table-cell>
          <table:table-cell office:value-type="float" office:value="64.27452">
            <text:p>64.27452</text:p>
          </table:table-cell>
          <table:table-cell office:value-type="float" office:value="81.42372">
            <text:p>81.42372</text:p>
          </table:table-cell>
          <table:table-cell office:value-type="float" office:value="50.4219">
            <text:p>50.4219</text:p>
          </table:table-cell>
          <table:table-cell office:value-type="float" office:value="47.22475">
            <text:p>47.22475</text:p>
          </table:table-cell>
          <table:table-cell office:value-type="float" office:value="49.956184">
            <text:p>49.956184</text:p>
          </table:table-cell>
          <table:table-cell office:value-type="float" office:value="48.357254">
            <text:p>48.357254</text:p>
          </table:table-cell>
          <table:table-cell office:value-type="float" office:value="63.855293">
            <text:p>63.855293</text:p>
          </table:table-cell>
          <table:table-cell office:value-type="float" office:value="58.47631">
            <text:p>58.47631</text:p>
          </table:table-cell>
          <table:table-cell office:value-type="float" office:value="56.71502">
            <text:p>56.71502</text:p>
          </table:table-cell>
          <table:table-cell office:value-type="float" office:value="59.451935">
            <text:p>59.451935</text:p>
          </table:table-cell>
          <table:table-cell office:value-type="float" office:value="66.67893">
            <text:p>66.67893</text:p>
          </table:table-cell>
          <table:table-cell office:value-type="float" office:value="65.11885">
            <text:p>65.11885</text:p>
          </table:table-cell>
          <table:table-cell office:value-type="float" office:value="66.44836">
            <text:p>66.44836</text:p>
          </table:table-cell>
          <table:table-cell office:value-type="float" office:value="63.020416">
            <text:p>63.020416</text:p>
          </table:table-cell>
          <table:table-cell office:value-type="float" office:value="65.66315">
            <text:p>65.66315</text:p>
          </table:table-cell>
          <table:table-cell office:value-type="float" office:value="62.272015">
            <text:p>62.272015</text:p>
          </table:table-cell>
          <table:table-cell office:value-type="float" office:value="63.361042">
            <text:p>63.361042</text:p>
          </table:table-cell>
          <table:table-cell office:value-type="float" office:value="64.26459">
            <text:p>64.26459</text:p>
          </table:table-cell>
          <table:table-cell office:value-type="float" office:value="64.952415">
            <text:p>64.952415</text:p>
          </table:table-cell>
          <table:table-cell office:value-type="float" office:value="65.43795">
            <text:p>65.43795</text:p>
          </table:table-cell>
          <table:table-cell office:value-type="float" office:value="63.91622">
            <text:p>63.91622</text:p>
          </table:table-cell>
          <table:table-cell office:value-type="float" office:value="62.051632">
            <text:p>62.051632</text:p>
          </table:table-cell>
          <table:table-cell office:value-type="float" office:value="64.31401">
            <text:p>64.31401</text:p>
          </table:table-cell>
          <table:table-cell office:value-type="float" office:value="64.224304">
            <text:p>64.224304</text:p>
          </table:table-cell>
          <table:table-cell office:value-type="float" office:value="61.268856">
            <text:p>61.268856</text:p>
          </table:table-cell>
          <table:table-cell office:value-type="float" office:value="62.2234">
            <text:p>62.2234</text:p>
          </table:table-cell>
          <table:table-cell office:value-type="float" office:value="64.48283">
            <text:p>64.48283</text:p>
          </table:table-cell>
          <table:table-cell office:value-type="float" office:value="65.8984">
            <text:p>65.8984</text:p>
          </table:table-cell>
          <table:table-cell office:value-type="float" office:value="61.435436">
            <text:p>61.435436</text:p>
          </table:table-cell>
          <table:table-cell office:value-type="float" office:value="62.159294">
            <text:p>62.159294</text:p>
          </table:table-cell>
          <table:table-cell office:value-type="float" office:value="58.594402">
            <text:p>58.594402</text:p>
          </table:table-cell>
          <table:table-cell office:value-type="float" office:value="59.87681">
            <text:p>59.87681</text:p>
          </table:table-cell>
          <table:table-cell office:value-type="float" office:value="59.483612">
            <text:p>59.483612</text:p>
          </table:table-cell>
          <table:table-cell office:value-type="float" office:value="63.92658">
            <text:p>63.92658</text:p>
          </table:table-cell>
          <table:table-cell office:value-type="float" office:value="72.034645">
            <text:p>72.034645</text:p>
          </table:table-cell>
          <table:table-cell office:value-type="float" office:value="74.03921">
            <text:p>74.03921</text:p>
          </table:table-cell>
          <table:table-cell office:value-type="float" office:value="67.90039">
            <text:p>67.90039</text:p>
          </table:table-cell>
          <table:table-cell office:value-type="float" office:value="62.8001">
            <text:p>62.8001</text:p>
          </table:table-cell>
          <table:table-cell office:value-type="float" office:value="61.177223">
            <text:p>61.177223</text:p>
          </table:table-cell>
          <table:table-cell office:value-type="float" office:value="59.297215">
            <text:p>59.297215</text:p>
          </table:table-cell>
          <table:table-cell office:value-type="float" office:value="60.343098">
            <text:p>60.343098</text:p>
          </table:table-cell>
          <table:table-cell office:value-type="float" office:value="61.087643">
            <text:p>61.087643</text:p>
          </table:table-cell>
          <table:table-cell office:value-type="float" office:value="60.05077">
            <text:p>60.05077</text:p>
          </table:table-cell>
          <table:table-cell office:value-type="float" office:value="67.55136">
            <text:p>67.55136</text:p>
          </table:table-cell>
          <table:table-cell office:value-type="float" office:value="63.494026">
            <text:p>63.494026</text:p>
          </table:table-cell>
          <table:table-cell office:value-type="float" office:value="59.693913">
            <text:p>59.693913</text:p>
          </table:table-cell>
          <table:table-cell office:value-type="float" office:value="58.388206">
            <text:p>58.388206</text:p>
          </table:table-cell>
          <table:table-cell office:value-type="float" office:value="63.403194">
            <text:p>63.403194</text:p>
          </table:table-cell>
          <table:table-cell office:value-type="float" office:value="73.409294">
            <text:p>73.409294</text:p>
          </table:table-cell>
          <table:table-cell office:value-type="float" office:value="81.90578">
            <text:p>81.90578</text:p>
          </table:table-cell>
          <table:table-cell office:value-type="float" office:value="70.9637">
            <text:p>70.9637</text:p>
          </table:table-cell>
          <table:table-cell office:value-type="float" office:value="80.75992">
            <text:p>80.75992</text:p>
          </table:table-cell>
          <table:table-cell office:value-type="float" office:value="70.790184">
            <text:p>70.790184</text:p>
          </table:table-cell>
          <table:table-cell office:value-type="float" office:value="166.53166">
            <text:p>166.53166</text:p>
          </table:table-cell>
          <table:table-cell office:value-type="string">
            <text:p>NaN</text:p>
          </table:table-cell>
          <table:table-cell office:value-type="float" office:value="155.05255">
            <text:p>155.05255</text:p>
          </table:table-cell>
          <table:table-cell office:value-type="float" office:value="158.03642">
            <text:p>158.03642</text:p>
          </table:table-cell>
          <table:table-cell office:value-type="float" office:value="143.33473">
            <text:p>143.33473</text:p>
          </table:table-cell>
          <table:table-cell office:value-type="float" office:value="110.1561">
            <text:p>110.1561</text:p>
          </table:table-cell>
          <table:table-cell office:value-type="float" office:value="110.92416">
            <text:p>110.92416</text:p>
          </table:table-cell>
          <table:table-cell office:value-type="float" office:value="109.329575">
            <text:p>109.329575</text:p>
          </table:table-cell>
          <table:table-cell office:value-type="float" office:value="123.73845">
            <text:p>123.73845</text:p>
          </table:table-cell>
          <table:table-cell office:value-type="float" office:value="112.539536">
            <text:p>112.539536</text:p>
          </table:table-cell>
          <table:table-cell office:value-type="float" office:value="113.78216">
            <text:p>113.78216</text:p>
          </table:table-cell>
          <table:table-cell office:value-type="float" office:value="112.77438">
            <text:p>112.77438</text:p>
          </table:table-cell>
          <table:table-cell office:value-type="float" office:value="155.51953">
            <text:p>155.51953</text:p>
          </table:table-cell>
          <table:table-cell office:value-type="float" office:value="94.98474">
            <text:p>94.98474</text:p>
          </table:table-cell>
          <table:table-cell office:value-type="float" office:value="62.30401">
            <text:p>62.30401</text:p>
          </table:table-cell>
          <table:table-cell office:value-type="float" office:value="69.20189">
            <text:p>69.20189</text:p>
          </table:table-cell>
          <table:table-cell office:value-type="float" office:value="60.266556">
            <text:p>60.266556</text:p>
          </table:table-cell>
          <table:table-cell office:value-type="float" office:value="52.49175">
            <text:p>52.49175</text:p>
          </table:table-cell>
          <table:table-cell office:value-type="float" office:value="43.923317">
            <text:p>43.923317</text:p>
          </table:table-cell>
          <table:table-cell office:value-type="float" office:value="46.493305">
            <text:p>46.493305</text:p>
          </table:table-cell>
          <table:table-cell office:value-type="float" office:value="56.97048">
            <text:p>56.97048</text:p>
          </table:table-cell>
          <table:table-cell office:value-type="float" office:value="66.7745">
            <text:p>66.7745</text:p>
          </table:table-cell>
          <table:table-cell office:value-type="float" office:value="61.90393">
            <text:p>61.90393</text:p>
          </table:table-cell>
          <table:table-cell office:value-type="float" office:value="75.91858">
            <text:p>75.91858</text:p>
          </table:table-cell>
          <table:table-cell office:value-type="float" office:value="101.106285">
            <text:p>101.106285</text:p>
          </table:table-cell>
          <table:table-cell office:value-type="float" office:value="111.12153">
            <text:p>111.12153</text:p>
          </table:table-cell>
          <table:table-cell office:value-type="float" office:value="111.247185">
            <text:p>111.247185</text:p>
          </table:table-cell>
          <table:table-cell office:value-type="float" office:value="121.72109">
            <text:p>121.72109</text:p>
          </table:table-cell>
          <table:table-cell office:value-type="float" office:value="133.8116">
            <text:p>133.8116</text:p>
          </table:table-cell>
          <table:table-cell office:value-type="float" office:value="122.7658">
            <text:p>122.7658</text:p>
          </table:table-cell>
          <table:table-cell office:value-type="float" office:value="103.474556">
            <text:p>103.474556</text:p>
          </table:table-cell>
          <table:table-cell office:value-type="float" office:value="93.935875">
            <text:p>93.935875</text:p>
          </table:table-cell>
          <table:table-cell office:value-type="float" office:value="63.777576">
            <text:p>63.777576</text:p>
          </table:table-cell>
          <table:table-cell office:value-type="float" office:value="67.411026">
            <text:p>67.411026</text:p>
          </table:table-cell>
          <table:table-cell office:value-type="float" office:value="68.37877">
            <text:p>68.37877</text:p>
          </table:table-cell>
          <table:table-cell office:value-type="float" office:value="72.074036">
            <text:p>72.074036</text:p>
          </table:table-cell>
          <table:table-cell office:value-type="float" office:value="74.09312">
            <text:p>74.09312</text:p>
          </table:table-cell>
          <table:table-cell office:value-type="float" office:value="68.332695">
            <text:p>68.332695</text:p>
          </table:table-cell>
          <table:table-cell office:value-type="float" office:value="72.220024">
            <text:p>72.220024</text:p>
          </table:table-cell>
          <table:table-cell office:value-type="float" office:value="67.824234">
            <text:p>67.824234</text:p>
          </table:table-cell>
          <table:table-cell office:value-type="float" office:value="61.136467">
            <text:p>61.136467</text:p>
          </table:table-cell>
          <table:table-cell office:value-type="float" office:value="56.764946">
            <text:p>56.764946</text:p>
          </table:table-cell>
          <table:table-cell office:value-type="float" office:value="52.487972">
            <text:p>52.487972</text:p>
          </table:table-cell>
          <table:table-cell office:value-type="float" office:value="49.82237">
            <text:p>49.82237</text:p>
          </table:table-cell>
          <table:table-cell office:value-type="float" office:value="49.450417">
            <text:p>49.450417</text:p>
          </table:table-cell>
          <table:table-cell office:value-type="float" office:value="50.325077">
            <text:p>50.325077</text:p>
          </table:table-cell>
          <table:table-cell office:value-type="float" office:value="54.85577">
            <text:p>54.85577</text:p>
          </table:table-cell>
          <table:table-cell office:value-type="float" office:value="55.192577">
            <text:p>55.192577</text:p>
          </table:table-cell>
          <table:table-cell office:value-type="float" office:value="55.54188">
            <text:p>55.54188</text:p>
          </table:table-cell>
          <table:table-cell office:value-type="float" office:value="55.16896">
            <text:p>55.16896</text:p>
          </table:table-cell>
          <table:table-cell office:value-type="float" office:value="58.79459">
            <text:p>58.79459</text:p>
          </table:table-cell>
          <table:table-cell office:value-type="float" office:value="56.796238">
            <text:p>56.796238</text:p>
          </table:table-cell>
          <table:table-cell office:value-type="float" office:value="58.16518">
            <text:p>58.16518</text:p>
          </table:table-cell>
          <table:table-cell office:value-type="float" office:value="57.89613">
            <text:p>57.89613</text:p>
          </table:table-cell>
          <table:table-cell office:value-type="float" office:value="66.922005">
            <text:p>66.922005</text:p>
          </table:table-cell>
          <table:table-cell office:value-type="float" office:value="67.37371">
            <text:p>67.37371</text:p>
          </table:table-cell>
          <table:table-cell office:value-type="float" office:value="77.665504">
            <text:p>77.665504</text:p>
          </table:table-cell>
          <table:table-cell office:value-type="float" office:value="82.53726">
            <text:p>82.53726</text:p>
          </table:table-cell>
          <table:table-cell office:value-type="float" office:value="76.85177">
            <text:p>76.85177</text:p>
          </table:table-cell>
          <table:table-cell office:value-type="float" office:value="66.41765">
            <text:p>66.41765</text:p>
          </table:table-cell>
          <table:table-cell office:value-type="float" office:value="58.895462">
            <text:p>58.895462</text:p>
          </table:table-cell>
          <table:table-cell office:value-type="float" office:value="52.651134">
            <text:p>52.651134</text:p>
          </table:table-cell>
          <table:table-cell office:value-type="float" office:value="60.605885">
            <text:p>60.605885</text:p>
          </table:table-cell>
          <table:table-cell office:value-type="float" office:value="58.285213">
            <text:p>58.285213</text:p>
          </table:table-cell>
          <table:table-cell office:value-type="float" office:value="62.23711">
            <text:p>62.23711</text:p>
          </table:table-cell>
          <table:table-cell office:value-type="float" office:value="64.906235">
            <text:p>64.906235</text:p>
          </table:table-cell>
          <table:table-cell office:value-type="float" office:value="63.018448">
            <text:p>63.018448</text:p>
          </table:table-cell>
          <table:table-cell office:value-type="float" office:value="63.734173">
            <text:p>63.734173</text:p>
          </table:table-cell>
          <table:table-cell office:value-type="float" office:value="61.805782">
            <text:p>61.805782</text:p>
          </table:table-cell>
          <table:table-cell office:value-type="float" office:value="62.09006">
            <text:p>62.09006</text:p>
          </table:table-cell>
          <table:table-cell office:value-type="float" office:value="69.916405">
            <text:p>69.916405</text:p>
          </table:table-cell>
          <table:table-cell office:value-type="float" office:value="67.03417">
            <text:p>67.03417</text:p>
          </table:table-cell>
          <table:table-cell office:value-type="float" office:value="62.321922">
            <text:p>62.321922</text:p>
          </table:table-cell>
          <table:table-cell office:value-type="float" office:value="64.34759">
            <text:p>64.34759</text:p>
          </table:table-cell>
          <table:table-cell office:value-type="float" office:value="66.80272">
            <text:p>66.80272</text:p>
          </table:table-cell>
          <table:table-cell office:value-type="float" office:value="71.984055">
            <text:p>71.984055</text:p>
          </table:table-cell>
          <table:table-cell office:value-type="float" office:value="70.72488">
            <text:p>70.72488</text:p>
          </table:table-cell>
          <table:table-cell office:value-type="float" office:value="69.78901">
            <text:p>69.78901</text:p>
          </table:table-cell>
          <table:table-cell office:value-type="float" office:value="69.16876">
            <text:p>69.16876</text:p>
          </table:table-cell>
          <table:table-cell office:value-type="float" office:value="66.80049">
            <text:p>66.80049</text:p>
          </table:table-cell>
          <table:table-cell office:value-type="float" office:value="62.725002">
            <text:p>62.725002</text:p>
          </table:table-cell>
          <table:table-cell office:value-type="float" office:value="63.635338">
            <text:p>63.635338</text:p>
          </table:table-cell>
          <table:table-cell office:value-type="float" office:value="66.81382">
            <text:p>66.81382</text:p>
          </table:table-cell>
          <table:table-cell office:value-type="float" office:value="69.025635">
            <text:p>69.025635</text:p>
          </table:table-cell>
          <table:table-cell office:value-type="float" office:value="67.599945">
            <text:p>67.599945</text:p>
          </table:table-cell>
          <table:table-cell office:value-type="float" office:value="68.98789">
            <text:p>68.98789</text:p>
          </table:table-cell>
          <table:table-cell office:value-type="float" office:value="70.45697">
            <text:p>70.45697</text:p>
          </table:table-cell>
          <table:table-cell office:value-type="float" office:value="73.54532">
            <text:p>73.54532</text:p>
          </table:table-cell>
          <table:table-cell office:value-type="float" office:value="74.6388">
            <text:p>74.6388</text:p>
          </table:table-cell>
          <table:table-cell office:value-type="float" office:value="73.24532">
            <text:p>73.24532</text:p>
          </table:table-cell>
          <table:table-cell office:value-type="float" office:value="68.62882">
            <text:p>68.62882</text:p>
          </table:table-cell>
          <table:table-cell office:value-type="float" office:value="66.03077">
            <text:p>66.03077</text:p>
          </table:table-cell>
          <table:table-cell office:value-type="float" office:value="64.7675">
            <text:p>64.7675</text:p>
          </table:table-cell>
          <table:table-cell office:value-type="float" office:value="64.40279">
            <text:p>64.40279</text:p>
          </table:table-cell>
          <table:table-cell office:value-type="float" office:value="64.7433">
            <text:p>64.7433</text:p>
          </table:table-cell>
          <table:table-cell office:value-type="float" office:value="70.056725">
            <text:p>70.056725</text:p>
          </table:table-cell>
          <table:table-cell office:value-type="float" office:value="70.14298">
            <text:p>70.14298</text:p>
          </table:table-cell>
          <table:table-cell office:value-type="float" office:value="77.375206">
            <text:p>77.375206</text:p>
          </table:table-cell>
          <table:table-cell office:value-type="float" office:value="79.8401">
            <text:p>79.8401</text:p>
          </table:table-cell>
          <table:table-cell office:value-type="float" office:value="80.29876">
            <text:p>80.29876</text:p>
          </table:table-cell>
          <table:table-cell office:value-type="float" office:value="78.26194">
            <text:p>78.26194</text:p>
          </table:table-cell>
          <table:table-cell office:value-type="float" office:value="69.16764">
            <text:p>69.16764</text:p>
          </table:table-cell>
        </table:table-row>
        <table:table-row table:style-name="ro1" table:number-rows-repeated="1048545">
          <table:table-cell table:number-columns-repeated="212"/>
        </table:table-row>
        <table:table-row table:style-name="ro1">
          <table:table-cell table:number-columns-repeated="212"/>
        </table:table-row>
      </table:table>
      <table:table table:name="Statistics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2">
          <table:table-cell table:style-name="ce1" table:formula="of:=['Raw data'.A1]" office:value-type="string" office:string-value="Bone lengths">
            <text:p>Bone lengths</text:p>
          </table:table-cell>
          <table:table-cell office:value-type="string">
            <text:p>average</text:p>
          </table:table-cell>
          <table:table-cell office:value-type="string">
            <text:p>stdev</text:p>
          </table:table-cell>
        </table:table-row>
        <table:table-row table:style-name="ro1">
          <table:table-cell table:formula="of:=['Raw data'.A2]" office:value-type="string" office:string-value="head">
            <text:p>head</text:p>
          </table:table-cell>
          <table:table-cell table:formula="of:=AVERAGE(['Raw data'.$B2:.$ZZ2])" office:value-type="float" office:value="220.307431516588">
            <text:p>220.3074315166</text:p>
          </table:table-cell>
          <table:table-cell table:formula="of:=STDEV(['Raw data'.$B2:.$ZZ2])" office:value-type="float" office:value="28.0201461562985">
            <text:p>28.0201461563</text:p>
          </table:table-cell>
        </table:table-row>
        <table:table-row table:style-name="ro1">
          <table:table-cell table:formula="of:=['Raw data'.A3]" office:value-type="string" office:string-value="Lshoulder">
            <text:p>Lshoulder</text:p>
          </table:table-cell>
          <table:table-cell table:formula="of:=AVERAGE(['Raw data'.$B3:.$ZZ3])" office:value-type="float" office:value="159.972665303318">
            <text:p>159.9726653033</text:p>
          </table:table-cell>
          <table:table-cell table:formula="of:=STDEV(['Raw data'.$B3:.$ZZ3])" office:value-type="float" office:value="24.294995732897">
            <text:p>24.2949957329</text:p>
          </table:table-cell>
        </table:table-row>
        <table:table-row table:style-name="ro1">
          <table:table-cell table:formula="of:=['Raw data'.A4]" office:value-type="string" office:string-value="Larm">
            <text:p>Larm</text:p>
          </table:table-cell>
          <table:table-cell table:formula="of:=AVERAGE(['Raw data'.$B4:.$ZZ4])" office:value-type="float" office:value="269.700712037915">
            <text:p>269.7007120379</text:p>
          </table:table-cell>
          <table:table-cell table:formula="of:=STDEV(['Raw data'.$B4:.$ZZ4])" office:value-type="float" office:value="37.6887105961115">
            <text:p>37.6887105961</text:p>
          </table:table-cell>
        </table:table-row>
        <table:table-row table:style-name="ro1">
          <table:table-cell table:formula="of:=['Raw data'.A5]" office:value-type="string" office:string-value="Lforearm">
            <text:p>Lforearm</text:p>
          </table:table-cell>
          <table:table-cell table:formula="of:=AVERAGE(['Raw data'.$B5:.$ZZ5])" office:value-type="float" office:value="307.961763459715">
            <text:p>307.9617634597</text:p>
          </table:table-cell>
          <table:table-cell table:formula="of:=STDEV(['Raw data'.$B5:.$ZZ5])" office:value-type="float" office:value="54.3233677015687">
            <text:p>54.3233677016</text:p>
          </table:table-cell>
        </table:table-row>
        <table:table-row table:style-name="ro1">
          <table:table-cell table:formula="of:=['Raw data'.A6]" office:value-type="string" office:string-value="Rshoulder">
            <text:p>Rshoulder</text:p>
          </table:table-cell>
          <table:table-cell table:formula="of:=AVERAGE(['Raw data'.$B6:.$ZZ6])" office:value-type="float" office:value="159.972669047393">
            <text:p>159.9726690474</text:p>
          </table:table-cell>
          <table:table-cell table:formula="of:=STDEV(['Raw data'.$B6:.$ZZ6])" office:value-type="float" office:value="24.2949928005282">
            <text:p>24.2949928005</text:p>
          </table:table-cell>
        </table:table-row>
        <table:table-row table:style-name="ro1">
          <table:table-cell table:formula="of:=['Raw data'.A7]" office:value-type="string" office:string-value="Rarm">
            <text:p>Rarm</text:p>
          </table:table-cell>
          <table:table-cell table:formula="of:=AVERAGE(['Raw data'.$B7:.$ZZ7])" office:value-type="float" office:value="260.420283838862">
            <text:p>260.4202838389</text:p>
          </table:table-cell>
          <table:table-cell table:formula="of:=STDEV(['Raw data'.$B7:.$ZZ7])" office:value-type="float" office:value="51.197791252593">
            <text:p>51.1977912526</text:p>
          </table:table-cell>
        </table:table-row>
        <table:table-row table:style-name="ro1">
          <table:table-cell table:formula="of:=['Raw data'.A8]" office:value-type="string" office:string-value="Rforearm">
            <text:p>Rforearm</text:p>
          </table:table-cell>
          <table:table-cell table:formula="of:=AVERAGE(['Raw data'.$B8:.$ZZ8])" office:value-type="float" office:value="301.081651232227">
            <text:p>301.0816512322</text:p>
          </table:table-cell>
          <table:table-cell table:formula="of:=STDEV(['Raw data'.$B8:.$ZZ8])" office:value-type="float" office:value="69.0398496227797">
            <text:p>69.0398496228</text:p>
          </table:table-cell>
        </table:table-row>
        <table:table-row table:style-name="ro1">
          <table:table-cell table:formula="of:=['Raw data'.A9]" office:value-type="string" office:string-value="torso">
            <text:p>torso</text:p>
          </table:table-cell>
          <table:table-cell table:formula="of:=AVERAGE(['Raw data'.$B9:.$ZZ9])" office:value-type="float" office:value="221.068463744076">
            <text:p>221.0684637441</text:p>
          </table:table-cell>
          <table:table-cell table:formula="of:=STDEV(['Raw data'.$B9:.$ZZ9])" office:value-type="float" office:value="8.84315029652494">
            <text:p>8.8431502965</text:p>
          </table:table-cell>
        </table:table-row>
        <table:table-row table:style-name="ro1">
          <table:table-cell table:formula="of:=['Raw data'.A10]" office:value-type="string" office:string-value="Lhip">
            <text:p>Lhip</text:p>
          </table:table-cell>
          <table:table-cell table:formula="of:=AVERAGE(['Raw data'.$B10:.$ZZ10])" office:value-type="float" office:value="240.897716066351">
            <text:p>240.8977160664</text:p>
          </table:table-cell>
          <table:table-cell table:formula="of:=STDEV(['Raw data'.$B10:.$ZZ10])" office:value-type="float" office:value="12.6733830784662">
            <text:p>12.6733830785</text:p>
          </table:table-cell>
        </table:table-row>
        <table:table-row table:style-name="ro1">
          <table:table-cell table:formula="of:=['Raw data'.A11]" office:value-type="string" office:string-value="Lthigh">
            <text:p>Lthigh</text:p>
          </table:table-cell>
          <table:table-cell table:formula="of:=AVERAGE(['Raw data'.$B11:.$ZZ11])" office:value-type="float" office:value="436.83162521327">
            <text:p>436.8316252133</text:p>
          </table:table-cell>
          <table:table-cell table:formula="of:=STDEV(['Raw data'.$B11:.$ZZ11])" office:value-type="float" office:value="27.107733066593">
            <text:p>27.1077330666</text:p>
          </table:table-cell>
        </table:table-row>
        <table:table-row table:style-name="ro1">
          <table:table-cell table:formula="of:=['Raw data'.A12]" office:value-type="string" office:string-value="Lleg">
            <text:p>Lleg</text:p>
          </table:table-cell>
          <table:table-cell table:formula="of:=AVERAGE(['Raw data'.$B12:.$ZZ12])" office:value-type="float" office:value="413.343486919431">
            <text:p>413.3434869194</text:p>
          </table:table-cell>
          <table:table-cell table:formula="of:=STDEV(['Raw data'.$B12:.$ZZ12])" office:value-type="float" office:value="38.5013704891995">
            <text:p>38.5013704892</text:p>
          </table:table-cell>
        </table:table-row>
        <table:table-row table:style-name="ro1">
          <table:table-cell table:formula="of:=['Raw data'.A13]" office:value-type="string" office:string-value="Rhip">
            <text:p>Rhip</text:p>
          </table:table-cell>
          <table:table-cell table:formula="of:=AVERAGE(['Raw data'.$B13:.$ZZ13])" office:value-type="float" office:value="240.897715450237">
            <text:p>240.8977154502</text:p>
          </table:table-cell>
          <table:table-cell table:formula="of:=STDEV(['Raw data'.$B13:.$ZZ13])" office:value-type="float" office:value="12.6733781726336">
            <text:p>12.6733781726</text:p>
          </table:table-cell>
        </table:table-row>
        <table:table-row table:style-name="ro1">
          <table:table-cell table:formula="of:=['Raw data'.A14]" office:value-type="string" office:string-value="Rthigh">
            <text:p>Rthigh</text:p>
          </table:table-cell>
          <table:table-cell table:formula="of:=AVERAGE(['Raw data'.$B14:.$ZZ14])" office:value-type="float" office:value="432.572244976303">
            <text:p>432.5722449763</text:p>
          </table:table-cell>
          <table:table-cell table:formula="of:=STDEV(['Raw data'.$B14:.$ZZ14])" office:value-type="float" office:value="45.2515056176114">
            <text:p>45.2515056176</text:p>
          </table:table-cell>
        </table:table-row>
        <table:table-row table:style-name="ro1">
          <table:table-cell table:formula="of:=['Raw data'.A15]" office:value-type="string" office:string-value="Rleg">
            <text:p>Rleg</text:p>
          </table:table-cell>
          <table:table-cell table:formula="of:=AVERAGE(['Raw data'.$B15:.$ZZ15])" office:value-type="float" office:value="416.256369146919">
            <text:p>416.2563691469</text:p>
          </table:table-cell>
          <table:table-cell table:formula="of:=STDEV(['Raw data'.$B15:.$ZZ15])" office:value-type="float" office:value="43.3358039213305">
            <text:p>43.3358039213</text:p>
          </table:table-cell>
        </table:table-row>
        <table:table-row table:style-name="ro1">
          <table:table-cell table:style-name="ce1" table:formula="of:=['Raw data'.A16]" office:value-type="string" office:string-value="Bone radii">
            <text:p>Bone radii</text:p>
          </table:table-cell>
          <table:table-cell/>
          <table:table-cell/>
        </table:table-row>
        <table:table-row table:style-name="ro1">
          <table:table-cell table:formula="of:=['Raw data'.A17]" office:value-type="string" office:string-value="head">
            <text:p>head</text:p>
          </table:table-cell>
          <table:table-cell table:formula="of:=AVERAGE(['Raw data'.$B17:.$ZZ17])" office:value-type="float" office:value="85.562196914692">
            <text:p>85.5621969147</text:p>
          </table:table-cell>
          <table:table-cell table:formula="of:=STDEV(['Raw data'.$B17:.$ZZ17])" office:value-type="float" office:value="17.8800201643233">
            <text:p>17.8800201643</text:p>
          </table:table-cell>
        </table:table-row>
        <table:table-row table:style-name="ro1">
          <table:table-cell table:formula="of:=['Raw data'.A18]" office:value-type="string" office:string-value="Lshoulder">
            <text:p>Lshoulder</text:p>
          </table:table-cell>
          <table:table-cell table:formula="of:=AVERAGE(['Raw data'.$B18:.$ZZ18])" office:value-type="float" office:value="86.8927593316831">
            <text:p>86.8927593317</text:p>
          </table:table-cell>
          <table:table-cell table:formula="of:=STDEV(['Raw data'.$B18:.$ZZ18])" office:value-type="float" office:value="43.5775610570549">
            <text:p>43.5775610571</text:p>
          </table:table-cell>
        </table:table-row>
        <table:table-row table:style-name="ro1">
          <table:table-cell table:formula="of:=['Raw data'.A19]" office:value-type="string" office:string-value="Larm">
            <text:p>Larm</text:p>
          </table:table-cell>
          <table:table-cell table:formula="of:=AVERAGE(['Raw data'.$B19:.$ZZ19])" office:value-type="float" office:value="79.827001746114">
            <text:p>79.8270017461</text:p>
          </table:table-cell>
          <table:table-cell table:formula="of:=STDEV(['Raw data'.$B19:.$ZZ19])" office:value-type="float" office:value="40.6842482456117">
            <text:p>40.6842482456</text:p>
          </table:table-cell>
        </table:table-row>
        <table:table-row table:style-name="ro1">
          <table:table-cell table:formula="of:=['Raw data'.A20]" office:value-type="string" office:string-value="Lforearm">
            <text:p>Lforearm</text:p>
          </table:table-cell>
          <table:table-cell table:formula="of:=AVERAGE(['Raw data'.$B20:.$ZZ20])" office:value-type="float" office:value="66.9360587424243">
            <text:p>66.9360587424</text:p>
          </table:table-cell>
          <table:table-cell table:formula="of:=STDEV(['Raw data'.$B20:.$ZZ20])" office:value-type="float" office:value="52.7099992065082">
            <text:p>52.7099992065</text:p>
          </table:table-cell>
        </table:table-row>
        <table:table-row table:style-name="ro1">
          <table:table-cell table:formula="of:=['Raw data'.A21]" office:value-type="string" office:string-value="Rshoulder">
            <text:p>Rshoulder</text:p>
          </table:table-cell>
          <table:table-cell table:formula="of:=AVERAGE(['Raw data'.$B21:.$ZZ21])" office:value-type="float" office:value="71.0035193529412">
            <text:p>71.0035193529</text:p>
          </table:table-cell>
          <table:table-cell table:formula="of:=STDEV(['Raw data'.$B21:.$ZZ21])" office:value-type="float" office:value="20.6913207952854">
            <text:p>20.6913207953</text:p>
          </table:table-cell>
        </table:table-row>
        <table:table-row table:style-name="ro1">
          <table:table-cell table:formula="of:=['Raw data'.A22]" office:value-type="string" office:string-value="Rarm">
            <text:p>Rarm</text:p>
          </table:table-cell>
          <table:table-cell table:formula="of:=AVERAGE(['Raw data'.$B22:.$ZZ22])" office:value-type="float" office:value="77.2531871323529">
            <text:p>77.2531871324</text:p>
          </table:table-cell>
          <table:table-cell table:formula="of:=STDEV(['Raw data'.$B22:.$ZZ22])" office:value-type="float" office:value="40.6126328653838">
            <text:p>40.6126328654</text:p>
          </table:table-cell>
        </table:table-row>
        <table:table-row table:style-name="ro1">
          <table:table-cell table:formula="of:=['Raw data'.A23]" office:value-type="string" office:string-value="Rforearm">
            <text:p>Rforearm</text:p>
          </table:table-cell>
          <table:table-cell table:formula="of:=AVERAGE(['Raw data'.$B23:.$ZZ23])" office:value-type="float" office:value="61.5924477980295">
            <text:p>61.592447798</text:p>
          </table:table-cell>
          <table:table-cell table:formula="of:=STDEV(['Raw data'.$B23:.$ZZ23])" office:value-type="float" office:value="32.6229563153705">
            <text:p>32.6229563154</text:p>
          </table:table-cell>
        </table:table-row>
        <table:table-row table:style-name="ro1">
          <table:table-cell table:formula="of:=['Raw data'.A24]" office:value-type="string" office:string-value="torso">
            <text:p>torso</text:p>
          </table:table-cell>
          <table:table-cell table:formula="of:=AVERAGE(['Raw data'.$B24:.$ZZ24])" office:value-type="float" office:value="96.0218506363636">
            <text:p>96.0218506364</text:p>
          </table:table-cell>
          <table:table-cell table:formula="of:=STDEV(['Raw data'.$B24:.$ZZ24])" office:value-type="float" office:value="21.7180364532248">
            <text:p>21.7180364532</text:p>
          </table:table-cell>
        </table:table-row>
        <table:table-row table:style-name="ro1">
          <table:table-cell table:formula="of:=['Raw data'.A25]" office:value-type="string" office:string-value="Lhip">
            <text:p>Lhip</text:p>
          </table:table-cell>
          <table:table-cell table:formula="of:=AVERAGE(['Raw data'.$B25:.$ZZ25])" office:value-type="float" office:value="105.066014795">
            <text:p>105.066014795</text:p>
          </table:table-cell>
          <table:table-cell table:formula="of:=STDEV(['Raw data'.$B25:.$ZZ25])" office:value-type="float" office:value="22.2914765784787">
            <text:p>22.2914765785</text:p>
          </table:table-cell>
        </table:table-row>
        <table:table-row table:style-name="ro1">
          <table:table-cell table:formula="of:=['Raw data'.A26]" office:value-type="string" office:string-value="Lthigh">
            <text:p>Lthigh</text:p>
          </table:table-cell>
          <table:table-cell table:formula="of:=AVERAGE(['Raw data'.$B26:.$ZZ26])" office:value-type="float" office:value="90.0256988086124">
            <text:p>90.0256988086</text:p>
          </table:table-cell>
          <table:table-cell table:formula="of:=STDEV(['Raw data'.$B26:.$ZZ26])" office:value-type="float" office:value="40.6760911027975">
            <text:p>40.6760911028</text:p>
          </table:table-cell>
        </table:table-row>
        <table:table-row table:style-name="ro1">
          <table:table-cell table:formula="of:=['Raw data'.A27]" office:value-type="string" office:string-value="Lleg">
            <text:p>Lleg</text:p>
          </table:table-cell>
          <table:table-cell table:formula="of:=AVERAGE(['Raw data'.$B27:.$ZZ27])" office:value-type="float" office:value="88.6099272822966">
            <text:p>88.6099272823</text:p>
          </table:table-cell>
          <table:table-cell table:formula="of:=STDEV(['Raw data'.$B27:.$ZZ27])" office:value-type="float" office:value="42.6476845068584">
            <text:p>42.6476845069</text:p>
          </table:table-cell>
        </table:table-row>
        <table:table-row table:style-name="ro1">
          <table:table-cell table:formula="of:=['Raw data'.A28]" office:value-type="string" office:string-value="Rhip">
            <text:p>Rhip</text:p>
          </table:table-cell>
          <table:table-cell table:formula="of:=AVERAGE(['Raw data'.$B28:.$ZZ28])" office:value-type="float" office:value="102.611592909524">
            <text:p>102.6115929095</text:p>
          </table:table-cell>
          <table:table-cell table:formula="of:=STDEV(['Raw data'.$B28:.$ZZ28])" office:value-type="float" office:value="22.0933562837959">
            <text:p>22.0933562838</text:p>
          </table:table-cell>
        </table:table-row>
        <table:table-row table:style-name="ro1">
          <table:table-cell table:formula="of:=['Raw data'.A29]" office:value-type="string" office:string-value="Rthigh">
            <text:p>Rthigh</text:p>
          </table:table-cell>
          <table:table-cell table:formula="of:=AVERAGE(['Raw data'.$B29:.$ZZ29])" office:value-type="float" office:value="82.0911842488039">
            <text:p>82.0911842488</text:p>
          </table:table-cell>
          <table:table-cell table:formula="of:=STDEV(['Raw data'.$B29:.$ZZ29])" office:value-type="float" office:value="32.9279776269459">
            <text:p>32.9279776269</text:p>
          </table:table-cell>
        </table:table-row>
        <table:table-row table:style-name="ro1">
          <table:table-cell table:formula="of:=['Raw data'.A30]" office:value-type="string" office:string-value="Rleg">
            <text:p>Rleg</text:p>
          </table:table-cell>
          <table:table-cell table:formula="of:=AVERAGE(['Raw data'.$B30:.$ZZ30])" office:value-type="float" office:value="78.3505277571428">
            <text:p>78.3505277571</text:p>
          </table:table-cell>
          <table:table-cell table:formula="of:=STDEV(['Raw data'.$B30:.$ZZ30])" office:value-type="float" office:value="34.1123714299408">
            <text:p>34.1123714299</text:p>
          </table:table-cell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keHuman" table:style-name="ta1">
        <table:table-column table:style-name="co4" table:default-cell-style-name="Default"/>
        <table:table-column table:style-name="co6" table:default-cell-style-name="Default"/>
        <table:table-column table:style-name="co4" table:visibility="collapse" table:default-cell-style-name="ce2"/>
        <table:table-column table:style-name="co4" table:visibility="collapse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4" table:visibility="collapse" table:number-columns-repeated="2" table:default-cell-style-name="Default"/>
        <table:table-row table:style-name="ro1">
          <table:table-cell office:value-type="string">
            <text:p>Category</text:p>
          </table:table-cell>
          <table:table-cell office:value-type="string">
            <text:p>Measure</text:p>
          </table:table-cell>
          <table:table-cell table:style-name="Default" office:value-type="string">
            <text:p>Raw value</text:p>
          </table:table-cell>
          <table:table-cell office:value-type="string">
            <text:p>Weight</text:p>
          </table:table-cell>
          <table:table-cell table:style-name="Default" office:value-type="string">
            <text:p>Value</text:p>
          </table:table-cell>
          <table:table-cell table:number-columns-repeated="2"/>
          <table:table-cell table:formula="of:=[Statistics.A1]" office:value-type="string" office:string-value="Bone lengths">
            <text:p>Bone lengths</text:p>
          </table:table-cell>
          <table:table-cell table:formula="of:=[Statistics.B1]" office:value-type="string" office:string-value="average">
            <text:p>average</text:p>
          </table:table-cell>
        </table:table-row>
        <table:table-row table:style-name="ro1">
          <table:table-cell office:value-type="string">
            <text:p>Neck</text:p>
          </table:table-cell>
          <table:table-cell office:value-type="string">
            <text:p>circum</text:p>
          </table:table-cell>
          <table:table-cell table:formula="of:=2*PI()*[.I17]" office:value-type="float" office:value="53.7603138504399">
            <text:p>53.76</text:p>
          </table:table-cell>
          <table:table-cell office:value-type="float" office:value="0.75">
            <text:p>0.75</text:p>
          </table:table-cell>
          <table:table-cell table:formula="of:=[.C2]*[.D2]" office:value-type="float" office:value="40.3202353878299">
            <text:p>40.32</text:p>
          </table:table-cell>
          <table:table-cell table:number-columns-repeated="2"/>
          <table:table-cell table:formula="of:=[Statistics.A2]" office:value-type="string" office:string-value="head">
            <text:p>head</text:p>
          </table:table-cell>
          <table:table-cell table:formula="of:=0.1*[Statistics.B2]" office:value-type="float" office:value="22.0307431516588">
            <text:p>22.0307431517</text:p>
          </table:table-cell>
        </table:table-row>
        <table:table-row table:style-name="ro1">
          <table:table-cell/>
          <table:table-cell office:value-type="string">
            <text:p>height</text:p>
          </table:table-cell>
          <table:table-cell table:formula="of:=[.I2]" office:value-type="float" office:value="22.0307431516588">
            <text:p>22.03</text:p>
          </table:table-cell>
          <table:table-cell office:value-type="float" office:value="0.5">
            <text:p>0.5</text:p>
          </table:table-cell>
          <table:table-cell table:formula="of:=[.C3]*[.D3]" office:value-type="float" office:value="11.0153715758294">
            <text:p>11.02</text:p>
          </table:table-cell>
          <table:table-cell table:number-columns-repeated="2"/>
          <table:table-cell table:formula="of:=[Statistics.A3]" office:value-type="string" office:string-value="Lshoulder">
            <text:p>Lshoulder</text:p>
          </table:table-cell>
          <table:table-cell table:formula="of:=0.1*[Statistics.B3]" office:value-type="float" office:value="15.9972665303318">
            <text:p>15.9972665303</text:p>
          </table:table-cell>
        </table:table-row>
        <table:table-row table:style-name="ro1">
          <table:table-cell office:value-type="string">
            <text:p>Upperarm</text:p>
          </table:table-cell>
          <table:table-cell office:value-type="string">
            <text:p>circum</text:p>
          </table:table-cell>
          <table:table-cell table:formula="of:=PI()*([.I19]+[.I22])" office:value-type="float" office:value="49.3481967405089">
            <text:p>49.35</text:p>
          </table:table-cell>
          <table:table-cell office:value-type="float" office:value="1">
            <text:p>1</text:p>
          </table:table-cell>
          <table:table-cell table:formula="of:=[.C4]*[.D4]" office:value-type="float" office:value="49.3481967405089">
            <text:p>49.35</text:p>
          </table:table-cell>
          <table:table-cell table:number-columns-repeated="2"/>
          <table:table-cell table:formula="of:=[Statistics.A4]" office:value-type="string" office:string-value="Larm">
            <text:p>Larm</text:p>
          </table:table-cell>
          <table:table-cell table:formula="of:=0.1*[Statistics.B4]" office:value-type="float" office:value="26.9700712037915">
            <text:p>26.9700712038</text:p>
          </table:table-cell>
        </table:table-row>
        <table:table-row table:style-name="ro1">
          <table:table-cell/>
          <table:table-cell office:value-type="string">
            <text:p>length</text:p>
          </table:table-cell>
          <table:table-cell table:formula="of:=([.I4]+[.I7])/2" office:value-type="float" office:value="26.5060497938389">
            <text:p>26.51</text:p>
          </table:table-cell>
          <table:table-cell office:value-type="float" office:value="0.9">
            <text:p>0.9</text:p>
          </table:table-cell>
          <table:table-cell table:formula="of:=[.C5]*[.D5]" office:value-type="float" office:value="23.855444814455">
            <text:p>23.86</text:p>
          </table:table-cell>
          <table:table-cell table:number-columns-repeated="2"/>
          <table:table-cell table:formula="of:=[Statistics.A5]" office:value-type="string" office:string-value="Lforearm">
            <text:p>Lforearm</text:p>
          </table:table-cell>
          <table:table-cell table:formula="of:=0.1*[Statistics.B5]" office:value-type="float" office:value="30.7961763459715">
            <text:p>30.796176346</text:p>
          </table:table-cell>
        </table:table-row>
        <table:table-row table:style-name="ro1">
          <table:table-cell office:value-type="string">
            <text:p>Lowerarm</text:p>
          </table:table-cell>
          <table:table-cell office:value-type="string">
            <text:p>length</text:p>
          </table:table-cell>
          <table:table-cell table:formula="of:=([.I5]+[.I8])/2" office:value-type="float" office:value="30.4521707345971">
            <text:p>30.45</text:p>
          </table:table-cell>
          <table:table-cell office:value-type="float" office:value="0.8">
            <text:p>0.8</text:p>
          </table:table-cell>
          <table:table-cell table:formula="of:=[.C6]*[.D6]" office:value-type="float" office:value="24.3617365876777">
            <text:p>24.36</text:p>
          </table:table-cell>
          <table:table-cell table:number-columns-repeated="2"/>
          <table:table-cell table:formula="of:=[Statistics.A6]" office:value-type="string" office:string-value="Rshoulder">
            <text:p>Rshoulder</text:p>
          </table:table-cell>
          <table:table-cell table:formula="of:=0.1*[Statistics.B6]" office:value-type="float" office:value="15.9972669047393">
            <text:p>15.9972669047</text:p>
          </table:table-cell>
        </table:table-row>
        <table:table-row table:style-name="ro1">
          <table:table-cell/>
          <table:table-cell office:value-type="string">
            <text:p>wrist circum</text:p>
          </table:table-cell>
          <table:table-cell table:formula="of:=PI()*([.I20]+[.I23])" office:value-type="float" office:value="40.3784211924357">
            <text:p>40.38</text:p>
          </table:table-cell>
          <table:table-cell office:value-type="float" office:value="0.75">
            <text:p>0.75</text:p>
          </table:table-cell>
          <table:table-cell table:formula="of:=[.C7]*[.D7]" office:value-type="float" office:value="30.2838158943268">
            <text:p>30.28</text:p>
          </table:table-cell>
          <table:table-cell table:number-columns-repeated="2"/>
          <table:table-cell table:formula="of:=[Statistics.A7]" office:value-type="string" office:string-value="Rarm">
            <text:p>Rarm</text:p>
          </table:table-cell>
          <table:table-cell table:formula="of:=0.1*[Statistics.B7]" office:value-type="float" office:value="26.0420283838863">
            <text:p>26.0420283839</text:p>
          </table:table-cell>
        </table:table-row>
        <table:table-row table:style-name="ro1">
          <table:table-cell office:value-type="string">
            <text:p>Torso</text:p>
          </table:table-cell>
          <table:table-cell office:value-type="string">
            <text:p>front chest dist</text:p>
          </table:table-cell>
          <table:table-cell table:formula="of:=[.I6]+[.I3]" office:value-type="float" office:value="31.9945334350711">
            <text:p>31.99</text:p>
          </table:table-cell>
          <table:table-cell office:value-type="float" office:value="1">
            <text:p>1</text:p>
          </table:table-cell>
          <table:table-cell table:formula="of:=[.C8]*[.D8]" office:value-type="float" office:value="31.9945334350711">
            <text:p>31.99</text:p>
          </table:table-cell>
          <table:table-cell table:number-columns-repeated="2"/>
          <table:table-cell table:formula="of:=[Statistics.A8]" office:value-type="string" office:string-value="Rforearm">
            <text:p>Rforearm</text:p>
          </table:table-cell>
          <table:table-cell table:formula="of:=0.1*[Statistics.B8]" office:value-type="float" office:value="30.1081651232227">
            <text:p>30.1081651232</text:p>
          </table:table-cell>
        </table:table-row>
        <table:table-row table:style-name="ro1">
          <table:table-cell/>
          <table:table-cell office:value-type="string">
            <text:p>bust circum</text:p>
          </table:table-cell>
          <table:table-cell table:formula="of:=2*PI()*([.$I$24])" office:value-type="float" office:value="60.3323081086593">
            <text:p>60.33</text:p>
          </table:table-cell>
          <table:table-cell office:value-type="float" office:value="1.5">
            <text:p>1.5</text:p>
          </table:table-cell>
          <table:table-cell table:formula="of:=[.C9]*[.D9]" office:value-type="float" office:value="90.4984621629889">
            <text:p>90.50</text:p>
          </table:table-cell>
          <table:table-cell table:number-columns-repeated="2"/>
          <table:table-cell table:formula="of:=[Statistics.A9]" office:value-type="string" office:string-value="torso">
            <text:p>torso</text:p>
          </table:table-cell>
          <table:table-cell table:formula="of:=0.1*[Statistics.B9]" office:value-type="float" office:value="22.1068463744076">
            <text:p>22.1068463744</text:p>
          </table:table-cell>
        </table:table-row>
        <table:table-row table:style-name="ro1">
          <table:table-cell/>
          <table:table-cell office:value-type="string">
            <text:p>underbust circum</text:p>
          </table:table-cell>
          <table:table-cell table:formula="of:=2*PI()*([.$I$24])" office:value-type="float" office:value="60.3323081086593">
            <text:p>60.33</text:p>
          </table:table-cell>
          <table:table-cell office:value-type="float" office:value="1.5">
            <text:p>1.5</text:p>
          </table:table-cell>
          <table:table-cell table:formula="of:=[.C10]*[.D10]" office:value-type="float" office:value="90.4984621629889">
            <text:p>90.50</text:p>
          </table:table-cell>
          <table:table-cell table:number-columns-repeated="2"/>
          <table:table-cell table:formula="of:=[Statistics.A10]" office:value-type="string" office:string-value="Lhip">
            <text:p>Lhip</text:p>
          </table:table-cell>
          <table:table-cell table:formula="of:=0.1*[Statistics.B10]" office:value-type="float" office:value="24.0897716066351">
            <text:p>24.0897716066</text:p>
          </table:table-cell>
        </table:table-row>
        <table:table-row table:style-name="ro1">
          <table:table-cell/>
          <table:table-cell office:value-type="string">
            <text:p>waist circum</text:p>
          </table:table-cell>
          <table:table-cell table:formula="of:=PI()*([.I25]+[.I28])" office:value-type="float" office:value="65.2438446679635">
            <text:p>65.24</text:p>
          </table:table-cell>
          <table:table-cell office:value-type="float" office:value="1.5">
            <text:p>1.5</text:p>
          </table:table-cell>
          <table:table-cell table:formula="of:=[.C11]*[.D11]" office:value-type="float" office:value="97.8657670019452">
            <text:p>97.87</text:p>
          </table:table-cell>
          <table:table-cell table:number-columns-repeated="2"/>
          <table:table-cell table:formula="of:=[Statistics.A11]" office:value-type="string" office:string-value="Lthigh">
            <text:p>Lthigh</text:p>
          </table:table-cell>
          <table:table-cell table:formula="of:=0.1*[Statistics.B11]" office:value-type="float" office:value="43.683162521327">
            <text:p>43.6831625213</text:p>
          </table:table-cell>
        </table:table-row>
        <table:table-row table:style-name="ro1">
          <table:table-cell/>
          <table:table-cell office:value-type="string">
            <text:p>nape to waist</text:p>
          </table:table-cell>
          <table:table-cell table:formula="of:=[.I9]" office:value-type="float" office:value="22.1068463744076">
            <text:p>22.11</text:p>
          </table:table-cell>
          <table:table-cell/>
          <table:table-cell table:formula="of:=0.8*([.C12]+[.C13])" office:value-type="float" office:value="36.9572943601896">
            <text:p>36.96</text:p>
          </table:table-cell>
          <table:table-cell table:number-columns-repeated="2"/>
          <table:table-cell table:formula="of:=[Statistics.A12]" office:value-type="string" office:string-value="Lleg">
            <text:p>Lleg</text:p>
          </table:table-cell>
          <table:table-cell table:formula="of:=0.1*[Statistics.B12]" office:value-type="float" office:value="41.3343486919431">
            <text:p>41.3343486919</text:p>
          </table:table-cell>
        </table:table-row>
        <table:table-row table:style-name="ro1">
          <table:table-cell/>
          <table:table-cell office:value-type="string">
            <text:p>waist to hip</text:p>
          </table:table-cell>
          <table:table-cell table:formula="of:=([.I10]+[.I13])/2" office:value-type="float" office:value="24.0897715758294">
            <text:p>24.09</text:p>
          </table:table-cell>
          <table:table-cell/>
          <table:table-cell table:style-name="ce3" table:formula="of:=0.35*([.C12]+[.C13])" office:value-type="float" office:value="16.1688162825829">
            <text:p>16.17</text:p>
          </table:table-cell>
          <table:table-cell table:number-columns-repeated="2"/>
          <table:table-cell table:formula="of:=[Statistics.A13]" office:value-type="string" office:string-value="Rhip">
            <text:p>Rhip</text:p>
          </table:table-cell>
          <table:table-cell table:formula="of:=0.1*[Statistics.B13]" office:value-type="float" office:value="24.0897715450237">
            <text:p>24.089771545</text:p>
          </table:table-cell>
        </table:table-row>
        <table:table-row table:style-name="ro1">
          <table:table-cell/>
          <table:table-cell office:value-type="string">
            <text:p>shoulder dist</text:p>
          </table:table-cell>
          <table:table-cell table:formula="of:=([.I6]+[.I3])/2" office:value-type="float" office:value="15.9972667175356">
            <text:p>16.00</text:p>
          </table:table-cell>
          <table:table-cell table:formula="of:=2/3" office:value-type="float" office:value="0.666666666666667">
            <text:p>0.6666666667</text:p>
          </table:table-cell>
          <table:table-cell table:formula="of:=[.C14]*[.D14]" office:value-type="float" office:value="10.664844478357">
            <text:p>10.66</text:p>
          </table:table-cell>
          <table:table-cell table:number-columns-repeated="2"/>
          <table:table-cell table:formula="of:=[Statistics.A14]" office:value-type="string" office:string-value="Rthigh">
            <text:p>Rthigh</text:p>
          </table:table-cell>
          <table:table-cell table:formula="of:=0.1*[Statistics.B14]" office:value-type="float" office:value="43.2572244976303">
            <text:p>43.2572244976</text:p>
          </table:table-cell>
        </table:table-row>
        <table:table-row table:style-name="ro1">
          <table:table-cell office:value-type="string">
            <text:p>Hips</text:p>
          </table:table-cell>
          <table:table-cell office:value-type="string">
            <text:p>circum</text:p>
          </table:table-cell>
          <table:table-cell table:formula="of:=2*PI()*([.I25]+[.I28])" office:value-type="float" office:value="130.487689335927">
            <text:p>130.49</text:p>
          </table:table-cell>
          <table:table-cell office:value-type="float" office:value="0.75">
            <text:p>0.75</text:p>
          </table:table-cell>
          <table:table-cell table:formula="of:=[.C15]*[.D15]" office:value-type="float" office:value="97.8657670019452">
            <text:p>97.87</text:p>
          </table:table-cell>
          <table:table-cell table:number-columns-repeated="2"/>
          <table:table-cell table:formula="of:=[Statistics.A15]" office:value-type="string" office:string-value="Rleg">
            <text:p>Rleg</text:p>
          </table:table-cell>
          <table:table-cell table:formula="of:=0.1*[Statistics.B15]" office:value-type="float" office:value="41.6256369146919">
            <text:p>41.6256369147</text:p>
          </table:table-cell>
        </table:table-row>
        <table:table-row table:style-name="ro1">
          <table:table-cell office:value-type="string">
            <text:p>Upperleg</text:p>
          </table:table-cell>
          <table:table-cell office:value-type="string">
            <text:p>height</text:p>
          </table:table-cell>
          <table:table-cell table:formula="of:=([.I14]+[.I11])/2" office:value-type="float" office:value="43.4701935094787">
            <text:p>43.47</text:p>
          </table:table-cell>
          <table:table-cell office:value-type="float" office:value="1">
            <text:p>1</text:p>
          </table:table-cell>
          <table:table-cell table:formula="of:=[.C16]*[.D16]" office:value-type="float" office:value="43.4701935094787">
            <text:p>43.47</text:p>
          </table:table-cell>
          <table:table-cell table:number-columns-repeated="2"/>
          <table:table-cell table:formula="of:=[Statistics.A16]" office:value-type="string" office:string-value="Bone radii">
            <text:p>Bone radii</text:p>
          </table:table-cell>
          <table:table-cell table:formula="of:=0.1*[Statistics.B16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rcum</text:p>
          </table:table-cell>
          <table:table-cell table:formula="of:=PI()*([.I26]+[.I29])" office:value-type="float" office:value="54.0721135371953">
            <text:p>54.07</text:p>
          </table:table-cell>
          <table:table-cell office:value-type="float" office:value="1.25">
            <text:p>1.25</text:p>
          </table:table-cell>
          <table:table-cell table:formula="of:=[.C17]*[.D17]" office:value-type="float" office:value="67.5901419214941">
            <text:p>67.59</text:p>
          </table:table-cell>
          <table:table-cell table:number-columns-repeated="2"/>
          <table:table-cell table:formula="of:=[Statistics.A17]" office:value-type="string" office:string-value="head">
            <text:p>head</text:p>
          </table:table-cell>
          <table:table-cell table:formula="of:=0.1*[Statistics.B17]" office:value-type="float" office:value="8.5562196914692">
            <text:p>8.5562196915</text:p>
          </table:table-cell>
        </table:table-row>
        <table:table-row table:style-name="ro1">
          <table:table-cell office:value-type="string">
            <text:p>Lowerleg</text:p>
          </table:table-cell>
          <table:table-cell office:value-type="string">
            <text:p>height</text:p>
          </table:table-cell>
          <table:table-cell table:formula="of:=([.I12]+[.I15])/2" office:value-type="float" office:value="41.4799928033176">
            <text:p>41.48</text:p>
          </table:table-cell>
          <table:table-cell office:value-type="float" office:value="1.25">
            <text:p>1.25</text:p>
          </table:table-cell>
          <table:table-cell table:formula="of:=[.C18]*[.D18]" office:value-type="float" office:value="51.8499910041469">
            <text:p>51.85</text:p>
          </table:table-cell>
          <table:table-cell table:number-columns-repeated="2"/>
          <table:table-cell table:formula="of:=[Statistics.A18]" office:value-type="string" office:string-value="Lshoulder">
            <text:p>Lshoulder</text:p>
          </table:table-cell>
          <table:table-cell table:formula="of:=0.1*[Statistics.B18]" office:value-type="float" office:value="8.68927593316831">
            <text:p>8.6892759332</text:p>
          </table:table-cell>
        </table:table-row>
        <table:table-row table:style-name="ro1">
          <table:table-cell/>
          <table:table-cell office:value-type="string">
            <text:p>circum</text:p>
          </table:table-cell>
          <table:table-cell table:formula="of:=PI()*([.I27]+[.I30])" office:value-type="float" office:value="52.4521738991912">
            <text:p>52.45</text:p>
          </table:table-cell>
          <table:table-cell office:value-type="float" office:value="1.25">
            <text:p>1.25</text:p>
          </table:table-cell>
          <table:table-cell table:formula="of:=[.C19]*[.D19]" office:value-type="float" office:value="65.565217373989">
            <text:p>65.57</text:p>
          </table:table-cell>
          <table:table-cell table:number-columns-repeated="2"/>
          <table:table-cell table:formula="of:=[Statistics.A19]" office:value-type="string" office:string-value="Larm">
            <text:p>Larm</text:p>
          </table:table-cell>
          <table:table-cell table:formula="of:=0.1*[Statistics.B19]" office:value-type="float" office:value="7.9827001746114">
            <text:p>7.9827001746</text:p>
          </table:table-cell>
        </table:table-row>
        <table:table-row table:style-name="ro1">
          <table:table-cell office:value-type="string">
            <text:p>Ankle</text:p>
          </table:table-cell>
          <table:table-cell office:value-type="string">
            <text:p>circum</text:p>
          </table:table-cell>
          <table:table-cell table:formula="of:=[.C19]" office:value-type="float" office:value="52.4521738991912">
            <text:p>52.45</text:p>
          </table:table-cell>
          <table:table-cell table:formula="of:=2/3" office:value-type="float" office:value="0.666666666666667">
            <text:p>0.6666666667</text:p>
          </table:table-cell>
          <table:table-cell table:formula="of:=[.C20]*[.D20]" office:value-type="float" office:value="34.9681159327941">
            <text:p>34.97</text:p>
          </table:table-cell>
          <table:table-cell table:number-columns-repeated="2"/>
          <table:table-cell table:formula="of:=[Statistics.A20]" office:value-type="string" office:string-value="Lforearm">
            <text:p>Lforearm</text:p>
          </table:table-cell>
          <table:table-cell table:formula="of:=0.1*[Statistics.B20]" office:value-type="float" office:value="6.69360587424243">
            <text:p>6.693605874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1]" office:value-type="string" office:string-value="Rshoulder">
            <text:p>Rshoulder</text:p>
          </table:table-cell>
          <table:table-cell table:formula="of:=0.1*[Statistics.B21]" office:value-type="float" office:value="7.10035193529412">
            <text:p>7.100351935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2]" office:value-type="string" office:string-value="Rarm">
            <text:p>Rarm</text:p>
          </table:table-cell>
          <table:table-cell table:formula="of:=0.1*[Statistics.B22]" office:value-type="float" office:value="7.7253187132353">
            <text:p>7.725318713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3]" office:value-type="string" office:string-value="Rforearm">
            <text:p>Rforearm</text:p>
          </table:table-cell>
          <table:table-cell table:formula="of:=0.1*[Statistics.B23]" office:value-type="float" office:value="6.15924477980295">
            <text:p>6.1592447798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4]" office:value-type="string" office:string-value="torso">
            <text:p>torso</text:p>
          </table:table-cell>
          <table:table-cell table:formula="of:=0.1*[Statistics.B24]" office:value-type="float" office:value="9.60218506363636">
            <text:p>9.6021850636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5]" office:value-type="string" office:string-value="Lhip">
            <text:p>Lhip</text:p>
          </table:table-cell>
          <table:table-cell table:formula="of:=0.1*[Statistics.B25]" office:value-type="float" office:value="10.5066014795">
            <text:p>10.506601479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6]" office:value-type="string" office:string-value="Lthigh">
            <text:p>Lthigh</text:p>
          </table:table-cell>
          <table:table-cell table:formula="of:=0.1*[Statistics.B26]" office:value-type="float" office:value="9.00256988086124">
            <text:p>9.0025698809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7]" office:value-type="string" office:string-value="Lleg">
            <text:p>Lleg</text:p>
          </table:table-cell>
          <table:table-cell table:formula="of:=0.1*[Statistics.B27]" office:value-type="float" office:value="8.86099272822966">
            <text:p>8.860992728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8]" office:value-type="string" office:string-value="Rhip">
            <text:p>Rhip</text:p>
          </table:table-cell>
          <table:table-cell table:formula="of:=0.1*[Statistics.B28]" office:value-type="float" office:value="10.2611592909524">
            <text:p>10.261159291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9]" office:value-type="string" office:string-value="Rthigh">
            <text:p>Rthigh</text:p>
          </table:table-cell>
          <table:table-cell table:formula="of:=0.1*[Statistics.B29]" office:value-type="float" office:value="8.20911842488039">
            <text:p>8.2091184249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30]" office:value-type="string" office:string-value="Rleg">
            <text:p>Rleg</text:p>
          </table:table-cell>
          <table:table-cell table:formula="of:=0.1*[Statistics.B30]" office:value-type="float" office:value="7.83505277571429">
            <text:p>7.83505277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15:27:36</meta:creation-date>
    <dc:date>2012-12-12T16:27:34</dc:date>
    <meta:editing-duration>PT43M28S</meta:editing-duration>
    <meta:editing-cycles>4</meta:editing-cycles>
    <meta:generator>LibreOffice/3.5$Linux_X86_64 LibreOffice_project/350m1$Build-2</meta:generator>
    <meta:document-statistic meta:table-count="3" meta:cell-count="6174" meta:object-count="0"/>
  </office:meta>
</office:document-meta>
</file>